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3.4375in"/>
    </style:style>
    <style:style style:name="Table39.B" style:family="table-column">
      <style:table-column-properties style:column-width="3.4688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name-asian="Arial" style:font-size-asian="10pt" style:font-size-complex="10pt"/>
    </style:style>
    <style:style style:name="P3" style:family="paragraph" style:parent-style-name="Preformatted_20_Text">
      <style:text-properties style:font-name="Arial" fo:font-size="10pt" officeooo:paragraph-rsid="00053cdd" style:font-name-asian="Arial" style:font-size-asian="10pt" style:font-size-complex="10pt"/>
    </style:style>
    <style:style style:name="P4" style:family="paragraph" style:parent-style-name="Preformatted_20_Text">
      <style:text-properties style:font-name="Arial" fo:font-size="10pt" officeooo:paragraph-rsid="0006a502" style:font-name-asian="Arial" style:font-size-asian="10pt" style:font-size-complex="10pt"/>
    </style:style>
    <style:style style:name="P5" style:family="paragraph" style:parent-style-name="Preformatted_20_Text">
      <style:text-properties style:font-name="Arial" fo:font-size="10pt" officeooo:paragraph-rsid="002f57bb" style:font-name-asian="Arial" style:font-size-asian="10pt" style:font-size-complex="10pt"/>
    </style:style>
    <style:style style:name="P6" style:family="paragraph" style:parent-style-name="Preformatted_20_Text">
      <style:text-properties style:font-name="Arial" fo:font-size="10pt" officeooo:paragraph-rsid="0034d25c" style:font-name-asian="Arial" style:font-size-asian="10pt" style:font-size-complex="10pt"/>
    </style:style>
    <style:style style:name="P7" style:family="paragraph" style:parent-style-name="Preformatted_20_Text">
      <style:text-properties style:font-name="Arial" fo:font-size="10pt" officeooo:rsid="002f57bb" officeooo:paragraph-rsid="002f57bb" style:font-name-asian="Arial" style:font-size-asian="10pt" style:font-size-complex="10pt"/>
    </style:style>
    <style:style style:name="P8" style:family="paragraph" style:parent-style-name="Preformatted_20_Text">
      <style:text-properties style:font-name="Arial" fo:font-size="10pt" officeooo:paragraph-rsid="00373235" style:font-name-asian="Arial" style:font-size-asian="10pt" style:font-size-complex="10pt"/>
    </style:style>
    <style:style style:name="P9" style:family="paragraph" style:parent-style-name="Preformatted_20_Text">
      <style:text-properties style:font-name="Arial" fo:font-size="10pt" officeooo:paragraph-rsid="005e750d" style:font-name-asian="Arial" style:font-size-asian="10pt" style:font-size-complex="10pt"/>
    </style:style>
    <style:style style:name="P10" style:family="paragraph" style:parent-style-name="Preformatted_20_Text">
      <style:text-properties style:font-name="Arial" fo:font-size="10pt" officeooo:paragraph-rsid="00767df2" style:font-name-asian="Arial" style:font-size-asian="10pt" style:font-size-complex="10pt"/>
    </style:style>
    <style:style style:name="P11" style:family="paragraph" style:parent-style-name="Preformatted_20_Text">
      <style:text-properties style:font-name="Arial" fo:font-size="10pt" officeooo:paragraph-rsid="00875710" style:font-name-asian="Arial" style:font-size-asian="10pt" style:font-size-complex="10pt"/>
    </style:style>
    <style:style style:name="P12" style:family="paragraph" style:parent-style-name="Preformatted_20_Text">
      <style:text-properties style:font-name="Arial" fo:font-size="10pt" officeooo:paragraph-rsid="008d686d" style:font-name-asian="Arial" style:font-size-asian="10pt" style:font-size-complex="10pt"/>
    </style:style>
    <style:style style:name="P13" style:family="paragraph" style:parent-style-name="Preformatted_20_Text">
      <style:text-properties style:font-name="Arial" fo:font-size="10pt" officeooo:rsid="0091edbc" officeooo:paragraph-rsid="0091edbc" style:font-name-asian="Arial" style:font-size-asian="10pt" style:font-size-complex="10pt"/>
    </style:style>
    <style:style style:name="P14" style:family="paragraph" style:parent-style-name="Preformatted_20_Text">
      <style:text-properties style:font-name="Arial" fo:font-size="10pt" officeooo:paragraph-rsid="00d1d563" style:font-name-asian="Arial" style:font-size-asian="10pt" style:font-size-complex="10pt"/>
    </style:style>
    <style:style style:name="P15" style:family="paragraph" style:parent-style-name="Preformatted_20_Text">
      <style:text-properties style:font-name="Arial" fo:font-size="10pt" officeooo:paragraph-rsid="00e00c0f" style:font-name-asian="Arial" style:font-size-asian="10pt" style:font-size-complex="10pt"/>
    </style:style>
    <style:style style:name="P16" style:family="paragraph" style:parent-style-name="Preformatted_20_Text">
      <style:text-properties style:font-name="Arial" fo:font-size="10pt" officeooo:paragraph-rsid="00e2736c" style:font-name-asian="Arial" style:font-size-asian="10pt" style:font-size-complex="10pt"/>
    </style:style>
    <style:style style:name="P17" style:family="paragraph" style:parent-style-name="Preformatted_20_Text">
      <style:text-properties style:font-name="Arial" fo:font-size="10pt" officeooo:paragraph-rsid="00e2a517" style:font-name-asian="Arial" style:font-size-asian="10pt" style:font-size-complex="10pt"/>
    </style:style>
    <style:style style:name="P18" style:family="paragraph" style:parent-style-name="Preformatted_20_Text">
      <style:text-properties style:font-name="Arial" fo:font-size="10pt" officeooo:paragraph-rsid="00e2e501" style:font-name-asian="Arial" style:font-size-asian="10pt" style:font-size-complex="10pt"/>
    </style:style>
    <style:style style:name="P19"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20"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21"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22"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23"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24"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25"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26"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27"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28"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29"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30"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31"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32"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33"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34"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35"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36"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37"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38"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39"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40"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41" style:family="paragraph" style:parent-style-name="Preformatted_20_Text">
      <style:text-properties style:font-name="Arial" fo:font-size="10pt" officeooo:paragraph-rsid="00d1d563" style:font-name-asian="Arial" style:font-size-asian="10pt" style:font-name-complex="Liberation Mono" style:font-size-complex="10pt"/>
    </style:style>
    <style:style style:name="P42" style:family="paragraph" style:parent-style-name="Preformatted_20_Text">
      <style:text-properties style:font-name="Arial" fo:font-size="10pt" officeooo:paragraph-rsid="00dba9af" style:font-name-asian="Arial" style:font-size-asian="10pt" style:font-name-complex="Liberation Mono" style:font-size-complex="10pt"/>
    </style:style>
    <style:style style:name="P43" style:family="paragraph" style:parent-style-name="Preformatted_20_Text">
      <style:text-properties style:font-name="Arial" fo:font-size="10pt" officeooo:rsid="00e14375" officeooo:paragraph-rsid="00e14375" style:font-name-asian="Arial" style:font-size-asian="10pt" style:font-name-complex="Liberation Mono" style:font-size-complex="10pt"/>
    </style:style>
    <style:style style:name="P44" style:family="paragraph" style:parent-style-name="Preformatted_20_Text">
      <style:text-properties style:font-name="Arial" fo:font-size="10pt" officeooo:paragraph-rsid="00e14375" style:font-name-asian="Arial" style:font-size-asian="10pt" style:font-name-complex="Liberation Mono" style:font-size-complex="10pt"/>
    </style:style>
    <style:style style:name="P45"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46"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47"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48"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49"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50" style:family="paragraph" style:parent-style-name="Preformatted_20_Text">
      <style:paragraph-properties fo:margin-left="0.4925in" fo:margin-right="0in" fo:text-indent="0in" style:auto-text-indent="false"/>
    </style:style>
    <style:style style:name="P51" style:family="paragraph" style:parent-style-name="Preformatted_20_Text">
      <style:paragraph-properties fo:margin-left="0.4925in" fo:margin-right="0in" fo:text-indent="0in" style:auto-text-indent="false"/>
      <style:text-properties style:font-name="Arial"/>
    </style:style>
    <style:style style:name="P52"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53"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54"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55"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56" style:family="paragraph" style:parent-style-name="Preformatted_20_Text">
      <style:paragraph-properties fo:margin-left="0.4925in" fo:margin-right="0in" fo:text-indent="0in" style:auto-text-indent="false"/>
      <style:text-properties style:font-name="Arial" fo:font-size="10pt" officeooo:paragraph-rsid="0097d141" style:font-name-asian="Arial" style:font-size-asian="10pt" style:font-size-complex="10pt"/>
    </style:style>
    <style:style style:name="P57"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58" style:family="paragraph" style:parent-style-name="Preformatted_20_Text">
      <style:paragraph-properties fo:margin-left="0.4925in" fo:margin-right="0in" fo:text-indent="0in" style:auto-text-indent="false"/>
      <style:text-properties style:font-name="Arial" fo:font-size="10pt" officeooo:paragraph-rsid="00d68f3f" style:font-name-asian="Arial" style:font-size-asian="10pt" style:font-size-complex="10pt"/>
    </style:style>
    <style:style style:name="P59"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60" style:family="paragraph" style:parent-style-name="Preformatted_20_Text">
      <style:paragraph-properties fo:margin-left="0.4925in" fo:margin-right="0in" fo:text-indent="0in" style:auto-text-indent="false"/>
      <style:text-properties style:font-name="Arial" fo:font-size="10pt" fo:font-weight="bold" officeooo:paragraph-rsid="0095e524" style:font-name-asian="Arial" style:font-size-asian="10pt" style:font-weight-asian="bold" style:font-size-complex="10pt" style:font-weight-complex="bold"/>
    </style:style>
    <style:style style:name="P61" style:family="paragraph" style:parent-style-name="Preformatted_20_Text">
      <style:paragraph-properties fo:margin-left="0.4925in" fo:margin-right="0in" fo:text-indent="0in" style:auto-text-indent="false"/>
      <style:text-properties style:font-name="Arial" fo:font-size="10pt" fo:font-weight="bold" officeooo:paragraph-rsid="0097d141" style:font-name-asian="Arial" style:font-size-asian="10pt" style:font-weight-asian="bold" style:font-size-complex="10pt" style:font-weight-complex="bold"/>
    </style:style>
    <style:style style:name="P62" style:family="paragraph" style:parent-style-name="Preformatted_20_Text">
      <style:paragraph-properties fo:margin-left="0.4925in" fo:margin-right="0in" fo:text-indent="0in" style:auto-text-indent="false"/>
      <style:text-properties style:font-name="Arial" fo:font-size="10pt" fo:font-weight="bold" officeooo:paragraph-rsid="00d68f3f" style:font-name-asian="Arial" style:font-size-asian="10pt" style:font-weight-asian="bold" style:font-size-complex="10pt" style:font-weight-complex="bold"/>
    </style:style>
    <style:style style:name="P63"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64"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65"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66"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67"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68" style:family="paragraph" style:parent-style-name="Text_20_body">
      <style:paragraph-properties fo:margin-left="0.4925in" fo:margin-right="0in" fo:text-indent="0in" style:auto-text-indent="false"/>
      <style:text-properties style:font-name="Arial" fo:font-size="10pt" fo:font-weight="bold" officeooo:paragraph-rsid="0095e524" style:font-size-asian="10pt" style:font-weight-asian="bold" style:font-size-complex="10pt" style:font-weight-complex="bold"/>
    </style:style>
    <style:style style:name="P69"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70"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71"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72"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73"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74" style:family="paragraph" style:parent-style-name="Standard">
      <style:text-properties style:font-name="Arial" fo:font-size="10pt" officeooo:paragraph-rsid="0027f69f" style:font-name-asian="Arial" style:font-size-asian="10pt" style:font-size-complex="10pt"/>
    </style:style>
    <style:style style:name="P75" style:family="paragraph" style:parent-style-name="Standard">
      <style:text-properties style:font-name="Arial" fo:font-size="10pt" officeooo:paragraph-rsid="00310544" style:font-name-asian="Arial" style:font-size-asian="10pt" style:font-size-complex="10pt"/>
    </style:style>
    <style:style style:name="P76" style:family="paragraph" style:parent-style-name="Standard">
      <style:text-properties style:font-name="Arial" fo:font-size="10pt" officeooo:rsid="00310544" officeooo:paragraph-rsid="00310544" style:font-name-asian="Arial" style:font-size-asian="10pt" style:font-size-complex="10pt"/>
    </style:style>
    <style:style style:name="P77" style:family="paragraph" style:parent-style-name="Standard">
      <style:text-properties style:font-name="Arial" fo:font-size="10pt" officeooo:paragraph-rsid="00373235" style:font-name-asian="Arial" style:font-size-asian="10pt" style:font-size-complex="10pt"/>
    </style:style>
    <style:style style:name="P78" style:family="paragraph" style:parent-style-name="Standard">
      <style:text-properties style:font-name="Arial" fo:font-size="10pt" officeooo:paragraph-rsid="005ddbed" style:font-name-asian="Arial" style:font-size-asian="10pt" style:font-size-complex="10pt"/>
    </style:style>
    <style:style style:name="P79" style:family="paragraph" style:parent-style-name="Standard">
      <style:text-properties style:font-name="Arial" fo:font-size="10pt" officeooo:paragraph-rsid="005e750d" style:font-name-asian="Arial" style:font-size-asian="10pt" style:font-size-complex="10pt"/>
    </style:style>
    <style:style style:name="P80" style:family="paragraph" style:parent-style-name="Standard">
      <style:text-properties style:font-name="Arial" fo:font-size="10pt" officeooo:paragraph-rsid="00752bb0" style:font-name-asian="Arial" style:font-size-asian="10pt" style:font-size-complex="10pt"/>
    </style:style>
    <style:style style:name="P81" style:family="paragraph" style:parent-style-name="Standard">
      <style:text-properties style:font-name="Arial" fo:font-size="10pt" officeooo:paragraph-rsid="00767df2" style:font-name-asian="Arial" style:font-size-asian="10pt" style:font-size-complex="10pt"/>
    </style:style>
    <style:style style:name="P82" style:family="paragraph" style:parent-style-name="Standard">
      <style:text-properties style:font-name="Arial" fo:font-size="10pt" officeooo:paragraph-rsid="00879bb8" style:font-name-asian="Arial" style:font-size-asian="10pt" style:font-size-complex="10pt"/>
    </style:style>
    <style:style style:name="P83" style:family="paragraph" style:parent-style-name="Standard">
      <style:text-properties style:font-name="Arial" fo:font-size="10pt" officeooo:paragraph-rsid="0088d1fb" style:font-name-asian="Arial" style:font-size-asian="10pt" style:font-size-complex="10pt"/>
    </style:style>
    <style:style style:name="P84" style:family="paragraph" style:parent-style-name="Standard">
      <style:text-properties style:font-name="Arial" fo:font-size="10pt" officeooo:paragraph-rsid="008a2a27" style:font-name-asian="Arial" style:font-size-asian="10pt" style:font-size-complex="10pt"/>
    </style:style>
    <style:style style:name="P85" style:family="paragraph" style:parent-style-name="Standard">
      <style:text-properties style:font-name="Arial" fo:font-size="10pt" officeooo:paragraph-rsid="00d1d563" style:font-name-asian="Arial" style:font-size-asian="10pt" style:font-size-complex="10pt"/>
    </style:style>
    <style:style style:name="P86" style:family="paragraph" style:parent-style-name="Table_20_Contents">
      <style:text-properties style:font-name="Arial" fo:font-size="10pt" style:font-name-asian="Arial" style:font-size-asian="10pt" style:font-name-complex="Liberation Mono" style:font-size-complex="10pt"/>
    </style:style>
    <style:style style:name="P87"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88" style:family="paragraph" style:parent-style-name="Table_20_Contents">
      <style:text-properties style:font-name="Arial" fo:font-size="10pt" officeooo:rsid="0027be6b" officeooo:paragraph-rsid="00d1d563" style:font-name-asian="Arial" style:font-size-asian="10pt" style:font-name-complex="Liberation Mono" style:font-size-complex="10pt"/>
    </style:style>
    <style:style style:name="P89"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90"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91"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92"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93" style:family="paragraph" style:parent-style-name="Table_20_Contents">
      <style:text-properties style:font-name="Arial" fo:font-size="10pt" officeooo:rsid="005e750d" style:font-name-asian="Arial" style:font-size-asian="10pt" style:font-name-complex="Liberation Mono" style:font-size-complex="10pt"/>
    </style:style>
    <style:style style:name="P94"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95"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96"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97"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98"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99" style:family="paragraph" style:parent-style-name="Table_20_Contents">
      <style:text-properties style:font-name="Arial" fo:font-size="10pt" officeooo:paragraph-rsid="00d1d563" style:font-name-asian="Arial" style:font-size-asian="10pt" style:font-name-complex="Liberation Mono" style:font-size-complex="10pt"/>
    </style:style>
    <style:style style:name="P100" style:family="paragraph" style:parent-style-name="Table_20_Contents">
      <style:text-properties style:font-name="Arial" fo:font-size="10pt" officeooo:rsid="00d1d563" officeooo:paragraph-rsid="00d1d563" style:font-name-asian="Arial" style:font-size-asian="10pt" style:font-name-complex="Liberation Mono" style:font-size-complex="10pt"/>
    </style:style>
    <style:style style:name="P101"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102"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103"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104"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105"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106"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107"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108"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109"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P110" style:family="paragraph" style:parent-style-name="Table_20_Contents">
      <style:text-properties officeooo:paragraph-rsid="00d1d563"/>
    </style:style>
    <style:style style:name="P111" style:family="paragraph" style:parent-style-name="Table_20_Contents">
      <style:text-properties officeooo:rsid="00ea0ba3" officeooo:paragraph-rsid="00ea0ba3"/>
    </style:style>
    <style:style style:name="P112" style:family="paragraph" style:parent-style-name="Heading_20_1">
      <style:text-properties officeooo:paragraph-rsid="0009bb8f"/>
    </style:style>
    <style:style style:name="P113" style:family="paragraph" style:parent-style-name="Heading_20_3">
      <style:text-properties officeooo:paragraph-rsid="00d1d563"/>
    </style:style>
    <style:style style:name="P114" style:family="paragraph" style:parent-style-name="Preformatted_20_Text" style:list-style-name="L1">
      <style:text-properties style:font-name="Arial" fo:font-size="10pt" officeooo:paragraph-rsid="0027f69f" style:font-name-asian="Arial" style:font-size-asian="10pt" style:font-size-complex="10pt"/>
    </style:style>
    <style:style style:name="P115" style:family="paragraph" style:parent-style-name="Preformatted_20_Text" style:list-style-name="L1">
      <style:text-properties style:font-name="Arial" fo:font-size="10pt" officeooo:paragraph-rsid="0034d25c" style:font-name-asian="Arial" style:font-size-asian="10pt" style:font-size-complex="10pt"/>
    </style:style>
    <style:style style:name="P116" style:family="paragraph" style:parent-style-name="Preformatted_20_Text" style:list-style-name="L1">
      <style:text-properties style:font-name="Arial" fo:font-size="10pt" officeooo:paragraph-rsid="00d1d563" style:font-name-asian="Arial" style:font-size-asian="10pt" style:font-size-complex="10pt"/>
    </style:style>
    <style:style style:name="P117" style:family="paragraph" style:parent-style-name="Preformatted_20_Text" style:list-style-name="L2">
      <style:text-properties style:font-name="Arial" fo:font-size="10pt" officeooo:paragraph-rsid="0034d25c" style:font-name-asian="Arial" style:font-size-asian="10pt" style:font-size-complex="10pt"/>
    </style:style>
    <style:style style:name="P118" style:family="paragraph" style:parent-style-name="Preformatted_20_Text" style:list-style-name="L2">
      <style:text-properties style:font-name="Arial" fo:font-size="10pt" officeooo:paragraph-rsid="0027f69f" style:font-name-asian="Arial" style:font-size-asian="10pt" style:font-size-complex="10pt"/>
    </style:style>
    <style:style style:name="P119" style:family="paragraph" style:parent-style-name="Preformatted_20_Text" style:list-style-name="L3">
      <style:text-properties style:font-name="Arial" fo:font-size="10pt" officeooo:paragraph-rsid="00373827" style:font-name-asian="Arial" style:font-size-asian="10pt" style:font-size-complex="10pt"/>
    </style:style>
    <style:style style:name="P120" style:family="paragraph" style:parent-style-name="Preformatted_20_Text" style:list-style-name="L4">
      <style:text-properties style:font-name="Arial" fo:font-size="10pt" officeooo:paragraph-rsid="005b4011" style:font-name-asian="Arial" style:font-size-asian="10pt" style:font-size-complex="10pt"/>
    </style:style>
    <style:style style:name="P121" style:family="paragraph" style:parent-style-name="Preformatted_20_Text" style:list-style-name="L5">
      <style:text-properties style:font-name="Arial" fo:font-size="10pt" officeooo:paragraph-rsid="005ddbed" style:font-name-asian="Arial" style:font-size-asian="10pt" style:font-size-complex="10pt"/>
    </style:style>
    <style:style style:name="P122" style:family="paragraph" style:parent-style-name="Preformatted_20_Text" style:list-style-name="L6">
      <style:text-properties style:font-name="Arial" fo:font-size="10pt" officeooo:rsid="00879bb8" officeooo:paragraph-rsid="00879bb8" style:font-name-asian="Arial" style:font-size-asian="10pt" style:font-size-complex="10pt"/>
    </style:style>
    <style:style style:name="P123" style:family="paragraph" style:parent-style-name="Preformatted_20_Text" style:list-style-name="L6">
      <style:text-properties style:font-name="Arial" officeooo:paragraph-rsid="00879bb8"/>
    </style:style>
    <style:style style:name="P124" style:family="paragraph" style:parent-style-name="Preformatted_20_Text" style:list-style-name="L2">
      <style:text-properties officeooo:paragraph-rsid="0027f69f"/>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1d019f" style:font-name-asian="Arial" style:font-weight-asian="bold" style:font-name-complex="Liberation Mono" style:font-weight-complex="bold"/>
    </style:style>
    <style:style style:name="T5" style:family="text">
      <style:text-properties fo:font-style="italic" style:font-style-asian="italic" style:font-style-complex="italic"/>
    </style:style>
    <style:style style:name="T6" style:family="text">
      <style:text-properties fo:font-style="italic" officeooo:rsid="0095e524" style:font-style-asian="italic" style:font-style-complex="italic"/>
    </style:style>
    <style:style style:name="T7" style:family="text">
      <style:text-properties style:font-name="Arial" fo:font-size="10pt" style:font-name-asian="Arial" style:font-size-asian="10pt" style:font-size-complex="10pt"/>
    </style:style>
    <style:style style:name="T8" style:family="text">
      <style:text-properties style:font-name="Arial" fo:font-size="10pt" officeooo:rsid="0027f69f" style:font-name-asian="Arial" style:font-size-asian="10pt" style:font-size-complex="10pt"/>
    </style:style>
    <style:style style:name="T9" style:family="text">
      <style:text-properties style:font-name="Arial" fo:font-size="10pt" officeooo:rsid="00e00c0f" style:font-name-asian="Arial" style:font-size-asian="10pt" style:font-size-complex="10pt"/>
    </style:style>
    <style:style style:name="T10" style:family="text">
      <style:text-properties style:font-name="Arial" fo:font-size="10pt" style:font-name-asian="Arial" style:font-size-asian="10pt" style:font-name-complex="Liberation Mono" style:font-size-complex="10pt"/>
    </style:style>
    <style:style style:name="T11" style:family="text">
      <style:text-properties style:font-name="Arial" fo:font-size="10pt" officeooo:rsid="00d1d563" style:font-name-asian="Arial" style:font-size-asian="10pt" style:font-name-complex="Liberation Mono" style:font-size-complex="10pt"/>
    </style:style>
    <style:style style:name="T12" style:family="text">
      <style:text-properties style:font-name="Arial" fo:font-size="10pt" officeooo:rsid="00e2e501" style:font-name-asian="Arial" style:font-size-asian="10pt" style:font-name-complex="Liberation Mono" style:font-size-complex="10pt"/>
    </style:style>
    <style:style style:name="T13" style:family="text">
      <style:text-properties style:font-name="Arial" fo:font-size="10pt" officeooo:rsid="00e45911" style:font-name-asian="Arial" style:font-size-asian="10pt" style:font-name-complex="Liberation Mono" style:font-size-complex="10pt"/>
    </style:style>
    <style:style style:name="T14"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5" style:family="text">
      <style:text-properties officeooo:rsid="0010a280"/>
    </style:style>
    <style:style style:name="T16" style:family="text">
      <style:text-properties fo:font-weight="normal" style:font-weight-asian="normal" style:font-weight-complex="normal"/>
    </style:style>
    <style:style style:name="T17" style:family="text">
      <style:text-properties fo:font-weight="normal" officeooo:rsid="0010a280" style:font-weight-asian="normal" style:font-weight-complex="normal"/>
    </style:style>
    <style:style style:name="T18" style:family="text">
      <style:text-properties fo:font-weight="normal" officeooo:rsid="00d68f3f" style:font-weight-asian="normal" style:font-weight-complex="normal"/>
    </style:style>
    <style:style style:name="T19" style:family="text">
      <style:text-properties officeooo:rsid="00122b6d"/>
    </style:style>
    <style:style style:name="T20" style:family="text">
      <style:text-properties style:font-name-asian="Arial"/>
    </style:style>
    <style:style style:name="T21" style:family="text">
      <style:text-properties officeooo:rsid="0010a280" style:font-name-asian="Arial"/>
    </style:style>
    <style:style style:name="T22" style:family="text">
      <style:text-properties officeooo:rsid="0087299f" style:font-name-asian="Arial"/>
    </style:style>
    <style:style style:name="T23" style:family="text">
      <style:text-properties officeooo:rsid="0027be6b"/>
    </style:style>
    <style:style style:name="T24" style:family="text">
      <style:text-properties officeooo:rsid="0027f69f"/>
    </style:style>
    <style:style style:name="T25" style:family="text">
      <style:text-properties officeooo:rsid="00282811"/>
    </style:style>
    <style:style style:name="T26" style:family="text">
      <style:text-properties officeooo:rsid="00298881"/>
    </style:style>
    <style:style style:name="T27" style:family="text">
      <style:text-properties officeooo:rsid="002f6dd2"/>
    </style:style>
    <style:style style:name="T28" style:family="text">
      <style:text-properties style:font-name-complex="Liberation Mono"/>
    </style:style>
    <style:style style:name="T29" style:family="text">
      <style:text-properties officeooo:rsid="00310544"/>
    </style:style>
    <style:style style:name="T30" style:family="text">
      <style:text-properties officeooo:rsid="00373235"/>
    </style:style>
    <style:style style:name="T31" style:family="text">
      <style:text-properties style:text-position="sub 58%"/>
    </style:style>
    <style:style style:name="T32" style:family="text">
      <style:text-properties style:text-position="sub 58%" officeooo:rsid="00616ebd"/>
    </style:style>
    <style:style style:name="T33" style:family="text">
      <style:text-properties officeooo:rsid="00373827"/>
    </style:style>
    <style:style style:name="T34" style:family="text">
      <style:text-properties style:text-position="super 58%"/>
    </style:style>
    <style:style style:name="T35" style:family="text">
      <style:text-properties officeooo:rsid="005ddbed"/>
    </style:style>
    <style:style style:name="T36" style:family="text">
      <style:text-properties officeooo:rsid="005fa772"/>
    </style:style>
    <style:style style:name="T37" style:family="text">
      <style:text-properties officeooo:rsid="00616ebd"/>
    </style:style>
    <style:style style:name="T38" style:family="text">
      <style:text-properties officeooo:rsid="00755b0d"/>
    </style:style>
    <style:style style:name="T39" style:family="text">
      <style:text-properties officeooo:rsid="00767df2"/>
    </style:style>
    <style:style style:name="T40" style:family="text">
      <style:text-properties officeooo:rsid="00798b5e"/>
    </style:style>
    <style:style style:name="T41" style:family="text">
      <style:text-properties officeooo:rsid="00875710"/>
    </style:style>
    <style:style style:name="T42" style:family="text">
      <style:text-properties officeooo:rsid="0088d1fb"/>
    </style:style>
    <style:style style:name="T43" style:family="text">
      <style:text-properties officeooo:rsid="008d686d"/>
    </style:style>
    <style:style style:name="T44" style:family="text">
      <style:text-properties officeooo:rsid="008f15e2"/>
    </style:style>
    <style:style style:name="T45" style:family="text">
      <style:text-properties officeooo:rsid="008fbafd"/>
    </style:style>
    <style:style style:name="T46" style:family="text">
      <style:text-properties officeooo:rsid="00912b9c"/>
    </style:style>
    <style:style style:name="T47" style:family="text">
      <style:text-properties officeooo:rsid="0095e524"/>
    </style:style>
    <style:style style:name="T48" style:family="text">
      <style:text-properties officeooo:rsid="0097d141"/>
    </style:style>
    <style:style style:name="T49" style:family="text">
      <style:text-properties officeooo:rsid="00d04f51"/>
    </style:style>
    <style:style style:name="T50" style:family="text">
      <style:text-properties officeooo:rsid="00d1d563"/>
    </style:style>
    <style:style style:name="T51" style:family="text">
      <style:text-properties officeooo:rsid="00d68f3f"/>
    </style:style>
    <style:style style:name="T52" style:family="text">
      <style:text-properties officeooo:rsid="00dba9af"/>
    </style:style>
    <style:style style:name="T53" style:family="text">
      <style:text-properties officeooo:rsid="00df83ed"/>
    </style:style>
    <style:style style:name="T54" style:family="text">
      <style:text-properties officeooo:rsid="00e00c0f"/>
    </style:style>
    <style:style style:name="T55" style:family="text">
      <style:text-properties officeooo:rsid="00e2e501"/>
    </style:style>
    <style:style style:name="T56" style:family="text">
      <style:text-properties officeooo:rsid="00e8022d"/>
    </style:style>
    <style:style style:name="T57" style:family="text">
      <style:text-properties officeooo:rsid="00e972b9"/>
    </style:style>
    <style:style style:name="T58" style:family="text">
      <style:text-properties style:font-name="Liberation Serif1"/>
    </style:style>
    <style:style style:name="T59" style:family="text">
      <style:text-properties style:font-name="Liberation Serif1" style:font-name-asian="Liberation Serif1" style:font-name-complex="Liberation Serif1"/>
    </style:style>
    <style:style style:name="T60" style:family="text">
      <style:text-properties officeooo:rsid="00ec74cd"/>
    </style:style>
    <style:style style:name="T61" style:family="text">
      <style:text-properties officeooo:rsid="00ed23d5"/>
    </style:style>
    <style:style style:name="T62" style:family="text">
      <style:text-properties officeooo:rsid="00eea3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 </text:h>
      <text:p text:style-name="P2"/>
      <text:p text:style-name="P2">I wrote th<text:span text:style-name="T53">e</text:span>s<text:span text:style-name="T53">e</text:span> book<text:span text:style-name="T53">s</text:span> for anyone who needs a reference in logic. <text:s/>The concepts are presented concisely but clearly with all necessary detail. <text:s/>Nevertheless, the information density is higher than would be found in a textbook. </text:p>
      <text:p text:style-name="P2"/>
      <text:p text:style-name="P2">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2"/>
      <text:p text:style-name="P2">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text:p>
      <text:p text:style-name="P2"/>
      <text:p text:style-name="P2">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2"/>
      <text:p text:style-name="P2">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2"/>
      <text:p text:style-name="P2">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2"/>
      <text:p text:style-name="P2">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2"/>
      <text:h text:style-name="Heading_20_1" text:outline-level="1">Introduction</text:h>
      <text:h text:style-name="Heading_20_2" text:outline-level="2">Preliminary Definitions </text:h>
      <text:p text:style-name="P2"/>
      <text:p text:style-name="P60">TRUTH-VALUE</text:p>
      <text:p text:style-name="P55"><text:span text:style-name="T51">a</text:span>ny member of the set { true, false }. </text:p>
      <text:p text:style-name="P2"/>
      <text:p text:style-name="P60">PROPOSITION</text:p>
      <text:p text:style-name="P55">the concept that a true or false statement denotes; many different statements can denote the same proposition.</text:p>
      <text:p text:style-name="P2"/>
      <text:p text:style-name="P60">ARGUMENT</text:p>
      <text:p text:style-name="P55"><text:span text:style-name="T51">a</text:span> set of propositions; one of which is intended as a <text:span text:style-name="T2">CONCLUSION</text:span>, a sort of finding; the rest, the <text:span text:style-name="T2">PREMISES</text:span>, are claimed to provide some evidence for the conclusion. </text:p>
      <text:p text:style-name="P2"/>
      <text:p text:style-name="P60"><text:soft-page-break/>INFERENCE</text:p>
      <text:p text:style-name="P55"><text:span text:style-name="T18">t</text:span>he reasoning process expressed by an argument. </text:p>
      <text:p text:style-name="P2"/>
      <text:p text:style-name="P60">DEDUCTIVE ARGUMENT</text:p>
      <text:p text:style-name="P55">an argument whose conclusion <text:span text:style-name="T47">is claimed </text:span>cannot be false when all the premises are true. </text:p>
      <text:p text:style-name="P2"/>
      <text:p text:style-name="P60">VALID ARGUMENT</text:p>
      <text:p text:style-name="P55">a deductive argument which is genuinely deductive in the sense defined above; <text:span text:style-name="T47">not just </text:span><text:span text:style-name="T6">claimed</text:span><text:span text:style-name="T47"> to be deductive.</text:span></text:p>
      <text:p text:style-name="P2"/>
      <text:p text:style-name="P60">INVALID ARGUMENT</text:p>
      <text:p text:style-name="P55">an argument claimed to be deductive but contains reasoning errors, or missing premises, or incorrect applications of inference rules, and so on; any argument that is not really deductive. </text:p>
      <text:p text:style-name="P55"/>
      <text:p text:style-name="P62">COUNTEREXAMPLE</text:p>
      <text:p text:style-name="P58">a clearly invalid argument having the same structure as an argument claimed to be valid. </text:p>
      <text:p text:style-name="P2"/>
      <text:p text:style-name="P62">FORMAL LOGIC</text:p>
      <text:p text:style-name="P58"><text:span text:style-name="T51">t</text:span>he study of argument <text:span text:style-name="T51">forms or patterns without regard to meaning. <text:s/>Formal logic is recognizable by its use of symbolic languages.</text:span></text:p>
      <text:p text:style-name="P58"/>
      <text:h text:style-name="Heading_20_2" text:outline-level="2">Formal Definitions </text:h>
      <text:p text:style-name="P12">A <text:span text:style-name="T2">FORMAL DEFINITION</text:span> is a <text:span text:style-name="T45">statement</text:span> that two strings, called the <text:span text:style-name="T2">DEFINIENDUM</text:span> and the <text:span text:style-name="T2">DEFINIENS</text:span>, <text:span text:style-name="T43">a</text:span>re interchangeable; <text:span text:style-name="T43">that they</text:span> mean the same thing. <text:s/>Express definitions <text:span text:style-name="T45">formally </text:span>as follows: </text:p>
      <text:p text:style-name="P2"/>
      <text:p text:style-name="P65"><text:span text:style-name="T5">definiendum</text:span> <text:s text:c="2"/>=df <text:s/><text:span text:style-name="T5">definiens</text:span></text:p>
      <text:p text:style-name="P2"/>
      <text:p text:style-name="P2">In formal definitions, the <text:span text:style-name="T5">definiendum</text:span> is usually an abbreviation for the <text:span text:style-name="T5">definiens</text:span>. </text:p>
      <text:p text:style-name="P2"/>
      <text:p text:style-name="P52"><text:span text:style-name="T5">abbreviation</text:span> <text:s/>=df <text:s/><text:span text:style-name="T5">definiens</text:span> </text:p>
      <text:p text:style-name="P2"/>
      <text:p text:style-name="P52">⊥ <text:s/>=df <text:s/>(P ∧ -P) </text:p>
      <text:p text:style-name="P52"/>
      <text:h text:style-name="Heading_20_3" text:outline-level="3">Definition Schemata</text:h>
      <text:p text:style-name="P2">We can introduce a <text:span text:style-name="T2">DEFINITION SCHEMA</text:span>, a "family" of definitions all having the same structure, with the help of place-holders, which we denote using letters towards the end of the alphabet: u,v,w,x,y,z, across which values are substituted uniformly to obtain a definition. </text:p>
      <text:p text:style-name="P2"/>
      <text:p text:style-name="P52">Example: formal definition of the ‘probability <text:span text:style-name="T44">of X given that Y’</text:span>. </text:p>
      <text:p text:style-name="P2"/>
      <text:p text:style-name="P2"><text:s text:c="22"/>P(X ∧ Y) </text:p>
      <text:p text:style-name="P2"><text:s text:c="9"/>P(X|Y) <text:s/>=df <text:s/>-------- </text:p>
      <text:p text:style-name="P2"><text:s text:c="24"/>P(Y) </text:p>
      <text:p text:style-name="P2"/>
      <text:p text:style-name="P2">Whenever we see an instance of P(X|Y), the definition informs us that it is interchangeable with and so can be replaced by its corresponding right-hand side, replacing values for X, and Y uniformly. <text:s/>The reverse operation is also <text:span text:style-name="T46">entailed in the definition</text:span>. </text:p>
      <text:p text:style-name="P2"/>
      <text:p text:style-name="P2">So the question, what is the probability that we slip given that it is icy, yields the following definition. </text:p>
      <text:p text:style-name="P2"/>
      <text:p text:style-name="P2"><text:s text:c="22"/>P(S ∧ I) </text:p>
      <text:p text:style-name="P2"><text:s text:c="9"/>P(S|I) <text:s/>=df <text:s/>-------- </text:p>
      <text:p text:style-name="P2"><text:s text:c="24"/>P(I) </text:p>
      <text:p text:style-name="P2"/>
      <text:p text:style-name="P13"><text:soft-page-break/>If a definiens is replaced by its abbreviation it’s called <text:span text:style-name="T2">PACKING</text:span>, while <text:span text:style-name="T2">UNPACKING</text:span> is replacing an abbreviation with its definiens.</text:p>
      <text:p text:style-name="P13"/>
      <text:h text:style-name="Heading_20_2" text:outline-level="2">The Laws of Logic </text:h>
      <text:p text:style-name="P3">The simplest logic has just two discrete truth-values: True and False; which are complements: <text:s/>false =df not true. <text:s/>From this binary relation, it is possible to construct the following logical principles. </text:p>
      <text:p text:style-name="P72"/>
      <text:p text:style-name="P68">LAW OF NON-CONTRADICTION (LNC) </text:p>
      <text:p text:style-name="P57">A proposition P is not both True and False. </text:p>
      <text:p text:style-name="P73"/>
      <text:p text:style-name="P66">LAW OF EXCLUDED MIDDLE (LEM) </text:p>
      <text:p text:style-name="P70">A proposition P is either True or False.</text:p>
      <text:p text:style-name="P67">IDENTITY OF INDISCERNIBILITY</text:p>
      <text:p text:style-name="P52">If two things have all of the same properties, then they are the same object. </text:p>
      <text:p text:style-name="P52"/>
      <text:p text:style-name="P66">LAW OF INDISCERNIBILITY OF IDENTICALS (LEIBNIZ'S LAW) </text:p>
      <text:p text:style-name="P52">If two things are the same object, then they have all of the same properties. </text:p>
      <text:p text:style-name="P71"/>
      <text:h text:style-name="Heading_20_3" text:outline-level="3">Set Theory </text:h>
      <text:p text:style-name="P2">A <text:span text:style-name="T2">SET</text:span> is a collection of objects which has no particular order but in which each member object occurs just once. </text:p>
      <text:p text:style-name="P2"/>
      <text:h text:style-name="Heading_20_3" text:outline-level="3">Set Definition </text:h>
      <text:p text:style-name="P2">Sets are defined formally within a pair of braces { and }. <text:s/>The simplest definition of a set is by exhaustive enumeration, listing out all the members. </text:p>
      <text:p text:style-name="P2"/>
      <text:p text:style-name="P52">A = { my phone, empire state building, the number 6, the neighborhood dog that's always barking } </text:p>
      <text:p text:style-name="P2"/>
      <text:p text:style-name="P2">The <text:span text:style-name="T19">empty set called NULL</text:span> has its own symbol. </text:p>
      <text:p text:style-name="P2"/>
      <text:p text:style-name="P52">∅ = { } = null/empty set </text:p>
      <text:p text:style-name="P2"/>
      <text:p text:style-name="P2">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2"/>
      <text:p text:style-name="P53">M = the set of all mammals </text:p>
      <text:p text:style-name="P53">= { x | x is a mammal } </text:p>
      <text:p text:style-name="P53">= read, "the set of all x such that x is a mammal." </text:p>
      <text:p text:style-name="P2"/>
      <text:p text:style-name="P53">E = { x | x/2 = int(x/2) } </text:p>
      <text:p text:style-name="P53">= "The set of all x such that x divided by 2 equals the integer of x divided by 2." </text:p>
      <text:p text:style-name="P53">= "The set of all numbers evenly divisible by two." </text:p>
      <text:p text:style-name="P2"/>
      <text:p text:style-name="P53">P = { x | (x is an integer) or (x is red) } </text:p>
      <text:p text:style-name="P53">= "The set of all integer<text:span text:style-name="T15">s</text:span> <text:span text:style-name="T15">or</text:span> red things." </text:p>
      <text:p text:style-name="P2"/>
      <text:p text:style-name="P53">Z = { x | x is an integer } </text:p>
      <text:p text:style-name="P53">It is customary to denote this set with a bold capital 'Z'. </text:p>
      <text:p text:style-name="P2"/>
      <text:p text:style-name="P4">&lt;x,y&gt; is an <text:span text:style-name="T2">ORDERED PAIR</text:span>, a value which requires two numbers to be fully expressed, where x,y can be any <text:soft-page-break/>two real numbers .</text:p>
      <text:p text:style-name="P4"/>
      <text:p text:style-name="P53">F = { &lt;x,y&gt; | (x in Z) and (y=10x) } </text:p>
      <text:p text:style-name="P53">The set of all ordered pairs &lt;x,y&gt; such that x is an integer and y is ten times x. </text:p>
      <text:p text:style-name="P2"><text:s/></text:p>
      <text:h text:style-name="Heading_20_3" text:outline-level="3">Set-Member Relations </text:h>
      <text:p text:style-name="P2">The things that sets are composed of are called <text:span text:style-name="T2">OBJECTS</text:span>, <text:span text:style-name="T2">ELEMENTS</text:span> , or <text:span text:style-name="T2">MEMBERS</text:span><text:span text:style-name="T16">; </text:span><text:span text:style-name="T17">a set is its membership.</text:span></text:p>
      <text:p text:style-name="P2"/>
      <text:p text:style-name="P51"><text:span text:style-name="T2">MEMBERSHIP</text:span> ( ∊ ) </text:p>
      <text:p text:style-name="P51"><text:span text:style-name="T20">a ∊ P says, "a is a </text:span><text:span text:style-name="T4">MEMBER</text:span><text:span text:style-name="T20"> of P," or, "</text:span><text:span text:style-name="T21">object </text:span><text:span text:style-name="T20">a is in P." </text:span></text:p>
      <text:p text:style-name="P63">Fido ∊ Dog, Fido is a dog. </text:p>
      <text:p text:style-name="P63">2 ∊ Even, 2 is even. </text:p>
      <text:p text:style-name="P69"/>
      <text:p text:style-name="P51"><text:span text:style-name="T2">I</text:span><text:span text:style-name="T3">DENTITY</text:span> ( = )</text:p>
      <text:p text:style-name="P51">A = B, Sets A and B have the same members. </text:p>
      <text:p text:style-name="P63">x = y, symbols x and y denote the same object. </text:p>
      <text:p text:style-name="P63"/>
      <text:p text:style-name="P51"><text:span text:style-name="T2">PROPER SUBSET</text:span> ( ⊂ ) </text:p>
      <text:p text:style-name="P51">A ⊂ B, set A is composed of some but not all of the objects in set B. </text:p>
      <text:p text:style-name="P51">E ⊂ Z, even-numbered integers are a subset of integers. </text:p>
      <text:p text:style-name="P51"/>
      <text:p text:style-name="P51"><text:span text:style-name="T2">SUBSET</text:span> ( ⊆ ) </text:p>
      <text:p text:style-name="P51">A ⊆ B, A is composed of some or all of the members in set B, but no others. </text:p>
      <text:p text:style-name="P51"/>
      <text:p text:style-name="P51"><text:span text:style-name="T2">PROPER SUPERSET</text:span> &amp; <text:span text:style-name="T2">SUPERSET</text:span> ( ⊃, ⊇ ) </text:p>
      <text:p text:style-name="P51">⊃ and ⊇ work similarly to the subset operators. </text:p>
      <text:p text:style-name="P50"/>
      <text:h text:style-name="Heading_20_3" text:outline-level="3">Set Operations </text:h>
      <text:p text:style-name="P52">Consider, </text:p>
      <text:p text:style-name="P52"/>
      <text:p text:style-name="P52">R = { x | x is red } </text:p>
      <text:p text:style-name="P52">C = { x | x is a car } </text:p>
      <text:p text:style-name="P52"/>
      <text:p text:style-name="P52"><text:span text:style-name="T2">UNION</text:span> ( ∪ ) </text:p>
      <text:p text:style-name="P52">The union of two sets is the set of all things contained in both of those sets <text:span text:style-name="T57">combined</text:span>. </text:p>
      <text:p text:style-name="P52"/>
      <text:p text:style-name="P52">R ∪ C </text:p>
      <text:p text:style-name="P52">= { x | x is red } ∪ { x | x is a car } </text:p>
      <text:p text:style-name="P52">= { x | (x is red) or (x is a car) } </text:p>
      <text:p text:style-name="P52"/>
      <text:p text:style-name="P52"><text:span text:style-name="T2">INTERSECTION</text:span> ( ∩ ) </text:p>
      <text:p text:style-name="P52">The intersection of two sets is the set of all things common to those two sets. </text:p>
      <text:p text:style-name="P52"/>
      <text:p text:style-name="P52">R ∩ C </text:p>
      <text:p text:style-name="P52">= { x | x is red } ∩ { x | x is a car } </text:p>
      <text:p text:style-name="P52">= { x | (x is red) and (x is a car) } </text:p>
      <text:p text:style-name="P52"/>
      <text:p text:style-name="P52"><text:span text:style-name="T2">DIFFERENCE</text:span> ( - ) </text:p>
      <text:p text:style-name="P52">R - C = { x | (x is red) and (x is not a car) } </text:p>
      <text:p text:style-name="P71"/>
      <text:p text:style-name="P52"><text:span text:style-name="T2">COMPLEMENT</text:span> ( ' ) </text:p>
      <text:p text:style-name="P52">The complement of a set is the set of all things *not* in the set. </text:p>
      <text:p text:style-name="P52"/>
      <text:p text:style-name="P52">C' = { x | x is not a car } </text:p>
      <text:p text:style-name="P52"><text:soft-page-break/>C'' = C </text:p>
      <text:p text:style-name="P52"/>
      <text:p text:style-name="P52"><text:span text:style-name="T2">CARDINALITY</text:span> ( || ) </text:p>
      <text:p text:style-name="P52">The <text:span text:style-name="T2">CARDINALITY</text:span> of a set is how many members it contains. </text:p>
      <text:p text:style-name="P52"/>
      <text:p text:style-name="P52">A = { a, b, c } </text:p>
      <text:p text:style-name="P52">|A| = 3 </text:p>
      <text:p text:style-name="P52">|Z| = infinity </text:p>
      <text:p text:style-name="P52"/>
      <text:h text:style-name="Heading_20_3" text:outline-level="3">Set Properties </text:h>
      <text:p text:style-name="P59">UNIVERSE </text:p>
      <text:p text:style-name="P52">U, <text:span text:style-name="T2">UNIVERSE OF DISCOURSE</text:span> (also <text:span text:style-name="T2">DOMAIN OF DISCOURSE</text:span>) is the set of all objects in our discussion. </text:p>
      <text:p text:style-name="P52"/>
      <text:p text:style-name="P52">The universe and the empty set are complements of each other. </text:p>
      <text:p text:style-name="P52">U' = { } </text:p>
      <text:p text:style-name="P52"/>
      <text:p text:style-name="P59">DECIDABLE SET </text:p>
      <text:p text:style-name="P52">A set is <text:span text:style-name="T2">DECIDABLE</text:span> if and only if there is an effective method for determining whether an object is in the set. </text:p>
      <text:p text:style-name="P52"/>
      <text:p text:style-name="P59">1:1 CORRESPONDENCE </text:p>
      <text:p text:style-name="P52">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52"/>
      <text:p text:style-name="P59">DENUMERABLE </text:p>
      <text:p text:style-name="P52">A set is <text:span text:style-name="T2">DENUMERABLE</text:span> if and only if there is a 1:1 correspondence between it and the set of natural numbers. <text:s/>Hence, the cardinality of the set is infinite. </text:p>
      <text:p text:style-name="P54"/>
      <text:h text:style-name="P112" text:outline-level="1">Propositional Logic </text:h>
      <text:p text:style-name="P2">Propositional logic is about the truth-functions, 'and,' 'not' and similar concepts. </text:p>
      <text:p text:style-name="P2"/>
      <text:h text:style-name="Heading_20_2" text:outline-level="2">Language </text:h>
      <text:p text:style-name="P60">LANGUAGE</text:p>
      <text:p text:style-name="P55">defined by the set of all sensical sentences in the language. </text:p>
      <text:p text:style-name="P2"/>
      <text:p text:style-name="P60">LEXEME</text:p>
      <text:p text:style-name="P55">the smallest semantic unit of a language, often called <text:span text:style-name="T52">a </text:span>word. </text:p>
      <text:p text:style-name="P2"/>
      <text:p text:style-name="P60">FORMAL LANGUAGE</text:p>
      <text:p text:style-name="P55">the set of all grammatically correct sentences in a language. <text:s/>Formal languages do not consider semantics, so many such sentences may be nonsensical. </text:p>
      <text:p text:style-name="P2"/>
      <text:p text:style-name="P61">METALOGIC</text:p>
      <text:p text:style-name="P56">the discipline that studies and proves things about logic. </text:p>
      <text:p text:style-name="P2"/>
      <text:p text:style-name="P61">METALANGUAGE</text:p>
      <text:p text:style-name="P56">the language used to talk about logic. <text:s/>Sentences in the metalanguage mention properties of the logic, arguments, and things they entail. <text:s/>Most of this book is written in the metalanguage. </text:p>
      <text:p text:style-name="P2"/>
      <text:h text:style-name="Heading_20_3" text:outline-level="3"><text:soft-page-break/>Lexemes </text:h>
      <table:table table:name="Table1" table:style-name="Table1">
        <table:table-column table:style-name="Table1.A"/>
        <table:table-column table:style-name="Table1.B"/>
        <table:table-row table:style-name="TableLine94797097007040">
          <table:table-cell table:style-name="Table1.A1" office:value-type="string">
            <text:p text:style-name="P87">Non-Logical Symbols</text:p>
          </table:table-cell>
          <table:table-cell table:style-name="Table1.B1" office:value-type="string">
            <text:p text:style-name="P86"/>
          </table:table-cell>
        </table:table-row>
        <table:table-row table:style-name="TableLine94797097034016">
          <table:table-cell table:style-name="Table1.A2" office:value-type="string">
            <text:p text:style-name="P86"><text:s text:c="5"/><text:span text:style-name="T23">Propositional Symbols:</text:span></text:p>
          </table:table-cell>
          <table:table-cell table:style-name="Table1.B2" office:value-type="string">
            <text:p text:style-name="P87">A...Z</text:p>
          </table:table-cell>
        </table:table-row>
        <table:table-row table:style-name="TableLine94797097088128">
          <table:table-cell table:style-name="Table1.A2" office:value-type="string">
            <text:p text:style-name="P86"><text:s text:c="5"/><text:span text:style-name="T23">Association Symbols:</text:span></text:p>
          </table:table-cell>
          <table:table-cell table:style-name="Table1.B2" office:value-type="string">
            <text:p text:style-name="P87">(, )</text:p>
          </table:table-cell>
        </table:table-row>
        <table:table-row table:style-name="TableLine94797097088784">
          <table:table-cell table:style-name="Table1.A2" office:value-type="string">
            <text:p text:style-name="P87">Logical Symbols</text:p>
          </table:table-cell>
          <table:table-cell table:style-name="Table1.B2" office:value-type="string">
            <text:p text:style-name="P86"/>
          </table:table-cell>
        </table:table-row>
        <table:table-row table:style-name="TableLine94797097089440">
          <table:table-cell table:style-name="Table1.A2" office:value-type="string">
            <text:p text:style-name="P86"><text:s text:c="5"/>Truth-Function Symbols:</text:p>
          </table:table-cell>
          <table:table-cell table:style-name="Table1.B2" office:value-type="string">
            <text:p text:style-name="P28">-, ∧, ∨, →, ↔</text:p>
          </table:table-cell>
        </table:table-row>
      </table:table>
      <text:p text:style-name="P2"/>
      <text:h text:style-name="Heading_20_3" text:outline-level="3">Grammar </text:h>
      <text:p text:style-name="P61">FORMAL GRAMMAR</text:p>
      <text:p text:style-name="P56">the set of rules that selects all and only the grammatically correct strings in a given formal language without regard to meaning. </text:p>
      <text:p text:style-name="P2"/>
      <text:p text:style-name="P2">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2"/>
      <text:p text:style-name="P2">An <text:span text:style-name="T2">ATOMIC FORMULA</text:span> is any single proposition symbol. </text:p>
      <text:p text:style-name="P2"/>
      <text:list xml:id="list1972217840" text:style-name="L1">
        <text:list-item>
          <text:p text:style-name="P114">Each atomic formula is a wff;</text:p>
        </text:list-item>
        <text:list-item>
          <text:p text:style-name="P114">if Φ is a wff, then -Φ is a wff;</text:p>
        </text:list-item>
        <text:list-item>
          <text:p text:style-name="P115">if Φ, Ψ are wffs, then (Φ ∧ Ψ),(Φ ∨ Ψ),(Φ → Ψ),(Φ ↔ Ψ) are wffs;</text:p>
        </text:list-item>
        <text:list-item>
          <text:p text:style-name="P114">nothing else is a wff. </text:p>
        </text:list-item>
      </text:list>
      <text:p text:style-name="P2"/>
      <text:p text:style-name="P59">Notes</text:p>
      <text:list xml:id="list180571999" text:style-name="L2">
        <text:list-item>
          <text:p text:style-name="P117">Notice that the formation rules for wffs are recursive, meaning that wffs can nest within other wffs to any depth. <text:s/>While P ∧ Q is a wff, so is (-(P ∨ Q) → R).</text:p>
        </text:list-item>
        <text:list-item>
          <text:p text:style-name="P124"><text:span text:style-name="T7">To aid readability, we adopt the convention that if a top-level wff begins with '(', we will drop the </text:span><text:span text:style-name="T8">o</text:span><text:span text:style-name="T7">utermost pair of parentheses, doing so never introduces ambiguity to the formula. </text:span></text:p>
        </text:list-item>
        <text:list-item>
          <text:p text:style-name="P118">In practice, it is common to use PRIME marks ('), or numerical subscripts (we use postscripts) after a proposition symbol to increase the number of available symbols. </text:p>
        </text:list-item>
      </text:list>
      <text:p text:style-name="P2"/>
      <text:h text:style-name="Heading_20_4" text:outline-level="4">Alternative Notation</text:h>
      <table:table table:name="Table40" table:style-name="Table40">
        <table:table-column table:style-name="Table40.A"/>
        <table:table-column table:style-name="Table40.B"/>
        <table:table-row table:style-name="TableLine94797097010240">
          <table:table-cell table:style-name="Table40.A1" office:value-type="string">
            <text:p text:style-name="P111">Negation</text:p>
          </table:table-cell>
          <table:table-cell table:style-name="Table40.B1" office:value-type="string">
            <text:p text:style-name="P111"><text:span text:style-name="T58">¬</text:span>P, ~P</text:p>
          </table:table-cell>
        </table:table-row>
        <table:table-row table:style-name="TableLine94797097143744">
          <table:table-cell table:style-name="Table40.A2" office:value-type="string">
            <text:p text:style-name="P111">Conjunction</text:p>
          </table:table-cell>
          <table:table-cell table:style-name="Table40.B2" office:value-type="string">
            <text:p text:style-name="P111">(P &amp; Q), (P * Q)</text:p>
          </table:table-cell>
        </table:table-row>
        <table:table-row table:style-name="TableLine94797097145184">
          <table:table-cell table:style-name="Table40.A2" office:value-type="string">
            <text:p text:style-name="P111">Disjunction</text:p>
          </table:table-cell>
          <table:table-cell table:style-name="Table40.B2" office:value-type="string">
            <text:p text:style-name="P111">(P + Q)</text:p>
          </table:table-cell>
        </table:table-row>
        <table:table-row table:style-name="TableLine94797097145840">
          <table:table-cell table:style-name="Table40.A2" office:value-type="string">
            <text:p text:style-name="P111">Conditional</text:p>
          </table:table-cell>
          <table:table-cell table:style-name="Table40.B2" office:value-type="string">
            <text:p text:style-name="P111">(P <text:span text:style-name="T59">ↄ</text:span> Q)</text:p>
          </table:table-cell>
        </table:table-row>
        <table:table-row table:style-name="TableLine94797097146496">
          <table:table-cell table:style-name="Table40.A2" office:value-type="string">
            <text:p text:style-name="P111">Biconditional</text:p>
          </table:table-cell>
          <table:table-cell table:style-name="Table40.B2" office:value-type="string">
            <text:p text:style-name="P111">(P = Q), (P <text:s/>Q), (P <text:s/>Q)</text:p>
          </table:table-cell>
        </table:table-row>
      </table:table>
      <text:p text:style-name="Text_20_body"/>
      <text:h text:style-name="Heading_20_3" text:outline-level="3">Syntax Trees </text:h>
      <text:h text:style-name="Heading_20_4" text:outline-level="4">Truth-Function Anatomy </text:h>
      <text:p text:style-name="P2">Below are the formal, informal, and metalogical names of the operations and operand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797097152192">
          <table:table-cell table:style-name="Table2.A1" office:value-type="string">
            <text:p text:style-name="P102">Formal</text:p>
          </table:table-cell>
          <table:table-cell table:style-name="Table2.A1" office:value-type="string">
            <text:p text:style-name="P102">Informal</text:p>
          </table:table-cell>
          <table:table-cell table:style-name="Table2.A1" office:value-type="string">
            <text:p text:style-name="P102">Metalogical</text:p>
          </table:table-cell>
          <table:table-cell table:style-name="Table2.A1" office:value-type="string">
            <text:p text:style-name="P102">Example</text:p>
          </table:table-cell>
          <table:table-cell table:style-name="Table2.E1" office:value-type="string">
            <text:p text:style-name="P102">Operand Names</text:p>
          </table:table-cell>
        </table:table-row>
        <table:table-row table:style-name="TableLine94797097178224">
          <table:table-cell table:style-name="Table2.A2" office:value-type="string">
            <text:p text:style-name="P19">- </text:p>
          </table:table-cell>
          <table:table-cell table:style-name="Table2.A2" office:value-type="string">
            <text:p text:style-name="P19">not</text:p>
          </table:table-cell>
          <table:table-cell table:style-name="Table2.A2" office:value-type="string">
            <text:p text:style-name="P19">NEGATION </text:p>
          </table:table-cell>
          <table:table-cell table:style-name="Table2.A2" office:value-type="string">
            <text:p text:style-name="P19">-P</text:p>
          </table:table-cell>
          <table:table-cell table:style-name="Table2.E2" office:value-type="string">
            <text:p text:style-name="P19">P is a NEGATAND</text:p>
          </table:table-cell>
        </table:table-row>
        <text:soft-page-break/>
        <table:table-row table:style-name="TableLine94797097182016">
          <table:table-cell table:style-name="Table2.A2" office:value-type="string">
            <text:p text:style-name="P19">∧</text:p>
          </table:table-cell>
          <table:table-cell table:style-name="Table2.A2" office:value-type="string">
            <text:p text:style-name="P19">and</text:p>
          </table:table-cell>
          <table:table-cell table:style-name="Table2.A2" office:value-type="string">
            <text:p text:style-name="P19">CONJUNCTION</text:p>
          </table:table-cell>
          <table:table-cell table:style-name="Table2.A2" office:value-type="string">
            <text:p text:style-name="P19">P ∧ Q</text:p>
          </table:table-cell>
          <table:table-cell table:style-name="Table2.E2" office:value-type="string">
            <text:p text:style-name="P20">P,Q are CONJUNCTS</text:p>
          </table:table-cell>
        </table:table-row>
        <table:table-row table:style-name="TableLine94797097183008">
          <table:table-cell table:style-name="Table2.A2" office:value-type="string">
            <text:p text:style-name="P19">∨</text:p>
          </table:table-cell>
          <table:table-cell table:style-name="Table2.A2" office:value-type="string">
            <text:p text:style-name="P19">or</text:p>
          </table:table-cell>
          <table:table-cell table:style-name="Table2.A2" office:value-type="string">
            <text:p text:style-name="P19">DISJUNCTION</text:p>
          </table:table-cell>
          <table:table-cell table:style-name="Table2.A2" office:value-type="string">
            <text:p text:style-name="P19">P ∨ Q</text:p>
          </table:table-cell>
          <table:table-cell table:style-name="Table2.E2" office:value-type="string">
            <text:p text:style-name="P19">P,Q are DISJUNCTS</text:p>
          </table:table-cell>
        </table:table-row>
        <table:table-row table:style-name="TableLine94797097184560">
          <table:table-cell table:style-name="Table2.A2" office:value-type="string">
            <text:p text:style-name="P28"><text:s/>→</text:p>
          </table:table-cell>
          <table:table-cell table:style-name="Table2.A2" office:value-type="string">
            <text:p text:style-name="P19">if/then</text:p>
          </table:table-cell>
          <table:table-cell table:style-name="Table2.A2" office:value-type="string">
            <text:p text:style-name="P19">CONDITIONAL</text:p>
          </table:table-cell>
          <table:table-cell table:style-name="Table2.A2" office:value-type="string">
            <text:p text:style-name="P28">P → Q</text:p>
          </table:table-cell>
          <table:table-cell table:style-name="Table2.E2" office:value-type="string">
            <text:p text:style-name="P74">P is the ANTECEDENT, </text:p>
            <text:p text:style-name="P19">Q is the CONSEQUENT</text:p>
          </table:table-cell>
        </table:table-row>
        <table:table-row table:style-name="TableLine94797097185872">
          <table:table-cell table:style-name="Table2.A2" office:value-type="string">
            <text:p text:style-name="P28">↔</text:p>
          </table:table-cell>
          <table:table-cell table:style-name="Table2.A2" office:value-type="string">
            <text:p text:style-name="P19">just if</text:p>
          </table:table-cell>
          <table:table-cell table:style-name="Table2.A2" office:value-type="string">
            <text:p text:style-name="P19">BICONDITIONAL</text:p>
          </table:table-cell>
          <table:table-cell table:style-name="Table2.A2" office:value-type="string">
            <text:p text:style-name="P28">P ↔ Q</text:p>
          </table:table-cell>
          <table:table-cell table:style-name="Table2.E2" office:value-type="string">
            <text:p text:style-name="P19">Operands</text:p>
          </table:table-cell>
        </table:table-row>
      </table:table>
      <text:p text:style-name="P2"/>
      <text:p text:style-name="P2"><text:span text:style-name="T2">ARITY</text:span> is the number of subordinates an operation requires. <text:s/>For example, negation has an arity of one because it has one subordinate, while conjunction has two. <text:s/>The table below lists some common arities and some <text:span text:style-name="T24">d</text:span>ifferent names by which they go.</text:p>
      <text:p text:style-name="P2"/>
      <table:table table:name="Table3" table:style-name="Table3">
        <table:table-column table:style-name="Table3.A"/>
        <table:table-column table:style-name="Table3.B" table:number-columns-repeated="3"/>
        <table:table-column table:style-name="Table3.E"/>
        <table:table-row table:style-name="TableLine94797097153424">
          <table:table-cell table:style-name="Table3.A1" office:value-type="string">
            <text:p text:style-name="P45">Arity</text:p>
          </table:table-cell>
          <table:table-cell table:style-name="Table3.A1" office:value-type="string">
            <text:p text:style-name="P45">-ary name</text:p>
          </table:table-cell>
          <table:table-cell table:style-name="Table3.A1" office:value-type="string">
            <text:p text:style-name="P45">-adic name</text:p>
          </table:table-cell>
          <table:table-cell table:style-name="Table3.A1" office:value-type="string">
            <text:p text:style-name="P45">place name</text:p>
          </table:table-cell>
          <table:table-cell table:style-name="Table3.E1" office:value-type="string">
            <text:p text:style-name="P46">Examples</text:p>
          </table:table-cell>
        </table:table-row>
        <table:table-row table:style-name="TableLine94797097206816">
          <table:table-cell table:style-name="Table3.A2" office:value-type="string">
            <text:p text:style-name="P89">0</text:p>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21">0-place</text:p>
          </table:table-cell>
          <table:table-cell table:style-name="Table3.E2" office:value-type="string">
            <text:p text:style-name="P22">P</text:p>
          </table:table-cell>
        </table:table-row>
        <table:table-row table:style-name="TableLine94797097209168">
          <table:table-cell table:style-name="Table3.A2" office:value-type="string">
            <text:p text:style-name="P89">1</text:p>
          </table:table-cell>
          <table:table-cell table:style-name="Table3.A2" office:value-type="string">
            <text:p text:style-name="P21">UNARY</text:p>
          </table:table-cell>
          <table:table-cell table:style-name="Table3.A2" office:value-type="string">
            <text:p text:style-name="P21">MONADIC</text:p>
          </table:table-cell>
          <table:table-cell table:style-name="Table3.A2" office:value-type="string">
            <text:p text:style-name="P21">1-place</text:p>
          </table:table-cell>
          <table:table-cell table:style-name="Table3.E2" office:value-type="string">
            <text:p text:style-name="P21">-<text:span text:style-name="T26">P</text:span></text:p>
          </table:table-cell>
        </table:table-row>
        <table:table-row table:style-name="TableLine94797097210160">
          <table:table-cell table:style-name="Table3.A2" office:value-type="string">
            <text:p text:style-name="P89">2</text:p>
          </table:table-cell>
          <table:table-cell table:style-name="Table3.A2" office:value-type="string">
            <text:p text:style-name="P21">BINARY</text:p>
          </table:table-cell>
          <table:table-cell table:style-name="Table3.A2" office:value-type="string">
            <text:p text:style-name="P21">DIADIC</text:p>
          </table:table-cell>
          <table:table-cell table:style-name="Table3.A2" office:value-type="string">
            <text:p text:style-name="P21">2-place</text:p>
          </table:table-cell>
          <table:table-cell table:style-name="Table3.E2" office:value-type="string">
            <text:p text:style-name="P23">P ∧ Q, P ∨ Q</text:p>
          </table:table-cell>
        </table:table-row>
        <table:table-row table:style-name="TableLine94797097211712">
          <table:table-cell table:style-name="Table3.A2" office:value-type="string">
            <text:p text:style-name="P89">3</text:p>
          </table:table-cell>
          <table:table-cell table:style-name="Table3.A2" office:value-type="string">
            <text:p text:style-name="P21">TRINARY</text:p>
          </table:table-cell>
          <table:table-cell table:style-name="Table3.A2" office:value-type="string">
            <text:p text:style-name="P21">TRIADIC</text:p>
          </table:table-cell>
          <table:table-cell table:style-name="Table3.A2" office:value-type="string">
            <text:p text:style-name="P21">3-place</text:p>
          </table:table-cell>
          <table:table-cell table:style-name="Table3.E2" office:value-type="string">
            <text:p text:style-name="P22">x is between y and z</text:p>
          </table:table-cell>
        </table:table-row>
      </table:table>
      <text:p text:style-name="P2"/>
      <text:h text:style-name="Heading_20_4" text:outline-level="4">Tree Graphs </text:h>
      <text:p text:style-name="P2">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a node that has an edge below it is called a <text:span text:style-name="T2">PARENT</text:span>. <text:s/>Tree graphs are inverted from their counterparts in <text:span text:style-name="T25">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2"/>
      <text:p text:style-name="P2"><text:s text:c="29"/>Root </text:p>
      <text:p text:style-name="P2"><text:s text:c="29"/>/ <text:s/>\ </text:p>
      <text:p text:style-name="P2"><text:s text:c="28"/>/ <text:s text:c="3"/>\ </text:p>
      <text:p text:style-name="P2"><text:s text:c="24"/>leaf1 <text:s text:c="3"/>parent&amp;Child </text:p>
      <text:p text:style-name="P2"><text:s text:c="33"/>/ <text:s text:c="9"/>\ </text:p>
      <text:p text:style-name="P2"><text:s text:c="32"/>/ <text:s text:c="11"/>\ </text:p>
      <text:p text:style-name="P2"><text:s text:c="29"/>child <text:s text:c="10"/>node </text:p>
      <text:p text:style-name="P2"><text:s text:c="29"/>/ <text:s text:c="2"/>\ <text:s text:c="10"/>/ <text:s text:c="2"/>\ </text:p>
      <text:p text:style-name="P2"><text:s text:c="28"/>/ <text:s text:c="4"/>\ <text:s text:c="8"/>/ <text:s text:c="4"/>\ </text:p>
      <text:p text:style-name="P2"><text:s text:c="25"/>leaf2 <text:s text:c="2"/>leaf3 <text:s text:c="2"/>leaf4 <text:s text:c="2"/>leaf5 </text:p>
      <text:p text:style-name="P2"/>
      <text:h text:style-name="Heading_20_4" text:outline-level="4">Syntax Trees</text:h>
      <text:p text:style-name="P7">Wffs can be diagrammed into a recursive tree structure in which operators are parent nodes and atomic and non-atomic subordinate wffs are the child nodes. <text:s/>The number of children an operator node has is equal to the arity of that operator.</text:p>
      <text:p text:style-name="P5"/>
      <text:p text:style-name="P6"><text:s text:c="9"/>-(P → (Q V -R)) </text:p>
      <text:p text:style-name="P2"/>
      <text:p text:style-name="P2"><text:s text:c="31"/>- </text:p>
      <text:p text:style-name="P2"><text:s text:c="31"/>| </text:p>
      <text:p text:style-name="P2"><text:s text:c="31"/>| </text:p>
      <text:p text:style-name="P6"><text:s text:c="31"/>→ </text:p>
      <text:p text:style-name="P2"><text:s text:c="29"/>/ <text:s text:c="3"/>\ </text:p>
      <text:p text:style-name="P2"><text:s text:c="27"/>/ <text:s text:c="7"/>\ </text:p>
      <text:p text:style-name="P2"><text:s text:c="25"/>P <text:s text:c="11"/>∨ </text:p>
      <text:p text:style-name="P2"><text:s text:c="36"/>/ <text:s text:c="2"/>\ </text:p>
      <text:p text:style-name="P2"><text:s text:c="34"/>/ <text:s text:c="6"/>\ </text:p>
      <text:p text:style-name="P2"><text:soft-page-break/><text:s text:c="32"/>Q <text:s text:c="10"/>- </text:p>
      <text:p text:style-name="P2"><text:s text:c="44"/>| </text:p>
      <text:p text:style-name="P2"><text:s text:c="44"/>| </text:p>
      <text:p text:style-name="P2"><text:s text:c="44"/>R </text:p>
      <text:p text:style-name="P2"/>
      <text:p text:style-name="P2">The operator at the root of the tree is called the <text:span text:style-name="T2">MAIN OPERATOR</text:span> or <text:span text:style-name="T2">TOP-LEVEL</text:span> Operator. <text:s/>In the example the main operator is negation. </text:p>
      <text:p text:style-name="P2"/>
      <text:h text:style-name="Heading_20_3" text:outline-level="3">Substitution Instance </text:h>
      <text:p text:style-name="P2">A <text:span text:style-name="T2">SUBSTITUTION INSTANCE</text:span> of an <text:span text:style-name="T5">original</text:span> wff has the same structure as the original but where <text:span text:style-name="T5">new</text:span> wffs uniformly replace proposition symbols in the original. <text:s/>'Instance of' relationships do not have to be symmetrical and usually are not. <text:s/>P being an instance of Q, does not imply that Q is an instance of P. </text:p>
      <text:p text:style-name="P2"/>
      <table:table table:name="Table4" table:style-name="Table4">
        <table:table-column table:style-name="Table4.A"/>
        <table:table-column table:style-name="Table4.B" table:number-columns-repeated="2"/>
        <table:table-column table:style-name="Table4.D"/>
        <table:table-column table:style-name="Table4.E"/>
        <table:table-row table:style-name="TableLine94797097222208">
          <table:table-cell table:style-name="Table4.A1" office:value-type="string">
            <text:p text:style-name="P90">Original Form</text:p>
          </table:table-cell>
          <table:table-cell table:style-name="Table4.A1" office:value-type="string">
            <text:p text:style-name="P24">P ∧ Q</text:p>
          </table:table-cell>
          <table:table-cell table:style-name="Table4.A1" office:value-type="string">
            <text:p text:style-name="P24">P ∧ Q</text:p>
          </table:table-cell>
          <table:table-cell table:style-name="Table4.A1" office:value-type="string">
            <text:p text:style-name="P24">P ∧ Q</text:p>
          </table:table-cell>
          <table:table-cell table:style-name="Table4.E1" office:value-type="string">
            <text:p text:style-name="P28">P → (P ∧ Q) </text:p>
          </table:table-cell>
        </table:table-row>
        <table:table-row table:style-name="TableLine94797097252752">
          <table:table-cell table:style-name="Table4.A2" office:value-type="string">
            <text:p text:style-name="P90">Substitutions</text:p>
          </table:table-cell>
          <table:table-cell table:style-name="Table4.A2" office:value-type="string">
            <text:p text:style-name="P90">P=R</text:p>
            <text:p text:style-name="P90">Q=S</text:p>
          </table:table-cell>
          <table:table-cell table:style-name="Table4.A2" office:value-type="string">
            <text:p text:style-name="P90">P=-S</text:p>
            <text:p text:style-name="P90">Q=Z</text:p>
          </table:table-cell>
          <table:table-cell table:style-name="Table4.A2" office:value-type="string">
            <text:p text:style-name="P24">P=(C ∧ D)</text:p>
            <text:p text:style-name="P24">Q=D</text:p>
          </table:table-cell>
          <table:table-cell table:style-name="Table4.E2" office:value-type="string">
            <text:p text:style-name="P24">P=-H</text:p>
            <text:p text:style-name="P24">Q=(-S ∨ M)</text:p>
          </table:table-cell>
        </table:table-row>
        <table:table-row table:style-name="TableLine94797097255728">
          <table:table-cell table:style-name="Table4.A2" office:value-type="string">
            <text:p text:style-name="P90">Instance</text:p>
          </table:table-cell>
          <table:table-cell table:style-name="Table4.A2" office:value-type="string">
            <text:p text:style-name="P24">R ∧ S</text:p>
          </table:table-cell>
          <table:table-cell table:style-name="Table4.A2" office:value-type="string">
            <text:p text:style-name="P24">-S ∧ Z</text:p>
          </table:table-cell>
          <table:table-cell table:style-name="Table4.A2" office:value-type="string">
            <text:p text:style-name="P24">(C ∧ D) ∧ D</text:p>
          </table:table-cell>
          <table:table-cell table:style-name="Table4.E2" office:value-type="string">
            <text:p text:style-name="P28">-H → (-H ∧ (-S ∨ M))</text:p>
          </table:table-cell>
        </table:table-row>
      </table:table>
      <text:p text:style-name="P2"/>
      <text:h text:style-name="Heading_20_2" text:outline-level="2">Semantics </text:h>
      <text:p text:style-name="P2">The semantics of a language are the concepts denoted by the lexemes and </text:p>
      <text:p text:style-name="P2">sentences (propositional logic wffs). </text:p>
      <text:p text:style-name="P2"/>
      <text:h text:style-name="Heading_20_3" text:outline-level="3">Translation Hints</text:h>
      <table:table table:name="Table5" table:style-name="Table5">
        <table:table-column table:style-name="Table5.A"/>
        <table:table-column table:style-name="Table5.B"/>
        <table:table-row table:style-name="TableLine94797097239424">
          <table:table-cell table:style-name="Table5.A1" office:value-type="string">
            <text:p text:style-name="P91">P</text:p>
          </table:table-cell>
          <table:table-cell table:style-name="Table5.B1" office:value-type="string">
            <text:p text:style-name="P86">-<text:span text:style-name="T27">P</text:span></text:p>
          </table:table-cell>
        </table:table-row>
        <table:table-row table:style-name="TableLine94797096959088">
          <table:table-cell table:style-name="Table5.A2" office:value-type="string">
            <text:p text:style-name="P91">P</text:p>
            <text:p text:style-name="P25">it's true that P</text:p>
            <text:p text:style-name="P25">it's the case that P</text:p>
            <text:p text:style-name="P25">P whether or not Q</text:p>
            <text:p text:style-name="P25"><text:s text:c="6"/>literally: <text:s/>(Q ∨ -Q) -&gt; P</text:p>
          </table:table-cell>
          <table:table-cell table:style-name="Table5.B2" office:value-type="string">
            <text:p text:style-name="P26">it's false that P</text:p>
            <text:p text:style-name="P26">it's not true that P</text:p>
            <text:p text:style-name="P26">it's not the case that P</text:p>
            <text:p text:style-name="P26">non-P</text:p>
          </table:table-cell>
        </table:table-row>
      </table:table>
      <text:p text:style-name="P2"/>
      <table:table table:name="Table6" table:style-name="Table6">
        <table:table-column table:style-name="Table6.A"/>
        <table:table-column table:style-name="Table6.B"/>
        <table:table-row table:style-name="TableLine94797097262064">
          <table:table-cell table:style-name="Table6.A1" office:value-type="string">
            <text:p text:style-name="P26">P ∧ Q</text:p>
          </table:table-cell>
          <table:table-cell table:style-name="Table6.B1" office:value-type="string">
            <text:p text:style-name="P26">-(P ∧ Q)</text:p>
          </table:table-cell>
        </table:table-row>
        <table:table-row table:style-name="TableLine94797097280144">
          <table:table-cell table:style-name="Table6.A2" office:value-type="string">
            <text:p text:style-name="P26">both P and Q</text:p>
            <text:p text:style-name="P26">P but Q</text:p>
            <text:p text:style-name="P26">P yet Q</text:p>
            <text:p text:style-name="P26">P still Q</text:p>
            <text:p text:style-name="P26">P also Q</text:p>
            <text:p text:style-name="P26">P additionally Q</text:p>
            <text:p text:style-name="P26">P furthermore Q</text:p>
            <text:p text:style-name="P26">P however Q</text:p>
            <text:p text:style-name="P26">P although Q</text:p>
            <text:p text:style-name="P26">P nevertheless Q</text:p>
            <text:p text:style-name="P26">P moreover Q</text:p>
            <text:p text:style-name="P26">P even if/though Q</text:p>
            <text:p text:style-name="P26">P whereas Q</text:p>
          </table:table-cell>
          <table:table-cell table:style-name="Table6.B2" office:value-type="string">
            <text:p text:style-name="P26">P nand Q (in computing)</text:p>
          </table:table-cell>
        </table:table-row>
      </table:table>
      <text:p text:style-name="P2"/>
      <table:table table:name="Table7" table:style-name="Table7">
        <table:table-column table:style-name="Table7.A"/>
        <table:table-column table:style-name="Table7.B"/>
        <table:table-row table:style-name="TableLine94797097270480">
          <table:table-cell table:style-name="Table7.A1" office:value-type="string">
            <text:p text:style-name="P26">P ∨ Q</text:p>
          </table:table-cell>
          <table:table-cell table:style-name="Table7.B1" office:value-type="string">
            <text:p text:style-name="P26">-(P ∨ Q)</text:p>
          </table:table-cell>
        </table:table-row>
        <table:table-row table:style-name="TableLine94797097290336">
          <table:table-cell table:style-name="Table7.A2" office:value-type="string">
            <text:p text:style-name="P26">P or Q <text:span text:style-name="T56">(or both)</text:span></text:p>
            <text:p text:style-name="P26">P except if/when Q</text:p>
            <text:p text:style-name="P26">P except on condition that Q</text:p>
            <text:p text:style-name="P26"><text:soft-page-break/>P unless Q</text:p>
          </table:table-cell>
          <table:table-cell table:style-name="Table7.B2" office:value-type="string">
            <text:p text:style-name="P26">neither P nor Q</text:p>
            <text:p text:style-name="P26">P nor Q (in computing)</text:p>
          </table:table-cell>
        </table:table-row>
      </table:table>
      <text:p text:style-name="P2"/>
      <table:table table:name="Table8" table:style-name="Table8">
        <table:table-column table:style-name="Table8.A"/>
        <table:table-column table:style-name="Table8.B"/>
        <table:table-row table:style-name="TableLine94797097283472">
          <table:table-cell table:style-name="Table8.A1" office:value-type="string">
            <text:p text:style-name="P28">P → Q</text:p>
          </table:table-cell>
          <table:table-cell table:style-name="Table8.B1" office:value-type="string">
            <text:p text:style-name="P28">-P → -Q</text:p>
          </table:table-cell>
        </table:table-row>
        <table:table-row table:style-name="TableLine94797097303872">
          <table:table-cell table:style-name="Table8.A2" office:value-type="string">
            <text:p text:style-name="P26">if P then Q</text:p>
            <text:p text:style-name="P26">P implies Q</text:p>
            <text:p text:style-name="P26">P only if Q</text:p>
            <text:p text:style-name="P26">P results in Q</text:p>
            <text:p text:style-name="P26">P brings about Q</text:p>
            <text:p text:style-name="P26">P leads to Q</text:p>
            <text:p text:style-name="P26">P is a sufficient condition for Q</text:p>
            <text:p text:style-name="P26">P is sufficient for Q</text:p>
            <text:p text:style-name="P26">Q assuming that P</text:p>
            <text:p text:style-name="P26">Q on the condition that P</text:p>
            <text:p text:style-name="P26">Q given that P</text:p>
            <text:p text:style-name="P27">Q provided that P</text:p>
            <text:p text:style-name="P27">Q in case P</text:p>
          </table:table-cell>
          <table:table-cell table:style-name="Table8.B2" office:value-type="string">
            <text:p text:style-name="P27">P is a necessary condition for Q</text:p>
            <text:p text:style-name="P27">P is necessary for Q</text:p>
          </table:table-cell>
        </table:table-row>
      </table:table>
      <text:p text:style-name="P2"/>
      <table:table table:name="Table9" table:style-name="Table9">
        <table:table-column table:style-name="Table9.A"/>
        <table:table-column table:style-name="Table9.B"/>
        <table:table-row table:style-name="TableLine94797097293648">
          <table:table-cell table:style-name="Table9.A1" office:value-type="string">
            <text:p text:style-name="P28">P ↔ Q</text:p>
          </table:table-cell>
          <table:table-cell table:style-name="Table9.B1" office:value-type="string">
            <text:p text:style-name="P28">P ↔ -Q</text:p>
          </table:table-cell>
        </table:table-row>
        <table:table-row table:style-name="TableLine94797096831920">
          <table:table-cell table:style-name="Table9.A2" office:value-type="string">
            <text:p text:style-name="P27">P if and only if (iff) Q</text:p>
            <text:p text:style-name="P27">P just if Q</text:p>
            <text:p text:style-name="P27">P just in case Q</text:p>
            <text:p text:style-name="P27">P exactly if/when Q</text:p>
            <text:p text:style-name="P27">P but only if Q</text:p>
            <text:p text:style-name="P75">P is a necessary and sufficient <text:span text:style-name="T29">condition for Q</text:span></text:p>
            <text:p text:style-name="P76">P is necessary and sufficient for Q</text:p>
          </table:table-cell>
          <table:table-cell table:style-name="Table9.B2" office:value-type="string">
            <text:p text:style-name="P27">P xor Q (in computing)</text:p>
            <text:p text:style-name="P27"><text:span text:style-name="T56">either </text:span>P or Q <text:span text:style-name="T56">(but not both)</text:span></text:p>
            <text:p text:style-name="P27">P unless also Q</text:p>
            <text:p text:style-name="P27">P unless Q</text:p>
            <text:p text:style-name="P27">either P or Q</text:p>
          </table:table-cell>
        </table:table-row>
      </table:table>
      <text:p text:style-name="P2"/>
      <text:h text:style-name="Heading_20_3" text:outline-level="3">Conversational Implicature</text:h>
      <text:p text:style-name="P2"><text:span text:style-name="T2">CONVERSATIONAL IMPLICATURE</text:span> is what is meant by a speaker's utterance that is not part of the literal meaning of what is explicitly said.</text:p>
      <text:p text:style-name="P2"/>
      <text:p text:style-name="P64">'and then'</text:p>
      <text:p text:style-name="P2"/>
      <text:p text:style-name="P2">When 'and' is a shortened form of 'and then,' it cannot be translated into a conjunction since the word 'then' here denotes a temporal relationship between the clauses it joins and the conjunction operator in propositional logic has no notion of time.</text:p>
      <text:p text:style-name="P2"/>
      <text:p text:style-name="P52">Keep up the good work, and you'll go far.</text:p>
      <text:p text:style-name="P52"/>
      <text:p text:style-name="P52">Alice drove home and went to bed.</text:p>
      <text:p text:style-name="P52"/>
      <text:p text:style-name="P64">'if...then'</text:p>
      <text:p text:style-name="P2"/>
      <text:p text:style-name="P2">It can be tempting to rewrite 'and then' as 'if...then,' but it doesn't always result in a sentence with the same meaning.</text:p>
      <text:p text:style-name="P2"/>
      <text:p text:style-name="P52">Keep up the good work, and you'll go far.</text:p>
      <text:p text:style-name="P52">If you keep up the good work, then you'll go far.</text:p>
      <text:p text:style-name="P52"/>
      <text:p text:style-name="P52">Alice drove home and went to bed.</text:p>
      <text:p text:style-name="P52">If Alice drove home, then she went to bed.</text:p>
      <text:p text:style-name="P52"/>
      <text:p text:style-name="P2">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2"/>
      <table:table table:name="Table10" table:style-name="Table10">
        <table:table-column table:style-name="Table10.A"/>
        <table:table-column table:style-name="Table10.B"/>
        <text:soft-page-break/>
        <table:table-row table:style-name="TableLine94797096926656">
          <table:table-cell table:style-name="Table10.A1" office:value-type="string">
            <text:p text:style-name="P29">K → F</text:p>
          </table:table-cell>
          <table:table-cell table:style-name="Table10.B1" office:value-type="string">
            <text:p text:style-name="P29">if you keep up the good work, then you'll go far.</text:p>
          </table:table-cell>
        </table:table-row>
        <table:table-row table:style-name="TableLine94797096935648">
          <table:table-cell table:style-name="Table10.A2" office:value-type="string">
            <text:p text:style-name="P29">-(K → F)</text:p>
          </table:table-cell>
          <table:table-cell table:style-name="Table10.B2" office:value-type="string">
            <text:p text:style-name="P29">it's false that if you keep up the work, you'll go far</text:p>
          </table:table-cell>
        </table:table-row>
        <table:table-row table:style-name="TableLine94797096941968">
          <table:table-cell table:style-name="Table10.A2" office:value-type="string">
            <text:p text:style-name="P29">-(-K ∨ F)</text:p>
          </table:table-cell>
          <table:table-cell table:style-name="Table10.B2" office:value-type="string">
            <text:p text:style-name="P86"/>
          </table:table-cell>
        </table:table-row>
        <table:table-row table:style-name="TableLine94797096933552">
          <table:table-cell table:style-name="Table10.A2" office:value-type="string">
            <text:p text:style-name="P29">K ∧ -F</text:p>
          </table:table-cell>
          <table:table-cell table:style-name="Table10.B2" office:value-type="string">
            <text:p text:style-name="P29">You keep up the good work, and you don't go far.</text:p>
          </table:table-cell>
        </table:table-row>
      </table:table>
      <text:p text:style-name="P2"/>
      <text:h text:style-name="Heading_20_3" text:outline-level="3">Valuation Function</text:h>
      <text:p text:style-name="P2">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2"/>
      <text:p text:style-name="P2">Here is the valuation function for propositional logic,</text:p>
      <text:p text:style-name="P2"/>
      <table:table table:name="Table11" table:style-name="Table11">
        <table:table-column table:style-name="Table11.A"/>
        <table:table-column table:style-name="Table11.B"/>
        <table:table-row table:style-name="TableLine94797096934304">
          <table:table-cell table:style-name="Table11.A1" office:value-type="string">
            <text:p text:style-name="P29">v(-Φ) =</text:p>
          </table:table-cell>
          <table:table-cell table:style-name="Table11.B1" office:value-type="string">
            <text:p text:style-name="P77">true if Φ is false;</text:p>
            <text:p text:style-name="P29">false if Φ is true</text:p>
          </table:table-cell>
        </table:table-row>
        <table:table-row table:style-name="TableLine94797096986640">
          <table:table-cell table:style-name="Table11.A2" office:value-type="string">
            <text:p text:style-name="P29">v(Φ ∧ Ψ) =</text:p>
          </table:table-cell>
          <table:table-cell table:style-name="Table11.B2" office:value-type="string">
            <text:p text:style-name="P77">true if both Φ and Ψ are true;</text:p>
            <text:p text:style-name="P29">false if either Φ or Ψ or both are false</text:p>
          </table:table-cell>
        </table:table-row>
        <table:table-row table:style-name="TableLine94797096989520">
          <table:table-cell table:style-name="Table11.A2" office:value-type="string">
            <text:p text:style-name="P29"><text:s/>v(Φ ∨ Ψ) <text:span text:style-name="T30">=</text:span></text:p>
          </table:table-cell>
          <table:table-cell table:style-name="Table11.B2" office:value-type="string">
            <text:p text:style-name="P77">true if either Φ or Ψ or both are true;</text:p>
            <text:p text:style-name="P29">false if both Φ and Ψ are false</text:p>
          </table:table-cell>
        </table:table-row>
        <table:table-row table:style-name="TableLine94797096975328">
          <table:table-cell table:style-name="Table11.A2" office:value-type="string">
            <text:p text:style-name="P29">v(Φ → Ψ) =</text:p>
          </table:table-cell>
          <table:table-cell table:style-name="Table11.B2" office:value-type="string">
            <text:p text:style-name="P77">true if Φ is false or Ψ is true;</text:p>
            <text:p text:style-name="P29">false if Φ is true and Ψ is false</text:p>
          </table:table-cell>
        </table:table-row>
        <table:table-row table:style-name="TableLine94797096867728">
          <table:table-cell table:style-name="Table11.A2" office:value-type="string">
            <text:p text:style-name="P29">v(Φ ↔ Ψ) =</text:p>
          </table:table-cell>
          <table:table-cell table:style-name="Table11.B2" office:value-type="string">
            <text:p text:style-name="P77">true if both Φ and Ψ are true, or both Φ and Ψ are false;</text:p>
            <text:p text:style-name="P8">false if either Φ is true and Ψ is false, or <text:span text:style-name="T28">Φ is false and Ψ is true.</text:span></text:p>
          </table:table-cell>
        </table:table-row>
      </table:table>
      <text:p text:style-name="P2"/>
      <text:h text:style-name="Heading_20_3" text:outline-level="3">Sequents</text:h>
      <text:p text:style-name="P2">A <text:span text:style-name="T2">SEQUENT</text:span> is a metalogical notation expressing that a conclusion C follows from a set of premises, P<text:span text:style-name="T31">1</text:span>,...,P<text:span text:style-name="T31">n</text:span>.</text:p>
      <text:p text:style-name="P2"/>
      <text:p text:style-name="P52">P<text:span text:style-name="T31">1</text:span>,...,P<text:span text:style-name="T31">n </text:span><text:s/>⊢ <text:s/>C</text:p>
      <text:p text:style-name="P2"/>
      <text:p text:style-name="P2">'⊢' is a <text:span text:style-name="T2">TURNSTILE</text:span>. <text:s/>It's part of the metalanguage, not a part of propositional logic.</text:p>
      <text:p text:style-name="P2"/>
      <text:h text:style-name="Heading_20_3" text:outline-level="3">TRUTH-TABLES</text:h>
      <text:p text:style-name="P2">Truth-tables allow us to visually study the semantic characteristics of wffs as defined by the valuation function. <text:s/>Each row of the table is equivalent to one VALUATION of the function v upon a formula.</text:p>
      <text:p text:style-name="P2"/>
      <text:h text:style-name="Heading_20_4" text:outline-level="4">Truth-Table Construction</text:h>
      <text:p text:style-name="P59">Procedure</text:p>
      <text:p text:style-name="P2"/>
      <text:list xml:id="list3783111856" text:style-name="L3">
        <text:list-item>
          <text:p text:style-name="P119">Construct The table heading starting on the top left with a horizontal alphabetical list of all proposition symbols occurring in the formulas under study, followed to the right by a second horizontal list of the formulas themselves.<text:line-break/></text:p>
        </text:list-item>
        <text:list-item>
          <text:p text:style-name="P119">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p>
        </text:list-item>
        <text:list-item>
          <text:p text:style-name="P119">The remainder of the table is populated row-by-row carrying the T or F values under each proposition symbol to the right and placing them under the corresponding symbol occurring in each wff.<text:line-break/></text:p>
        </text:list-item>
        <text:list-item>
          <text:p text:style-name="P119"><text:soft-page-break/>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p>
        </text:list-item>
      </text:list>
      <text:p text:style-name="P2"/>
      <text:p text:style-name="P2">The study will only need to consider the columns under each wffs' main <text:span text:style-name="T33">o</text:span>perator, so it is convenient to highlight the completed column somehow. <text:s/>Here we place an '*' at the bottom of those columns.</text:p>
      <text:p text:style-name="P2"/>
      <text:h text:style-name="Heading_20_4" text:outline-level="4">Truth-Table Study of The Truth-Functions</text:h>
      <text:p text:style-name="P2">The valuations for our primitive truth-functions are illustrated in the following truth-tables.</text:p>
      <text:p text:style-name="P2"/>
      <text:p text:style-name="P2"><text:s text:c="10"/>P <text:s text:c="2"/>| - P</text:p>
      <text:p text:style-name="P2"><text:s text:c="9"/>===========</text:p>
      <text:p text:style-name="P2"><text:s text:c="10"/>F <text:s text:c="2"/>| T F</text:p>
      <text:p text:style-name="P2"><text:s text:c="10"/>T <text:s text:c="2"/>| F T</text:p>
      <text:p text:style-name="P2"><text:s text:c="16"/>*</text:p>
      <text:p text:style-name="P2"/>
      <text:p text:style-name="P2"><text:s text:c="10"/>P Q | (P ∧ Q) | (P ∨ Q) | (P → Q) | (P ↔ Q)</text:p>
      <text:p text:style-name="P2"><text:s text:c="9"/>=============================================</text:p>
      <text:p text:style-name="P2"><text:s text:c="10"/>F F | <text:s/>F F F <text:s/>| <text:s/>F F F <text:s/>| <text:s/>F T F <text:s/>| <text:s/>F T <text:s/>F</text:p>
      <text:p text:style-name="P2"><text:s text:c="10"/>F T | <text:s/>F F T <text:s/>| <text:s/>F T T <text:s/>| <text:s/>F T T <text:s/>| <text:s/>F F <text:s/>T</text:p>
      <text:p text:style-name="P2"><text:s text:c="10"/>T F | <text:s/>T F F <text:s/>| <text:s/>T T F <text:s/>| <text:s/>T F F <text:s/>| <text:s/>T F <text:s/>F</text:p>
      <text:p text:style-name="P2"><text:s text:c="10"/>T T | <text:s/>T T T <text:s/>| <text:s/>T T T <text:s/>| <text:s/>T T T <text:s/>| <text:s/>T T <text:s/>T</text:p>
      <text:p text:style-name="P2"><text:s text:c="19"/>* <text:s text:c="8"/>* <text:s text:c="8"/>* <text:s text:c="8"/>*</text:p>
      <text:p text:style-name="P2"/>
      <text:h text:style-name="Heading_20_4" text:outline-level="4">Truth-Table Study of A Single WFF</text:h>
      <text:p text:style-name="P2">More typical of a truth-table is its construction for a more complex formula. <text:s/>Here's an example,</text:p>
      <text:p text:style-name="P2"/>
      <text:p text:style-name="P2"><text:s text:c="10"/>P Q | -(P ↔ Q) V P</text:p>
      <text:p text:style-name="P2"><text:s text:c="9"/>======================</text:p>
      <text:p text:style-name="P2"><text:s text:c="10"/>F F | F F T F <text:s/>F F</text:p>
      <text:p text:style-name="P2"><text:s text:c="10"/>F T | T F F T <text:s/>T F</text:p>
      <text:p text:style-name="P2"><text:s text:c="10"/>T F | T T F F <text:s/>T T</text:p>
      <text:p text:style-name="P2"><text:s text:c="10"/>T T | F T T T <text:s/>T T</text:p>
      <text:p text:style-name="P2"><text:s text:c="25"/>*</text:p>
      <text:p text:style-name="P2"/>
      <text:p text:style-name="P2">Once the truth-table is completed examining the column below the main operator can reveal important properties of the formula.</text:p>
      <text:p text:style-name="P2"/>
      <text:p text:style-name="P59">INCONSISTENT WFF</text:p>
      <text:p text:style-name="P52">A formula that has no true valuations; i.e. the column under the main operator has all F's.</text:p>
      <text:p text:style-name="P52"/>
      <text:p text:style-name="P59">CONTRADICTION</text:p>
      <text:p text:style-name="P52">A kind of inconsistent formula that's structured as the conjunction of a wff with its negation; i.e. any instance of 'Φ ∧ -Φ'.</text:p>
      <text:p text:style-name="P52"/>
      <text:p text:style-name="P59">CONSISTENT WFF</text:p>
      <text:p text:style-name="P52">A wff that is true on at least one valuation (row); i.e. the column under the formula's main operator contains at least one T.</text:p>
      <text:p text:style-name="P52"/>
      <text:p text:style-name="P59">CONTINGENT WFF</text:p>
      <text:p text:style-name="P52">A consistent formula that's true on some valuations and false on others; i.e. the column under the main operator contains at least one T and at least one F.</text:p>
      <text:p text:style-name="P52"/>
      <text:p text:style-name="P59">TAUTOLOGY or VALIDITY</text:p>
      <text:p text:style-name="P52">A consistent formula that's true on all valuations; i.e. the column under the main operator contains all T's.</text:p>
      <text:p text:style-name="P52"><text:soft-page-break/></text:p>
      <text:p text:style-name="P2">Summary</text:p>
      <text:p text:style-name="P2"/>
      <table:table table:name="Table12" table:style-name="Table12">
        <table:table-column table:style-name="Table12.A" table:number-columns-repeated="2"/>
        <table:table-column table:style-name="Table12.C"/>
        <table:table-row table:style-name="TableLine94797097496912">
          <table:table-cell table:style-name="Table12.A1" office:value-type="string">
            <text:p text:style-name="P92">Number of T’s</text:p>
          </table:table-cell>
          <table:table-cell table:style-name="Table12.A1" office:value-type="string">
            <text:p text:style-name="P92">Number of F’s</text:p>
          </table:table-cell>
          <table:table-cell table:style-name="Table12.C1" office:value-type="string">
            <text:p text:style-name="P92">Assessment</text:p>
          </table:table-cell>
        </table:table-row>
        <table:table-row table:style-name="TableLine94797097467776">
          <table:table-cell table:style-name="Table12.A2" office:value-type="string">
            <text:p text:style-name="P92">0</text:p>
          </table:table-cell>
          <table:table-cell table:style-name="Table12.A2" office:value-type="string">
            <text:p text:style-name="P92">2+</text:p>
          </table:table-cell>
          <table:table-cell table:style-name="Table12.C2" office:value-type="string">
            <text:p text:style-name="P92">Inconsistent/Contradiction</text:p>
          </table:table-cell>
        </table:table-row>
        <table:table-row table:style-name="TableLine94797097473632">
          <table:table-cell table:style-name="Table12.A2" office:value-type="string">
            <text:p text:style-name="P92">1+</text:p>
          </table:table-cell>
          <table:table-cell table:style-name="Table12.A2" office:value-type="string">
            <text:p text:style-name="P92">0+</text:p>
          </table:table-cell>
          <table:table-cell table:style-name="Table12.C2" office:value-type="string">
            <text:p text:style-name="P92">Consistent</text:p>
          </table:table-cell>
        </table:table-row>
        <table:table-row table:style-name="TableLine94797097475968">
          <table:table-cell table:style-name="Table12.A2" office:value-type="string">
            <text:p text:style-name="P92">1+</text:p>
          </table:table-cell>
          <table:table-cell table:style-name="Table12.A2" office:value-type="string">
            <text:p text:style-name="P92">1+</text:p>
          </table:table-cell>
          <table:table-cell table:style-name="Table12.C2" office:value-type="string">
            <text:p text:style-name="P92">Contingent</text:p>
          </table:table-cell>
        </table:table-row>
        <table:table-row table:style-name="TableLine94797097479568">
          <table:table-cell table:style-name="Table12.A2" office:value-type="string">
            <text:p text:style-name="P92">2+</text:p>
          </table:table-cell>
          <table:table-cell table:style-name="Table12.A2" office:value-type="string">
            <text:p text:style-name="P92">0</text:p>
          </table:table-cell>
          <table:table-cell table:style-name="Table12.C2" office:value-type="string">
            <text:p text:style-name="P92">Tautology or Validity</text:p>
          </table:table-cell>
        </table:table-row>
      </table:table>
      <text:p text:style-name="P2"/>
      <text:h text:style-name="Heading_20_4" text:outline-level="4">Truth-Functional Completeness</text:h>
      <text:p text:style-name="P2"><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2"/>
      <text:p text:style-name="P2">For example, observe in the two examples that the columns under the main operators (highlighted with '*') under each wff have the same value in the same valuation.</text:p>
      <text:p text:style-name="P2"/>
      <text:p text:style-name="P2"><text:s text:c="10"/>P Q | (P | Q) | -(P ∧ Q) <text:s text:c="4"/>R S | R → S | - R ∨ S</text:p>
      <text:p text:style-name="P2"><text:s text:c="9"/>========================== <text:s text:c="3"/>========================</text:p>
      <text:p text:style-name="P2"><text:s text:c="10"/>F F | <text:s/>F T F <text:s/>| T F F F <text:s text:c="5"/>F F | F T F | T F T F</text:p>
      <text:p text:style-name="P2"><text:s text:c="10"/>F T | <text:s/>F T T <text:s/>| T F F T <text:s text:c="5"/>F T | F T T | T F T T</text:p>
      <text:p text:style-name="P2"><text:s text:c="10"/>T F | <text:s/>T T F <text:s/>| T T F F <text:s text:c="5"/>T F | T F F | F T F F</text:p>
      <text:p text:style-name="P2"><text:s text:c="10"/>T T | <text:s/>T F T <text:s/>| F T T T <text:s text:c="5"/>T T | T T T | F T T T</text:p>
      <text:p text:style-name="P2"><text:s text:c="19"/>* <text:s text:c="5"/>* <text:s text:c="19"/>* <text:s text:c="4"/>*</text:p>
      <text:p text:style-name="P2"/>
      <text:h text:style-name="Heading_20_4" text:outline-level="4">Truth-Table Study of A Set of WFFs</text:h>
      <text:p text:style-name="P2">A truth-table study of a set of wffs can give us insight into the relationships between those formulas.</text:p>
      <text:p text:style-name="P2"/>
      <text:p text:style-name="P59">CONSISTENT SET OF FORMULAS</text:p>
      <text:p text:style-name="P52">A set of wffs is <text:span text:style-name="T2">CONSISTENT</text:span> if there is at least one valuation (row) of the table on which every formula has T under its main operator.</text:p>
      <text:p text:style-name="P52"/>
      <text:p text:style-name="P59">LOGICALLY EQUIVALENT PAIR OF FORMULAS</text:p>
      <text:p text:style-name="P52">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52"/>
      <text:p text:style-name="P59">INCONSISTENT SET OF FORMULAS</text:p>
      <text:p text:style-name="P52">A set of wffs is <text:span text:style-name="T2">INCONSISTENT</text:span> if there is no valuation (row) on which all formulas have T under their main operators.</text:p>
      <text:p text:style-name="P52"/>
      <text:p text:style-name="P2"><text:s text:c="10"/>R S | R → S | - R ∨ S</text:p>
      <text:p text:style-name="P2"><text:s text:c="9"/>=======================</text:p>
      <text:p text:style-name="P2"><text:s text:c="10"/>F F | F T F | T F T F</text:p>
      <text:p text:style-name="P2"><text:s text:c="10"/>F T | F T T | T F T T</text:p>
      <text:p text:style-name="P2"><text:s text:c="10"/>T F | T F F | F T F F</text:p>
      <text:p text:style-name="P2"><text:s text:c="10"/>T T | T T T | F T T T</text:p>
      <text:p text:style-name="P2"><text:s text:c="18"/>* <text:s text:c="8"/>*</text:p>
      <text:p text:style-name="P2"/>
      <text:h text:style-name="Heading_20_4" text:outline-level="4"><text:soft-page-break/>Truth-Table Study of A Sequent</text:h>
      <text:p text:style-name="P2">A truth-table for an argument is constructed simply by treating the set of premises and the conclusion as a set of wffs under study.</text:p>
      <text:p text:style-name="P2"/>
      <text:p text:style-name="P2">Evaluation is just a matter of reading the definition of a valid deductive argument directly off the table. <text:s/>A deductive argument is an argument whose conclusion cannot be F if the premises are all T.</text:p>
      <text:p text:style-name="P2">Notice from the definition that the conclusion is free to hold any value on a valuation (row) where the premises are not all true.</text:p>
      <text:p text:style-name="P2"/>
      <text:p text:style-name="P2">Example</text:p>
      <text:p text:style-name="P2"/>
      <text:p text:style-name="P2"><text:s text:c="10"/>P Q | P → Q , - Q <text:s/>⊢ <text:s/>- P</text:p>
      <text:p text:style-name="P2"><text:s text:c="9"/>===========================</text:p>
      <text:p text:style-name="P2"><text:s text:c="10"/>F F | F T F | T F <text:s/>| <text:s/>T F <text:s/>&lt;==</text:p>
      <text:p text:style-name="P2"><text:s text:c="10"/>F T | F T T | F T <text:s/>| <text:s/>T F</text:p>
      <text:p text:style-name="P2"><text:s text:c="10"/>T F | T F F | T F <text:s/>| <text:s/>F T</text:p>
      <text:p text:style-name="P2"><text:s text:c="10"/>T T | T T T | F T <text:s/>| <text:s/>F T</text:p>
      <text:p text:style-name="P2"><text:s text:c="18"/>* <text:s text:c="4"/>* <text:s text:c="6"/>*</text:p>
      <text:p text:style-name="P2"/>
      <text:p text:style-name="P2">The row indicated with an arrow verifies that this argument is valid.</text:p>
      <text:p text:style-name="P2"/>
      <text:p text:style-name="P2">An invalid argument is an argument that contains at least one valuation on which all the premises are T, but the conclusion is F.</text:p>
      <text:p text:style-name="P2"/>
      <text:p text:style-name="P2"><text:s text:c="3"/>Example</text:p>
      <text:p text:style-name="P2"/>
      <text:p text:style-name="P2"><text:s text:c="10"/>P Q | P → Q , <text:s/>- P <text:s/>⊢ <text:s/>- Q</text:p>
      <text:p text:style-name="P2"><text:s text:c="9"/>============================</text:p>
      <text:p text:style-name="P2"><text:s text:c="10"/>F F | <text:s text:c="2"/>T <text:s text:c="2"/>| <text:s/>T <text:s text:c="3"/>| <text:s/>T F</text:p>
      <text:p text:style-name="P2"><text:s text:c="10"/>F T | <text:s text:c="2"/>T <text:s text:c="2"/>| <text:s/>T <text:s text:c="3"/>| <text:s/>F T <text:s/>&lt;==</text:p>
      <text:p text:style-name="P2"><text:s text:c="10"/>T F | <text:s text:c="2"/>F <text:s text:c="2"/>| <text:s/>F <text:s text:c="3"/>| <text:s/>T F</text:p>
      <text:p text:style-name="P2"><text:s text:c="10"/>T T | <text:s text:c="2"/>T <text:s text:c="2"/>| <text:s/>F <text:s text:c="3"/>| <text:s/>F T</text:p>
      <text:p text:style-name="P2"><text:s text:c="18"/>* <text:s text:c="5"/>* <text:s text:c="6"/>*</text:p>
      <text:p text:style-name="P2"/>
      <text:p text:style-name="P2">We have discovered a row on which the premises are all T, but the conclusion is F, so the argument form is invalid.</text:p>
      <text:p text:style-name="P2"/>
      <text:p text:style-name="P2">The results for an inconsistent set of premises may seem counter-intuitive.</text:p>
      <text:p text:style-name="P2"/>
      <text:p text:style-name="P2"><text:s text:c="10"/>P Q | P , - P ⊢ <text:s/>Q</text:p>
      <text:p text:style-name="P2"><text:s text:c="9"/>====================</text:p>
      <text:p text:style-name="P2"><text:s text:c="10"/>F F | F | T F | <text:s/>F</text:p>
      <text:p text:style-name="P2"><text:s text:c="10"/>F T | F | T F | <text:s/>T <text:s/>&lt;==</text:p>
      <text:p text:style-name="P2"><text:s text:c="10"/>T F | T | F T | <text:s/>F</text:p>
      <text:p text:style-name="P2"><text:s text:c="10"/>T T | T | F T | <text:s/>T <text:s/>&lt;==</text:p>
      <text:p text:style-name="P2"><text:s text:c="16"/>* <text:s text:c="2"/>* <text:s text:c="5"/>*</text:p>
      <text:p text:style-name="P2"/>
      <text:p text:style-name="P2">This argument is valid. <text:s/>Since there are no rows where the premises are all true; any conclusion whatever follows.</text:p>
      <text:p text:style-name="P2"/>
      <text:p text:style-name="P2">A disadvantage of truth-tables is that they grow exponentially. <text:s/>A set of wffs with n proposition symbols will have 2<text:span text:style-name="T34">n</text:span> rows.</text:p>
      <text:p text:style-name="P2"/>
      <text:h text:style-name="Heading_20_3" text:outline-level="3">Truth-Tables ("Fast Method")</text:h>
      <text:p text:style-name="P2">There is a faster way to construct a truth-table, though it is not as visually satisfying. Instead, it implements a search algorithm to find only those valuations on which a formula is T (or F). <text:s/>It has the advantage over a full <text:soft-page-break/>truth-table in that we do not have the problem of potentially huge tables due to a large number of proposition symbols.</text:p>
      <text:p text:style-name="P2"/>
      <text:p text:style-name="P59">Procedure</text:p>
      <text:p text:style-name="P2"/>
      <text:list xml:id="list3348364071" text:style-name="L4">
        <text:list-item>
          <text:p text:style-name="P120">Write down in a horizontal list the wff, set of wffs, or sequent under study. <text:s/>Write T or F (depending on what you are trying to find – see Truth-Table Study of Single WFFs above) below the main operator of each formula.<text:line-break/></text:p>
        </text:list-item>
        <text:list-item>
          <text:p text:style-name="P120">Now work backward from the outermost operator down to the innermost parentheses. <text:s/>Evaluate as many sub-expressions as possible, continuing until it is not possible to do anything else - some sub-wffs may go undetermined.<text:line-break/></text:p>
        </text:list-item>
        <text:list-item>
          <text:p text:style-name="P120">While performing step 2 if you can find the truth-value of a proposition symbol, place that value under all other occurrences of that symbol in each of the wffs under study.<text:line-break/></text:p>
        </text:list-item>
        <text:list-item>
          <text:p text:style-name="P120">The search is successful if you encounter a contradiction or if the valuation we sought is now readable off the table. <text:s/>This is the set of values found for the proposition symbols that makes the main operator T (or F).</text:p>
        </text:list-item>
      </text:list>
      <text:p text:style-name="P2"/>
      <text:p text:style-name="P2">The study is to find valuations for the proposition symbols on which the whole wff is T (or F). <text:s/>So, it is convenient to highlight somehow the symbols' values at the end of this process. <text:s/>I will place an '*' under them.</text:p>
      <text:p text:style-name="P2"/>
      <text:h text:style-name="Heading_20_4" text:outline-level="4">Fast truth-table Study of A Single WFF</text:h>
      <text:p text:style-name="P2">To check if a wff has any valuation on which it is T, set its main operator to T; and to check if it has a valuation on which it is F, set its main operator to F.</text:p>
      <text:p text:style-name="P2"/>
      <text:p text:style-name="P2"><text:s text:c="3"/>Examples</text:p>
      <text:p text:style-name="P2"/>
      <text:p text:style-name="P2"><text:s text:c="9"/>1. <text:s/>P ∧ Q <text:s text:c="4"/>--P ∧ (Q ∨ P) <text:s text:c="4"/>P ∨ -Q <text:s text:c="4"/>P → (- Q ∨ R)</text:p>
      <text:p text:style-name="P2"><text:s text:c="15"/>T <text:s text:c="10"/>T <text:s text:c="14"/>F <text:s text:c="9"/>F</text:p>
      <text:p text:style-name="P2"/>
      <text:p text:style-name="P2"><text:s text:c="9"/>2. <text:s/>P ∧ Q <text:s text:c="4"/>--P ∧ (Q ∨ P) <text:s text:c="4"/>P ∨ -Q <text:s text:c="4"/>P → (- Q ∨ R)</text:p>
      <text:p text:style-name="P2"><text:s text:c="13"/>T T T <text:s text:c="4"/>T <text:s text:c="2"/>T <text:s text:c="3"/>T <text:s text:c="7"/>F F F <text:s text:c="5"/>T F <text:s text:c="3"/>F</text:p>
      <text:p text:style-name="P2"><text:s text:c="13"/>* <text:s text:c="2"/>*</text:p>
      <text:p text:style-name="P2"/>
      <text:p text:style-name="P2"><text:s text:c="9"/>3. <text:s text:c="11"/>--P ∧ (Q ∨ P) <text:s text:c="4"/>P ∨ - Q <text:s text:c="3"/>P → (- Q ∨ R)</text:p>
      <text:p text:style-name="P2"><text:s text:c="23"/>TFT T <text:s text:c="3"/>T T <text:s text:c="5"/>F F F T <text:s text:c="3"/>T F <text:s/>F <text:s text:c="2"/>F F</text:p>
      <text:p text:style-name="P2"><text:s text:c="41"/>* <text:s text:c="4"/>*</text:p>
      <text:p text:style-name="P2"/>
      <text:p text:style-name="P2"><text:s text:c="9"/>4. <text:s text:c="11"/>--P ∧ (Q ∨ P) <text:s text:c="15"/>P → (- Q ∨ R)</text:p>
      <text:p text:style-name="P2"><text:s text:c="23"/>TFT T <text:s/>? T T <text:s text:c="16"/>T F <text:s/>F T F F</text:p>
      <text:p text:style-name="P2"><text:s text:c="25"/>* <text:s text:c="3"/>* <text:s text:c="2"/>* <text:s text:c="16"/>* <text:s text:c="5"/>* <text:s text:c="2"/>*</text:p>
      <text:p text:style-name="P2"/>
      <text:p text:style-name="P2">Valuations Discovered</text:p>
      <text:p text:style-name="P2"/>
      <text:p text:style-name="P2"><text:s text:c="13"/>P=T <text:s text:c="6"/>P=T <text:s text:c="16"/>P=F <text:s text:c="8"/>P=T</text:p>
      <text:p text:style-name="P2"><text:s text:c="13"/>Q=F <text:s text:c="6"/>Q=T or F <text:s text:c="11"/>Q=T <text:s text:c="8"/>Q=T</text:p>
      <text:p text:style-name="P2"><text:s text:c="55"/>R=F</text:p>
      <text:p text:style-name="P2"/>
      <text:p text:style-name="P2">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2"/>
      <text:p text:style-name="P2">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2"><text:soft-page-break/></text:p>
      <text:h text:style-name="Heading_20_4" text:outline-level="4">Fast Truth-Table Study of A Set of WFFs</text:h>
      <text:p text:style-name="P2">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2"/>
      <text:p text:style-name="P2"><text:s text:c="3"/>Example <text:s/>Test each pair of wffs for consistency</text:p>
      <text:p text:style-name="P2"/>
      <text:p text:style-name="P2"><text:s text:c="9"/>1. <text:s/>P ∧ Q <text:s text:c="3"/>-(- P ∨ - Q) <text:s text:c="12"/>P ∧ Q <text:s text:c="3"/>-P ∨ -Q</text:p>
      <text:p text:style-name="P2"><text:s text:c="15"/>T <text:s text:c="5"/>T <text:s text:c="25"/>T <text:s text:c="8"/>T</text:p>
      <text:p text:style-name="P2"><text:s text:c="3"/></text:p>
      <text:p text:style-name="P2"><text:s text:c="9"/>2. <text:s/>P ∧ Q <text:s text:c="3"/>-(- P ∨ - Q) <text:s text:c="12"/>P ∧ Q <text:s text:c="3"/>-P ∨ -Q</text:p>
      <text:p text:style-name="P2"><text:s text:c="13"/>T T T <text:s text:c="3"/>T <text:s text:c="4"/>F <text:s text:c="17"/>T T T <text:s text:c="6"/>T <text:s/></text:p>
      <text:p text:style-name="P2"><text:s text:c="3"/></text:p>
      <text:p text:style-name="P2"><text:s text:c="9"/>3. <text:s/>P ∧ Q <text:s text:c="3"/>-(- P ∨ - Q) <text:s text:c="12"/>P ∧ Q <text:s text:c="3"/>- P ∨ - Q</text:p>
      <text:p text:style-name="P2"><text:s text:c="13"/>T T T <text:s text:c="3"/>T F <text:s text:c="2"/>F F <text:s text:c="15"/>T T T <text:s text:c="3"/>F T T F T</text:p>
      <text:p text:style-name="P2"><text:s text:c="47"/>* <text:s text:c="2"/>*</text:p>
      <text:p text:style-name="P2"><text:s text:c="9"/>4. <text:s/>P ∧ Q <text:s text:c="3"/>-(- P ∨ - Q) <text:s text:c="12"/>inconsistent</text:p>
      <text:p text:style-name="P2"><text:s text:c="13"/>T T T <text:s text:c="3"/>T F T F F T</text:p>
      <text:p text:style-name="P2"><text:s text:c="13"/>* <text:s text:c="2"/>* <text:s text:c="7"/>* <text:s text:c="4"/>*</text:p>
      <text:p text:style-name="P2"><text:s text:c="13"/>consistent</text:p>
      <text:p text:style-name="P2"/>
      <text:p text:style-name="P2"><text:s text:c="13"/>P=T</text:p>
      <text:p text:style-name="P2"><text:s text:c="13"/>Q=T</text:p>
      <text:p text:style-name="P2"><text:s text:c="3"/></text:p>
      <text:h text:style-name="Heading_20_4" text:outline-level="4">Fast Truth-Table Study of A Sequent</text:h>
      <text:p text:style-name="P2">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2"><text:s text:c="6"/></text:p>
      <text:p text:style-name="P2"><text:s text:c="3"/>Example <text:s/>Test the sequent for validity</text:p>
      <text:p text:style-name="P2"/>
      <text:p text:style-name="P2"><text:s text:c="9"/>1. <text:s/>- P → (Q ∨ R), - Q <text:s/>⊢ <text:s text:c="2"/>R → P</text:p>
      <text:p text:style-name="P2"><text:s text:c="17"/>T <text:s text:c="9"/>T <text:s text:c="9"/>F</text:p>
      <text:p text:style-name="P2"/>
      <text:p text:style-name="P2"><text:s text:c="9"/>2. <text:s/>- P → (Q ∨ R), - Q <text:s/>⊢ <text:s text:c="2"/>R → P</text:p>
      <text:p text:style-name="P2"><text:s text:c="17"/>T <text:s text:c="9"/>T F <text:s text:c="5"/>T F F</text:p>
      <text:p text:style-name="P2"/>
      <text:p text:style-name="P2"><text:s text:c="9"/>3. <text:s/>- P → (Q ∨ R), - Q <text:s/>⊢ <text:s text:c="2"/>R → P</text:p>
      <text:p text:style-name="P2"><text:s text:c="15"/>F T <text:s/>F <text:s text:c="2"/>T <text:s text:c="2"/>T F <text:s text:c="5"/>T F F</text:p>
      <text:p text:style-name="P2"/>
      <text:p text:style-name="P2"><text:s text:c="9"/>4. <text:s/>- P → (Q ∨ R), - Q <text:s/>⊢ <text:s text:c="2"/>R → P</text:p>
      <text:p text:style-name="P2"><text:s text:c="13"/>T F T <text:s/>F T T <text:s text:c="2"/>T F <text:s text:c="5"/>T F F</text:p>
      <text:p text:style-name="P2"><text:s text:c="17"/>* <text:s text:c="9"/>* <text:s text:c="9"/>*</text:p>
      <text:p text:style-name="P2"/>
      <text:p text:style-name="P2">The search succeeded in finding a set of values that make all the premises T and the conclusion F. <text:s/>So the argument is invalid.</text:p>
      <text:p text:style-name="P2"/>
      <text:p text:style-name="P2"><text:s text:c="3"/>Example <text:s/>Test the argument form for validity</text:p>
      <text:p text:style-name="P2"/>
      <text:p text:style-name="P2"><text:s text:c="9"/>1. <text:s/>P → (Q ∨ R), Q → S, P <text:s/>⊢ <text:s/>- R → S</text:p>
      <text:p text:style-name="P2"><text:s text:c="15"/>T <text:s text:c="11"/>T <text:s text:c="3"/>T <text:s text:c="8"/>F</text:p>
      <text:p text:style-name="P2"/>
      <text:p text:style-name="P2"><text:s text:c="9"/>2. <text:s/>P → (Q ∨ R), Q → S, P <text:s/>⊢ <text:s/>- R → S</text:p>
      <text:p text:style-name="P2"><text:soft-page-break/><text:s text:c="15"/>T <text:s text:c="11"/>T <text:s text:c="3"/>T <text:s text:c="4"/>T <text:s text:c="2"/>F F</text:p>
      <text:p text:style-name="P2"/>
      <text:p text:style-name="P2"><text:s text:c="9"/>3. <text:s/>P → (Q ∨ R), Q → S, P <text:s/>⊢ <text:s/>- R → S</text:p>
      <text:p text:style-name="P2"><text:s text:c="13"/>T T <text:s text:c="11"/>T F <text:s/>T <text:s text:c="4"/>T F F F</text:p>
      <text:p text:style-name="P2"/>
      <text:p text:style-name="P2"><text:s text:c="9"/>4. <text:s/>P → (Q ∨ R), Q → S, P <text:s/>⊢ <text:s/>- R → S</text:p>
      <text:p text:style-name="P2"><text:s text:c="13"/>T T <text:s text:c="3"/>T F <text:s text:c="2"/>F T F <text:s/>T <text:s text:c="4"/>T F F F</text:p>
      <text:p text:style-name="P2"/>
      <text:p text:style-name="P2"><text:s text:c="9"/>5. <text:s/>P → (Q ∨ R), Q → S, P <text:s/>⊢ <text:s/>- R → S</text:p>
      <text:p text:style-name="P2"><text:s text:c="13"/>T T <text:s/>F T F <text:s text:c="2"/>F T F <text:s/>T <text:s text:c="4"/>T F F F</text:p>
      <text:p text:style-name="P2"><text:s text:c="18"/>*</text:p>
      <text:p text:style-name="P2"/>
      <text:p text:style-name="P2">We've discovered a contradiction. <text:s/>The highlighted disjunction can't be T if both Q and R are F. <text:s/>Therefore, the form is valid.</text:p>
      <text:p text:style-name="P2"/>
      <text:h text:style-name="Heading_20_3" text:outline-level="3">Truth-Trees</text:h>
      <text:p text:style-name="P59">Decidability</text:p>
      <text:p text:style-name="P52">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52"/>
      <text:p text:style-name="P59">Truth-Trees</text:p>
      <text:p text:style-name="P52">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52"/>
      <text:p text:style-name="P59">Procedure</text:p>
      <text:p text:style-name="P2"/>
      <text:list xml:id="list1317183829" text:style-name="L5">
        <text:list-item>
          <text:p text:style-name="P121">Write down a vertical list of the wffs to be tested. <text:s/>This list forms the root of the tree, so place it at the top of the page.<text:line-break/></text:p>
        </text:list-item>
        <text:list-item>
          <text:p text:style-name="P121">Repeatedly apply the following rules in any order. <text:s/>The tree is completed when no additional rules can be applied.</text:p>
        </text:list-item>
      </text:list>
      <text:p text:style-name="P2"/>
      <text:p text:style-name="P2">Note that while the order rules are applied does not matter, to keep the tree smaller, at each step, always apply all non-branching rules before applying branching rules.</text:p>
      <text:p text:style-name="P2"/>
      <text:p text:style-name="P2">A STAR next to a wff indicates it is no longer available to apply rules.</text:p>
      <table:table table:name="Table13" table:style-name="Table13">
        <table:table-column table:style-name="Table13.A"/>
        <table:table-column table:style-name="Table13.B"/>
        <table:table-row table:style-name="TableLine94797097501824">
          <table:table-cell table:style-name="Table13.A1" office:value-type="string">
            <text:p text:style-name="P103">Name</text:p>
          </table:table-cell>
          <table:table-cell table:style-name="Table13.B1" office:value-type="string">
            <text:p text:style-name="P103">Rule</text:p>
          </table:table-cell>
        </table:table-row>
        <table:table-row table:style-name="TableLine94797097544176">
          <table:table-cell table:style-name="Table13.A2" office:value-type="string">
            <text:p text:style-name="P86">-</text:p>
          </table:table-cell>
          <table:table-cell table:style-name="Table13.B2" office:value-type="string">
            <text:p text:style-name="P78">If an open path contains both a formula and its negation, close it <text:span text:style-name="T28">by placing '⊥' at the bottom of the path.</text:span></text:p>
          </table:table-cell>
        </table:table-row>
        <table:table-row table:style-name="TableLine94797097549088">
          <table:table-cell table:style-name="Table13.A2" office:value-type="string">
            <text:p text:style-name="P86">--</text:p>
          </table:table-cell>
          <table:table-cell table:style-name="Table13.B2" office:value-type="string">
            <text:p text:style-name="P78">If an open path contains an unstarred instance of --Φ, star it <text:span text:style-name="T28">and write Φ at the bottom of every open path below it.</text:span></text:p>
          </table:table-cell>
        </table:table-row>
        <table:table-row table:style-name="TableLine94797097550800">
          <table:table-cell table:style-name="Table13.A2" office:value-type="string">
            <text:p text:style-name="P30">∧</text:p>
          </table:table-cell>
          <table:table-cell table:style-name="Table13.B2" office:value-type="string">
            <text:p text:style-name="P78">If an open path contains an unstarred instance of Φ ∧ Ψ, star it and write both Φ and Ψ at the bottom of every open path that contains <text:span text:style-name="T28">this newly starred wff.</text:span></text:p>
          </table:table-cell>
        </table:table-row>
        <table:table-row table:style-name="TableLine94797097553072">
          <table:table-cell table:style-name="Table13.A2" office:value-type="string">
            <text:p text:style-name="P30">-∧</text:p>
          </table:table-cell>
          <table:table-cell table:style-name="Table13.B2" office:value-type="string">
            <text:p text:style-name="P78">If an open path contains an unstarred instance of -(Φ ∧ Ψ), star <text:span text:style-name="T35">i</text:span>t and split the bottom of each open path containing this newly starred wff into two branches, at the end of the first branch write <text:span text:style-name="T28">-Φ and at the end of the second branch write -Ψ.</text:span></text:p>
          </table:table-cell>
        </table:table-row>
        <table:table-row table:style-name="TableLine94797097556672">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branch write Φ and at <text:span text:style-name="T28">the end of the second branch write Ψ.</text:span></text:p>
          </table:table-cell>
        </table:table-row>
        <table:table-row table:style-name="TableLine94797097558272">
          <table:table-cell table:style-name="Table13.A2" office:value-type="string">
            <text:p text:style-name="P31">-∨</text:p>
          </table:table-cell>
          <table:table-cell table:style-name="Table13.B2" office:value-type="string">
            <text:p text:style-name="P79">If an open path contains an unstarred instance of -(Φ ∨ Ψ), star it and write both -Φ and -Ψ at the <text:soft-page-break/>bottom of every open path that <text:span text:style-name="T28">contains this newly starred wff.</text:span></text:p>
          </table:table-cell>
        </table:table-row>
        <table:table-row table:style-name="TableLine94797097561584">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branch write -Φ and <text:span text:style-name="T28">at the end of the second branch write Ψ.</text:span></text:p>
          </table:table-cell>
        </table:table-row>
        <table:table-row table:style-name="TableLine94797097564192">
          <table:table-cell table:style-name="Table13.A2" office:value-type="string">
            <text:p text:style-name="P31">- →</text:p>
          </table:table-cell>
          <table:table-cell table:style-name="Table13.B2" office:value-type="string">
            <text:p text:style-name="P79">If an open path contains an unstarred instance of -(Φ → Ψ), star it and write both Φ and -Ψ at the bottom of every open path <text:span text:style-name="T28">that contains this newly starred wff.</text:span></text:p>
          </table:table-cell>
        </table:table-row>
        <table:table-row table:style-name="TableLine94797097568288">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write both <text:span text:style-name="T28">Φ and Ψ, and at the end of the second write both -Φ and -Ψ.</text:span></text:p>
          </table:table-cell>
        </table:table-row>
        <table:table-row table:style-name="TableLine94797097571664">
          <table:table-cell table:style-name="Table13.A2" office:value-type="string">
            <text:p text:style-name="P31">- ↔</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write both <text:span text:style-name="T28">Φ and -Ψ, and at the end of the second write both -Φ and Ψ.</text:span></text:p>
          </table:table-cell>
        </table:table-row>
      </table:table>
      <text:p text:style-name="P2"/>
      <text:p text:style-name="P2">These rules can also be described in diagrams.</text:p>
      <text:p text:style-name="P2"/>
      <table:table table:name="Table14" table:style-name="Table14">
        <table:table-column table:style-name="Table14.A"/>
        <table:table-column table:style-name="Table14.B"/>
        <table:table-row table:style-name="TableLine94797097702400">
          <table:table-cell table:style-name="Table14.A1" office:value-type="string">
            <text:p text:style-name="P101">-</text:p>
          </table:table-cell>
          <table:table-cell table:style-name="Table14.B1" office:value-type="string">
            <text:p text:style-name="P101">- -</text:p>
          </table:table-cell>
        </table:table-row>
        <table:table-row table:style-name="TableLine94797097603696">
          <table:table-cell table:style-name="Table14.A2" office:value-type="string">
            <text:p text:style-name="P86"/>
          </table:table-cell>
          <table:table-cell table:style-name="Table14.B2" office:value-type="string">
            <text:p text:style-name="P93"/>
          </table:table-cell>
        </table:table-row>
      </table:table>
      <text:p text:style-name="P2"/>
      <table:table table:name="Table15" table:style-name="Table15">
        <table:table-column table:style-name="Table15.A"/>
        <table:table-column table:style-name="Table15.B"/>
        <table:table-row table:style-name="TableLine94797097606816">
          <table:table-cell table:style-name="Table15.A1" office:value-type="string">
            <text:p text:style-name="P47">∧</text:p>
          </table:table-cell>
          <table:table-cell table:style-name="Table15.B1" office:value-type="string">
            <text:p text:style-name="P47">-∧</text:p>
          </table:table-cell>
        </table:table-row>
        <table:table-row table:style-name="TableLine94797097616112">
          <table:table-cell table:style-name="Table15.A2" office:value-type="string">
            <text:p text:style-name="P86"/>
          </table:table-cell>
          <table:table-cell table:style-name="Table15.B2" office:value-type="string">
            <text:p text:style-name="P86"/>
          </table:table-cell>
        </table:table-row>
      </table:table>
      <text:p text:style-name="P2"/>
      <table:table table:name="Table16" table:style-name="Table16">
        <table:table-column table:style-name="Table16.A"/>
        <table:table-column table:style-name="Table16.B"/>
        <table:table-row table:style-name="TableLine94797097620000">
          <table:table-cell table:style-name="Table16.A1" office:value-type="string">
            <text:p text:style-name="P47">∨</text:p>
          </table:table-cell>
          <table:table-cell table:style-name="Table16.B1" office:value-type="string">
            <text:p text:style-name="P47">-∨</text:p>
          </table:table-cell>
        </table:table-row>
        <table:table-row table:style-name="TableLine94797097633984">
          <table:table-cell table:style-name="Table16.A2" office:value-type="string">
            <text:p text:style-name="P86"/>
          </table:table-cell>
          <table:table-cell table:style-name="Table16.B2" office:value-type="string">
            <text:p text:style-name="P86"/>
          </table:table-cell>
        </table:table-row>
      </table:table>
      <text:p text:style-name="P2"/>
      <table:table table:name="Table17" table:style-name="Table17">
        <table:table-column table:style-name="Table17.A"/>
        <table:table-column table:style-name="Table17.B"/>
        <table:table-row table:style-name="TableLine94797097638544">
          <table:table-cell table:style-name="Table17.A1" office:value-type="string">
            <text:p text:style-name="P47">→</text:p>
          </table:table-cell>
          <table:table-cell table:style-name="Table17.B1" office:value-type="string">
            <text:p text:style-name="P104">- →</text:p>
          </table:table-cell>
        </table:table-row>
        <table:table-row table:style-name="TableLine94797097654064">
          <table:table-cell table:style-name="Table17.A2" office:value-type="string">
            <text:p text:style-name="P86"/>
          </table:table-cell>
          <table:table-cell table:style-name="Table17.B2" office:value-type="string">
            <text:p text:style-name="P86"/>
          </table:table-cell>
        </table:table-row>
      </table:table>
      <text:p text:style-name="P2"/>
      <text:p text:style-name="P9"><text:s/></text:p>
      <table:table table:name="Table18" table:style-name="Table18">
        <table:table-column table:style-name="Table18.A"/>
        <table:table-column table:style-name="Table18.B"/>
        <table:table-row table:style-name="TableLine94797097659120">
          <table:table-cell table:style-name="Table18.A1" office:value-type="string">
            <text:p text:style-name="P47">↔</text:p>
          </table:table-cell>
          <table:table-cell table:style-name="Table18.B1" office:value-type="string">
            <text:p text:style-name="P104">- ↔</text:p>
          </table:table-cell>
        </table:table-row>
        <table:table-row table:style-name="TableLine94797097672288">
          <table:table-cell table:style-name="Table18.A2" office:value-type="string">
            <text:p text:style-name="P86"/>
          </table:table-cell>
          <table:table-cell table:style-name="Table18.B2" office:value-type="string">
            <text:p text:style-name="P86"/>
          </table:table-cell>
        </table:table-row>
      </table:table>
      <text:p text:style-name="P9"/>
      <text:p text:style-name="P9"><text:s text:c="10"/>+---------------------------+---------------------------+</text:p>
      <text:p text:style-name="P2"><text:s text:c="11"/>| ========================= | ========================= |</text:p>
      <text:p text:style-name="P2"><text:s text:c="11"/>| <text:s text:c="12"/>- <text:s text:c="12"/>| <text:s text:c="11"/>-- <text:s text:c="12"/>|</text:p>
      <text:p text:style-name="P2"><text:s text:c="11"/>| ========================= | ========================= |</text:p>
      <text:p text:style-name="P2"><text:s text:c="11"/>| <text:s text:c="12"/>Φ <text:s text:c="12"/>| <text:s text:c="9"/>* --Φ <text:s text:c="11"/>|</text:p>
      <text:p text:style-name="P2"><text:s text:c="11"/>| <text:s text:c="11"/>-Φ <text:s text:c="12"/>| <text:s text:c="8"/>-------- <text:s text:c="9"/>|</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6"/>-Ψ <text:s text:c="6"/>|</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oft-page-break/><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6"/>* -(Φ → Ψ) <text:s text:c="9"/>|</text:p>
      <text:p text:style-name="P2"><text:s text:c="11"/>| <text:s text:c="9"/>-------- <text:s text:c="8"/>| <text:s text:c="7"/>----------- <text:s text:c="7"/>|</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11"/>↔ <text:s text:c="13"/>| <text:s text:c="10"/>-↔ <text:s text:c="13"/>|</text:p>
      <text:p text:style-name="P2"><text:s text:c="11"/>| ========================= | ========================= |</text:p>
      <text:p text:style-name="P2"><text:s text:c="11"/>| <text:s text:c="7"/>* Φ ↔ Ψ <text:s text:c="11"/>| <text:s text:c="6"/>* -(Φ ↔ Ψ) <text:s text:c="9"/>|</text:p>
      <text:p text:style-name="P2"><text:s text:c="11"/>| <text:s text:c="8"/>--------- <text:s text:c="8"/>| <text:s text:c="7"/>----------- <text:s text:c="7"/>|</text:p>
      <text:p text:style-name="P2"><text:s text:c="11"/>| <text:s text:c="9"/>/ <text:s text:c="4"/>\ <text:s text:c="9"/>| <text:s text:c="10"/>/ <text:s text:c="4"/>\ <text:s text:c="8"/>|</text:p>
      <text:p text:style-name="P2"><text:s text:c="11"/>| <text:s text:c="8"/>Φ <text:s text:c="5"/>-Φ <text:s text:c="8"/>| <text:s text:c="9"/>Φ <text:s text:c="6"/>-Φ <text:s text:c="6"/>|</text:p>
      <text:p text:style-name="P2"><text:s text:c="11"/>| <text:s text:c="8"/>Ψ <text:s text:c="5"/>-Ψ <text:s text:c="8"/>| <text:s text:c="8"/>-Ψ <text:s text:c="7"/>Ψ <text:s text:c="6"/>|</text:p>
      <text:p text:style-name="P2"><text:s text:c="11"/>| <text:s text:c="26"/>| <text:s text:c="26"/>|</text:p>
      <text:p text:style-name="P2"><text:s text:c="11"/>+---------------------------+---------------------------+</text:p>
      <text:p text:style-name="P2"/>
      <text:h text:style-name="Heading_20_3" text:outline-level="3">Truth-Tree Analysis</text:h>
      <text:h text:style-name="Heading_20_4" text:outline-level="4">Truth-Tree Study of A Single WFF</text:h>
      <text:p text:style-name="P2">To test a single wff using a truth-tree, treat the wff as the set of formulas. <text:s/>Then conduct the search process.</text:p>
      <text:p text:style-name="P2"/>
      <text:p text:style-name="P2">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2"/>
      <table:table table:name="Table19" table:style-name="Table19">
        <table:table-column table:style-name="Table19.A" table:number-columns-repeated="2"/>
        <table:table-column table:style-name="Table19.C"/>
        <table:table-row table:style-name="TableLine94797097764816">
          <table:table-cell table:style-name="Table19.A1" office:value-type="string">
            <text:p text:style-name="P105">Condition</text:p>
          </table:table-cell>
          <table:table-cell table:style-name="Table19.A1" office:value-type="string">
            <text:p text:style-name="P105">wff</text:p>
          </table:table-cell>
          <table:table-cell table:style-name="Table19.C1" office:value-type="string">
            <text:p text:style-name="P101">- <text:span text:style-name="T36">wff</text:span></text:p>
          </table:table-cell>
        </table:table-row>
        <table:table-row table:style-name="TableLine94797097738880">
          <table:table-cell table:style-name="Table19.A2" office:value-type="string">
            <text:p text:style-name="P94">0 open paths</text:p>
          </table:table-cell>
          <table:table-cell table:style-name="Table19.A2" office:value-type="string">
            <text:p text:style-name="P94">Inconsistent</text:p>
          </table:table-cell>
          <table:table-cell table:style-name="Table19.C2" office:value-type="string">
            <text:p text:style-name="P94">Tautologous</text:p>
          </table:table-cell>
        </table:table-row>
        <table:table-row table:style-name="TableLine94797097744080">
          <table:table-cell table:style-name="Table19.A2" office:value-type="string">
            <text:p text:style-name="P94">1+ open paths</text:p>
          </table:table-cell>
          <table:table-cell table:style-name="Table19.A2" office:value-type="string">
            <text:p text:style-name="P94">Consistent</text:p>
          </table:table-cell>
          <table:table-cell table:style-name="Table19.C2" office:value-type="string">
            <text:p text:style-name="P94">Contingent</text:p>
          </table:table-cell>
        </table:table-row>
        <table:table-row table:style-name="TableLine94797097747440">
          <table:table-cell table:style-name="Table19.A2" office:value-type="string">
            <text:p text:style-name="P94">2+ open paths</text:p>
          </table:table-cell>
          <table:table-cell table:style-name="Table19.A2" office:value-type="string">
            <text:p text:style-name="P94">Tautologous or Contingent</text:p>
          </table:table-cell>
          <table:table-cell table:style-name="Table19.C2" office:value-type="string">
            <text:p text:style-name="P94">contingent</text:p>
          </table:table-cell>
        </table:table-row>
      </table:table>
      <text:p text:style-name="P2"/>
      <text:h text:style-name="Heading_20_4" text:outline-level="4">Truth-Tree Study of A Set of Wffs</text:h>
      <text:p text:style-name="P2">To test a set of wffs using a truth-tree, list vertically the wffs forming the root. <text:s/>Then conduct the search process by applying the above rules in any order.</text:p>
      <text:p text:style-name="P2"/>
      <text:p text:style-name="P2">The set of wffs is truth-functionally consistent if the tree has at least one open path. <text:s/>If the tree has no open paths, the set of wffs is inconsistent.</text:p>
      <text:p text:style-name="P2"/>
      <table:table table:name="Table20" table:style-name="Table20">
        <table:table-column table:style-name="Table20.A"/>
        <table:table-column table:style-name="Table20.B"/>
        <table:table-row table:style-name="TableLine94797097766176">
          <table:table-cell table:style-name="Table20.A1" office:value-type="string">
            <text:p text:style-name="P106">Condition</text:p>
          </table:table-cell>
          <table:table-cell table:style-name="Table20.B1" office:value-type="string">
            <text:p text:style-name="P106">Wff Set</text:p>
          </table:table-cell>
        </table:table-row>
        <table:table-row table:style-name="TableLine94797097777888">
          <table:table-cell table:style-name="Table20.A2" office:value-type="string">
            <text:p text:style-name="P95">0 open paths</text:p>
          </table:table-cell>
          <table:table-cell table:style-name="Table20.B2" office:value-type="string">
            <text:p text:style-name="P95">Inconsistent</text:p>
          </table:table-cell>
        </table:table-row>
        <table:table-row table:style-name="TableLine94797097779280">
          <table:table-cell table:style-name="Table20.A2" office:value-type="string">
            <text:p text:style-name="P95">1+ open paths</text:p>
          </table:table-cell>
          <table:table-cell table:style-name="Table20.B2" office:value-type="string">
            <text:p text:style-name="P95">Consistent</text:p>
          </table:table-cell>
        </table:table-row>
      </table:table>
      <text:p text:style-name="P2"/>
      <text:h text:style-name="Heading_20_4" text:outline-level="4"><text:soft-page-break/>Truth-Tree Study of A Sequent</text:h>
      <text:p text:style-name="P2">To test an argument form for validity using a truth-tree, we construct a list consisting of the argument's premises and negated conclusion. <text:s/>Construct the tree as usual.</text:p>
      <text:p text:style-name="P2"/>
      <text:p text:style-name="P2">When the tree is complete, we can assess the results. <text:s/>If all paths are closed with a ⊥ then the argument form is valid.</text:p>
      <text:p text:style-name="P2"/>
      <text:p text:style-name="P2">Any open paths of a finished tree for an argument form show all the counterexamples to that form. <text:s/>Where a negated proposition symbol is F, and an unnegated proposition symbol is T.</text:p>
      <text:p text:style-name="P2"/>
      <table:table table:name="Table21" table:style-name="Table21">
        <table:table-column table:style-name="Table21.A"/>
        <table:table-column table:style-name="Table21.B"/>
        <table:table-row table:style-name="TableLine94797097784064">
          <table:table-cell table:style-name="Table21.A1" office:value-type="string">
            <text:p text:style-name="P95">Condition</text:p>
          </table:table-cell>
          <table:table-cell table:style-name="Table21.B1" office:value-type="string">
            <text:p text:style-name="P95">Premises &amp; - Conclusion</text:p>
          </table:table-cell>
        </table:table-row>
        <table:table-row table:style-name="TableLine94797097790896">
          <table:table-cell table:style-name="Table21.A2" office:value-type="string">
            <text:p text:style-name="P96">0 open paths</text:p>
          </table:table-cell>
          <table:table-cell table:style-name="Table21.B2" office:value-type="string">
            <text:p text:style-name="P96">Valid</text:p>
          </table:table-cell>
        </table:table-row>
        <table:table-row table:style-name="TableLine94797097792480">
          <table:table-cell table:style-name="Table21.A2" office:value-type="string">
            <text:p text:style-name="P96">1+ open paths</text:p>
          </table:table-cell>
          <table:table-cell table:style-name="Table21.B2" office:value-type="string">
            <text:p text:style-name="P96">Invalid w/ counterexamples</text:p>
          </table:table-cell>
        </table:table-row>
      </table:table>
      <text:p text:style-name="P2"/>
      <text:h text:style-name="Heading_20_2" text:outline-level="2">Propositional Calculus</text:h>
      <text:h text:style-name="Heading_20_3" text:outline-level="3">Formal Proofs</text:h>
      <text:p text:style-name="P2"/>
      <text:h text:style-name="Heading_20_4" text:outline-level="4">Direct Proofs</text:h>
      <text:p text:style-name="P2">A <text:span text:style-name="T2">PROOF</text:span> is a non-circular, unambiguous, deductive argument.</text:p>
      <text:p text:style-name="P2"/>
      <text:p text:style-name="P2">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2"/>
      <text:p text:style-name="P2">A <text:span text:style-name="T2">CALCULUS</text:span> (aka <text:span text:style-name="T2">FORMAL DEDUCTIVE SYSTEM</text:span>) is a set of rules that describe <text:span text:style-name="T62">valid</text:span> inferences for a given formal language.</text:p>
      <text:p text:style-name="P2"/>
      <text:p text:style-name="P2">Given a sequent P<text:span text:style-name="T32">1</text:span>, …, <text:span text:style-name="T37">P</text:span><text:span text:style-name="T32">n</text:span> <text:s/>⊢ <text:s/>C; a <text:span text:style-name="T2">FORMAL DERIVATION</text:span> is a list of the steps inferred from the premises to derive C using the rules of a calculus.</text:p>
      <text:p text:style-name="P2"/>
      <text:p text:style-name="P2">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2"/>
      <text:p text:style-name="P2"><text:s text:c="12"/>P → (Q ∧ R), P <text:s/>⊢ <text:s/>Q</text:p>
      <text:p text:style-name="P2"><text:s text:c="12"/>Proof</text:p>
      <text:p text:style-name="P2"><text:s text:c="12"/>01. <text:s text:c="2"/>P → (Q ∧ R) <text:s text:c="5"/>Assumption</text:p>
      <text:p text:style-name="P2"><text:s text:c="12"/>02. <text:s text:c="2"/>P <text:s text:c="15"/>Assumption</text:p>
      <text:p text:style-name="P2"><text:s text:c="12"/>03. <text:s text:c="2"/>Q ∧ R <text:s text:c="11"/>1,2 Conditional Elimination</text:p>
      <text:p text:style-name="P2"><text:s text:c="12"/>04. <text:s text:c="2"/>Q <text:s text:c="15"/>3 Conjunction Elimination</text:p>
      <text:p text:style-name="P2"><text:s text:c="12"/>QED</text:p>
      <text:p text:style-name="P2"/>
      <text:p text:style-name="P2">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text:soft-page-break/>has completed successfully, which is why the proof is closed with 'QED'.</text:p>
      <text:p text:style-name="P2"/>
      <text:p text:style-name="P2">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2"/>
      <text:p text:style-name="P2">A <text:span text:style-name="T2">DIRECT PROOF</text:span> is any formal proof that has no indented steps.</text:p>
      <text:p text:style-name="P2"/>
      <text:h text:style-name="Heading_20_4" text:outline-level="4">Hypothetical Subordinate Proofs</text:h>
      <text:p text:style-name="P2">A <text:span text:style-name="T2">HYPOTHETICAL SUBORDINATE PROOF</text:span> or <text:span text:style-name="T2">SUBPROOF</text:span> is a proof nested within another proof. <text:s/>It is analogous to nesting blocks of code in a computer program, and similarly, we can nest subproofs to any depth. <text:s/>We indent subproof from the surrounding proof and draw a vertical line just to the right of the wffs to signal that something is a subproof. <text:s/>The first line of a subproof is the proposition called the <text:span text:style-name="T2">HYPOTHESIS</text:span>. <text:s/>It is a proposition we plan to test in the subproof.</text:p>
      <text:p text:style-name="P2"/>
      <text:p text:style-name="P2"><text:s text:c="12"/>P → Q, -Q <text:s/>⊢ <text:s/>-P</text:p>
      <text:p text:style-name="P2"><text:s text:c="12"/>Proof</text:p>
      <text:p text:style-name="P2"><text:s text:c="12"/>01. <text:s text:c="2"/>P → Q <text:s text:c="8"/>A <text:s text:c="11"/>Begin by listing the premises</text:p>
      <text:p text:style-name="P2"><text:s text:c="12"/>02. <text:s text:c="2"/>-Q <text:s text:c="11"/>A</text:p>
      <text:p text:style-name="P2"><text:s text:c="12"/>03. <text:s text:c="2"/>| <text:s text:c="2"/>P <text:s text:c="8"/>H (for -I) <text:s text:c="2"/>Try to prove -P using -I.</text:p>
      <text:p text:style-name="P2"><text:s text:c="12"/>04. <text:s text:c="2"/>| <text:s text:c="2"/>Q <text:s text:c="8"/>1,3 → E <text:s text:c="5"/>Use steps 1 &amp; 3 to perform →E.</text:p>
      <text:p text:style-name="P2"><text:s text:c="12"/>05. <text:s text:c="2"/>| <text:s text:c="2"/>Q ∧ -Q <text:s text:c="3"/>2,4 ∧I <text:s text:c="6"/>Use steps 2 &amp; 4 to perform ∧I.</text:p>
      <text:p text:style-name="P2"><text:s text:c="12"/>06. <text:s text:c="2"/>-P <text:s text:c="11"/>3-5 -I <text:s text:c="6"/>use steps 3 to 5 to perform -I.</text:p>
      <text:p text:style-name="P2"><text:s text:c="12"/>QED</text:p>
      <text:p text:style-name="P2"/>
      <text:p text:style-name="P2">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2"/>
      <text:p text:style-name="P2">Note to be able to write QED, we must not only successfully derive the sequent's conclusion form, but also it must occur within the main proof's sequence, not within a subproof. <text:s/>That is, all subproofs must be closed.</text:p>
      <text:p text:style-name="P2"/>
      <text:h text:style-name="Heading_20_3" text:outline-level="3">Regarding Notation</text:h>
      <text:p text:style-name="P2">A capital Greek letter (Φ, Ψ, Θ, Δ, etc.) denotes any arbitrary formula.</text:p>
      <text:p text:style-name="P2"/>
      <text:p text:style-name="P2">‘Φ(Ψ)’ denotes a wff Φ contains one or more occurrences of a sub-wff Ψ.</text:p>
      <text:p text:style-name="P2"/>
      <text:p text:style-name="P2">‘Φ(Θ/Ψ)’ denotes the result of replacing one or more occurrences of Ψ in Φ with Θ. <text:s/>Θ/Ψ is read, "Θ replaced one or more occurrences of Ψ".</text:p>
      <text:p text:style-name="P2"/>
      <text:p text:style-name="P2">‘Φ (Θ//Ψ)’ like above but indicates replacing all occurrences of Ψ in Φ with Θ. <text:s/>Θ//Ψ is read, "Θ replaced all occurrences of Ψ".</text:p>
      <text:p text:style-name="P2"/>
      <text:p text:style-name="P2">‘( Φ ⊢ Ψ )’ denotes a subproof with hypothesis Φ concluding with Ψ.</text:p>
      <text:p text:style-name="P2"/>
      <text:p text:style-name="P2">‘[ ... ]’ denotes that the enclosed must exist, be defined or proved elsewhere (external to the current proof).</text:p>
      <text:p text:style-name="P2"/>
      <text:h text:style-name="Heading_20_3" text:outline-level="3"><text:soft-page-break/>Primitive Inference Rules</text:h>
      <text:p text:style-name="P2">Here are the basic inference rules. <text:s/>Some of them have multiple names, and the abbreviation for each name is in parentheses. <text:s/>Use any name according to preference.</text:p>
      <text:p text:style-name="P2"/>
      <table:table table:name="Table22" table:style-name="Table22">
        <table:table-column table:style-name="Table22.A"/>
        <table:table-column table:style-name="Table22.B"/>
        <table:table-row table:style-name="TableLine94797097836928">
          <table:table-cell table:style-name="Table22.A1" office:value-type="string">
            <text:p text:style-name="P107">Name (Abbreviation)</text:p>
          </table:table-cell>
          <table:table-cell table:style-name="Table22.B1" office:value-type="string">
            <text:p text:style-name="P107">Rule</text:p>
          </table:table-cell>
        </table:table-row>
        <table:table-row table:style-name="TableLine94797097869024">
          <table:table-cell table:style-name="Table22.A2" office:value-type="string">
            <text:p text:style-name="P32">Assumption (A)</text:p>
          </table:table-cell>
          <table:table-cell table:style-name="Table22.B2" office:value-type="string">
            <text:p text:style-name="P32">Introduce a premise at any step.</text:p>
          </table:table-cell>
        </table:table-row>
        <table:table-row table:style-name="TableLine94797097870464">
          <table:table-cell table:style-name="Table22.A2" office:value-type="string">
            <text:p text:style-name="P32">Hypothesis (H)</text:p>
          </table:table-cell>
          <table:table-cell table:style-name="Table22.B2" office:value-type="string">
            <text:p text:style-name="P80">Introduce a hypothesis at any step <text:span text:style-name="T28">provided it begins a new subproof.</text:span></text:p>
          </table:table-cell>
        </table:table-row>
        <table:table-row table:style-name="TableLine94797097871120">
          <table:table-cell table:style-name="Table22.A2" office:value-type="string">
            <text:p text:style-name="P32">Axiom (Ax) </text:p>
          </table:table-cell>
          <table:table-cell table:style-name="Table22.B2" office:value-type="string">
            <text:p text:style-name="P32">Introduce an axiom at any step.</text:p>
          </table:table-cell>
        </table:table-row>
        <table:table-row table:style-name="TableLine94797097871776">
          <table:table-cell table:style-name="Table22.A2" office:value-type="string">
            <text:p text:style-name="P32">Negation Elimination (-E) </text:p>
          </table:table-cell>
          <table:table-cell table:style-name="Table22.B2" office:value-type="string">
            <text:p text:style-name="P32">From --Φ, infer Φ.</text:p>
          </table:table-cell>
        </table:table-row>
        <table:table-row table:style-name="TableLine94797097872592">
          <table:table-cell table:style-name="Table22.A2" office:value-type="string">
            <text:p text:style-name="P97">Negation Introduction (-I)</text:p>
            <text:p text:style-name="P97">Reductio Ad Absurdum (RAA)</text:p>
            <text:p text:style-name="P97">Proof By Contradiction (PBC)</text:p>
            <text:p text:style-name="P97">Indirect Proof (IP)</text:p>
          </table:table-cell>
          <table:table-cell table:style-name="Table22.B2" office:value-type="string">
            <text:p text:style-name="P33">From a subproof with hypothesis Φ ending in</text:p>
            <text:p text:style-name="P33">(Ψ ∧ -Ψ), close the subproof, and infer -Φ.</text:p>
          </table:table-cell>
        </table:table-row>
        <table:table-row table:style-name="TableLine94797097873360">
          <table:table-cell table:style-name="Table22.A2" office:value-type="string">
            <text:p text:style-name="P33">Conjunction Elimination (∧E)</text:p>
            <text:p text:style-name="P33">Simplification (Simp)</text:p>
          </table:table-cell>
          <table:table-cell table:style-name="Table22.B2" office:value-type="string">
            <text:p text:style-name="P33">From Φ ∧ Ψ, infer Φ, or infer Ψ.</text:p>
          </table:table-cell>
        </table:table-row>
        <table:table-row table:style-name="TableLine94797097874176">
          <table:table-cell table:style-name="Table22.A2" office:value-type="string">
            <text:p text:style-name="P33">Conjunction <text:span text:style-name="T38">Introduction </text:span>(∧I) </text:p>
          </table:table-cell>
          <table:table-cell table:style-name="Table22.B2" office:value-type="string">
            <text:p text:style-name="P33">From Φ and Ψ, infer Φ ∧ Ψ, or infer Ψ ∧ Φ.</text:p>
          </table:table-cell>
        </table:table-row>
        <table:table-row table:style-name="TableLine94797097874992">
          <table:table-cell table:style-name="Table22.A2" office:value-type="string">
            <text:p text:style-name="P33">Disjunction Elimination (∨E)</text:p>
            <text:p text:style-name="P33">Proof by Cases (PBC)</text:p>
          </table:table-cell>
          <table:table-cell table:style-name="Table22.B2" office:value-type="string">
            <text:p text:style-name="P33">From Φ ∨ Ψ, Φ → Θ and Ψ → Θ, infer Θ.</text:p>
          </table:table-cell>
        </table:table-row>
        <table:table-row table:style-name="TableLine94797097876000">
          <table:table-cell table:style-name="Table22.A2" office:value-type="string">
            <text:p text:style-name="P33">Disjunction Introduction (∨I)</text:p>
            <text:p text:style-name="P33">Addition (Add)</text:p>
          </table:table-cell>
          <table:table-cell table:style-name="Table22.B2" office:value-type="string">
            <text:p text:style-name="P33">From Φ, infer Φ ∨ Ψ, or infer Ψ ∨ Φ.</text:p>
          </table:table-cell>
        </table:table-row>
        <table:table-row table:style-name="TableLine94797097876816">
          <table:table-cell table:style-name="Table22.A2" office:value-type="string">
            <text:p text:style-name="P33">Conditional Elimination (→ E)</text:p>
            <text:p text:style-name="P33">Modus Ponens (MP)</text:p>
          </table:table-cell>
          <table:table-cell table:style-name="Table22.B2" office:value-type="string">
            <text:p text:style-name="P33">From Φ → Ψ and Φ, infer Ψ.</text:p>
          </table:table-cell>
        </table:table-row>
        <table:table-row table:style-name="TableLine94797097877632">
          <table:table-cell table:style-name="Table22.A2" office:value-type="string">
            <text:p text:style-name="P33">Conditional Introduction (→ I)</text:p>
            <text:p text:style-name="P33">Conditional Proof (CP)</text:p>
          </table:table-cell>
          <table:table-cell table:style-name="Table22.B2" office:value-type="string">
            <text:p text:style-name="P33">From a subproof with hypothesis Φ</text:p>
            <text:p text:style-name="P33">and ending Ψ, close the subproof,</text:p>
            <text:p text:style-name="P42"><text:span text:style-name="T38">then</text:span> infer Φ → Ψ.</text:p>
          </table:table-cell>
        </table:table-row>
        <table:table-row table:style-name="TableLine94797097878448">
          <table:table-cell table:style-name="Table22.A2" office:value-type="string">
            <text:p text:style-name="P33">Biconditional Elimination (↔ E)</text:p>
          </table:table-cell>
          <table:table-cell table:style-name="Table22.B2" office:value-type="string">
            <text:p text:style-name="P33">From Φ ↔ Ψ, infer Φ → Ψ,</text:p>
            <text:p text:style-name="P33">or infer Ψ → Φ.</text:p>
          </table:table-cell>
        </table:table-row>
        <table:table-row table:style-name="TableLine94797097879264">
          <table:table-cell table:style-name="Table22.A2" office:value-type="string">
            <text:p text:style-name="P33">Biconditional Introduction (↔ I)</text:p>
          </table:table-cell>
          <table:table-cell table:style-name="Table22.B2" office:value-type="string">
            <text:p text:style-name="P33">From Φ → Ψ and Ψ → Φ, infer Φ ↔ Ψ.</text:p>
          </table:table-cell>
        </table:table-row>
        <table:table-row table:style-name="TableLine94797097880080">
          <table:table-cell table:style-name="Table22.A2" office:value-type="string">
            <text:p text:style-name="P33">Equivalence Substitution (EQ)</text:p>
          </table:table-cell>
          <table:table-cell table:style-name="Table22.B2" office:value-type="string">
            <text:p text:style-name="P33">From [ Φ ↔ Ψ ], and Θ(Φ), infer Θ(Ψ/Φ);</text:p>
            <text:p text:style-name="P33">or from [ Φ ↔ Ψ ] and Θ(Ψ), infer Θ(Φ/Ψ).</text:p>
          </table:table-cell>
        </table:table-row>
      </table:table>
      <text:p text:style-name="P2"/>
      <text:p text:style-name="P2">Diagrams are another way to describe these rules. <text:s/>The horizontal line denotes 'infer', and the vertical line denotes a subproof. <text:s/>Some rules have multiple forms.</text:p>
      <table:table table:name="Table23" table:style-name="Table23">
        <table:table-column table:style-name="Table23.A"/>
        <table:table-column table:style-name="Table23.B"/>
        <table:table-row table:style-name="TableLine94797097850320">
          <table:table-cell table:style-name="Table23.A1" office:value-type="string">
            <text:p text:style-name="P108">A</text:p>
          </table:table-cell>
          <table:table-cell table:style-name="Table23.B1" office:value-type="string">
            <text:p text:style-name="P108">H</text:p>
          </table:table-cell>
        </table:table-row>
        <table:table-row table:style-name="TableLine94797097885712">
          <table:table-cell table:style-name="Table23.A2" office:value-type="string">
            <text:p text:style-name="P86"/>
          </table:table-cell>
          <table:table-cell table:style-name="Table23.B2" office:value-type="string">
            <text:p text:style-name="P86"/>
          </table:table-cell>
        </table:table-row>
      </table:table>
      <text:p text:style-name="P2"/>
      <table:table table:name="Table24" table:style-name="Table24">
        <table:table-column table:style-name="Table24.A"/>
        <table:table-column table:style-name="Table24.B"/>
        <table:table-row table:style-name="TableLine94797097883424">
          <table:table-cell table:style-name="Table24.A1" office:value-type="string">
            <text:p text:style-name="P101">- <text:span text:style-name="T39">E</text:span></text:p>
          </table:table-cell>
          <table:table-cell table:style-name="Table24.B1" office:value-type="string">
            <text:p text:style-name="P101">- <text:span text:style-name="T39">I</text:span></text:p>
          </table:table-cell>
        </table:table-row>
        <table:table-row table:style-name="TableLine94797097892528">
          <table:table-cell table:style-name="Table24.A2" office:value-type="string">
            <text:p text:style-name="P86"/>
          </table:table-cell>
          <table:table-cell table:style-name="Table24.B2" office:value-type="string">
            <text:p text:style-name="P86"/>
          </table:table-cell>
        </table:table-row>
      </table:table>
      <text:p text:style-name="P2"/>
      <table:table table:name="Table25" table:style-name="Table25">
        <table:table-column table:style-name="Table25.A"/>
        <table:table-column table:style-name="Table25.B"/>
        <table:table-row table:style-name="TableLine94797097888752">
          <table:table-cell table:style-name="Table25.A1" office:value-type="string">
            <text:p text:style-name="P48">∧E</text:p>
          </table:table-cell>
          <table:table-cell table:style-name="Table25.B1" office:value-type="string">
            <text:p text:style-name="P48">∧I</text:p>
          </table:table-cell>
        </table:table-row>
        <table:table-row table:style-name="TableLine94797097898944">
          <table:table-cell table:style-name="Table25.A2" office:value-type="string">
            <text:p text:style-name="P86"/>
          </table:table-cell>
          <table:table-cell table:style-name="Table25.B2" office:value-type="string">
            <text:p text:style-name="P86"/>
          </table:table-cell>
        </table:table-row>
      </table:table>
      <text:p text:style-name="P2"/>
      <table:table table:name="Table26" table:style-name="Table26">
        <table:table-column table:style-name="Table26.A"/>
        <table:table-column table:style-name="Table26.B"/>
        <table:table-row table:style-name="TableLine94797097895696">
          <table:table-cell table:style-name="Table26.A1" office:value-type="string">
            <text:p text:style-name="P48">∨E</text:p>
          </table:table-cell>
          <table:table-cell table:style-name="Table26.B1" office:value-type="string">
            <text:p text:style-name="P48">∨I</text:p>
          </table:table-cell>
        </table:table-row>
        <table:table-row table:style-name="TableLine94797097906000">
          <table:table-cell table:style-name="Table26.A2" office:value-type="string">
            <text:p text:style-name="P86"/>
          </table:table-cell>
          <table:table-cell table:style-name="Table26.B2" office:value-type="string">
            <text:p text:style-name="P86"/>
          </table:table-cell>
        </table:table-row>
      </table:table>
      <text:p text:style-name="P10"><text:s/></text:p>
      <table:table table:name="Table27" table:style-name="Table27">
        <table:table-column table:style-name="Table27.A"/>
        <table:table-column table:style-name="Table27.B"/>
        <text:soft-page-break/>
        <table:table-row table:style-name="TableLine94797097902272">
          <table:table-cell table:style-name="Table27.A1" office:value-type="string">
            <text:p text:style-name="P48">→ E</text:p>
          </table:table-cell>
          <table:table-cell table:style-name="Table27.B1" office:value-type="string">
            <text:p text:style-name="P48"><text:s/>→ I</text:p>
          </table:table-cell>
        </table:table-row>
        <table:table-row table:style-name="TableLine94797097913520">
          <table:table-cell table:style-name="Table27.A2" office:value-type="string">
            <text:p text:style-name="P86"/>
          </table:table-cell>
          <table:table-cell table:style-name="Table27.B2" office:value-type="string">
            <text:p text:style-name="P86"/>
          </table:table-cell>
        </table:table-row>
      </table:table>
      <text:p text:style-name="P10"/>
      <table:table table:name="Table28" table:style-name="Table28">
        <table:table-column table:style-name="Table28.A"/>
        <table:table-column table:style-name="Table28.B"/>
        <table:table-row table:style-name="TableLine94797097909328">
          <table:table-cell table:style-name="Table28.A1" office:value-type="string">
            <text:p text:style-name="P48">↔ E</text:p>
          </table:table-cell>
          <table:table-cell table:style-name="Table28.B1" office:value-type="string">
            <text:p text:style-name="P48">↔ I </text:p>
          </table:table-cell>
        </table:table-row>
        <table:table-row table:style-name="TableLine94797097921008">
          <table:table-cell table:style-name="Table28.A2" office:value-type="string">
            <text:p text:style-name="P86"/>
          </table:table-cell>
          <table:table-cell table:style-name="Table28.B2" office:value-type="string">
            <text:p text:style-name="P86"/>
          </table:table-cell>
        </table:table-row>
      </table:table>
      <text:p text:style-name="P2"/>
      <table:table table:name="Table29" table:style-name="Table29">
        <table:table-column table:style-name="Table29.A"/>
        <table:table-column table:style-name="Table29.B"/>
        <table:table-row table:style-name="TableLine94797097916800">
          <table:table-cell table:style-name="Table29.A1" office:value-type="string">
            <text:p text:style-name="P48">EQ (Equiv. Substitution)</text:p>
          </table:table-cell>
          <table:table-cell table:style-name="Table29.B1" office:value-type="string">
            <text:p text:style-name="P48">Ax (Axiom) </text:p>
          </table:table-cell>
        </table:table-row>
        <table:table-row table:style-name="TableLine94797097928560">
          <table:table-cell table:style-name="Table29.A2" office:value-type="string">
            <text:p text:style-name="P86"/>
          </table:table-cell>
          <table:table-cell table:style-name="Table29.B2" office:value-type="string">
            <text:p text:style-name="P86"/>
          </table:table-cell>
        </table:table-row>
      </table:table>
      <text:p text:style-name="P10"/>
      <text:h text:style-name="Heading_20_3" text:outline-level="3">Other Justifications</text:h>
      <text:p text:style-name="P2">The following aren't inference rules but do appear in proofs as justification for deriving a wff.</text:p>
      <text:p text:style-name="P2"/>
      <table:table table:name="Table30" table:style-name="Table30">
        <table:table-column table:style-name="Table30.A"/>
        <table:table-column table:style-name="Table30.B"/>
        <table:table-row table:style-name="TableLine94797097924336">
          <table:table-cell table:style-name="Table30.A1" office:value-type="string">
            <text:p text:style-name="P108">Name (Abbreviation)</text:p>
          </table:table-cell>
          <table:table-cell table:style-name="Table30.B1" office:value-type="string">
            <text:p text:style-name="P108">Rule</text:p>
          </table:table-cell>
        </table:table-row>
        <table:table-row table:style-name="TableLine94797097938736">
          <table:table-cell table:style-name="Table30.A2" office:value-type="string">
            <text:p text:style-name="P98">Definition Substitution (DEF)</text:p>
          </table:table-cell>
          <table:table-cell table:style-name="Table30.B2" office:value-type="string">
            <text:p text:style-name="P81">From [ Φ =df Ψ ], Θ(Φ), infer Θ(Ψ/Φ); <text:span text:style-name="T28">and from [ Φ =df Ψ ], Θ(Ψ), infer Θ(Φ/Ψ).</text:span></text:p>
          </table:table-cell>
        </table:table-row>
      </table:table>
      <text:p text:style-name="P2"/>
      <text:h text:style-name="Heading_20_3" text:outline-level="3">Derived Inference Rules</text:h>
      <text:p text:style-name="P2">Use any proved sequent as a new inference rule. <text:s/>If a sequent is proved valid, then all instances of the sequent are also valid. <text:s/>The following are traditionally important rules derivable in our system.</text:p>
      <text:p text:style-name="P2"/>
      <table:table table:name="Table31" table:style-name="Table31">
        <table:table-column table:style-name="Table31.A"/>
        <table:table-column table:style-name="Table31.B"/>
        <table:table-row table:style-name="TableLine94797097933424">
          <table:table-cell table:style-name="Table31.A1" office:value-type="string">
            <text:p text:style-name="P108">Name (Abbreviation)</text:p>
          </table:table-cell>
          <table:table-cell table:style-name="Table31.B1" office:value-type="string">
            <text:p text:style-name="P108">Sequent</text:p>
          </table:table-cell>
        </table:table-row>
        <table:table-row table:style-name="TableLine94797097962528">
          <table:table-cell table:style-name="Table31.A2" office:value-type="string">
            <text:p text:style-name="P34">Reiterate (RE)</text:p>
          </table:table-cell>
          <table:table-cell table:style-name="Table31.B2" office:value-type="string">
            <text:p text:style-name="P34">P <text:s/>⊢ <text:s/>P</text:p>
          </table:table-cell>
        </table:table-row>
        <table:table-row table:style-name="TableLine94797097964112">
          <table:table-cell table:style-name="Table31.A2" office:value-type="string">
            <text:p text:style-name="P34">Ex Falso Quodlibet (EFQ)</text:p>
          </table:table-cell>
          <table:table-cell table:style-name="Table31.B2" office:value-type="string">
            <text:p text:style-name="P34">P, -P <text:s/>⊢ <text:s/>Q <text:s text:c="3"/>(Q is any wff whatever)</text:p>
          </table:table-cell>
        </table:table-row>
        <table:table-row table:style-name="TableLine94797097964768">
          <table:table-cell table:style-name="Table31.A2" office:value-type="string">
            <text:p text:style-name="P34">Modus Tollens (MT)</text:p>
          </table:table-cell>
          <table:table-cell table:style-name="Table31.B2" office:value-type="string">
            <text:p text:style-name="P34">P → Q, -Q <text:s/>⊢ <text:s/>-P</text:p>
          </table:table-cell>
        </table:table-row>
        <table:table-row table:style-name="TableLine94797097965424">
          <table:table-cell table:style-name="Table31.A2" office:value-type="string">
            <text:p text:style-name="P34">Hypothetical Syllogism (HS)</text:p>
          </table:table-cell>
          <table:table-cell table:style-name="Table31.B2" office:value-type="string">
            <text:p text:style-name="P34">P → Q, Q → R <text:s/>⊢ <text:s/>P → R</text:p>
          </table:table-cell>
        </table:table-row>
        <table:table-row table:style-name="TableLine94797097966240">
          <table:table-cell table:style-name="Table31.A2" office:value-type="string">
            <text:p text:style-name="P34">Absorption (Abs)</text:p>
          </table:table-cell>
          <table:table-cell table:style-name="Table31.B2" office:value-type="string">
            <text:p text:style-name="P34">P → Q <text:s/>⊢ <text:s/>P → (P ∧ Q)</text:p>
          </table:table-cell>
        </table:table-row>
        <table:table-row table:style-name="TableLine94797097967008">
          <table:table-cell table:style-name="Table31.A2" office:value-type="string">
            <text:p text:style-name="P34">Constructive Dilemma (CD)</text:p>
          </table:table-cell>
          <table:table-cell table:style-name="Table31.B2" office:value-type="string">
            <text:p text:style-name="P34">P ∨ Q, P → R, Q → S <text:s/>⊢ <text:s/>R ∨ S</text:p>
          </table:table-cell>
        </table:table-row>
        <table:table-row table:style-name="TableLine94797097967824">
          <table:table-cell table:style-name="Table31.A2" office:value-type="string">
            <text:p text:style-name="P35">Destructive Dilemma (DD)</text:p>
          </table:table-cell>
          <table:table-cell table:style-name="Table31.B2" office:value-type="string">
            <text:p text:style-name="P35">P → Q, R → S, -Q ∨ -S <text:s/>⊢ <text:s/>-P ∨ -Q</text:p>
          </table:table-cell>
        </table:table-row>
        <table:table-row table:style-name="TableLine94797097968640">
          <table:table-cell table:style-name="Table31.A2" office:value-type="string">
            <text:p text:style-name="P35">Disjunctive Syllogism (DS)</text:p>
          </table:table-cell>
          <table:table-cell table:style-name="Table31.B2" office:value-type="string">
            <text:p text:style-name="P35">P ∨ Q, -P <text:s/>⊢ <text:s/>Q</text:p>
          </table:table-cell>
        </table:table-row>
        <table:table-row table:style-name="TableLine94797097969648">
          <table:table-cell table:style-name="Table31.A2" office:value-type="string">
            <text:p text:style-name="P35">Disjunctive Syllogism (DS)</text:p>
          </table:table-cell>
          <table:table-cell table:style-name="Table31.B2" office:value-type="string">
            <text:p text:style-name="P35">P ∨ Q, -Q <text:s/>⊢ <text:s/>P</text:p>
          </table:table-cell>
        </table:table-row>
        <table:table-row table:style-name="TableLine94797097970464">
          <table:table-cell table:style-name="Table31.A2" office:value-type="string">
            <text:p text:style-name="P35">Theorem (THM)</text:p>
          </table:table-cell>
          <table:table-cell table:style-name="Table31.B2" office:value-type="string">
            <text:p text:style-name="P35">[ ⊢ P ] <text:s/>⊢ <text:s/>P</text:p>
          </table:table-cell>
        </table:table-row>
      </table:table>
      <text:p text:style-name="P2"/>
      <text:h text:style-name="Heading_20_3" text:outline-level="3">Theorems</text:h>
      <text:p text:style-name="P2">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2"/>
      <text:p text:style-name="P52">⊢ Φ</text:p>
      <text:p text:style-name="P2"/>
      <text:h text:style-name="Heading_20_3" text:outline-level="3">Equivalences</text:h>
      <text:p text:style-name="P2">An equivalence is a theorem whose main operator is a biconditional. <text:s/>The following are traditionally important equivalences derivable in our system.</text:p>
      <text:p text:style-name="P2"/>
      <text:p text:style-name="P52"><text:soft-page-break/>⊢ Φ ↔ Ψ</text:p>
      <text:p text:style-name="P2"/>
      <table:table table:name="Table32" table:style-name="Table32">
        <table:table-column table:style-name="Table32.A"/>
        <table:table-column table:style-name="Table32.B"/>
        <table:table-row table:style-name="TableLine94797097944064">
          <table:table-cell table:style-name="Table32.A1" office:value-type="string">
            <text:p text:style-name="P35">Name (Abbreviation)</text:p>
          </table:table-cell>
          <table:table-cell table:style-name="Table32.B1" office:value-type="string">
            <text:p text:style-name="P35">Sequent</text:p>
          </table:table-cell>
        </table:table-row>
        <table:table-row table:style-name="TableLine94797098007776">
          <table:table-cell table:style-name="Table32.A2" office:value-type="string">
            <text:p text:style-name="P35">Double Negation (DN)</text:p>
          </table:table-cell>
          <table:table-cell table:style-name="Table32.B2" office:value-type="string">
            <text:p text:style-name="P35">⊢ <text:s/>P ↔ --P</text:p>
          </table:table-cell>
        </table:table-row>
        <table:table-row table:style-name="TableLine94797098009216">
          <table:table-cell table:style-name="Table32.A2" office:value-type="string">
            <text:p text:style-name="P35"><text:span text:style-name="T54">Idempotence</text:span> (<text:span text:style-name="T54">IDEM</text:span>)</text:p>
          </table:table-cell>
          <table:table-cell table:style-name="Table32.B2" office:value-type="string">
            <text:p text:style-name="P35">⊢ <text:s/>P ↔ (P ∧ P)</text:p>
          </table:table-cell>
        </table:table-row>
        <table:table-row table:style-name="TableLine94797098009872">
          <table:table-cell table:style-name="Table32.A2" office:value-type="string">
            <text:p text:style-name="P35"><text:span text:style-name="T54">Idempotence</text:span> (<text:span text:style-name="T54">IDEM</text:span>)</text:p>
          </table:table-cell>
          <table:table-cell table:style-name="Table32.B2" office:value-type="string">
            <text:p text:style-name="P35">⊢ <text:s/>P ↔ (P ∨ P)</text:p>
          </table:table-cell>
        </table:table-row>
        <table:table-row table:style-name="TableLine94797098010528">
          <table:table-cell table:style-name="Table32.A2" office:value-type="string">
            <text:p text:style-name="P35">Transposition (TRANS)</text:p>
          </table:table-cell>
          <table:table-cell table:style-name="Table32.B2" office:value-type="string">
            <text:p text:style-name="P35">⊢ <text:s/>(P → Q) ↔ (-Q → -P)</text:p>
          </table:table-cell>
        </table:table-row>
        <table:table-row table:style-name="TableLine94797098011344">
          <table:table-cell table:style-name="Table32.A2" office:value-type="string">
            <text:p text:style-name="P35">Material Implication (MI)</text:p>
          </table:table-cell>
          <table:table-cell table:style-name="Table32.B2" office:value-type="string">
            <text:p text:style-name="P35">⊢ <text:s/>(P → Q) ↔ (-P ∨ Q)</text:p>
          </table:table-cell>
        </table:table-row>
        <table:table-row table:style-name="TableLine94797098012112">
          <table:table-cell table:style-name="Table32.A2" office:value-type="string">
            <text:p text:style-name="P35">Association (ASSOC)</text:p>
          </table:table-cell>
          <table:table-cell table:style-name="Table32.B2" office:value-type="string">
            <text:p text:style-name="P35">⊢ <text:s/>(P ∧ (Q ∧ R)) ↔ ((P ∧ Q) ∧ R)</text:p>
          </table:table-cell>
        </table:table-row>
        <table:table-row table:style-name="TableLine94797098012928">
          <table:table-cell table:style-name="Table32.A2" office:value-type="string">
            <text:p text:style-name="P35">Association (ASSOC)</text:p>
          </table:table-cell>
          <table:table-cell table:style-name="Table32.B2" office:value-type="string">
            <text:p text:style-name="P35">⊢ <text:s/>(P ∨ (Q ∨ R)) ↔ ((P ∨ Q) ∨ R)</text:p>
          </table:table-cell>
        </table:table-row>
        <table:table-row table:style-name="TableLine94797098013744">
          <table:table-cell table:style-name="Table32.A2" office:value-type="string">
            <text:p text:style-name="P35">Commutation (COM)</text:p>
          </table:table-cell>
          <table:table-cell table:style-name="Table32.B2" office:value-type="string">
            <text:p text:style-name="P35">⊢ <text:s/>(P ∧ Q) ↔ (Q ∧ P)</text:p>
          </table:table-cell>
        </table:table-row>
        <table:table-row table:style-name="TableLine94797098014752">
          <table:table-cell table:style-name="Table32.A2" office:value-type="string">
            <text:p text:style-name="P35">Commutation (COM)</text:p>
          </table:table-cell>
          <table:table-cell table:style-name="Table32.B2" office:value-type="string">
            <text:p text:style-name="P35">⊢ <text:s/>(P ∨ Q) ↔ (Q ∨ P)</text:p>
          </table:table-cell>
        </table:table-row>
        <table:table-row table:style-name="TableLine94797098015568">
          <table:table-cell table:style-name="Table32.A2" office:value-type="string">
            <text:p text:style-name="P43">Commutation (COM)</text:p>
          </table:table-cell>
          <table:table-cell table:style-name="Table32.B2" office:value-type="string">
            <text:p text:style-name="P44">⊢ <text:s/>(P ↔ Q) ↔ (Q ↔ P)</text:p>
          </table:table-cell>
        </table:table-row>
        <table:table-row table:style-name="TableLine94797098016384">
          <table:table-cell table:style-name="Table32.A2" office:value-type="string">
            <text:p text:style-name="P35">Exportation (EXP)</text:p>
          </table:table-cell>
          <table:table-cell table:style-name="Table32.B2" office:value-type="string">
            <text:p text:style-name="P35">⊢ <text:s/>((P ∧ Q) → R) ↔ (P → (Q → R))</text:p>
          </table:table-cell>
        </table:table-row>
        <table:table-row table:style-name="TableLine94797098017200">
          <table:table-cell table:style-name="Table32.A2" office:value-type="string">
            <text:p text:style-name="P35">Distribution (DIST)</text:p>
          </table:table-cell>
          <table:table-cell table:style-name="Table32.B2" office:value-type="string">
            <text:p text:style-name="P35">⊢ <text:s/>(P ∧ (Q ∨ R)) ↔ ((P ∧ Q) ∨ (P ∧ R))</text:p>
          </table:table-cell>
        </table:table-row>
        <table:table-row table:style-name="TableLine94797098018016">
          <table:table-cell table:style-name="Table32.A2" office:value-type="string">
            <text:p text:style-name="P35">Distribution (DIST)</text:p>
          </table:table-cell>
          <table:table-cell table:style-name="Table32.B2" office:value-type="string">
            <text:p text:style-name="P35">⊢ <text:s/>(P ∨ (Q ∧ R)) ↔ ((P ∨ Q) ∧ (P ∨ R))</text:p>
          </table:table-cell>
        </table:table-row>
        <table:table-row table:style-name="TableLine94797098018832">
          <table:table-cell table:style-name="Table32.A2" office:value-type="string">
            <text:p text:style-name="P35">DeMorgan's law (DM)</text:p>
          </table:table-cell>
          <table:table-cell table:style-name="Table32.B2" office:value-type="string">
            <text:p text:style-name="P36">⊢ <text:s/>-(P ∧ Q) ↔ (-P ∨ -Q)</text:p>
          </table:table-cell>
        </table:table-row>
        <table:table-row table:style-name="TableLine94797098019648">
          <table:table-cell table:style-name="Table32.A2" office:value-type="string">
            <text:p text:style-name="P35">DeMorgan's law (DM)</text:p>
          </table:table-cell>
          <table:table-cell table:style-name="Table32.B2" office:value-type="string">
            <text:p text:style-name="P36">⊢ <text:s/>-(P ∨ Q) ↔ (-P ∧ -Q)</text:p>
          </table:table-cell>
        </table:table-row>
        <table:table-row table:style-name="TableLine94797098020464">
          <table:table-cell table:style-name="Table32.A2" office:value-type="string">
            <text:p text:style-name="P35">Material Equivalence (ME)</text:p>
          </table:table-cell>
          <table:table-cell table:style-name="Table32.B2" office:value-type="string">
            <text:p text:style-name="P36">⊢ <text:s/>(P ↔ Q) ↔ ((P → Q) ∧ (Q → P))</text:p>
          </table:table-cell>
        </table:table-row>
        <table:table-row table:style-name="TableLine94797098021280">
          <table:table-cell table:style-name="Table32.A2" office:value-type="string">
            <text:p text:style-name="P35">Material Equivalence (ME)</text:p>
          </table:table-cell>
          <table:table-cell table:style-name="Table32.B2" office:value-type="string">
            <text:p text:style-name="P36">⊢ <text:s/>(P ↔ Q) ↔ ((P ∧ Q) ∨ (-P ∧ -Q))</text:p>
          </table:table-cell>
        </table:table-row>
      </table:table>
      <text:p text:style-name="P2"/>
      <text:p text:style-name="P2">Appendix C contains the proof<text:span text:style-name="T40">s</text:span> of all <text:span text:style-name="T40">of </text:span>the<text:span text:style-name="T40">se</text:span> derived forms, theorems and equivalenc<text:span text:style-name="T40">e</text:span>s.</text:p>
      <text:p text:style-name="P2"/>
      <text:h text:style-name="Heading_20_3" text:outline-level="3">Consequence and Non-Consequence</text:h>
      <text:p text:style-name="P2">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2"/>
      <text:p text:style-name="P2">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2"/>
      <text:p text:style-name="P2">Construct a proof of non-consequence by first listing the premises, then begin a subproof by hypothesizing the negation of the conclusion. <text:s/>Proceed by attempting to reduce everything to atomic and negated atomic</text:p>
      <text:p text:style-name="P2">formulas. <text:s/>Proceed until no additional rules can be applied. <text:s/>Since we never reach the conclusion the proof is uncompleted, so we do not write QED at the bottom.</text:p>
      <text:p text:style-name="P2"/>
      <text:p text:style-name="P2"><text:s text:c="9"/>Example</text:p>
      <text:p text:style-name="P2"/>
      <text:p text:style-name="P2"><text:s text:c="12"/>P → Q, -P <text:s/>⊢ <text:s/>-Q</text:p>
      <text:p text:style-name="P2"><text:s text:c="9"/>Proof</text:p>
      <text:p text:style-name="P2"><text:s text:c="9"/>01. <text:s text:c="2"/>P → Q <text:s text:c="8"/>A</text:p>
      <text:p text:style-name="P2"><text:s text:c="9"/>02. <text:s text:c="2"/>-P <text:s text:c="11"/>A</text:p>
      <text:p text:style-name="P2"><text:s text:c="9"/>03. <text:s text:c="2"/>| <text:s text:c="2"/>Q <text:s text:c="8"/>H (for -I)</text:p>
      <text:p text:style-name="P2"/>
      <text:p text:style-name="P2">Once finished, the valuations are readable directly off the proof. <text:s/>The above proof tells us that the <text:span text:style-name="T42">c</text:span>ounterexamples are where P is false (due to occurring negated in step 2), and Q is true (due to occurring unnegated in step 3). <text:s/>We can verify this with a truth-table. <text:s/>If a proposition symbol doesn't appear negated or <text:soft-page-break/>unnegated, then it is truth-value does not matter.</text:p>
      <text:p text:style-name="P2"/>
      <text:p text:style-name="P2"><text:s text:c="10"/>P Q | P → Q , - P <text:s/>⊢ <text:s/>- Q</text:p>
      <text:p text:style-name="P2"><text:s text:c="9"/>============================</text:p>
      <text:p text:style-name="P2"><text:s text:c="10"/>F F | F T F | T F <text:s/>| <text:s/>T F</text:p>
      <text:p text:style-name="P2"><text:s text:c="10"/>F T | F T T | T F <text:s/>| <text:s/>F T <text:s/>&lt;==</text:p>
      <text:p text:style-name="P2"><text:s text:c="10"/>T F | T F F | F T <text:s/>| <text:s/>T F</text:p>
      <text:p text:style-name="P2"><text:s text:c="10"/>T T | T T T | F T <text:s/>| <text:s/>F T</text:p>
      <text:p text:style-name="P2"><text:s text:c="18"/>* <text:s text:c="4"/>* <text:s text:c="6"/>*</text:p>
      <text:p text:style-name="P2"/>
      <text:p text:style-name="P2">The highlighted row is our counterexample (all true premises but false conclusion). <text:s/>On that row P and Q have the same truth-values as our proof determined.</text:p>
      <text:p text:style-name="P2"/>
      <text:h text:style-name="Heading_20_3" text:outline-level="3">Defining ⊥ Into Propositional Logic/Calculus</text:h>
      <text:p text:style-name="Preformatted_20_Text"><text:span text:style-name="T7">Some </text:span><text:span text:style-name="T9">Calculi</text:span><text:span text:style-name="T7"> implementations use ⊥ (the </text:span><text:span text:style-name="T14">CONTRADICTION SYMBOL</text:span><text:span text:style-name="T7">)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2"/>
      <text:p text:style-name="P52">⊥ <text:s/>=df <text:s/>P ∧ -P</text:p>
      <text:p text:style-name="P2"/>
      <text:p text:style-name="P2">From which we derive new inference rules.</text:p>
      <text:p text:style-name="P2"/>
      <table:table table:name="Table33" table:style-name="Table33">
        <table:table-column table:style-name="Table33.A"/>
        <table:table-column table:style-name="Table33.B"/>
        <table:table-row table:style-name="TableLine94797097977232">
          <table:table-cell table:style-name="Table33.A1" office:value-type="string">
            <text:p text:style-name="P109">Name (Abbreviation)</text:p>
          </table:table-cell>
          <table:table-cell table:style-name="Table33.B1" office:value-type="string">
            <text:p text:style-name="P109">Sequent</text:p>
          </table:table-cell>
        </table:table-row>
        <table:table-row table:style-name="TableLine94797098031456">
          <table:table-cell table:style-name="Table33.A2" office:value-type="string">
            <text:p text:style-name="P37">⊥ Introduction (⊥ I)</text:p>
          </table:table-cell>
          <table:table-cell table:style-name="Table33.B2" office:value-type="string">
            <text:p text:style-name="P37">P, -P <text:s/>⊢ <text:s/>⊥</text:p>
          </table:table-cell>
        </table:table-row>
        <table:table-row table:style-name="TableLine94797098034656">
          <table:table-cell table:style-name="Table33.A2" office:value-type="string">
            <text:p text:style-name="P37">⊥ Elimination (⊥ E)</text:p>
          </table:table-cell>
          <table:table-cell table:style-name="Table33.B2" office:value-type="string">
            <text:p text:style-name="P37">(P ⊢ ⊥) <text:s/>⊢ <text:s/>-P</text:p>
          </table:table-cell>
        </table:table-row>
      </table:table>
      <text:p text:style-name="P2"/>
      <text:h text:style-name="Heading_20_3" text:outline-level="3">Derivation Strategies</text:h>
      <text:p text:style-name="P2">Below is an outline of a proof strategy. <text:s/>It's a recursive procedure driven chiefly by the conclusion form.</text:p>
      <text:p text:style-name="P2"/>
      <text:p text:style-name="P2">Begin the main proof by listing the premises one per line. <text:s/>Then hypothesize the unnegated or negated conclusion form, use direct proof to attempt to reduce everything to atomic and negated atomic formulas.</text:p>
      <text:p text:style-name="P2">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2"/>
      <text:p text:style-name="P2">Intermediately apply the following procedure recursively for each subproof,</text:p>
      <text:p text:style-name="P2"/>
      <text:p text:style-name="P1">Procedure</text:p>
      <text:p text:style-name="P1"/>
      <text:list xml:id="list1543905188" text:style-name="L6">
        <text:list-item>
          <text:p text:style-name="P122">(Conclusion) If the conclusion has one of these forms</text:p>
          <text:p text:style-name="P122"/>
        </text:list-item>
      </text:list>
      <table:table table:name="Table36" table:style-name="Table36">
        <table:table-column table:style-name="Table36.A"/>
        <table:table-column table:style-name="Table36.B"/>
        <table:table-row table:style-name="TableLine94797098048032">
          <table:table-cell table:style-name="Table36.A1" office:value-type="string">
            <text:p text:style-name="P39">Φ ∧ Ψ</text:p>
          </table:table-cell>
          <table:table-cell table:style-name="Table36.B1" office:value-type="string">
            <text:p text:style-name="P49"><text:span text:style-name="T22">d</text:span><text:span text:style-name="T20">erive each conjunct, apply ∧I</text:span></text:p>
          </table:table-cell>
        </table:table-row>
        <table:table-row table:style-name="TableLine94797098083632">
          <table:table-cell table:style-name="Table36.A2" office:value-type="string">
            <text:p text:style-name="P39">Φ ∨ Ψ</text:p>
          </table:table-cell>
          <table:table-cell table:style-name="Table36.B2" office:value-type="string">
            <text:p text:style-name="P49"><text:span text:style-name="T22">d</text:span><text:span text:style-name="T20">erive one disjunct, apply ∨I</text:span></text:p>
          </table:table-cell>
        </table:table-row>
        <table:table-row table:style-name="TableLine94797098085072">
          <table:table-cell table:style-name="Table36.A2" office:value-type="string">
            <text:p text:style-name="P39">Φ → Ψ</text:p>
          </table:table-cell>
          <table:table-cell table:style-name="Table36.B2" office:value-type="string">
            <text:p text:style-name="P39"><text:span text:style-name="T41">h</text:span>ypothesize Φ derive Ψ, close the subproof, apply → I</text:p>
          </table:table-cell>
        </table:table-row>
        <table:table-row table:style-name="TableLine94797098085728">
          <table:table-cell table:style-name="Table36.A2" office:value-type="string">
            <text:p text:style-name="P39">Φ ↔ Ψ</text:p>
          </table:table-cell>
          <table:table-cell table:style-name="Table36.B2" office:value-type="string">
            <text:p text:style-name="P39"><text:span text:style-name="T41">d</text:span>erive Φ → Ψ, derive Ψ → Φ, apply ↔ I</text:p>
          </table:table-cell>
        </table:table-row>
      </table:table>
      <text:list xml:id="list213221832884828" text:continue-numbering="true" text:style-name="L6">
        <text:list-header>
          <text:p text:style-name="P123"/>
        </text:list-header>
        <text:list-item>
          <text:p text:style-name="P123">(Premise) If a premise has the following form,</text:p>
          <text:p text:style-name="P123"/>
        </text:list-item>
      </text:list>
      <table:table table:name="Table34" table:style-name="Table34">
        <table:table-column table:style-name="Table34.A"/>
        <table:table-column table:style-name="Table34.B"/>
        <table:table-row table:style-name="TableLine94797098075360">
          <table:table-cell table:style-name="Table34.A1" office:value-type="string">
            <text:p text:style-name="P39">Φ ∨ Ψ</text:p>
          </table:table-cell>
          <table:table-cell table:style-name="Table34.B1" office:value-type="string">
            <text:p text:style-name="P82">Derive two conditionals Φ → Θ and Ψ → Θ to obtain the <text:span text:style-name="T28">needed conclusion Θ</text:span></text:p>
          </table:table-cell>
        </table:table-row>
      </table:table>
      <text:list xml:id="list213220937514999" text:continue-numbering="true" text:style-name="L6">
        <text:list-header>
          <text:p text:style-name="P123"/>
        </text:list-header>
        <text:list-item>
          <text:p text:style-name="P123">(Reductio) Next try one of these taking WFF as the desired conclusion,</text:p>
          <text:p text:style-name="P123"><text:soft-page-break/></text:p>
        </text:list-item>
      </text:list>
      <table:table table:name="Table35" table:style-name="Table35">
        <table:table-column table:style-name="Table35.A"/>
        <table:table-column table:style-name="Table35.B"/>
        <table:table-row table:style-name="TableLine94797098092160">
          <table:table-cell table:style-name="Table35.A1" office:value-type="string">
            <text:p text:style-name="P39">- WFF</text:p>
          </table:table-cell>
          <table:table-cell table:style-name="Table35.B1" office:value-type="string">
            <text:p text:style-name="P84">Hypothesize WFF (unnegated), derive ⊥ or derive <text:span text:style-name="T28">a contradiction, lastly perform -I or ⊥E</text:span></text:p>
          </table:table-cell>
        </table:table-row>
        <table:table-row table:style-name="TableLine94797098112944">
          <table:table-cell table:style-name="Table35.A2" office:value-type="string">
            <text:p text:style-name="P40">WFF</text:p>
          </table:table-cell>
          <table:table-cell table:style-name="Table35.B2" office:value-type="string">
            <text:p text:style-name="P83">Hypothesize -WFF, derive ⊥ or contradiction, then <text:span text:style-name="T28">perform -I and finally -E</text:span></text:p>
          </table:table-cell>
        </table:table-row>
      </table:table>
      <text:p text:style-name="P11"/>
      <text:h text:style-name="Heading_20_2" text:outline-level="2">Concerns</text:h>
      <text:h text:style-name="Heading_20_3" text:outline-level="3">Semantic Soundness &amp; Completeness of Propositional Calculus</text:h>
      <text:p text:style-name="P2">A calculus is <text:span text:style-name="T2">SEMANTICALLY SOUND</text:span> if and only if for any consistent set of premises, there is no sequence of inference rule applications that can derive a wff that's not a logical consequence of those premises.</text:p>
      <text:p text:style-name="P2"/>
      <text:p text:style-name="P2">A calculus is <text:span text:style-name="T2">SEMANTICALLY COMPLETE</text:span> if and only if a given conclusion Φ logically follows from a set of premises, and there exists at least one proof of Φ that has a finite number of steps.</text:p>
      <text:p text:style-name="P2"/>
      <text:p text:style-name="P2">Propositional calculus is semantically sound and semantically complete. <text:s/>We do not prove these theorems here, but it is handy to know of them. <text:s/>The calculus derives all and only valid conclusions from any given set</text:p>
      <text:p text:style-name="P2">of premises.</text:p>
      <text:p text:style-name="P2"/>
      <text:h text:style-name="Heading_20_3" text:outline-level="3">The Unnatural Conditional</text:h>
      <text:p text:style-name="P2">A serious concern with the propositional logic conditional is that</text:p>
      <text:p text:style-name="P2">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2"/>
      <table:table table:name="Table37" table:style-name="Table37">
        <table:table-column table:style-name="Table37.A"/>
        <table:table-column table:style-name="Table37.B"/>
        <table:table-row table:style-name="TableLine94797098106944">
          <table:table-cell table:style-name="Table37.A1" office:value-type="string">
            <text:p text:style-name="P38">K → F</text:p>
          </table:table-cell>
          <table:table-cell table:style-name="Table37.B1" office:value-type="string">
            <text:p text:style-name="P38">if you keep up the good work then you'll go far.</text:p>
          </table:table-cell>
        </table:table-row>
      </table:table>
      <text:p text:style-name="P2"/>
      <text:p text:style-name="P2">Now lets consider what happens if we take it's negation.</text:p>
      <text:p text:style-name="P2"/>
      <table:table table:name="Table38" table:style-name="Table38">
        <table:table-column table:style-name="Table38.A"/>
        <table:table-column table:style-name="Table38.B"/>
        <table:table-row table:style-name="TableLine94797098127664">
          <table:table-cell table:style-name="Table38.A1" office:value-type="string">
            <text:p text:style-name="P38">-(K → F)</text:p>
          </table:table-cell>
          <table:table-cell table:style-name="Table38.B1" office:value-type="string">
            <text:p text:style-name="P38">it's false that if you keep up the work you'll go far</text:p>
          </table:table-cell>
        </table:table-row>
        <table:table-row table:style-name="TableLine94797098137472">
          <table:table-cell table:style-name="Table38.A2" office:value-type="string">
            <text:p text:style-name="P38">-(-K ∨ F)</text:p>
          </table:table-cell>
          <table:table-cell table:style-name="Table38.B2" office:value-type="string">
            <text:p text:style-name="P38">Material Implication</text:p>
          </table:table-cell>
        </table:table-row>
        <table:table-row table:style-name="TableLine94797098139056">
          <table:table-cell table:style-name="Table38.A2" office:value-type="string">
            <text:p text:style-name="P38">K ∧ -F</text:p>
          </table:table-cell>
          <table:table-cell table:style-name="Table38.B2" office:value-type="string">
            <text:p text:style-name="P38">DeMorgan's</text:p>
          </table:table-cell>
        </table:table-row>
      </table:table>
      <text:p text:style-name="P2"/>
      <text:p text:style-name="P2">Studying the conclusion, we determine that it says, "you keep up the good work and you don't go far." <text:s/>Does this sound like the negation of the original unnegated conditiona<text:span text:style-name="T49">l</text:span>? <text:s/>Many say it does not.</text:p>
      <text:p text:style-name="P2"/>
      <text:h text:style-name="Heading_20_3" text:outline-level="3">Relevance</text:h>
      <text:p text:style-name="P2">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2"/>
      <text:p text:style-name="P2">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2"/>
      <text:h text:style-name="Heading_20_3" text:outline-level="3"><text:soft-page-break/>Refuting Dilemmas</text:h>
      <text:p text:style-name="P2">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pan text:style-name="T2">ESCAPING BETWEEN THE HORNS</text:span> is to prove the disjunction false by proving a third option or proving that both disjuncts are false.</text:p>
      <text:p text:style-name="P2"/>
      <text:h text:style-name="Heading_20_1" text:outline-level="1">Predicate Logic</text:h>
      <text:p text:style-name="P2">Predicate logic introduces a way to analyze proposition symbols down into more basic components.</text:p>
      <text:p text:style-name="P2"/>
      <text:p text:style-name="P2"/>
      <text:h text:style-name="Heading_20_2" text:outline-level="2">Language</text:h>
      <text:p text:style-name="P2"/>
      <text:h text:style-name="P113" text:outline-level="3">Lexemes </text:h>
      <table:table table:name="Table39" table:style-name="Table39">
        <table:table-column table:style-name="Table39.A"/>
        <table:table-column table:style-name="Table39.B"/>
        <table:table-row table:style-name="TableLine94797098131616">
          <table:table-cell table:style-name="Table39.A1" office:value-type="string">
            <text:p text:style-name="P88">Non-Logical Symbols</text:p>
          </table:table-cell>
          <table:table-cell table:style-name="Table39.B1" office:value-type="string">
            <text:p text:style-name="P99"/>
          </table:table-cell>
        </table:table-row>
        <table:table-row table:style-name="TableLine94797098170064">
          <table:table-cell table:style-name="Table39.A2" office:value-type="string">
            <text:p text:style-name="P110"><text:span text:style-name="T10"><text:s text:c="5"/></text:span><text:span text:style-name="T11">Object Symbols</text:span></text:p>
          </table:table-cell>
          <table:table-cell table:style-name="Table39.B2" office:value-type="string">
            <text:p text:style-name="P88"/>
          </table:table-cell>
        </table:table-row>
        <table:table-row table:style-name="TableLine94797098171504">
          <table:table-cell table:style-name="Table39.A2" office:value-type="string">
            <text:p text:style-name="P110"><text:s text:c="10"/><text:span text:style-name="T50">Constants:</text:span></text:p>
          </table:table-cell>
          <table:table-cell table:style-name="Table39.B2" office:value-type="string">
            <text:p text:style-name="P100">a...t</text:p>
          </table:table-cell>
        </table:table-row>
        <table:table-row table:style-name="TableLine94797098172160">
          <table:table-cell table:style-name="Table39.A2" office:value-type="string">
            <text:p text:style-name="P99"><text:s text:c="5"/><text:span text:style-name="T50">Predicate Symbols:</text:span></text:p>
          </table:table-cell>
          <table:table-cell table:style-name="Table39.B2" office:value-type="string">
            <text:p text:style-name="P100">A...Z</text:p>
          </table:table-cell>
        </table:table-row>
        <table:table-row table:style-name="TableLine94797098172816">
          <table:table-cell table:style-name="Table39.A2" office:value-type="string">
            <text:p text:style-name="P99"><text:s text:c="5"/><text:span text:style-name="T23">Association Symbols:</text:span></text:p>
          </table:table-cell>
          <table:table-cell table:style-name="Table39.B2" office:value-type="string">
            <text:p text:style-name="P88">(, )</text:p>
          </table:table-cell>
        </table:table-row>
        <table:table-row table:style-name="TableLine94797098173632">
          <table:table-cell table:style-name="Table39.A2" office:value-type="string">
            <text:p text:style-name="P88">Logical Symbols</text:p>
          </table:table-cell>
          <table:table-cell table:style-name="Table39.B2" office:value-type="string">
            <text:p text:style-name="P99"/>
          </table:table-cell>
        </table:table-row>
        <table:table-row table:style-name="TableLine94797098174400">
          <table:table-cell table:style-name="Table39.A2" office:value-type="string">
            <text:p text:style-name="P99"><text:s text:c="5"/>Truth-Function Symbols:</text:p>
          </table:table-cell>
          <table:table-cell table:style-name="Table39.B2" office:value-type="string">
            <text:p text:style-name="P41">-, ∧, ∨, →, ↔</text:p>
          </table:table-cell>
        </table:table-row>
      </table:table>
      <text:p text:style-name="P14"/>
      <text:h text:style-name="P113" text:outline-level="3">Grammar </text:h>
      <text:p text:style-name="P85">It's conventional to use capital Greek letters to stand for arbitrary wffs, and lower-case Greek letters to stand for arbitrary constant object symbols.</text:p>
      <text:p text:style-name="P85"/>
      <text:p text:style-name="P85">An <text:span text:style-name="T2">ATOMIC FORMULA</text:span> consists of a Predicate symbol followed by zero or more constant object Symbols.</text:p>
      <text:p text:style-name="P14"/>
      <text:list xml:id="list213221250171406" text:continue-list="list1972217840" text:style-name="L1">
        <text:list-item text:start-value="1">
          <text:p text:style-name="P116">Each atomic formula is a wff;</text:p>
        </text:list-item>
        <text:list-item>
          <text:p text:style-name="P116">if Φ is a wff, then -Φ is a wff;</text:p>
        </text:list-item>
        <text:list-item>
          <text:p text:style-name="P116">if Φ, Ψ are wffs, then (Φ ∧ Ψ),(Φ ∨ Ψ),(Φ → Ψ),(Φ ↔ Ψ) are wffs;</text:p>
        </text:list-item>
        <text:list-item>
          <text:p text:style-name="P116">nothing else is a wff. </text:p>
        </text:list-item>
      </text:list>
      <text:p text:style-name="P14"/>
      <text:h text:style-name="Heading_20_2" text:outline-level="2">Semantics</text:h>
      <text:h text:style-name="Heading_20_3" text:outline-level="3">Model</text:h>
      <text:p text:style-name="P2">Roughly, a MODEL is a limited representation of some state of affairs expressed using set theory. <text:s/>Since a set theory model can be a mathematical representation of something about the actual world, we can for our current purposes, informally regard the actual world as our model.</text:p>
      <text:h text:style-name="P113" text:outline-level="3">The Dictionary</text:h>
      <text:p text:style-name="P2">It is helpful to create a dictionary before constructing an atomic formula. <text:s/>When we investigate a new situation with logic, we want to clarify the meanings of the atomic formulas and the meanings of their components. <text:s/>A <text:soft-page-break/>dictionary lists the symbols and what they denote in the current universe of discourse. <text:s/>By convention, letters towards the end of the alphabet (u,v,w,x,y,z) may serve as placeholders, allowing us to define a predicate's meaning more clearly.</text:p>
      <text:h text:style-name="Heading_20_4" text:outline-level="4">Properties</text:h>
      <text:p text:style-name="P2">A property asserts that some object is a member of some particular set which when combined denotes a characteristic of the object.</text:p>
      <text:p text:style-name="P2"/>
      <text:p text:style-name="P2"><text:s text:c="9"/>Dictionary</text:p>
      <text:p text:style-name="P2"><text:s text:c="9"/>----------------</text:p>
      <text:p text:style-name="P2"/>
      <text:p text:style-name="P2"><text:s text:c="9"/>Object Symbols <text:s text:c="7"/>1-Place Predicates</text:p>
      <text:p text:style-name="P2"><text:s text:c="9"/>a, <text:s text:c="2"/>Alice <text:s text:c="11"/>Bx, <text:s text:c="2"/>x is blond</text:p>
      <text:p text:style-name="P2"><text:s text:c="9"/>b, <text:s text:c="2"/>Bob <text:s text:c="13"/>Kx, <text:s text:c="2"/>x is brunette</text:p>
      <text:p text:style-name="P2"><text:s text:c="9"/>c, <text:s text:c="2"/>Charlie <text:s text:c="9"/>Sx, <text:s text:c="2"/>x is scaled</text:p>
      <text:p text:style-name="P2"/>
      <text:p text:style-name="P2"><text:s text:c="3"/>By substituting one of the object symbols in place of a place-holder</text:p>
      <text:p text:style-name="P2"><text:s text:c="3"/>in a predicate definition, we construct an atomic formula.</text:p>
      <text:p text:style-name="P2"/>
      <text:p text:style-name="P2"><text:s text:c="9"/>Ba, <text:s/>Alice is blond.</text:p>
      <text:p text:style-name="P2"><text:s text:c="9"/>Kb, <text:s/>Bob is brunette.</text:p>
      <text:p text:style-name="P2"><text:s text:c="9"/>Sc, <text:s/>Charlie is scaled.</text:p>
      <text:p text:style-name="P2"/>
      <text:p text:style-name="P2"><text:s text:c="9"/>Sc → -(Bc ∨ Kc)</text:p>
      <text:p text:style-name="P2"><text:s text:c="9"/>If Charlie is scaled then Charlie is neither blond nor brunette.</text:p>
      <text:p text:style-name="P2"/>
      <text:p text:style-name="P2"><text:s text:c="3"/>Properties always have just one place-holder in the dictionary.</text:p>
      <text:p text:style-name="P2"><text:s text:c="3"/>Any property Pc means, c ∊ P (i.e., c is in set P), or c has property P.</text:p>
      <text:p text:style-name="P2"/>
      <text:p text:style-name="P2">Relations</text:p>
      <text:p text:style-name="P2">---------</text:p>
      <text:p text:style-name="P2"/>
      <text:p text:style-name="P2"><text:s text:c="3"/>Much as it sounds, a relation denotes a relationship between two or more</text:p>
      <text:p text:style-name="P2"><text:s text:c="3"/>objects. <text:s/>Let us expand the dictionary:</text:p>
      <text:p text:style-name="P2"/>
      <text:p text:style-name="P2"><text:s text:c="9"/>2-Place Predicates</text:p>
      <text:p text:style-name="P2"><text:s text:c="9"/>Txy, <text:s/>x is taller than y.</text:p>
      <text:p text:style-name="P2"/>
      <text:p text:style-name="P2"><text:s text:c="3"/>'Tall', while a property, would not be a suitable predicate for logic</text:p>
      <text:p text:style-name="P2"><text:s text:c="3"/>because 'tall' is vague. <text:s/>E.g., a tall building and a tall glass of water</text:p>
      <text:p text:style-name="P2"><text:s text:c="3"/>do not mean the same thing. <text:s/>However, 'taller' is objective, making</text:p>
      <text:p text:style-name="P2"><text:s text:c="3"/>it ideal for logical reasoning.</text:p>
      <text:p text:style-name="P2"/>
      <text:p text:style-name="P2"><text:s text:c="9"/>(Tab ∧ Tbc) → Tac</text:p>
      <text:p text:style-name="P2"><text:s text:c="9"/>If Alice is taller than Bob and Bob is taller than Charlie,</text:p>
      <text:p text:style-name="P2"><text:s text:c="12"/>then Alice is taller than Charlie.</text:p>
      <text:p text:style-name="P2"/>
      <text:p text:style-name="P2"><text:s text:c="3"/>Any predicate with more than 1-place expresses a relation.</text:p>
      <text:p text:style-name="P2"/>
      <text:p text:style-name="P2"><text:s text:c="9"/>3-Place Predicates</text:p>
      <text:p text:style-name="P2"><text:s text:c="9"/>Bxyz, <text:s text:c="4"/>x is between y and z</text:p>
      <text:p text:style-name="P2"/>
      <text:p text:style-name="P2"><text:s text:c="9"/>Bbac, <text:s text:c="4"/>Bob is between Alice and Charlie</text:p>
      <text:p text:style-name="P2"/>
      <text:p text:style-name="P2"><text:s text:c="9"/>Bbac → (-Babc ∧ -Bcab)</text:p>
      <text:p text:style-name="P2"><text:s text:c="9"/>If Bob is between Alice and Charlie then, Alice isn't between Bob</text:p>
      <text:p text:style-name="P2"><text:s text:c="9"/>and Charlie and Charlie isn't between Alice and Bob.</text:p>
      <text:p text:style-name="P2"/>
      <text:p text:style-name="P2"><text:soft-page-break/><text:s text:c="3"/>Any number of places is acceptable, including 0. <text:s/>0-place predicates are</text:p>
      <text:p text:style-name="P2"><text:s text:c="3"/>just proposition symbols.</text:p>
      <text:p text:style-name="P2"/>
      <text:p text:style-name="P2"><text:s text:c="9"/>0-Place Predicates</text:p>
      <text:p text:style-name="P2"><text:s text:c="9"/>R, <text:s text:c="7"/>it's raining</text:p>
      <text:p text:style-name="P2"><text:s text:c="9"/>W, <text:s text:c="7"/>the ground is wet</text:p>
      <text:p text:style-name="P2"/>
      <text:p text:style-name="P2"><text:s text:c="9"/>R → W</text:p>
      <text:p text:style-name="P2"><text:s text:c="9"/>If it's raining then the ground is wet.</text:p>
      <text:p text:style-name="P2"/>
      <text:p text:style-name="P2">Translation Hints</text:p>
      <text:p text:style-name="P2">=================</text:p>
      <text:p text:style-name="P2"/>
      <text:p text:style-name="P2"><text:s text:c="14"/>+-----------------------------------------------+ <text:s text:c="12"/></text:p>
      <text:p text:style-name="P2"><text:s text:c="14"/>| ============================================= |</text:p>
      <text:p text:style-name="P2"><text:s text:c="14"/>| 0-Place Predicate (Proposition Symbols) <text:s text:c="6"/>|</text:p>
      <text:p text:style-name="P2"><text:s text:c="14"/>| ============================================= |</text:p>
      <text:p text:style-name="P2"><text:s text:c="14"/>| S, <text:s text:c="3"/>Zelda is at the store. <text:s text:c="17"/>|</text:p>
      <text:p text:style-name="P2"><text:s text:c="14"/>| C, <text:s text:c="3"/>cake is delicious. <text:s text:c="21"/>|</text:p>
      <text:p text:style-name="P2"><text:s text:c="14"/>| R, <text:s text:c="3"/>It's raining. <text:s text:c="26"/>|</text:p>
      <text:p text:style-name="P2"><text:s text:c="14"/>| <text:s text:c="46"/>|</text:p>
      <text:p text:style-name="P2"><text:s text:c="14"/>| ============================================= |</text:p>
      <text:p text:style-name="P2"><text:s text:c="14"/>| 1-Place (Monadic) Predicates (Properties) <text:s text:c="4"/>|</text:p>
      <text:p text:style-name="P2"><text:s text:c="14"/>| ============================================= |</text:p>
      <text:p text:style-name="P2"><text:s text:c="14"/>| Px, <text:s text:c="2"/>x is P, x in set P <text:s text:c="21"/>|</text:p>
      <text:p text:style-name="P2"><text:s text:c="14"/>| <text:s text:c="46"/>|</text:p>
      <text:p text:style-name="P2"><text:s text:c="14"/>| Ms, <text:s text:c="2"/>Susy is a mammal. <text:s text:c="22"/>|</text:p>
      <text:p text:style-name="P2"><text:s text:c="14"/>| Dr, <text:s text:c="2"/>Rex is a dog. <text:s text:c="26"/>|</text:p>
      <text:p text:style-name="P2"><text:s text:c="14"/>| Qp, <text:s text:c="2"/>Palmer is quiet. <text:s text:c="23"/>|</text:p>
      <text:p text:style-name="P2"><text:s text:c="14"/>| En, <text:s text:c="2"/>n is an even number. <text:s text:c="19"/>|</text:p>
      <text:p text:style-name="P2"><text:s text:c="14"/>| <text:s text:c="46"/>|</text:p>
      <text:p text:style-name="P2"><text:s text:c="14"/>| ============================================= |</text:p>
      <text:p text:style-name="P2"><text:s text:c="14"/>| 2-Place (Diadic) Predicates (Relations) <text:s text:c="6"/>|</text:p>
      <text:p text:style-name="P2"><text:s text:c="14"/>| ============================================= |</text:p>
      <text:p text:style-name="P2"><text:s text:c="14"/>| Pxy, <text:s/>x,y are related through P <text:s text:c="14"/>|</text:p>
      <text:p text:style-name="P2"><text:s text:c="14"/>| <text:s text:c="46"/>|</text:p>
      <text:p text:style-name="P2"><text:s text:c="14"/>| Sta, <text:s/>Tom sees Agatha. <text:s text:c="23"/>|</text:p>
      <text:p text:style-name="P2"><text:s text:c="14"/>| Tab, <text:s/>Alice is taller than Bob. <text:s text:c="14"/>|</text:p>
      <text:p text:style-name="P2"><text:s text:c="14"/>| Pac, <text:s/>lines a and c are perpendicular. <text:s text:c="7"/>|</text:p>
      <text:p text:style-name="P2"><text:s text:c="14"/>| Los, <text:s/>one is less than six. <text:s text:c="18"/>|</text:p>
      <text:p text:style-name="P2"><text:s text:c="14"/>| <text:s text:c="46"/>|</text:p>
      <text:p text:style-name="P2"><text:s text:c="14"/>| ============================================= |</text:p>
      <text:p text:style-name="P2"><text:s text:c="14"/>| 3-Place (Triadic) Predicates (Relations) <text:s text:c="5"/>|</text:p>
      <text:p text:style-name="P2"><text:s text:c="14"/>| ============================================= |</text:p>
      <text:p text:style-name="P2"><text:s text:c="14"/>| Pxyz, <text:s/>x,y,z are related through P <text:s text:c="11"/>|</text:p>
      <text:p text:style-name="P2"><text:s text:c="14"/>| <text:s text:c="46"/>|</text:p>
      <text:p text:style-name="P2"><text:s text:c="14"/>| Bxyz, <text:s/>x is between y and z <text:s text:c="18"/>|</text:p>
      <text:p text:style-name="P2"><text:s text:c="14"/>| Pxyz, <text:s/>x purchased y from z <text:s text:c="18"/>|</text:p>
      <text:p text:style-name="P2"><text:s text:c="14"/>| Stsb, <text:s/>Tom saw Sally steal from Barbara. <text:s text:c="5"/>|</text:p>
      <text:p text:style-name="P2"><text:s text:c="14"/>| <text:s text:c="46"/>|</text:p>
      <text:p text:style-name="P2"><text:s text:c="14"/>+-----------------------------------------------+</text:p>
      <text:p text:style-name="P2"/>
      <text:p text:style-name="P2">Truth-Tables</text:p>
      <text:p text:style-name="P2">============</text:p>
      <text:p text:style-name="P2"/>
      <text:p text:style-name="P2"><text:s text:c="3"/>Technically, truth-tables can be constructed for predicate logic.</text:p>
      <text:p text:style-name="P2"><text:s text:c="3"/>However, the number of atomic formulas gets very large very fast</text:p>
      <text:p text:style-name="P2"><text:s text:c="3"/>which makes tables impractical.</text:p>
      <text:p text:style-name="P2"/>
      <text:p text:style-name="P2"><text:soft-page-break/>Truth-Trees</text:p>
      <text:p text:style-name="P2">===========</text:p>
      <text:p text:style-name="P2"/>
      <text:p text:style-name="P2"><text:s text:c="3"/>Truth trees for predicate logic are constructed according to the same</text:p>
      <text:p text:style-name="P2"><text:s text:c="3"/>rules as trees for propositional logic.</text:p>
      <text:p text:style-name="P2"/>
      <text:p text:style-name="P2"/>
      <text:p text:style-name="P2">------------------</text:p>
      <text:p text:style-name="P2">Predicate Calculus</text:p>
      <text:p text:style-name="P2">------------------</text:p>
      <text:p text:style-name="P2"/>
      <text:p text:style-name="P2"><text:s text:c="3"/>The calculus for constructing proofs in predicate logic is largely</text:p>
      <text:p text:style-name="P2"><text:s text:c="3"/>unmodified and from propositional calculus. <text:s/>The primary difference</text:p>
      <text:p text:style-name="P2"><text:s text:c="3"/>is in the definition of an atomic formula.</text:p>
      <text:p text:style-name="P2"/>
      <text:p text:style-name="P2"><text:s text:c="9"/>Dictionary</text:p>
      <text:p text:style-name="P2"><text:s text:c="9"/>----------</text:p>
      <text:p text:style-name="P2"><text:s text:c="9"/>Constants <text:s text:c="11"/>Predicates</text:p>
      <text:p text:style-name="P2"><text:s text:c="9"/>m, <text:s text:c="3"/>Merlin <text:s text:c="8"/>Axy, <text:s text:c="2"/>x abandons y</text:p>
      <text:p text:style-name="P2"><text:s text:c="9"/>a, <text:s text:c="3"/>Arthur</text:p>
      <text:p text:style-name="P2"><text:s text:c="9"/>g, <text:s text:c="3"/>Guinevere</text:p>
      <text:p text:style-name="P2"/>
      <text:p text:style-name="P2"><text:s text:c="9"/>Ama → Amg, -Amg <text:s/>⊢ <text:s/>-Ama</text:p>
      <text:p text:style-name="P2"/>
      <text:p text:style-name="P2"><text:s text:c="3"/>Here 'Ama' and 'Amg' are separate atomic formulas.</text:p>
      <text:p text:style-name="P2"/>
      <text:p text:style-name="P2"/>
      <text:p text:style-name="P2">===========================</text:p>
      <text:p text:style-name="P2">First-Order Predicate Logic</text:p>
      <text:p text:style-name="P2">===========================</text:p>
      <text:p text:style-name="P2"/>
      <text:p text:style-name="P2"><text:s text:c="3"/>FOL introduces new concepts which build upon predicate logic enabling</text:p>
      <text:p text:style-name="P2"><text:s text:c="3"/>the expression of, among other things, the Aristotelian proposition</text:p>
      <text:p text:style-name="P2"><text:s text:c="3"/>forms which denote relations among sets.</text:p>
      <text:p text:style-name="P2"/>
      <text:p text:style-name="P2"><text:s text:c="9"/>A: <text:s/>All P is Q.</text:p>
      <text:p text:style-name="P2"><text:s text:c="9"/>E: <text:s/>No P is Q.</text:p>
      <text:p text:style-name="P2"><text:s text:c="9"/>I: <text:s/>Some P is Q.</text:p>
      <text:p text:style-name="P2"><text:s text:c="9"/>O: <text:s/>Some P is not Q.</text:p>
      <text:p text:style-name="P2"/>
      <text:p text:style-name="P2"><text:s text:c="3"/>FOL brings in quantifiers, which denote quantities, and variable object</text:p>
      <text:p text:style-name="P2"><text:s text:c="3"/>symbols which denote arbitrary objects.</text:p>
      <text:p text:style-name="P2"/>
      <text:p text:style-name="P2"/>
      <text:p text:style-name="P2">------------------</text:p>
      <text:p text:style-name="P2">Regarding Notation</text:p>
      <text:p text:style-name="P2">------------------</text:p>
      <text:p text:style-name="P2"/>
      <text:p text:style-name="P2"><text:s text:c="3"/>In the current chapter there are some notations that you should</text:p>
      <text:p text:style-name="P2"><text:s text:c="3"/>be aware of.</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text:soft-page-break/></text:p>
      <text:p text:style-name="P2"><text:s text:c="3"/>Φ (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a constant object in a wff Ψ) is a wff,</text:p>
      <text:p text:style-name="P2"><text:s text:c="7"/>then ∀xΦ(x/α) and ∃xΦ(x/α) are wffs (where x is some new</text:p>
      <text:p text:style-name="P2"><text:s text:c="7"/>variable in Φ);</text:p>
      <text:p text:style-name="P2"><text:s text:c="3"/>5. <text:s/>Nothing else is a wff.</text:p>
      <text:p text:style-name="P2"/>
      <text:p text:style-name="P2"/>
      <text:p text:style-name="P2">---------</text:p>
      <text:p text:style-name="P2">Semantics</text:p>
      <text:p text:style-name="P2">---------</text:p>
      <text:p text:style-name="P2"/>
      <text:p text:style-name="P2">Predicates &amp; Constants</text:p>
      <text:p text:style-name="P2">======================</text:p>
      <text:p text:style-name="P2"/>
      <text:p text:style-name="P2"><text:s text:c="3"/>Truth-functions, predicates, and constants continue to work as presented.</text:p>
      <text:p text:style-name="P2"><text:s text:c="3"/>The one note, in consistency with predicate logic, is that use of letters</text:p>
      <text:p text:style-name="P2"><text:s text:c="3"/>such as x,y,z within a dictionary are not variables but placeholders.</text:p>
      <text:p text:style-name="P2"/>
      <text:p text:style-name="P2"><text:s text:c="9"/>Dictionary (where x,y,z are placeholders)</text:p>
      <text:p text:style-name="P2"><text:soft-page-break/><text:s text:c="9"/>-----------------------------------</text:p>
      <text:p text:style-name="P2"><text:s text:c="9"/>Px, <text:s text:c="3"/>x has some property P, x in set P, x is P.</text:p>
      <text:p text:style-name="P2"><text:s text:c="9"/>Pxy, <text:s text:c="2"/>x has some relation P to y</text:p>
      <text:p text:style-name="P2"><text:s text:c="9"/>Bxyz, <text:s/>x has some relation P to y and z.</text:p>
      <text:p text:style-name="P2"/>
      <text:p text:style-name="P2"><text:s text:c="9"/>Proof (where x,y,z are variables)</text:p>
      <text:p text:style-name="P2"><text:s text:c="9"/>01. <text:s text:c="2"/>∀x(Mx → Vx) <text:s text:c="7"/>A</text:p>
      <text:p text:style-name="P2"><text:s text:c="9"/>02. <text:s text:c="2"/>Ma <text:s text:c="16"/>A</text:p>
      <text:p text:style-name="P2"><text:s text:c="9"/>03. <text:s text:c="2"/>Ma → Va <text:s text:c="11"/>2 ∀ E (a/x)</text:p>
      <text:p text:style-name="P2"><text:s text:c="9"/>04. <text:s text:c="2"/>Va <text:s text:c="16"/>3,4 → E</text:p>
      <text:p text:style-name="P2"><text:s text:c="9"/>QED</text:p>
      <text:p text:style-name="P2"/>
      <text:p text:style-name="P2">Quantifiers &amp; Variables</text:p>
      <text:p text:style-name="P2">=======================</text:p>
      <text:p text:style-name="P2"/>
      <text:p text:style-name="P2"><text:s text:c="3"/>A quantifier expression is a quantifier followed by a variable symbol</text:p>
      <text:p text:style-name="P2"><text:s text:c="3"/>and then a sub-wff. <text:s/>The quantifier is said to BIND the variable, or the</text:p>
      <text:p text:style-name="P2"><text:s text:c="3"/>variable is BOUND to the quantifier.</text:p>
      <text:p text:style-name="P2"/>
      <text:p text:style-name="P2"><text:s text:c="9"/>∀xΦ <text:s text:c="6"/>For every object x in our universe of discourse,</text:p>
      <text:p text:style-name="P2"><text:s text:c="19"/>Φ holds.</text:p>
      <text:p text:style-name="P2"/>
      <text:p text:style-name="P2"><text:s text:c="9"/>∃xΦ <text:s text:c="6"/>There exists at least one object x in our universe</text:p>
      <text:p text:style-name="P2"><text:s text:c="19"/>of discourse such that, Φ holds.</text:p>
      <text:p text:style-name="P2"/>
      <text:p text:style-name="P2"><text:s text:c="3"/>Once the variable is bound, it can be used within the wff. <text:s/>In our FOL</text:p>
      <text:p text:style-name="P2"><text:s text:c="3"/>implementation a variable in a wff is always bound provided formation</text:p>
      <text:p text:style-name="P2"><text:s text:c="3"/>rules are applied correctly.</text:p>
      <text:p text:style-name="P2"/>
      <text:p text:style-name="P2"><text:s text:c="9"/>Dictionary</text:p>
      <text:p text:style-name="P2"><text:s text:c="9"/>---------------------</text:p>
      <text:p text:style-name="P2"><text:s text:c="9"/>Predicates</text:p>
      <text:p text:style-name="P2"><text:s text:c="9"/>Cx, <text:s text:c="2"/>x is a cat</text:p>
      <text:p text:style-name="P2"><text:s text:c="9"/>Dx, <text:s text:c="2"/>x is a dog</text:p>
      <text:p text:style-name="P2"><text:s text:c="9"/>Mx, <text:s text:c="2"/>x is a mammal</text:p>
      <text:p text:style-name="P2"><text:s text:c="9"/>Sx, <text:s text:c="2"/>x likes to swim</text:p>
      <text:p text:style-name="P2"><text:s text:c="9"/>Lxy, <text:s/>x loves y</text:p>
      <text:p text:style-name="P2"/>
      <text:p text:style-name="P2"><text:s text:c="9"/>∀xCx, <text:s text:c="4"/>For each x in our universe, x is a cat.</text:p>
      <text:p text:style-name="P2"><text:s text:c="19"/>= Everything is a cat.</text:p>
      <text:p text:style-name="P2"/>
      <text:p text:style-name="P2"><text:s text:c="9"/>∃xDx, <text:s text:c="4"/>There exists x in our universe such that, x is a dog.</text:p>
      <text:p text:style-name="P2"><text:s text:c="19"/>= Some (one or more) dogs exist.</text:p>
      <text:p text:style-name="P2"/>
      <text:p text:style-name="P2">Existential Import</text:p>
      <text:p text:style-name="P2">------------------</text:p>
      <text:p text:style-name="P2"/>
      <text:p text:style-name="P2"><text:s text:c="3"/>∃xΦ has existential import. <text:s/>It asserts that at least one thing exists</text:p>
      <text:p text:style-name="P2"><text:s text:c="3"/>in the universe of discourse.</text:p>
      <text:p text:style-name="P2"/>
      <text:p text:style-name="P2"><text:s text:c="9"/>∃xSx <text:s text:c="5"/>There exists some object in our universe that</text:p>
      <text:p text:style-name="P2"><text:s text:c="19"/>it likes to swim.</text:p>
      <text:p text:style-name="P2"/>
      <text:p text:style-name="P2"><text:s text:c="3"/>∀x lacks existential import. <text:s/>It makes no claim that something actually</text:p>
      <text:p text:style-name="P2"><text:s text:c="3"/>exists in the universe of discourse.</text:p>
      <text:p text:style-name="P2"/>
      <text:p text:style-name="P2"><text:s text:c="9"/>∀xSx <text:s text:c="5"/>Everything in our universe (if anything exists</text:p>
      <text:p text:style-name="P2"><text:s text:c="19"/>at all) likes to swim.</text:p>
      <text:p text:style-name="P2"/>
      <text:p text:style-name="P2"><text:soft-page-break/>Scope</text:p>
      <text:p text:style-name="P2">-----</text:p>
      <text:p text:style-name="P2"/>
      <text:p text:style-name="P2"><text:s text:c="3"/>SCOPE refers to the substring in a quantified wff over which the</text:p>
      <text:p text:style-name="P2"><text:s text:c="3"/>quantifier-variable binding holds. <text:s/>In FOL, this substring</text:p>
      <text:p text:style-name="P2"><text:s text:c="3"/>is the complete wff which follows the quantifier; if the expression</text:p>
      <text:p text:style-name="P2"><text:s text:c="3"/>that follows is in parentheses then the scope ranges from the opening</text:p>
      <text:p text:style-name="P2"><text:s text:c="3"/>to the matching closing parenthesis.</text:p>
      <text:p text:style-name="P2"/>
      <text:p text:style-name="P2"><text:s text:c="9"/>∀x(Dx → Mx) ∧ ∃xRx</text:p>
      <text:p text:style-name="P2"/>
      <text:p text:style-name="P2"><text:s text:c="3"/>In this expression, the x bound by ∀ is in scope between the pair</text:p>
      <text:p text:style-name="P2"><text:s text:c="3"/>of parentheses. <text:s/>The x used with the expression Rx is a different</text:p>
      <text:p text:style-name="P2"><text:s text:c="3"/>x, which is bound by ∃ and whose scope is only the expression 'Rx'.</text:p>
      <text:p text:style-name="P2"/>
      <text:p text:style-name="P2">Free Variables</text:p>
      <text:p text:style-name="P2">--------------</text:p>
      <text:p text:style-name="P2"/>
      <text:p text:style-name="P2"><text:s text:c="3"/>A FREE VARIABLE is a variable that appears within a wff but is not</text:p>
      <text:p text:style-name="P2"><text:s text:c="3"/>bound by a quantifier. <text:s/>Our implementation of FOL does not allow</text:p>
      <text:p text:style-name="P2"><text:s text:c="3"/>free variables provided the formation rules are applied correctly.</text:p>
      <text:p text:style-name="P2"><text:s text:c="3"/>However, some implementations do allow free variables. <text:s/>Be aware that</text:p>
      <text:p text:style-name="P2"><text:s text:c="3"/>a free variable does not denote anything; while a variable bound</text:p>
      <text:p text:style-name="P2"><text:s text:c="3"/>by ∀ denotes *any* arbitrary object in our universe, and a variable</text:p>
      <text:p text:style-name="P2"><text:s text:c="3"/>bound by ∃ denotes at least one object in our universe though</text:p>
      <text:p text:style-name="P2"><text:s text:c="3"/>we may not know which.</text:p>
      <text:p text:style-name="P2"/>
      <text:p text:style-name="P2">Single Quantifiers</text:p>
      <text:p text:style-name="P2">==================</text:p>
      <text:p text:style-name="P2"/>
      <text:p text:style-name="P2"><text:s text:c="3"/>A universal quantifier is nearly always paired with the conditional.</text:p>
      <text:p text:style-name="P2"/>
      <text:p text:style-name="P2"><text:s text:c="9"/>∀x(Cx → Mx), <text:s text:c="2"/>For each object x in our universe,</text:p>
      <text:p text:style-name="P2"><text:s text:c="27"/>if x is a cat then x is a mammal.</text:p>
      <text:p text:style-name="P2"><text:s text:c="25"/>= all cats are mammals.</text:p>
      <text:p text:style-name="P2"/>
      <text:p text:style-name="P2"><text:s text:c="9"/>∀x(Cx → -Sx), <text:s/>For each object x in our universe,</text:p>
      <text:p text:style-name="P2"><text:s text:c="27"/>if x is a cat then x doesn't like to swim.</text:p>
      <text:p text:style-name="P2"><text:s text:c="25"/>= no cats like to swim.</text:p>
      <text:p text:style-name="P2"/>
      <text:p text:style-name="P2"><text:s text:c="3"/>An existential quantifier is nearly always paired with conjunction.</text:p>
      <text:p text:style-name="P2"/>
      <text:p text:style-name="P2"><text:s text:c="9"/>∃x(Dx ∧ Mx), <text:s text:c="3"/>There's at least one object x in our universe</text:p>
      <text:p text:style-name="P2"><text:s text:c="27"/>such that, x is a dog and x is a mammal.</text:p>
      <text:p text:style-name="P2"><text:s text:c="25"/>= Some dogs are mammals.</text:p>
      <text:p text:style-name="P2"/>
      <text:p text:style-name="P2"><text:s text:c="9"/>∃x(Dx ∧ Sx), <text:s text:c="3"/>There's at least one object x in our universe</text:p>
      <text:p text:style-name="P2"><text:s text:c="27"/>such that, x is a dog and x likes to swim.</text:p>
      <text:p text:style-name="P2"><text:s text:c="25"/>= Some dogs like to swim.</text:p>
      <text:p text:style-name="P2"/>
      <text:p text:style-name="P2"><text:s text:c="3"/>However, this notion of ∀ with →, and ∃ with ∧, isn't arbitrary.</text:p>
      <text:p text:style-name="P2"><text:s text:c="3"/>They are complementary forms.</text:p>
      <text:p text:style-name="P2"/>
      <text:p text:style-name="P2"><text:s text:c="9"/>-∀x(Cx → -Sx) <text:s text:c="2"/>It's false that all cats don't like to swim.</text:p>
      <text:p text:style-name="P2"/>
      <text:p text:style-name="P2"><text:s text:c="3"/>Applying some equivalences to this wff we should get a new formula</text:p>
      <text:p text:style-name="P2"><text:s text:c="3"/>that means the same thing.</text:p>
      <text:p text:style-name="P2"/>
      <text:p text:style-name="P2"><text:s text:c="9"/>∃x-(Cx → -Sx) <text:s text:c="2"/>-∀ is equivalent to ∃- </text:p>
      <text:p text:style-name="P2"><text:soft-page-break/><text:s text:c="9"/>∃x-(-Cx ∨ -Sx) <text:s/>By material implication</text:p>
      <text:p text:style-name="P2"><text:s text:c="9"/>∃x(--Cx ∧ --Sx) DeMorgan's</text:p>
      <text:p text:style-name="P2"><text:s text:c="9"/>∃x(Cx ∧ Sx) <text:s text:c="4"/>Double Negation</text:p>
      <text:p text:style-name="P2"/>
      <text:p text:style-name="P2"><text:s text:c="3"/>So the conclusion reads, some cats like to swim. <text:s/>Notice that we</text:p>
      <text:p text:style-name="P2"><text:s text:c="3"/>started with ∀ and →, and just by applying equivalences ended with</text:p>
      <text:p text:style-name="P2"><text:s text:c="3"/>∃ and ∧. <text:s/>So ∃ with ∧ follows naturally from the occurrence of ∀ with</text:p>
      <text:p text:style-name="P2"><text:s text:c="3"/>→; they are complementary forms.</text:p>
      <text:p text:style-name="P2"/>
      <text:p text:style-name="P2">Multiple Quantifiers</text:p>
      <text:p text:style-name="P2">====================</text:p>
      <text:p text:style-name="P2"/>
      <text:p text:style-name="P2"><text:s text:c="3"/>Just as with many other features of FOL, quantifiers can be recursively</text:p>
      <text:p text:style-name="P2"><text:s text:c="3"/>combined. <text:s/>When the same quantifier is repeated, the order of the</text:p>
      <text:p text:style-name="P2"><text:s text:c="3"/>quantifiers doesn't change the meaning of the wff.</text:p>
      <text:p text:style-name="P2"/>
      <text:p text:style-name="P2"><text:s text:c="9"/>∀x∀yLxy <text:s text:c="8"/>Everyone loves everyone including themselves.</text:p>
      <text:p text:style-name="P2"><text:s text:c="9"/>∀y∀xLxy <text:s text:c="8"/>Everyone loves everyone including themselves.</text:p>
      <text:p text:style-name="P2"/>
      <text:p text:style-name="P2"><text:s text:c="9"/>∃x∃yLxy <text:s text:c="8"/>Someone loves someone (perhaps themselves).</text:p>
      <text:p text:style-name="P2"><text:s text:c="9"/>∃y∃xLxy <text:s text:c="8"/>Someone loves someone (perhaps themselves).</text:p>
      <text:p text:style-name="P2"/>
      <text:p text:style-name="P2"><text:s text:c="3"/>In the first form, ∀x has scope over the following formula which</text:p>
      <text:p text:style-name="P2"><text:s text:c="3"/>is ∀yLxy. <text:s/>It's similarly the case with the remaining forms. <text:s/>However,</text:p>
      <text:p text:style-name="P2"><text:s text:c="3"/>if the quantifiers are mixed, the meaning changes depending upon order.</text:p>
      <text:p text:style-name="P2"/>
      <text:p text:style-name="P2"><text:s text:c="9"/>∃x∀yLxy <text:s text:c="8"/>Someone loves everyone (including themselves).</text:p>
      <text:p text:style-name="P2"><text:s text:c="9"/>∀x∃yLxy <text:s text:c="8"/>Everyone loves someone (perhaps themselves).</text:p>
      <text:p text:style-name="P2"/>
      <text:p text:style-name="P2">Translation Hints</text:p>
      <text:p text:style-name="P2">=================</text:p>
      <text:p text:style-name="P2"/>
      <text:p text:style-name="P2">The Aristotelian Forms</text:p>
      <text:p text:style-name="P2">----------------------</text:p>
      <text:p text:style-name="P2"/>
      <text:p text:style-name="P2"><text:s text:c="3"/>Any interpretation of the Aristotelian forms can be represented in FOL.</text:p>
      <text:p text:style-name="P2"/>
      <text:p text:style-name="P2"><text:s text:c="3"/>The TRADITIONAL INTERPRETATION assigns existential import to all forms.</text:p>
      <text:p text:style-name="P2"><text:s text:c="3"/>The singular forms always denote particular objects in the universe</text:p>
      <text:p text:style-name="P2"><text:s text:c="3"/>so always have existential import.</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xSx <text:s text:c="2"/>| ∀x(Sx → -Px) ∧ ∃xSx <text:s text:c="3"/>| &lt; EI</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The MODERN INTERPRETATION denies existential import to the universals.</text:p>
      <text:p text:style-name="P2"/>
      <text:p text:style-name="P2"><text:s text:c="36"/>Quality <text:s/></text:p>
      <text:p text:style-name="P2"><text:s text:c="21"/>+----------------------+------------------------+</text:p>
      <text:p text:style-name="P2"><text:s text:c="21"/>| Affirmatives <text:s text:c="8"/>| Negatives <text:s text:c="13"/>|</text:p>
      <text:p text:style-name="P2"><text:s text:c="6"/>Q +------------+----------------------+------------------------+</text:p>
      <text:p text:style-name="P2"><text:soft-page-break/><text:s text:c="6"/>u | Universal <text:s/>| ∀x(Sx → Px) <text:s text:c="9"/>| ∀x(Sx → -Px) <text:s text:c="10"/>|</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An alternative interpretation might assign EI to the affirm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ExSx <text:s text:c="2"/>| ∀x(Sx → -Px) <text:s text:c="10"/>|</text:p>
      <text:p text:style-name="P2"><text:s text:c="6"/>a | <text:s text:c="11"/>| <text:s text:c="21"/>| <text:s text:c="23"/>|</text:p>
      <text:p text:style-name="P2"><text:s text:c="6"/>n | Particular | ∃x(Sx ∧ Px) <text:s text:c="9"/>| ∃x(Sx ∧ -Px) <text:s text:c="10"/>|</text:p>
      <text:p text:style-name="P2"><text:s text:c="6"/>t | <text:s text:c="11"/>| <text:s text:c="21"/>| <text:s text:c="3"/>∨ -∃xSx v -∃xPx <text:s text:c="4"/>|</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23"/>^^^^</text:p>
      <text:p text:style-name="P2"><text:s text:c="24"/>EI</text:p>
      <text:p text:style-name="P2"/>
      <text:p text:style-name="P2"><text:s text:c="3"/>Another interpretation might assign EI to the neg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 ExSx <text:s text:c="3"/>|</text:p>
      <text:p text:style-name="P2"><text:s text:c="6"/>a | <text:s text:c="11"/>| <text:s text:c="21"/>| <text:s text:c="23"/>|</text:p>
      <text:p text:style-name="P2"><text:s text:c="6"/>n | Particular | ∃x(Sx ∧ Px) <text:s text:c="9"/>| ∃x(Sx ∧ -Px) <text:s text:c="10"/>|</text:p>
      <text:p text:style-name="P2"><text:s text:c="6"/>t | <text:s text:c="11"/>| <text:s text:c="3"/>∨ -∃x(Sx ∧ ∃xPx) <text:s/>| <text:s text:c="23"/>|</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46"/>^^^^</text:p>
      <text:p text:style-name="P2"><text:s text:c="47"/>EI</text:p>
      <text:p text:style-name="P2"/>
      <text:p text:style-name="P2"><text:s text:c="3"/>It's even possible to assign EI to a diagonal pair and deny it to the other</text:p>
      <text:p text:style-name="P2"><text:s text:c="3"/>pair, or deny it to all universals and particulars.</text:p>
      <text:p text:style-name="P2"/>
      <text:p text:style-name="P2">English Quantification</text:p>
      <text:p text:style-name="P2">----------------------</text:p>
      <text:p text:style-name="P2"/>
      <text:p text:style-name="P2"><text:s text:c="3"/>When translating from English, it's usually best to first paraphrase</text:p>
      <text:p text:style-name="P2"><text:s text:c="3"/>a sentence such that it's closer in structure to a wff.</text:p>
      <text:p text:style-name="P2"/>
      <text:p text:style-name="P2"><text:s text:c="3"/>Quantifier Placement (Default Rule)</text:p>
      <text:p text:style-name="P2"/>
      <text:p text:style-name="P2"><text:s text:c="9"/>Write the quantifiers in the same order as they occur in English.</text:p>
      <text:p text:style-name="P2"><text:s text:c="9"/>Note that this rule has many exceptions.</text:p>
      <text:p text:style-name="P2"/>
      <text:p text:style-name="P2">Any/Anybody/Anyone/Anything/Anywhere</text:p>
      <text:p text:style-name="P2">------------------------------------</text:p>
      <text:p text:style-name="P2"/>
      <text:p text:style-name="P2"><text:soft-page-break/><text:s text:c="3"/>Any has different meanings depending upon how it's used. <text:s/>It can indicate</text:p>
      <text:p text:style-name="P2"><text:s text:c="3"/>either quantifier. <text:s/>Generally, try to rephrase the proposition</text:p>
      <text:p text:style-name="P2"><text:s text:c="3"/>so it doesn't use 'any'.</text:p>
      <text:p text:style-name="P2"/>
      <text:p text:style-name="P2"><text:s text:c="9"/>Not any... <text:s text:c="2"/>-&gt; <text:s text:c="2"/>No...</text:p>
      <text:p text:style-name="P2"><text:s text:c="9"/>If any... <text:s text:c="3"/>-&gt; <text:s text:c="2"/>If some...</text:p>
      <text:p text:style-name="P2"><text:s text:c="9"/>Any ... <text:s text:c="5"/>-&gt; <text:s text:c="2"/>All...</text:p>
      <text:p text:style-name="P2"/>
      <text:p text:style-name="P2"><text:s text:c="3"/>In the remaining cases to translate 'any', put ∀ at the beginning</text:p>
      <text:p text:style-name="P2"><text:s text:c="3"/>of the wff regardless of where 'any' occurs in the sentence.</text:p>
      <text:p text:style-name="P2"/>
      <text:p text:style-name="P2">Validity / Valid Formula</text:p>
      <text:p text:style-name="P2">========================</text:p>
      <text:p text:style-name="P2"/>
      <text:p text:style-name="P2"><text:s text:c="3"/>A VALIDITY or VALID FORMULA, like a tautology, is true in all cases,</text:p>
      <text:p text:style-name="P2"><text:s text:c="3"/>however the term is more broad. <text:s/>Tautology only refers to something being</text:p>
      <text:p text:style-name="P2"><text:s text:c="3"/>true in all cases in virtue of truth-functions. <text:s/>While 'validity' refers</text:p>
      <text:p text:style-name="P2"><text:s text:c="3"/>to all expressions of this nature. <text:s/>The following is a valid wff in FOL.</text:p>
      <text:p text:style-name="P2"/>
      <text:p text:style-name="P2"><text:s text:c="9"/>∀x-Px <text:s/>↔ <text:s/>-∃xPx, <text:s text:c="3"/>where P is an arbitrary predicate.</text:p>
      <text:p text:style-name="P2"/>
      <text:p text:style-name="P2">Truth-Trees</text:p>
      <text:p text:style-name="P2">===========</text:p>
      <text:p text:style-name="P2"/>
      <text:p text:style-name="P2"><text:s text:c="3"/>Construction of Truth-trees in FOL is similar to how they are constructed</text:p>
      <text:p text:style-name="P2"><text:s text:c="3"/>in predicate logic with the addition of a few extra rules for handling</text:p>
      <text:p text:style-name="P2"><text:s text:c="3"/>the quantifiers.</text:p>
      <text:p text:style-name="P2"/>
      <text:p text:style-name="P2"><text:s text:c="3"/>==== <text:s/>===================================================================== <text:s/></text:p>
      <text:p text:style-name="P2"><text:s text:c="3"/>Name <text:s/>Rule</text:p>
      <text:p text:style-name="P2"><text:s text:c="3"/>==== <text:s/>=====================================================================</text:p>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9"/>∀xΦ(x) <text:s text:c="9"/>| <text:s text:c="6"/>* -∀xΦ(x) <text:s text:c="9"/>|</text:p>
      <text:p text:style-name="P2"><text:s text:c="12"/>| <text:s text:c="8"/>-------- <text:s text:c="8"/>| <text:s text:c="7"/>---------- <text:s text:c="7"/>|</text:p>
      <text:p text:style-name="P2"><text:s text:c="12"/>| <text:s text:c="9"/>Φ(c/x) <text:s text:c="9"/>| <text:s text:c="8"/>∃x-Φ(x) <text:s text:c="9"/>|</text:p>
      <text:p text:style-name="P2"><text:soft-page-break/><text:s text:c="12"/>| <text:s text:c="25"/>| <text:s text:c="25"/>|</text:p>
      <text:p text:style-name="P2"><text:s text:c="12"/>| if possible c is not new | <text:s text:c="25"/>|</text:p>
      <text:p text:style-name="P2"><text:s text:c="12"/>| <text:s text:c="25"/>| <text:s text:c="25"/>|</text:p>
      <text:p text:style-name="P2"><text:s text:c="12"/>| ======================== | ======================== |</text:p>
      <text:p text:style-name="P2"><text:s text:c="12"/>| <text:s text:c="9"/>∃Rule <text:s text:c="10"/>| <text:s text:c="9"/>-∃Rule <text:s text:c="9"/>|</text:p>
      <text:p text:style-name="P2"><text:s text:c="12"/>| ======================== | ======================== |</text:p>
      <text:p text:style-name="P2"><text:s text:c="12"/>| <text:s text:c="6"/>* ∃xΦ(x) <text:s text:c="10"/>| <text:s text:c="6"/>* -∃xΦ(x) <text:s text:c="9"/>|</text:p>
      <text:p text:style-name="P2"><text:s text:c="12"/>| <text:s text:c="7"/>--------- <text:s text:c="8"/>| <text:s text:c="7"/>----------- <text:s text:c="6"/>|</text:p>
      <text:p text:style-name="P2"><text:s text:c="12"/>| <text:s text:c="8"/>Φ(c//x) <text:s text:c="9"/>| <text:s text:c="8"/>∀x:-Φ(x) <text:s text:c="8"/>|</text:p>
      <text:p text:style-name="P2"><text:s text:c="12"/>| <text:s text:c="25"/>| <text:s text:c="25"/>|</text:p>
      <text:p text:style-name="P2"><text:s text:c="12"/>| <text:s text:c="8"/>c is new <text:s text:c="8"/>| <text:s text:c="25"/>|</text:p>
      <text:p text:style-name="P2"><text:s text:c="12"/>| <text:s text:c="25"/>| <text:s text:c="25"/>|</text:p>
      <text:p text:style-name="P2"><text:s text:c="12"/>+--------------------------+--------------------------+</text:p>
      <text:p text:style-name="P2"/>
      <text:p text:style-name="P2">Truth-Tree Analysis</text:p>
      <text:p text:style-name="P2">===================</text:p>
      <text:p text:style-name="P2"/>
      <text:p text:style-name="P2"><text:s text:c="3"/>The rules for assessing completed trees are the same as those for</text:p>
      <text:p text:style-name="P2"><text:s text:c="3"/>propositional logic.</text:p>
      <text:p text:style-name="P2"/>
      <text:p text:style-name="P2">Truth-Tree Assessment of a Single WFF</text:p>
      <text:p text:style-name="P2">-------------------------------------</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ruth-Tree Assessment of a set of WFFs</text:p>
      <text:p text:style-name="P2">--------------------------------------</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ruth-Tree Assessment of a Sequent</text:p>
      <text:p text:style-name="P2">----------------------------------</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text:p>
      <text:p text:style-name="P2">First-Order Predicate Calculus (FOC)</text:p>
      <text:p text:style-name="P2">--------------------------------------------------</text:p>
      <text:p text:style-name="P2"/>
      <text:p text:style-name="P2">Primitive Inference Rules</text:p>
      <text:p text:style-name="P2">=========================</text:p>
      <text:p text:style-name="P2"/>
      <text:p text:style-name="P2"><text:s text:c="3"/>Let α represent any constant symbol, and x represent any variable.</text:p>
      <text:p text:style-name="P2"><text:soft-page-break/><text:s text:c="3"/>A boxed constant [α] introduces a *new* constant into a subproof, which</text:p>
      <text:p text:style-name="P2"><text:s text:c="3"/>subsequently goes out of scope when the subproof closes (just like</text:p>
      <text:p text:style-name="P2"><text:s text:c="3"/>a local variable in a computer program) meaning once the subproof</text:p>
      <text:p text:style-name="P2"><text:s text:c="3"/>is ended that occurrence of α is no longer accessible.</text:p>
      <text:p text:style-name="P2"/>
      <text:p text:style-name="P2"><text:s text:c="3"/>================================ <text:s/>=========================================</text:p>
      <text:p text:style-name="P2"><text:s text:c="3"/>Name/Alternate Names <text:s text:c="13"/>Rule</text:p>
      <text:p text:style-name="P2"><text:s text:c="3"/>================================ <text:s/>=========================================</text:p>
      <text:p text:style-name="P2"><text:s text:c="3"/>Universal Elimination (∀E) <text:s text:c="7"/>From ∀xΦ infer Φ(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xΦ <text:s text:c="24"/>| <text:s text:c="2"/>|[α] <text:s text:c="7"/>(new α) <text:s text:c="8"/>|</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7"/>|</text:p>
      <text:p text:style-name="P2"><text:s text:c="6"/>| <text:s text:c="30"/>| <text:s text:c="2"/>∀xΨ(x//α) <text:s text:c="18"/>|</text:p>
      <text:p text:style-name="P2"><text:s text:c="6"/>| <text:s text:c="30"/>| <text:s text:c="30"/>|</text:p>
      <text:p text:style-name="P2"><text:s text:c="6"/>| ============================= | ============================= |</text:p>
      <text:p text:style-name="P2"><text:s text:c="6"/>| <text:s/>∃E <text:s text:c="26"/>| <text:s/>∃I <text:s text:c="26"/>|</text:p>
      <text:p text:style-name="P2"><text:s text:c="6"/>| ============================= | ============================= |</text:p>
      <text:p text:style-name="P2"><text:s text:c="6"/>| <text:s text:c="2"/>∃xΦ(x) <text:s text:c="21"/>| <text:s text:c="2"/>Φ(α) <text:s text:c="23"/>|</text:p>
      <text:p text:style-name="P2"><text:s text:c="6"/>| <text:s text:c="2"/>|[α] Φ(α//x) <text:s text:c="4"/>(new α) <text:s text:c="3"/>| <text:s/>---------- <text:s text:c="18"/>|</text:p>
      <text:p text:style-name="P2"><text:s text:c="6"/>| <text:s text:c="2"/>| <text:s text:c="2"/>... <text:s text:c="20"/>| <text:s text:c="2"/>∃xΦ(x/α) <text:s text:c="19"/>|</text:p>
      <text:p text:style-name="P2"><text:s text:c="6"/>| <text:s text:c="2"/>| <text:s text:c="2"/>Ψ <text:s text:c="22"/>| <text:s text:c="30"/>|</text:p>
      <text:p text:style-name="P2"><text:s text:c="6"/>| <text:s/>-------------- <text:s text:c="14"/>| <text:s text:c="30"/>|</text:p>
      <text:p text:style-name="P2"><text:s text:c="6"/>| <text:s text:c="2"/>Ψ <text:s text:c="26"/>|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Once a sequent is proved it may be used as a new inference rule. <text:s/>The</text:p>
      <text:p text:style-name="P2"><text:s text:c="3"/>following are important derived rules in FOC:</text:p>
      <text:p text:style-name="P2"/>
      <text:p text:style-name="P2"><text:s text:c="3"/>================================ <text:s/>=========================================</text:p>
      <text:p text:style-name="P2"><text:s text:c="3"/>Name/Alternate Names <text:s text:c="13"/>Sequent</text:p>
      <text:p text:style-name="P2"><text:s text:c="3"/>================================ <text:s/>=========================================</text:p>
      <text:p text:style-name="P18"><text:s text:c="3"/><text:span text:style-name="T55">Quantifier Exchange (QX)</text:span> <text:s text:c="29"/>⊢ <text:s/>-∀xΦ ↔ ∃x-Φ</text:p>
      <text:p text:style-name="P18"><text:s text:c="3"/><text:span text:style-name="T55">Quantifier Exchange (QX)</text:span> <text:s text:c="29"/>⊢ <text:s/>-∃xΦ ↔ ∀x-Φ </text:p>
      <text:p text:style-name="P2"><text:s text:c="3"/>================================ <text:s/>=========================================</text:p>
      <text:p text:style-name="P2"><text:soft-page-break/></text:p>
      <text:p text:style-name="P2">Proofs of Non-Consequence</text:p>
      <text:p text:style-name="P2">=========================</text:p>
      <text:p text:style-name="P2"/>
      <text:p text:style-name="P2"><text:s text:c="3"/>Proofs of non-consequence are relatively unchanged from those</text:p>
      <text:p text:style-name="P2"><text:s text:c="3"/>of propositional logic.</text:p>
      <text:p text:style-name="P2"/>
      <text:p text:style-name="P2"><text:s text:c="3"/>Procedure</text:p>
      <text:p text:style-name="P2"/>
      <text:p text:style-name="P2"><text:s text:c="3"/>1. <text:s text:c="2"/>Begin the proof by listing each of the assumptions first. <text:s/>Then</text:p>
      <text:p text:style-name="P2"><text:s text:c="8"/>open a subproof by hypothesizing the negated conclusion form.</text:p>
      <text:p text:style-name="P2"/>
      <text:p text:style-name="P2"><text:s text:c="3"/>2. <text:s text:c="2"/>Proceed by applying inference rules in any order attempting to</text:p>
      <text:p text:style-name="P2"><text:s text:c="8"/>break all formulas down into atomic and negated atomic formulas.</text:p>
      <text:p text:style-name="P2"><text:s text:c="8"/>Recall that an atomic formula cannot contain variables. <text:s/>Continue</text:p>
      <text:p text:style-name="P2"><text:s text:c="8"/>in this manner until no further rules can be applied.</text:p>
      <text:p text:style-name="P2"/>
      <text:p text:style-name="P2"><text:s text:c="3"/>3. <text:s text:c="2"/>Read the counterexamples from the proof assigning true to atomic</text:p>
      <text:p text:style-name="P2"><text:s text:c="8"/>formulas and false to negated atomic formulas.</text:p>
      <text:p text:style-name="P2"/>
      <text:p text:style-name="P2"><text:s text:c="9"/>All P is Q</text:p>
      <text:p text:style-name="P2"><text:s text:c="9"/>∴ Some P is Q</text:p>
      <text:p text:style-name="P2"/>
      <text:p text:style-name="P2"><text:s text:c="9"/>∀x(Px → Qx) <text:s/>⊢ <text:s/>∃x(Px ∧ Qx)</text:p>
      <text:p text:style-name="P2"><text:s text:c="9"/>Proof</text:p>
      <text:p text:style-name="P2"><text:s text:c="9"/>01. <text:s text:c="2"/>∀x(Px → Qx) <text:s text:c="13"/>A</text:p>
      <text:p text:style-name="P2"><text:s text:c="9"/>02. <text:s text:c="2"/>| <text:s text:c="2"/>-∃x(Px ∧ Qx) <text:s text:c="8"/>H (for →I)</text:p>
      <text:p text:style-name="Preformatted_20_Text"><text:span text:style-name="T7"><text:s text:c="9"/>03. <text:s text:c="2"/>| <text:s text:c="2"/>∀x-(Px ∧ Qx) <text:s text:c="8"/>2 </text:span><text:span text:style-name="T12">QX</text:span></text:p>
      <text:p text:style-name="P2"><text:s text:c="9"/>04. <text:s text:c="2"/>| <text:s text:c="2"/>Pa → Qa <text:s text:c="13"/>1 ∀E</text:p>
      <text:p text:style-name="P2"><text:s text:c="9"/>05. <text:s text:c="2"/>| <text:s text:c="2"/>-(Pa ∧ Qa) <text:s text:c="10"/>3 ∀E</text:p>
      <text:p text:style-name="P2"><text:s text:c="9"/>06. <text:s text:c="2"/>| <text:s text:c="2"/>-Pa ∨ -Qa <text:s text:c="11"/>5 DM</text:p>
      <text:p text:style-name="P2"><text:s text:c="9"/>07. <text:s text:c="2"/>| <text:s text:c="2"/>-Pa ∨ Qa <text:s text:c="12"/>4 MI</text:p>
      <text:p text:style-name="P2"><text:s text:c="9"/>08. <text:s text:c="2"/>| <text:s text:c="2"/>(-Pa ∨ -Qa) ∧ (-Pa ∨ Qa) 6,7 ∧I</text:p>
      <text:p text:style-name="P2"><text:s text:c="9"/>09. <text:s text:c="2"/>| <text:s text:c="2"/>-Pa ∨ (-Qa ∧ Qa) <text:s text:c="4"/>8 Dist</text:p>
      <text:p text:style-name="P2"><text:s text:c="9"/>10. <text:s text:c="2"/>| <text:s text:c="2"/>Pa → (-Qa ∧ Qa) <text:s text:c="5"/>9 MI</text:p>
      <text:p text:style-name="P2"><text:s text:c="9"/>11. <text:s text:c="2"/>| <text:s text:c="2"/>Pa → ⊥ <text:s text:c="14"/>10 Def ⊥</text:p>
      <text:p text:style-name="P2"><text:s text:c="9"/>12. <text:s text:c="2"/>| <text:s text:c="2"/>| <text:s text:c="2"/>Pa <text:s text:c="14"/>H (for -I)</text:p>
      <text:p text:style-name="P2"><text:s text:c="9"/>13. <text:s text:c="2"/>| <text:s text:c="2"/>| <text:s text:c="2"/>⊥ <text:s text:c="15"/>14 → E</text:p>
      <text:p text:style-name="P2"><text:s text:c="9"/>15. <text:s text:c="2"/>| <text:s text:c="2"/>-Pa <text:s text:c="17"/>12-13 ⊥ E</text:p>
      <text:p text:style-name="P2"/>
      <text:p text:style-name="P2"><text:s text:c="3"/>So, the counterexample is where Pa is false.</text:p>
      <text:p text:style-name="P2"/>
      <text:p text:style-name="P2"><text:s text:c="7"/>A proof can't be found so the form is invalid.</text:p>
      <text:p text:style-name="P2"/>
      <text:p text:style-name="P2"><text:s text:c="24"/>∀x(Px → Qx)</text:p>
      <text:p text:style-name="P2"><text:s text:c="21"/>* <text:s/>-∃x(Px ∧ Qx)</text:p>
      <text:p text:style-name="P2"><text:s text:c="24"/>∀x-(Px ∧ Qx)</text:p>
      <text:p text:style-name="P2"><text:s text:c="21"/>* <text:s/>Pa → Qa</text:p>
      <text:p text:style-name="P2"><text:s text:c="21"/>* <text:s/>-(Pa ∧ Qa)</text:p>
      <text:p text:style-name="P2"><text:s text:c="26"/>/ <text:s text:c="4"/>\</text:p>
      <text:p text:style-name="P2"><text:s text:c="24"/>/ <text:s text:c="8"/>\</text:p>
      <text:p text:style-name="P2"><text:s text:c="21"/>-Pa <text:s text:c="12"/>Qa</text:p>
      <text:p text:style-name="P2"><text:s text:c="20"/>/ <text:s text:c="2"/>\ <text:s text:c="9"/>/ <text:s text:c="2"/>\</text:p>
      <text:p text:style-name="P2"><text:s text:c="18"/>/ <text:s text:c="6"/>\ <text:s text:c="5"/>/ <text:s text:c="6"/>\</text:p>
      <text:p text:style-name="P2"><text:s text:c="16"/>-Pa <text:s text:c="5"/>-Qa <text:s text:c="2"/>-Pa <text:s text:c="6"/>-Qa</text:p>
      <text:p text:style-name="P2"><text:s text:c="42"/>⊥ <text:s/></text:p>
      <text:p text:style-name="P2"/>
      <text:p text:style-name="P2"><text:s text:c="6"/>In the first open branch we read P=F, Q=?; in the second open branch</text:p>
      <text:p text:style-name="P2"><text:s text:c="6"/>P=F, Q=F; and in the third open branch P=F, Q=T. <text:s/>So there are two</text:p>
      <text:p text:style-name="P2"><text:soft-page-break/><text:s text:c="6"/>counterexamples: P=F, Q=F; and P=F, Q=T. <text:s/>Which is consistent with the</text:p>
      <text:p text:style-name="P2"><text:s text:c="6"/>proof of non-consequence.</text:p>
      <text:p text:style-name="P2"/>
      <text:p text:style-name="P2">------------------------------------------</text:p>
      <text:p text:style-name="P2">Proofs of Some Aristotelian Argument Forms</text:p>
      <text:p text:style-name="P2">------------------------------------------</text:p>
      <text:p text:style-name="P2"/>
      <text:p text:style-name="P2"><text:s text:c="3"/>All Q is R</text:p>
      <text:p text:style-name="P2"><text:s text:c="3"/>All P is Q</text:p>
      <text:p text:style-name="P2"><text:s text:c="3"/>∴ All P is R</text:p>
      <text:p text:style-name="P2"/>
      <text:p text:style-name="P2"><text:s text:c="3"/>∀x(Qx → Rx), ∀x(Px → Qx) <text:s/>⊢ <text:s/>∀x(Px → Rx)</text:p>
      <text:p text:style-name="P2"><text:s text:c="3"/>Proof</text:p>
      <text:p text:style-name="P2"><text:s text:c="3"/>01. <text:s text:c="2"/>∀x(Qx → Rx) <text:s text:c="13"/>A</text:p>
      <text:p text:style-name="P2"><text:s text:c="3"/>02. <text:s text:c="2"/>∀x(Px → Qx) <text:s text:c="13"/>A</text:p>
      <text:p text:style-name="P2"><text:s text:c="3"/>03. <text:s text:c="2"/>|[a] <text:s text:c="20"/>H (for ∀I)</text:p>
      <text:p text:style-name="P2"><text:s text:c="3"/>04. <text:s text:c="2"/>| <text:s text:c="2"/>| <text:s text:c="2"/>Pa <text:s text:c="14"/>H (for →I)</text:p>
      <text:p text:style-name="P2"><text:s text:c="3"/>05. <text:s text:c="2"/>| <text:s text:c="2"/>| <text:s text:c="2"/>Qa → Ra <text:s text:c="9"/>1 ∀E (a/x)</text:p>
      <text:p text:style-name="P2"><text:s text:c="3"/>06. <text:s text:c="2"/>| <text:s text:c="2"/>| <text:s text:c="2"/>Pa → Qa <text:s text:c="9"/>2 ∀E (a/x)</text:p>
      <text:p text:style-name="P2"><text:s text:c="3"/>06. <text:s text:c="2"/>| <text:s text:c="2"/>| <text:s text:c="2"/>Qa <text:s text:c="14"/>4,6 →E</text:p>
      <text:p text:style-name="P2"><text:s text:c="3"/>07. <text:s text:c="2"/>| <text:s text:c="2"/>| <text:s text:c="2"/>Ra <text:s text:c="14"/>5,7 →E</text:p>
      <text:p text:style-name="P2"><text:s text:c="3"/>08. <text:s text:c="2"/>| <text:s text:c="2"/>Pa → Ra <text:s text:c="13"/>4-7 →I</text:p>
      <text:p text:style-name="P2"><text:s text:c="3"/>09. <text:s text:c="2"/>∀x(Px → Rx) <text:s text:c="13"/>3-8 AI</text:p>
      <text:p text:style-name="P2"><text:s text:c="3"/>QED</text:p>
      <text:p text:style-name="P2"/>
      <text:p text:style-name="P2"><text:s text:c="3"/>All P is Q</text:p>
      <text:p text:style-name="P2"><text:s text:c="3"/>some P exist</text:p>
      <text:p text:style-name="P2"><text:s text:c="3"/>∴ Some P is Q</text:p>
      <text:p text:style-name="P2"/>
      <text:p text:style-name="P2"><text:s text:c="3"/>∀x(Px → Qx), ∃xPx <text:s/>⊢ <text:s/>∃x(Px ∧ Qx)</text:p>
      <text:p text:style-name="P2"><text:s text:c="3"/>Proof</text:p>
      <text:p text:style-name="P2"><text:s text:c="3"/>01. <text:s text:c="2"/>∀x(Px → Qx) <text:s text:c="13"/>A</text:p>
      <text:p text:style-name="P2"><text:s text:c="3"/>02. <text:s text:c="2"/>∃xPx <text:s text:c="20"/>A</text:p>
      <text:p text:style-name="P2"><text:s text:c="3"/>03. <text:s text:c="2"/>|[a]Pa <text:s text:c="18"/>H (for EE)</text:p>
      <text:p text:style-name="P2"><text:s text:c="3"/>04. <text:s text:c="2"/>| <text:s text:c="2"/>Pa → Qa <text:s text:c="13"/>1 ∀ E (a/x)</text:p>
      <text:p text:style-name="P2"><text:s text:c="3"/>05. <text:s text:c="2"/>| <text:s text:c="2"/>Qa <text:s text:c="18"/>3,4 →E</text:p>
      <text:p text:style-name="P2"><text:s text:c="3"/>06. <text:s text:c="2"/>| <text:s text:c="2"/>Pa ∧ Qa <text:s text:c="13"/>3,5 ∧ I</text:p>
      <text:p text:style-name="P2"><text:s text:c="3"/>07. <text:s text:c="2"/>| <text:s text:c="2"/>∃x(Px ∧ Qx) <text:s text:c="9"/>6 ∃ I (x/a)</text:p>
      <text:p text:style-name="P2"><text:s text:c="3"/>08. <text:s text:c="2"/>∃x(Px ∧ Qx) <text:s text:c="13"/>2, 3-7 ∃ E</text:p>
      <text:p text:style-name="P2"><text:s text:c="3"/>QED</text:p>
      <text:p text:style-name="P2"/>
      <text:p text:style-name="P2"/>
      <text:p text:style-name="P2">============================</text:p>
      <text:p text:style-name="P2">Identity Logic (IL and FOL=)</text:p>
      <text:p text:style-name="P2">============================</text:p>
      <text:p text:style-name="P2"/>
      <text:p text:style-name="P2"><text:s text:c="3"/>Identity Logic is the logic of the identity predicate '=', which we define</text:p>
      <text:p text:style-name="P2"><text:s text:c="3"/>here in the context of FOL. <text:s/>The combined system is called First-Order</text:p>
      <text:p text:style-name="P2"><text:s text:c="3"/>Predicate Logic with Identity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oft-page-break/><text:s text:c="6"/>Object symbols</text:p>
      <text:p text:style-name="P2"><text:s text:c="9"/>constants: <text:s text:c="11"/>a...t</text:p>
      <text:p text:style-name="P2"><text:s text:c="9"/>variables: <text:s text:c="11"/>u...z</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 or 'α=β' (where α,β are constants, and can be the same symbol).</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text:s text:c="3"/>The identity predicate does just one thing: <text:s/>asserts that two object</text:p>
      <text:p text:style-name="P2"><text:s text:c="3"/>symbols denote the same object; that the two symbols are like synonyms.</text:p>
      <text:p text:style-name="P2"/>
      <text:p text:style-name="P2">Translation Hints</text:p>
      <text:p text:style-name="P2">=================</text:p>
      <text:p text:style-name="P2"/>
      <text:p text:style-name="P2"><text:s text:c="3"/>Numerical Quantification</text:p>
      <text:p text:style-name="P2"/>
      <text:p text:style-name="P2"><text:s text:c="3"/>One of the powers of identity is that it allows us to say things</text:p>
      <text:p text:style-name="P2"><text:s text:c="3"/>about the number of members in a set P without using numbers. <text:s/>Recall</text:p>
      <text:p text:style-name="P2"><text:s text:c="3"/>|P| is the cardinality of a set P, which equals the number of members</text:p>
      <text:p text:style-name="P2"><text:s text:c="3"/>A contains.</text:p>
      <text:p text:style-name="P2"/>
      <text:p text:style-name="P2"><text:s text:c="11"/>======== <text:s/>===============================================</text:p>
      <text:p text:style-name="P2"><text:s text:c="11"/>Quantity <text:s/>Proposition</text:p>
      <text:p text:style-name="P2"><text:s text:c="11"/>======== <text:s/>===============================================</text:p>
      <text:p text:style-name="P2"><text:s text:c="11"/>|P| = 0 <text:s text:c="2"/>-∃xPx</text:p>
      <text:p text:style-name="P2"><text:s text:c="11"/>|P| = 1 <text:s text:c="2"/>∃x∀y(Px ↔ y=x)</text:p>
      <text:p text:style-name="P2"><text:s text:c="11"/>|P| = 2 <text:s text:c="2"/>∃x∃y(-x=y ∧ ∀z(Pz ↔ (z=x ∨ z=y)))</text:p>
      <text:p text:style-name="P2"><text:s text:c="11"/>|P| = 3 <text:s text:c="2"/>∃w∃x∃y(-w=x ∧ -w=y ∧ -x=y ∧</text:p>
      <text:p text:style-name="P2"><text:s text:c="34"/>∀z(Pz ↔ (z=w ∨ z=x ∨ z=y)))</text:p>
      <text:p text:style-name="P2"><text:s text:c="11"/>-------- <text:s/>-----------------------------------------------</text:p>
      <text:p text:style-name="P2"><text:s text:c="11"/>|P| &gt;= 1 <text:s/>∃xPx</text:p>
      <text:p text:style-name="P2"><text:s text:c="11"/>|P| &gt;= 2 <text:s/>∃x∃y(-x=y ∧ Px ∧ Py)</text:p>
      <text:p text:style-name="P2"><text:s text:c="11"/>|P| &gt;= 3 <text:s/>∃x∃y∃z(-x=y ∧ -y=z ∧ -x=z ∧ Px ∧ Py ∧ Pz)</text:p>
      <text:p text:style-name="P2"><text:s text:c="11"/>-------- <text:s/>-----------------------------------------------</text:p>
      <text:p text:style-name="P2"><text:s text:c="11"/>|P| &lt;= 1 <text:s/>∃x∀y(Px → y=x)</text:p>
      <text:p text:style-name="P2"><text:s text:c="11"/>|P| &lt;= 2 <text:s/>∃x∃y∀z(Pz → (z=x ∨ z=y))</text:p>
      <text:p text:style-name="P2"><text:s text:c="11"/>|P| &lt;= 3 <text:s/>∃x∃y∃z∀w(Pw → (w=x ∨ w=y ∨ x=z))</text:p>
      <text:p text:style-name="P2"><text:soft-page-break/><text:s text:c="11"/>======== <text:s/>===============================================</text:p>
      <text:p text:style-name="P2"/>
      <text:p text:style-name="P2"/>
      <text:p text:style-name="P2">Properties of Relations</text:p>
      <text:p text:style-name="P2">=======================</text:p>
      <text:p text:style-name="P2"/>
      <text:p text:style-name="P2"><text:s text:c="3"/>The identity predicate enables further discussion of 2-place predicates</text:p>
      <text:p text:style-name="P2"><text:s text:c="3"/>(sometimes called binary relations). <text:s/>Binary relations can have</text:p>
      <text:p text:style-name="P2"><text:s text:c="3"/>interesting properties that can impart logical meaning upon those</text:p>
      <text:p text:style-name="P2"><text:s text:c="3"/>relations. <text:s/>Understanding these relations can go a long way in teaching</text:p>
      <text:p text:style-name="P2"><text:s text:c="3"/>the student of logic how to translate sentences into FOL=.</text:p>
      <text:p text:style-name="P2"/>
      <text:p text:style-name="P2"><text:s text:c="6"/>Let,</text:p>
      <text:p text:style-name="P2"><text:s text:c="9"/>R, <text:s text:c="7"/>be any binary relation</text:p>
      <text:p text:style-name="P2"><text:s text:c="9"/>x,y,z, <text:s text:c="3"/>be any object symbols</text:p>
      <text:p text:style-name="P2"><text:s text:c="9"/>a,b,c, <text:s text:c="3"/>be any constant symbols</text:p>
      <text:p text:style-name="P2"/>
      <text:p text:style-name="P2"><text:s text:c="4"/>================ <text:s/>================================ <text:s/>=================</text:p>
      <text:p text:style-name="P2"><text:s text:c="4"/>Property <text:s text:c="9"/>Characteristics <text:s text:c="18"/>Examples</text:p>
      <text:p text:style-name="P2"><text:s text:c="4"/>================ <text:s/>================================ <text:s/>=================</text:p>
      <text:p text:style-name="P2"><text:s text:c="4"/>Symmetric(R) <text:s text:c="5"/>=df ∀x∀y(Rxy → Ryx) <text:s text:c="14"/>Sibling(x,y)</text:p>
      <text:p text:style-name="P2"><text:s text:c="56"/>x=y</text:p>
      <text:p text:style-name="P2"/>
      <text:p text:style-name="P2"><text:s text:c="4"/>Transitive(R) <text:s text:c="4"/>=df ∀x∀y∀z((Rxy ∧ Ryz) → Rxz) <text:s text:c="4"/>x=y</text:p>
      <text:p text:style-name="P2"><text:s text:c="56"/>a=b ∧ b=c → a=c</text:p>
      <text:p text:style-name="P2"><text:s text:c="56"/>Descendant(x,y)</text:p>
      <text:p text:style-name="P2"/>
      <text:p text:style-name="P2"><text:s text:c="4"/>Reflexive(R) <text:s text:c="5"/>=df ∀xRxx <text:s text:c="24"/>x=x</text:p>
      <text:p text:style-name="P2"><text:s text:c="56"/>SameHeight(x,y)</text:p>
      <text:p text:style-name="P2"/>
      <text:p text:style-name="P2"><text:s text:c="4"/>Asymmetric(R) <text:s text:c="4"/>=df ∀x∀y(Rxy → -Ryx) <text:s text:c="13"/>x&lt;y</text:p>
      <text:p text:style-name="P2"><text:s text:c="56"/>Child(x,y)</text:p>
      <text:p text:style-name="P2"/>
      <text:p text:style-name="P2"><text:s text:c="4"/>Antisymmetric(R) <text:s/>=df ∀x∀y((Rxy ∧ Ryx) → x=y) <text:s text:c="6"/>x&gt;=y</text:p>
      <text:p text:style-name="P2"/>
      <text:p text:style-name="P2"/>
      <text:p text:style-name="P2"><text:s text:c="4"/>Nonsymmetric(R) <text:s text:c="2"/>=df -( Symmetric(R) ∨ <text:s text:c="12"/>Brother(bob,kim)</text:p>
      <text:p text:style-name="P2"><text:s text:c="30"/>Asymmetric(R) ∨</text:p>
      <text:p text:style-name="P2"><text:s text:c="30"/>Antisymmetric(R) )</text:p>
      <text:p text:style-name="P2"/>
      <text:p text:style-name="P2"><text:s text:c="4"/>Intransitive(R) <text:s text:c="2"/>=df ∀x∀y∀z((Rxy ∧ Rxz) → -Rxz) <text:s text:c="3"/>OppositeSide(x,y)</text:p>
      <text:p text:style-name="P2"/>
      <text:p text:style-name="P2"><text:s text:c="4"/>Nontransitive(R) <text:s/>=df -( Transitive(R) ∨ <text:s text:c="11"/>ChildOf(x,y)</text:p>
      <text:p text:style-name="P2"><text:s text:c="30"/>Intransitive(R) )</text:p>
      <text:p text:style-name="P2"/>
      <text:p text:style-name="P2"><text:s text:c="4"/>Irreflexive(R) <text:s text:c="3"/>=df ∀x-Rxx <text:s text:c="23"/>x&lt;y</text:p>
      <text:p text:style-name="P2"><text:s text:c="56"/>Left(x,y)</text:p>
      <text:p text:style-name="P2"/>
      <text:p text:style-name="P2"><text:s text:c="4"/>nonreflexive(R) <text:s text:c="2"/>=df -( Reflexive(R) ∨</text:p>
      <text:p text:style-name="P2"><text:s text:c="30"/>Irreflexive(R) )</text:p>
      <text:p text:style-name="P2"/>
      <text:p text:style-name="P2"><text:s text:c="4"/>Equivalent(R) <text:s text:c="4"/>=df Reflexive(R) ∧ <text:s text:c="15"/>Congruent(x,y)</text:p>
      <text:p text:style-name="P2"><text:s text:c="26"/>Symmetric(R) ∧</text:p>
      <text:p text:style-name="P2"><text:s text:c="26"/>Transitive(R)</text:p>
      <text:p text:style-name="P2"><text:s text:c="4"/>================ <text:s/>================================ <text:s/>=================</text:p>
      <text:p text:style-name="P2"/>
      <text:p text:style-name="P2">Truth Trees</text:p>
      <text:p text:style-name="P2">===========</text:p>
      <text:p text:style-name="P2"/>
      <text:p text:style-name="P2"><text:soft-page-break/><text:s text:c="3"/>Truth trees in FOL= are nearly identical to those in FOL; identity</text:p>
      <text:p text:style-name="P2"><text:s text:c="3"/>is just a predicate though with some special standing in FOL=. <text:s/>Therefore,</text:p>
      <text:p text:style-name="P2"><text:s text:c="3"/>we introduce two new tree rules.</text:p>
      <text:p text:style-name="P2"/>
      <text:p text:style-name="P2"><text:s text:c="3"/>==== <text:s/>===================================================================== <text:s/></text:p>
      <text:p text:style-name="P2"><text:s text:c="3"/>Name <text:s/>Rule</text:p>
      <text:p text:style-name="P2"><text:s text:c="3"/>==== <text:s/>=====================================================================</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star</text:p>
      <text:p text:style-name="P2"><text:s text:c="9"/>either α=β or Φ.</text:p>
      <text:p text:style-name="P2"/>
      <text:p text:style-name="P2"><text:s text:c="3"/>-= <text:s text:c="3"/>Close any path on which -α=α occurs by placing ⊥ at the bottom.</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6"/>α=β <text:s text:c="6"/>α=β <text:s text:c="5"/>| <text:s text:c="10"/>-α=α <text:s text:c="10"/>|</text:p>
      <text:p text:style-name="P2"><text:s text:c="12"/>| <text:s text:c="6"/>Φ(α) <text:s text:c="5"/>Φ(β) <text:s text:c="4"/>| <text:s text:c="9"/>-------- <text:s text:c="7"/>|</text:p>
      <text:p text:style-name="P2"><text:s text:c="12"/>| <text:s text:c="5"/>-------- <text:s/>-------- <text:s/>| <text:s text:c="10"/>⊥ <text:s text:c="13"/>|</text:p>
      <text:p text:style-name="P2"><text:s text:c="12"/>| <text:s text:c="6"/>Φ(β/α) <text:s text:c="3"/>Φ(α/β) <text:s text:c="2"/>| <text:s text:c="25"/>|</text:p>
      <text:p text:style-name="P2"><text:s text:c="12"/>| <text:s text:c="25"/>| <text:s text:c="25"/>|</text:p>
      <text:p text:style-name="P2"><text:s text:c="12"/>+--------------------------+--------------------------+</text:p>
      <text:p text:style-name="P2"/>
      <text:p text:style-name="P2"/>
      <text:p text:style-name="P2">------------------------------------</text:p>
      <text:p text:style-name="P2">Identity Calculus (IC)</text:p>
      <text:p text:style-name="P2">------------------------------------</text:p>
      <text:p text:style-name="P2"/>
      <text:p text:style-name="P2"><text:s text:c="3"/>Identity Calculus combined with FOC is called FOC=.</text:p>
      <text:p text:style-name="P2"/>
      <text:p text:style-name="P2">Primitive Inference Rules</text:p>
      <text:p text:style-name="P2">=========================</text:p>
      <text:p text:style-name="P2"/>
      <text:p text:style-name="P2"><text:s text:c="3"/>================================ <text:s/>=========================================</text:p>
      <text:p text:style-name="P2"><text:s text:c="3"/>Name/Alternate Names <text:s text:c="13"/>Sequent</text:p>
      <text:p text:style-name="P2"><text:s text:c="3"/>================================ <text:s/>=========================================</text:p>
      <text:p text:style-name="P2"><text:s text:c="3"/>Identity Elimination (=E) <text:s text:c="8"/>From α=β or β=α, and P(α), infer P(β/α).</text:p>
      <text:p text:style-name="P2"/>
      <text:p text:style-name="P2"><text:s text:c="3"/>Identity Introduction (=I) <text:s text:c="7"/>Introduce α=α (for any constant α)</text:p>
      <text:p text:style-name="P2"><text:s text:c="37"/>as a new line in the proof.</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oft-page-break/><text:s text:c="6"/>+-------------------------------+-------------------------------+</text:p>
      <text:p text:style-name="P2"/>
      <text:p text:style-name="P2"/>
      <text:p text:style-name="P2">--------</text:p>
      <text:p text:style-name="P2">Concerns</text:p>
      <text:p text:style-name="P2">--------</text:p>
      <text:p text:style-name="P2"/>
      <text:p text:style-name="P2">Identity Peculiarities</text:p>
      <text:p text:style-name="P2">======================</text:p>
      <text:p text:style-name="P2"/>
      <text:p text:style-name="P2"><text:s text:c="3"/>We can't be certain that just because SOL classifies a string as</text:p>
      <text:p text:style-name="P2"><text:s text:c="3"/>well-formed that the string is therefore sensical. <text:s/>FOL= classifies</text:p>
      <text:p text:style-name="P2"><text:s text:c="3"/>the following expressions as wffs though they're nonsensical:</text:p>
      <text:p text:style-name="P2"/>
      <text:p text:style-name="P2"><text:s text:c="9"/>∀x-x=α</text:p>
      <text:p text:style-name="P2"><text:s text:c="9"/>-∀xx=x</text:p>
      <text:p text:style-name="P2"/>
      <text:p text:style-name="P2"><text:s text:c="3"/>Their existential duals are just as problematic.</text:p>
      <text:p text:style-name="P2"/>
      <text:p text:style-name="P2"><text:s text:c="9"/>-∃xx=α </text:p>
      <text:p text:style-name="P2"><text:s text:c="9"/>∃x-x=x</text:p>
      <text:p text:style-name="P2"/>
      <text:p text:style-name="P2"/>
      <text:p text:style-name="P2">===================</text:p>
      <text:p text:style-name="P2">Function Logic (FL)</text:p>
      <text:p text:style-name="P2">===================</text:p>
      <text:p text:style-name="P2"/>
      <text:p text:style-name="P2"><text:s text:c="3"/>Function logic is const<text:span text:style-name="T48">r</text:span>ucted in FOL=. <text:s/>It provides another way</text:p>
      <text:p text:style-name="P2"><text:s text:c="3"/>to analyze atomic formulas. <text:s/>FL however, doesn't add any new power</text:p>
      <text:p text:style-name="P2"><text:s text:c="3"/>to the logic, it just adds new ways to say things FOL= can already say.</text:p>
      <text:p text:style-name="P2"><text:s text:c="3"/>It assigns valid/invalid to all the same forms. <text:s/>For this reason when</text:p>
      <text:p text:style-name="P2"><text:s text:c="3"/>working with functions we're still in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 constants;</text:p>
      <text:p text:style-name="P2"><text:soft-page-break/><text:s text:c="3"/>or 'α=β' (where α,β are any constants; and could be the same constant).</text:p>
      <text:p text:style-name="P2"><text:s text:c="3"/>In addition to a constant object symbol, a function symbol with a</text:p>
      <text:p text:style-name="P2"><text:s text:c="3"/>constant argument is also a constant object symbol since functions are just</text:p>
      <text:p text:style-name="P2"><text:s text:c="3"/>objects. <text:s/>Functions can also be composed (take functions 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Function Symbol Denotation</text:p>
      <text:p text:style-name="P2">==========================</text:p>
      <text:p text:style-name="P2"/>
      <text:p text:style-name="P2"><text:s text:c="3"/>A FUNCTION maps one set of objects (called a DOMAIN SET) onto another set</text:p>
      <text:p text:style-name="P2"><text:s text:c="3"/>of objects (called a RANGE SET); each domain object maps to exactly one</text:p>
      <text:p text:style-name="P2"><text:s text:c="3"/>range set object though multiple domain objects can map to the same range</text:p>
      <text:p text:style-name="P2"><text:s text:c="3"/>object. <text:s/>For any function expression f(x), we read it as "f of x." <text:s/>There</text:p>
      <text:p text:style-name="P2"><text:s text:c="3"/>are various ways to define function mappings, but for FOL= often,</text:p>
      <text:p text:style-name="P2"><text:s text:c="3"/>it is necessary to exhaustively list all the mappings along with</text:p>
      <text:p text:style-name="P2"><text:s text:c="3"/>the defined predicate and object symbols describing the state of affairs.</text:p>
      <text:p text:style-name="P2"/>
      <text:p text:style-name="P2"><text:s text:c="9"/>Domain Set <text:s text:c="9"/>Range Set</text:p>
      <text:p text:style-name="P2"><text:s text:c="9"/>+---------+ <text:s text:c="8"/>+---------+</text:p>
      <text:p text:style-name="P2"><text:s text:c="9"/>| <text:s text:c="8"/>| <text:s text:c="3"/>f <text:s text:c="3"/>| <text:s text:c="8"/>|</text:p>
      <text:p text:style-name="P2"><text:s text:c="9"/>| <text:s text:c="3"/>a ---+---------+--&gt; r <text:s text:c="3"/>|</text:p>
      <text:p text:style-name="P2"><text:s text:c="9"/>| <text:s text:c="8"/>| <text:s text:c="8"/>| <text:s text:c="8"/>|</text:p>
      <text:p text:style-name="P2"><text:s text:c="9"/>| <text:s text:c="3"/>b ---+---------+--&gt; s <text:s text:c="3"/>|</text:p>
      <text:p text:style-name="P2"><text:s text:c="9"/>| <text:s text:c="8"/>| <text:s text:c="8"/>| <text:s text:c="8"/>|</text:p>
      <text:p text:style-name="P2"><text:s text:c="9"/>| <text:s text:c="3"/>c ---+---------+--&gt; t <text:s text:c="3"/>|</text:p>
      <text:p text:style-name="P2"><text:s text:c="9"/>| <text:s text:c="8"/>| <text:s text:c="8"/>| <text:s text:c="2"/>/ <text:s text:c="4"/>|</text:p>
      <text:p text:style-name="P2"><text:s text:c="9"/>| <text:s text:c="3"/>d ---+---------+--/ <text:s text:c="5"/>|</text:p>
      <text:p text:style-name="P2"><text:s text:c="9"/>| <text:s text:c="8"/>| <text:s text:c="8"/>| <text:s text:c="8"/>|</text:p>
      <text:p text:style-name="P2"><text:s text:c="9"/>| <text:s text:c="8"/>| <text:s text:c="8"/>| <text:s text:c="3"/>u <text:s text:c="3"/>| <text:s text:c="2"/>(u <text:span text:style-name="T61">is not </text:span>mapp<text:span text:style-name="T61">ed</text:span>)</text:p>
      <text:p text:style-name="P2"><text:s text:c="9"/>| <text:s text:c="8"/>| <text:s text:c="8"/>| <text:s text:c="8"/>|</text:p>
      <text:p text:style-name="P2"><text:s text:c="9"/>+---------+ <text:s text:c="8"/>+---------+</text:p>
      <text:p text:style-name="P2"/>
      <text:p text:style-name="P2"><text:s text:c="3"/>In the diagram each domain object maps to a range object. <text:s/>However,</text:p>
      <text:p text:style-name="P2"><text:s text:c="3"/>two domain objects c and d map to the same range object. <text:s/>The following</text:p>
      <text:p text:style-name="P2"><text:s text:c="3"/>denotes the state of affairs in the diagram.</text:p>
      <text:p text:style-name="P2"/>
      <text:p text:style-name="P2"><text:s text:c="9"/>Dictionary</text:p>
      <text:p text:style-name="P2"><text:s text:c="9"/>----------------------------------------</text:p>
      <text:p text:style-name="P2"><text:s text:c="9"/>Object Symbols <text:s text:c="4"/>Function Symbols</text:p>
      <text:p text:style-name="P2"><text:s text:c="9"/>a, <text:s text:c="3"/>Alice <text:s text:c="7"/>f(x), the father of x</text:p>
      <text:p text:style-name="P2"><text:s text:c="9"/>b, <text:s text:c="3"/>Bob</text:p>
      <text:p text:style-name="P2"><text:s text:c="9"/>c, <text:s text:c="3"/>Charlie</text:p>
      <text:p text:style-name="P2"><text:s text:c="9"/>d, <text:s text:c="3"/>Donna</text:p>
      <text:p text:style-name="P2"><text:s text:c="9"/>r, <text:s text:c="3"/>Rob</text:p>
      <text:p text:style-name="P2"><text:s text:c="9"/>s, <text:s text:c="3"/>Steve</text:p>
      <text:p text:style-name="P2"><text:s text:c="9"/>t, <text:s text:c="3"/>Tom</text:p>
      <text:p text:style-name="P2"><text:s text:c="9"/>u, <text:s text:c="3"/>Uden</text:p>
      <text:p text:style-name="P2"/>
      <text:p text:style-name="P2"><text:soft-page-break/><text:s text:c="9"/>State of Affairs in Universe</text:p>
      <text:p text:style-name="P2"><text:s text:c="9"/>-------------------------------------------</text:p>
      <text:p text:style-name="P2"><text:s text:c="9"/>f(a) = r <text:s text:c="2"/>or <text:s text:c="2"/>f = { &lt;a,r&gt;,</text:p>
      <text:p text:style-name="P2"><text:s text:c="9"/>f(b) = s <text:s text:c="13"/>&lt;b,s&gt;,</text:p>
      <text:p text:style-name="P2"><text:s text:c="9"/>f(c) = t <text:s text:c="13"/>&lt;c,t&gt;,</text:p>
      <text:p text:style-name="P2"><text:s text:c="9"/>f(d) = t <text:s text:c="13"/>&lt;d,t&gt; }</text:p>
      <text:p text:style-name="P2"/>
      <text:p text:style-name="P2"><text:s text:c="3"/>Charlie and Donna have the same father; they're siblings so,</text:p>
      <text:p text:style-name="P2"><text:s text:c="3"/>f(d) = f(c) = r. <text:s/>FOL= functions are general functions as in algebra</text:p>
      <text:p text:style-name="P2"><text:s text:c="3"/>and calculus. <text:s/>They are not required to conform to a more limited</text:p>
      <text:p text:style-name="P2"><text:s text:c="3"/>definition, such as being one-to-one.</text:p>
      <text:p text:style-name="P2"/>
      <text:p text:style-name="P2">Inverse Functions</text:p>
      <text:p text:style-name="P2">=================</text:p>
      <text:p text:style-name="P2"/>
      <text:p text:style-name="P2"><text:s text:c="3"/>An INVERSE FUNCTION is a function that reverses the mapping of another</text:p>
      <text:p text:style-name="P2"><text:s text:c="3"/>function; a function must be bijective to have an inverse. <text:s/>If our</text:p>
      <text:p text:style-name="P2"><text:s text:c="3"/>universe is the set of all integers, the successor s(x) function always</text:p>
      <text:p text:style-name="P2"><text:s text:c="3"/>denotes the integer *after* x and is bijective. <text:s/>So, its inverse</text:p>
      <text:p text:style-name="P2"><text:s text:c="3"/>function is predecessor p(x), which of course denotes the integer</text:p>
      <text:p text:style-name="P2"><text:s text:c="3"/>*before* x.</text:p>
      <text:p text:style-name="P2"/>
      <text:p text:style-name="P2"><text:s text:c="3"/>Our father function f(x) tempts one to define an inverse function</text:p>
      <text:p text:style-name="P2"><text:s text:c="3"/>child c(x). <text:s/>However, this is not possible because some people like Uden</text:p>
      <text:p text:style-name="P2"><text:s text:c="3"/>don't have any children, while others like Tom have more than one. <text:s/>It</text:p>
      <text:p text:style-name="P2"><text:s text:c="3"/>might also be tempting to challenge this requirement by just having c(x)</text:p>
      <text:p text:style-name="P2"><text:s text:c="3"/>return a set of objects containing the children of the argument x.</text:p>
      <text:p text:style-name="P2"><text:s text:c="3"/>However, the requirement is that a function maps an object to one object.</text:p>
      <text:p text:style-name="P2"><text:s text:c="3"/>So c(x) cannot be a function. <text:s/>Note that is that while functions have these</text:p>
      <text:p text:style-name="P2"><text:s text:c="3"/>restriction, there is nothing preventing anyone from defining a relation</text:p>
      <text:p text:style-name="P2"><text:s text:c="3"/>like Cxy, "x is a child of y", so 'Cct' and 'Cdt' are perfectly good</text:p>
      <text:p text:style-name="P2"><text:s text:c="3"/>predicates.</text:p>
      <text:p text:style-name="P2"/>
      <text:p text:style-name="P2">Variable Function Arguments</text:p>
      <text:p text:style-name="P2">===========================</text:p>
      <text:p text:style-name="P2"><text:s text:c="3"/></text:p>
      <text:p text:style-name="P2"><text:s text:c="3"/>A function with a constant object argument always denotes the object that</text:p>
      <text:p text:style-name="P2"><text:s text:c="3"/>the function maps the argument to, making the string of symbols denoting</text:p>
      <text:p text:style-name="P2"><text:s text:c="3"/>use of a function itself a constant object symbol. <text:s/>Each of the</text:p>
      <text:p text:style-name="P2"><text:s text:c="3"/>following is a constant object symbol.</text:p>
      <text:p text:style-name="P2"/>
      <text:p text:style-name="P2"><text:s text:c="9"/>f(a), the father of Alice.</text:p>
      <text:p text:style-name="P2"><text:s text:c="9"/>f(b), the father of Bob. <text:s text:c="6"/></text:p>
      <text:p text:style-name="P2"><text:s text:c="9"/>f(c), the father of Charlie.</text:p>
      <text:p text:style-name="P2"><text:s text:c="9"/>f(d), the father of Donna.</text:p>
      <text:p text:style-name="P2"/>
      <text:p text:style-name="P2"><text:s text:c="3"/>However, when a variable is the argument to a function, the function</text:p>
      <text:p text:style-name="P2"><text:s text:c="3"/>doesn't denote an object; not until the variable is replaced with</text:p>
      <text:p text:style-name="P2"><text:s text:c="3"/>a constant object symbol. <text:s/>However, functions with variable arguments</text:p>
      <text:p text:style-name="P2"><text:s text:c="3"/>can still contribute semantically to general assertions.</text:p>
      <text:p text:style-name="P2"/>
      <text:p text:style-name="P2"><text:s text:c="9"/>Dictionary</text:p>
      <text:p text:style-name="P2"><text:s text:c="9"/>-------------------------------------------------</text:p>
      <text:p text:style-name="P2"><text:s text:c="9"/>Predicates <text:s text:c="15"/>Functions</text:p>
      <text:p text:style-name="P2"><text:s text:c="9"/>Px, <text:s text:c="3"/>x is a person. <text:s text:c="4"/>f(x), <text:s/>the father of x.</text:p>
      <text:p text:style-name="P2"/>
      <text:p text:style-name="P2"><text:s text:c="9"/>∀x( Px → ∃yy=f(x) ) <text:s/>Everyone has a father.</text:p>
      <text:p text:style-name="P2"/>
      <text:p text:style-name="P2">Functions in WFFs</text:p>
      <text:p text:style-name="P2"><text:soft-page-break/>=================</text:p>
      <text:p text:style-name="P2"/>
      <text:p text:style-name="P2"><text:s text:c="3"/>A function is just another way to denote objects, and so can occur</text:p>
      <text:p text:style-name="P2"><text:s text:c="3"/>anywhere object symbols can occur. <text:s/>All of the following expressions</text:p>
      <text:p text:style-name="P2"><text:s text:c="3"/>are well-formed.</text:p>
      <text:p text:style-name="P2"/>
      <text:p text:style-name="P2"><text:s text:c="9"/>a=c, <text:s text:c="7"/>a and c denote the same object.</text:p>
      <text:p text:style-name="P2"><text:s text:c="9"/>m(s)=g, <text:s text:c="4"/>the mother of Susan is Gloria; Susan's mother is Gloria.</text:p>
      <text:p text:style-name="P2"><text:s text:c="9"/>m=s(n), <text:s text:c="4"/>m is the successor of integer n.</text:p>
      <text:p text:style-name="P2"><text:s text:c="9"/>a(r(i))=v, <text:s/>the address of my residence is v.</text:p>
      <text:p text:style-name="P2"/>
      <text:p text:style-name="P2"><text:s text:c="9"/>Mx, <text:s text:c="8"/>x is a millionaire.</text:p>
      <text:p text:style-name="P2"><text:s text:c="9"/>Mf(k) <text:s text:c="6"/>the father of the king is a millionaire.</text:p>
      <text:p text:style-name="P2"><text:s text:c="9"/>Txy, <text:s text:c="7"/>x is taller than y.</text:p>
      <text:p text:style-name="P2"><text:s text:c="9"/>Tf(y)f(i), <text:s/>your father is taller than my father.</text:p>
      <text:p text:style-name="P2"/>
      <text:p text:style-name="P2"><text:s text:c="9"/>∀x∀y( Txy <text:s text:c="6"/>→ -Tyx <text:s text:c="6"/>)</text:p>
      <text:p text:style-name="P2"><text:s text:c="9"/>∀x∀y( Tf(x)f(y) → -Tf(y)f(x) )</text:p>
      <text:p text:style-name="P2"/>
      <text:p text:style-name="P2">Translation Hints</text:p>
      <text:p text:style-name="P2">=================</text:p>
      <text:p text:style-name="P2"/>
      <text:p text:style-name="P2"><text:s text:c="3"/>Simple Functions</text:p>
      <text:p text:style-name="P2"/>
      <text:p text:style-name="P2"><text:s text:c="9"/>l(x), <text:s text:c="4"/>the length of x.</text:p>
      <text:p text:style-name="P2"><text:s text:c="9"/>l(p), <text:s text:c="4"/>the length of the pool.</text:p>
      <text:p text:style-name="P2"><text:s text:c="9"/>h(x), <text:s text:c="4"/>the home planet of x.</text:p>
      <text:p text:style-name="P2"><text:s text:c="9"/>h(e), <text:s text:c="4"/>the home planet of E.T..</text:p>
      <text:p text:style-name="P2"/>
      <text:p text:style-name="P2"><text:s text:c="3"/>Composed Functions</text:p>
      <text:p text:style-name="P2"/>
      <text:p text:style-name="P2"><text:s text:c="9"/>m(x), <text:s text:c="4"/>the mother of x.</text:p>
      <text:p text:style-name="P2"><text:s text:c="9"/>m(m(x)), <text:s/>the mother of the mother of x. <text:s/>(x's grandmother)</text:p>
      <text:p text:style-name="P2"/>
      <text:p text:style-name="P2"><text:s text:c="9"/>0, <text:s text:c="7"/>zero</text:p>
      <text:p text:style-name="P2"><text:s text:c="9"/>s(0), <text:s text:c="4"/>1 (the successor of zero).</text:p>
      <text:p text:style-name="P2"><text:s text:c="9"/>s(s(0)), <text:s/>2</text:p>
      <text:p text:style-name="P2"><text:s text:c="9"/>s(s(n)), <text:s/>n + 2</text:p>
      <text:p text:style-name="P2"/>
      <text:p text:style-name="P2"><text:s text:c="3"/>Non-Functions</text:p>
      <text:p text:style-name="P2"/>
      <text:p text:style-name="P2"><text:s text:c="9"/>None of the following is a function, because none is guaranteed to</text:p>
      <text:p text:style-name="P2"><text:s text:c="9"/>always map any object to exactly one object.</text:p>
      <text:p text:style-name="P2"/>
      <text:p text:style-name="P2"><text:s text:c="9"/>d(m), <text:s text:c="4"/>the daughters of Mike.</text:p>
      <text:p text:style-name="P2"><text:s text:c="9"/>b(x), <text:s text:c="4"/>the brothers of x.</text:p>
      <text:p text:style-name="P2"><text:s text:c="9"/>s(h), <text:s text:c="4"/>the shingles of my house.</text:p>
      <text:p text:style-name="P2"/>
      <text:p text:style-name="P2"><text:s text:c="9"/>If in the universe of discourse objects do map to unique objects</text:p>
      <text:p text:style-name="P2"><text:s text:c="9"/>then they may be functions within the universe even if they</text:p>
      <text:p text:style-name="P2"><text:s text:c="9"/>aren't functions in the actual world.</text:p>
      <text:p text:style-name="P2"/>
      <text:p text:style-name="P2"/>
      <text:p text:style-name="P2">----------------------</text:p>
      <text:p text:style-name="P2">Function Calculus (FC)</text:p>
      <text:p text:style-name="P2">----------------------</text:p>
      <text:p text:style-name="P2"/>
      <text:p text:style-name="P2"><text:s text:c="3"/>All the inference rules of FOC= are valid in Function Logic. <text:s/>Function</text:p>
      <text:p text:style-name="P2"><text:s text:c="3"/>calculus doesn't add any new inference rules, since functions only add</text:p>
      <text:p text:style-name="P2"><text:soft-page-break/><text:s text:c="3"/>a new way to name existing objects. <text:s/>Thus, functions do not require the</text:p>
      <text:p text:style-name="P2"><text:s text:c="3"/>addition of new inference rules. <text:s/>However, they do allow us to analyze</text:p>
      <text:p text:style-name="P2"><text:s text:c="3"/>sentences in a new way. <text:s/>In these ways, FL is analogous to predicate logic.</text:p>
      <text:p text:style-name="P2"/>
      <text:p text:style-name="P2">Functions in Proofs</text:p>
      <text:p text:style-name="P2">===================</text:p>
      <text:p text:style-name="P2"/>
      <text:p text:style-name="P2"><text:s text:c="3"/>Any constant function can be used within the body of a proof anywhere</text:p>
      <text:p text:style-name="P2"><text:s text:c="3"/>that constant object symbols can. <text:s/>For example, such a function can</text:p>
      <text:p text:style-name="P2"><text:s text:c="3"/>be the replacement value for a variable x in applying ∀E.</text:p>
      <text:p text:style-name="P2"/>
      <text:p text:style-name="P2"><text:s text:c="9"/>Dictionary</text:p>
      <text:p text:style-name="P2"><text:s text:c="9"/>--------------------------</text:p>
      <text:p text:style-name="P2"><text:s text:c="9"/>Predicates</text:p>
      <text:p text:style-name="P2"><text:s text:c="9"/>Mx, <text:s text:c="3"/>x is a mammal</text:p>
      <text:p text:style-name="P2"><text:s text:c="9"/>Vx, <text:s text:c="3"/>x is a vertebrate</text:p>
      <text:p text:style-name="P2"/>
      <text:p text:style-name="P2"><text:s text:c="9"/>Functions</text:p>
      <text:p text:style-name="P2"><text:s text:c="9"/>f(x), <text:s/>the father of x</text:p>
      <text:p text:style-name="P2"/>
      <text:p text:style-name="P2"/>
      <text:p text:style-name="P2"><text:s text:c="9"/>i. <text:s text:c="2"/>∀x(Mx → Vx)</text:p>
      <text:p text:style-name="P2"><text:s text:c="14"/>...</text:p>
      <text:p text:style-name="P2"><text:s text:c="9"/>j. <text:s text:c="2"/>Mf(e) → Vf(e) <text:s text:c="8"/>i ∀E (f(e)/x)</text:p>
      <text:p text:style-name="P2"/>
      <text:p text:style-name="P2"><text:s text:c="3"/>Alternatively, the function might already be in the wff with a</text:p>
      <text:p text:style-name="P2"><text:s text:c="3"/>variable argument.</text:p>
      <text:p text:style-name="P2"/>
      <text:p text:style-name="P2"><text:s text:c="9"/>i. <text:s text:c="2"/>∀x:(Mf(x) → Vf(x))</text:p>
      <text:p text:style-name="P2"><text:s text:c="14"/>...</text:p>
      <text:p text:style-name="P2"><text:s text:c="9"/>j. <text:s text:c="2"/>Mf(c) → Vf(c) <text:s text:c="8"/>i ∀E (c/x)</text:p>
      <text:p text:style-name="P2"/>
      <text:p text:style-name="P2"/>
      <text:p text:style-name="P2">====================</text:p>
      <text:p text:style-name="P2">Definite Descriptors</text:p>
      <text:p text:style-name="P2">====================</text:p>
      <text:p text:style-name="P2"/>
      <text:p text:style-name="P2"><text:s text:c="3"/>Bertrand Russell introduced a <text:span text:style-name="T60">new notation for when there’s exactly one object that has property P (e.g. The ball in my hand, God, the king, etc.). <text:s/>He call</text:span>ed <text:span text:style-name="T60">this notion </text:span>a D<text:span text:style-name="T60">EFINITE DESCRIPTOR</text:span>. <text:s/>A definite descriptor, is</text:p>
      <text:p text:style-name="P2"><text:s text:c="3"/>any noun phrase of the form "the x such that Px" which he wrote as</text:p>
      <text:p text:style-name="P2"><text:s text:c="3"/>as ℩xPx (℩ is an inverted Greek lower case letter iota). <text:s/>Despite</text:p>
      <text:p text:style-name="P2"><text:s text:c="3"/>looking like a quantified wff, a definite descriptor names a particular</text:p>
      <text:p text:style-name="P2"><text:s text:c="3"/>object in the universe of discourse. <text:s/>Like functions, descriptors don't</text:p>
      <text:p text:style-name="P2"><text:s text:c="3"/>add anything new to FOL=; the FOL= concepts covered so far can already</text:p>
      <text:p text:style-name="P2"><text:s text:c="3"/>express the same ideas.</text:p>
      <text:p text:style-name="P2"/>
      <text:p text:style-name="P2"><text:s text:c="9"/>B(℩xPx) <text:s text:c="3"/>=df <text:s text:c="3"/>∃x(∀y(Py ↔ y=x) ∧ Bx)</text:p>
      <text:p text:style-name="P2"><text:s text:c="20"/>=df <text:s text:c="3"/>∃x(Ax ∧ ∀y(Ay → y=x) ∧ Bx)</text:p>
      <text:p text:style-name="P2"/>
      <text:p text:style-name="P2"><text:s text:c="9"/>B(℩xKx), the king of France is bald.</text:p>
      <text:p text:style-name="P2"><text:s text:c="18"/>the x such that x is the king of France is Bald</text:p>
      <text:p text:style-name="P2"><text:s text:c="9"/>=∃x(Kx ∧ ∀y(Ky → y=x) ∧ Bx)</text:p>
      <text:p text:style-name="P2"/>
      <text:p text:style-name="P2">--------</text:p>
      <text:p text:style-name="P2">Concerns</text:p>
      <text:p text:style-name="P2">--------</text:p>
      <text:p text:style-name="P2"/>
      <text:p text:style-name="P2"><text:s text:c="3"/><text:span text:style-name="T60">What’s the truth-value of a definite descriptor if it doesn’t denote? <text:s/>This is the question that plagues descriptors. <text:s/>Russell was certain that such a proposition is false, but many philosophers aren’t so sure.</text:span></text:p>
      <text:p text:style-name="P2"><text:soft-page-break/></text:p>
      <text:p text:style-name="P2"/>
      <text:p text:style-name="P2">====================================</text:p>
      <text:p text:style-name="P2">Second-Order Quantified Logic (SOL=)</text:p>
      <text:p text:style-name="P2">====================================</text:p>
      <text:p text:style-name="P2"/>
      <text:p text:style-name="P2"><text:s text:c="3"/>Second order logic adds new quantifiers and new variables that reign</text:p>
      <text:p text:style-name="P2"><text:s text:c="3"/>over predicates.</text:p>
      <text:p text:style-name="P2"/>
      <text:p text:style-name="P2"><text:s text:c="9"/>∀x∃VVx <text:s text:c="3"/>Every object has some (1 or more) property.</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
      <text:p text:style-name="P2">---------</text:p>
      <text:p text:style-name="P2">Semantics</text:p>
      <text:p text:style-name="P2">---------</text:p>
      <text:p text:style-name="P2"><text:soft-page-break/></text:p>
      <text:p text:style-name="P2"><text:s text:c="3"/>The quantifiers of FOL are here OVERLOADED, redefined so that they</text:p>
      <text:p text:style-name="P2"><text:s text:c="3"/>accept other kinds of arguments. <text:s/>In this case, they are overloaded</text:p>
      <text:p text:style-name="P2"><text:s text:c="3"/>to accept variable object symbols as their first argument and they</text:p>
      <text:p text:style-name="P2"><text:s text:c="3"/>accept variable predicate symbols. <text:s/>They are read the same way</text:p>
      <text:p text:style-name="P2"><text:s text:c="3"/>and mean nearly the same as their FOL counterparts. <text:s/>The variable</text:p>
      <text:p text:style-name="P2"><text:s text:c="3"/>predicates are capital letters at the end of the alphabet (U,V,W,X,Y,Z)</text:p>
      <text:p text:style-name="P2"><text:s text:c="3"/>which signals to the reader that the quantifier and variable reign over</text:p>
      <text:p text:style-name="P2"><text:s text:c="3"/>arbitrary predicates as opposed to objects.</text:p>
      <text:p text:style-name="P2"/>
      <text:p text:style-name="P2"><text:s text:c="9"/>∀VVc, <text:s text:c="4"/>c has every property.</text:p>
      <text:p text:style-name="P2"><text:s text:c="9"/>∃VVc, <text:s text:c="4"/>c has at least one property.</text:p>
      <text:p text:style-name="P2"/>
      <text:p text:style-name="P2"><text:s text:c="9"/>∀x∃VVx, <text:s text:c="2"/>Everything has at least one property.</text:p>
      <text:p text:style-name="P2"><text:s text:c="9"/>∃V∀xVx, <text:s text:c="2"/>There are some properties that everything has.</text:p>
      <text:p text:style-name="P2"><text:s text:c="9"/>∀V∃xVx, <text:s text:c="2"/>For all properties there exist some who have them.</text:p>
      <text:p text:style-name="P2"><text:s text:c="9"/>∃x∀VVx, <text:s text:c="2"/>Some have all properties</text:p>
      <text:p text:style-name="P2"/>
      <text:p text:style-name="P2"/>
      <text:p text:style-name="P2">---------------------------</text:p>
      <text:p text:style-name="P2">Second-Order Calculus (SOC)</text:p>
      <text:p text:style-name="P2">---------------------------</text:p>
      <text:p text:style-name="P2"/>
      <text:p text:style-name="P2"><text:s text:c="3"/>The four quantifier inference rules from FOL are expanded to these</text:p>
      <text:p text:style-name="P2"><text:s text:c="3"/>two new quantifiers in more-or-less the same way as they are usable</text:p>
      <text:p text:style-name="P2"><text:s text:c="3"/>for variable object symbols. <text:s/>However, variable types must not</text:p>
      <text:p text:style-name="P2"><text:s text:c="3"/>be confused with one another. <text:s/>If a quantifier reigns over a predicate</text:p>
      <text:p text:style-name="P2"><text:s text:c="3"/>variable, it must be replaced only by a predicate constant, and</text:p>
      <text:p text:style-name="P2"><text:s text:c="3"/>if a quantifier reigns over an object it must only be replaced</text:p>
      <text:p text:style-name="P2"><text:s text:c="3"/>by a constant object.</text:p>
      <text:p text:style-name="P2"/>
      <text:p text:style-name="P2">--------</text:p>
      <text:p text:style-name="P2">Concerns</text:p>
      <text:p text:style-name="P2">--------</text:p>
      <text:p text:style-name="P2"/>
      <text:p text:style-name="P2"><text:s text:c="3"/>The most critical concern is that SOC is not semantically complete;</text:p>
      <text:p text:style-name="P2"><text:s text:c="3"/>we are not guaranteed to find a proof for a conclusion form. <text:s/>A conclusion</text:p>
      <text:p text:style-name="P2"><text:s text:c="3"/>may *be* a consequence of some premises, and yet no proof gets us from</text:p>
      <text:p text:style-name="P2"><text:s text:c="3"/>the premises to the conclusion. <text:s/>Nevertheless, SOC is still sound.</text:p>
      <text:p text:style-name="P2"><text:s text:c="3"/>There is no way to derive a proof to a formula that doesn't follow from</text:p>
      <text:p text:style-name="P2"><text:s text:c="3"/>the premises. <text:s/>So, it can still be useful despite not being complete.</text:p>
      <text:p text:style-name="P2"/>
      <text:p text:style-name="P2">======================</text:p>
      <text:p text:style-name="P2">Mathematical Induction</text:p>
      <text:p text:style-name="P2">======================</text:p>
      <text:p text:style-name="P2"/>
      <text:p text:style-name="P2"><text:s text:c="3"/>Mathematical induction is a method to prove that all members of an </text:p>
      <text:p text:style-name="P2"><text:s text:c="3"/>denumerable set have some property P. <text:s/>Such an argument has two parts,</text:p>
      <text:p text:style-name="P2"><text:s text:c="3"/>an inductive definition that enumerates all members of the set we're</text:p>
      <text:p text:style-name="P2"><text:s text:c="3"/>reasoning about; and an inductive inference which proves that all members</text:p>
      <text:p text:style-name="P2"><text:s text:c="3"/>have the property P.</text:p>
      <text:p text:style-name="P2"/>
      <text:p text:style-name="P2">Inductive Definitions</text:p>
      <text:p text:style-name="P2">=====================</text:p>
      <text:p text:style-name="P2"/>
      <text:p text:style-name="P2"><text:s text:c="3"/>An INDUCTIVE DEFINITION describes how to enumerate all members of a set.</text:p>
      <text:p text:style-name="P2"><text:s text:c="3"/>They are constructed recursively, consisting of three types of numbered</text:p>
      <text:p text:style-name="P2"><text:s text:c="3"/>clauses. <text:s/>The first clause is the BASE CLAUSE. <text:s/>It identifies the most</text:p>
      <text:p text:style-name="P2"><text:s text:c="3"/>basic elements of the set and is non-recursive. <text:s/>The FINAL CLAUSE states</text:p>
      <text:p text:style-name="P2"><text:soft-page-break/><text:s text:c="3"/>that if something is not constructed via the prior clauses then it is not</text:p>
      <text:p text:style-name="P2"><text:s text:c="3"/>a member of the set and is also non-recursive. <text:s/>The INDUCTIVE CLAUSES</text:p>
      <text:p text:style-name="P2"><text:s text:c="3"/>(intermediate clauses) tell us how to *recursively* generate all non-base</text:p>
      <text:p text:style-name="P2"><text:s text:c="3"/>case elements of the set.</text:p>
      <text:p text:style-name="P2"/>
      <text:p text:style-name="P2"><text:s text:c="3"/>The formation rules for all of the classical logics are examples</text:p>
      <text:p text:style-name="P2"><text:s text:c="3"/>of inductive definitions. <text:s/>For illustration, here are the formation rules</text:p>
      <text:p text:style-name="P2"><text:s text:c="3"/>for propositional logic.</text:p>
      <text:p text:style-name="P2"/>
      <text:p text:style-name="P2"><text:s text:c="9"/>1. <text:s text:c="2"/>Every atomic formula is a wff;</text:p>
      <text:p text:style-name="P2"><text:s text:c="9"/>2. <text:s text:c="2"/>If P is a wff, then so is -P;</text:p>
      <text:p text:style-name="P2"><text:s text:c="9"/>3. <text:s text:c="2"/>If P,Q are wffs, then so are</text:p>
      <text:p text:style-name="P2"><text:s text:c="14"/>(P ∧ Q), (P ∨ Q), (P → Q), (P ↔ Q);</text:p>
      <text:p text:style-name="P2"><text:s text:c="9"/>4. <text:s text:c="2"/>Nothing else is a wff.</text:p>
      <text:p text:style-name="P2"/>
      <text:p text:style-name="P2"><text:s text:c="3"/>Clause 1 establishes our base case: any atomic formula is a wff.</text:p>
      <text:p text:style-name="P2"/>
      <text:p text:style-name="P2"><text:s text:c="3"/>Clause 4, our final clause, excludes anything that cannot be constructed</text:p>
      <text:p text:style-name="P2"><text:s text:c="3"/>by these clauses.</text:p>
      <text:p text:style-name="P2"/>
      <text:p text:style-name="P2"><text:s text:c="3"/>Clauses 2 &amp; 3 tell us how to generate all the intermediate members</text:p>
      <text:p text:style-name="P2"><text:s text:c="3"/>of the set.</text:p>
      <text:p text:style-name="P2"/>
      <text:p text:style-name="P2"><text:s text:c="3"/>There are a few sets for which we do not need an inductive definition.</text:p>
      <text:p text:style-name="P2"><text:s text:c="3"/>For example, the inductive proof alone is often all we need to reason</text:p>
      <text:p text:style-name="P2"><text:s text:c="3"/>about integers.</text:p>
      <text:p text:style-name="P2"/>
      <text:p text:style-name="P2">Zero and The Successor Function</text:p>
      <text:p text:style-name="P2">===============================</text:p>
      <text:p text:style-name="P2"/>
      <text:p text:style-name="P2"><text:s text:c="3"/>Mathematical induction introduces a new constant object symbol 0, which</text:p>
      <text:p text:style-name="P2"><text:s text:c="3"/>denotes the number zero; it also introduces the SUCCESSOR function s;</text:p>
      <text:p text:style-name="P2"><text:s text:c="3"/>that is the number that comes after its argument. <text:s/>Because the successor</text:p>
      <text:p text:style-name="P2"><text:s text:c="3"/>function is often composed with itself many times it is common to omit</text:p>
      <text:p text:style-name="P2"><text:s text:c="3"/>the parentheses.</text:p>
      <text:p text:style-name="P2"/>
      <text:p text:style-name="P2"><text:s text:c="9"/>s0 <text:s text:c="4"/>= <text:s/>s(0) <text:s text:c="6"/>= the successor of 0 <text:s/>= 1</text:p>
      <text:p text:style-name="P2"><text:s text:c="9"/>ss0 <text:s text:c="3"/>= <text:s/>s(s(0)) <text:s text:c="3"/>= 2</text:p>
      <text:p text:style-name="P2"><text:s text:c="9"/>sss0 <text:s text:c="2"/>= <text:s/>s(s(s(0))) = 3</text:p>
      <text:p text:style-name="P2"><text:s text:c="9"/>...</text:p>
      <text:p text:style-name="P2"/>
      <text:p text:style-name="P2">Inductive Inference</text:p>
      <text:p text:style-name="P2">===================</text:p>
      <text:p text:style-name="P2"/>
      <text:p text:style-name="P2"><text:s text:c="3"/>Mathematical induction is infers a proof that all members</text:p>
      <text:p text:style-name="P2"><text:s text:c="3"/>of the set enumerated by the inductive definition have some property P.</text:p>
      <text:p text:style-name="P2"><text:s text:c="3"/>Once we have the definition, an INDUCTIVE INFERENCE proceeds in two</text:p>
      <text:p text:style-name="P2"><text:s text:c="3"/>steps: <text:s/>the BASE case and the inductive case. <text:s/>The BASE CASE of the</text:p>
      <text:p text:style-name="P2"><text:s text:c="3"/>proof requires that we prove that the members denoted by the base clause</text:p>
      <text:p text:style-name="P2"><text:s text:c="3"/>of the inductive definition have property P. <text:s/>The INDUCTIVE CASE</text:p>
      <text:p text:style-name="P2"><text:s text:c="3"/>is a hypothetical proof. <text:s/>The method is to prove the conditional that</text:p>
      <text:p text:style-name="P2"><text:s text:c="3"/>for any x in our universe, if x has the property P, then the successor</text:p>
      <text:p text:style-name="P2"><text:s text:c="3"/>of x also has property P. <text:s/>All of these pieces put together are adequate</text:p>
      <text:p text:style-name="P2"><text:s text:c="3"/>to conclude that all members of the set have property P.</text:p>
      <text:p text:style-name="P2"/>
      <text:p text:style-name="P2"><text:s text:c="3"/>The inferential step of Mathematical Induction is expressible over the</text:p>
      <text:p text:style-name="P2"><text:s text:c="3"/>natural numbers as an axiom in second-order logic, an axiom schema in</text:p>
      <text:p text:style-name="P2"><text:s text:c="3"/>first-order logic, or an inference rule in first-order logic. <text:s/>All of the</text:p>
      <text:p text:style-name="P2"><text:s text:c="3"/>following are different ways to express the same thing.</text:p>
      <text:p text:style-name="P2"><text:soft-page-break/></text:p>
      <text:p text:style-name="P2"><text:s text:c="9"/>2nd-order axiom <text:s text:c="12"/>∀P((P0 ∧ ∀x(Px → Psx)) → ∀xPx)</text:p>
      <text:p text:style-name="P2"/>
      <text:p text:style-name="P2"><text:s text:c="9"/>1st-order axiom schema <text:s text:c="5"/>(P0 ∧ ∀x(Px → Psx)) → ∀xPx</text:p>
      <text:p text:style-name="P2"/>
      <text:p text:style-name="P2"><text:s text:c="9"/>1st-order Inference Rule <text:s text:c="3"/>from P0 and ∀x(Px → Psx), infer ∀xPx</text:p>
      <text:p text:style-name="P2"/>
      <text:p text:style-name="P2"/>
      <text:p text:style-name="P2">===============================</text:p>
      <text:p text:style-name="P2">Axiomatic and Natural Deduction</text:p>
      <text:p text:style-name="P2">===============================</text:p>
      <text:p text:style-name="P2"/>
      <text:p text:style-name="P2"><text:s text:c="3"/>The calculi presented thus far are known as NATURAL DEDUCTION</text:p>
      <text:p text:style-name="P2"><text:s text:c="3"/>systems, which consist only of inference rules. <text:s/>These natural</text:p>
      <text:p text:style-name="P2"><text:s text:c="3"/>deduction systems are more intuitive and more closely resemble how one</text:p>
      <text:p text:style-name="P2"><text:s text:c="3"/>reasons informally. <text:s/>An AXIOMATIC DEDUCTION system, in contrast, consists</text:p>
      <text:p text:style-name="P2"><text:s text:c="3"/>of a minimal set of inference rules, often just one, and one or more</text:p>
      <text:p text:style-name="P2"><text:s text:c="3"/>axiom schemata. <text:s/>All instances of the schemata are axioms of the logic.</text:p>
      <text:p text:style-name="P2"><text:s text:c="3"/>Axiomatic deduction systems are usually simpler than <text:span text:style-name="T54">Natural Deduction</text:span> in that they</text:p>
      <text:p text:style-name="P2"><text:s text:c="3"/>have fewer parts, but they are also more complicated and cumbersome to use</text:p>
      <text:p text:style-name="P2"><text:s text:c="3"/>and entirely dissimilar to how one reasons informally. <text:s/>Given all this, the</text:p>
      <text:p text:style-name="P2"><text:s text:c="3"/>one significant similarity is that both kinds of systems count the same</text:p>
      <text:p text:style-name="P2"><text:s text:c="3"/>forms as valid.</text:p>
      <text:p text:style-name="P2"/>
      <text:p text:style-name="P2"><text:s text:c="7"/>+--------------------------------------------------------------+</text:p>
      <text:p text:style-name="P2"><text:s text:c="7"/>| ============================================================ |</text:p>
      <text:p text:style-name="P2"><text:s text:c="7"/>| Axiomatic Propositional Logic &amp; Calculus <text:s text:c="20"/>|</text:p>
      <text:p text:style-name="P2"><text:s text:c="7"/>| ============================================================ |</text:p>
      <text:p text:style-name="P2"><text:s text:c="7"/>| <text:s text:c="61"/>|</text:p>
      <text:p text:style-name="P2"><text:s text:c="7"/>| Lexemes <text:s text:c="53"/>|</text:p>
      <text:p text:style-name="P2"><text:s text:c="7"/>| <text:s text:c="3"/>Non-Logical Symbols <text:s text:c="38"/>|</text:p>
      <text:p text:style-name="P2"><text:s text:c="7"/>| <text:s text:c="6"/>Proposition Symbols: <text:s text:c="5"/>A...Z <text:s text:c="23"/>|</text:p>
      <text:p text:style-name="P2"><text:s text:c="7"/>| <text:s text:c="6"/>Association Symbols: <text:s text:c="5"/>(, ) <text:s text:c="24"/>|</text:p>
      <text:p text:style-name="P2"><text:s text:c="7"/>| <text:s text:c="61"/>|</text:p>
      <text:p text:style-name="P2"><text:s text:c="7"/>| <text:s text:c="3"/>Logical Symbols <text:s text:c="42"/>|</text:p>
      <text:p text:style-name="P2"><text:s text:c="7"/>| <text:s text:c="6"/>Truth-Function Symbols: <text:s text:c="2"/>-, → <text:s text:c="24"/>|</text:p>
      <text:p text:style-name="P2"><text:s text:c="7"/>| <text:s text:c="61"/>|</text:p>
      <text:p text:style-name="P2"><text:s text:c="7"/>| Grammar <text:s text:c="53"/>|</text:p>
      <text:p text:style-name="P2"><text:s text:c="7"/>| <text:s text:c="61"/>|</text:p>
      <text:p text:style-name="P2"><text:s text:c="7"/>| <text:s text:c="3"/>An ATOMIC FORMULA is any single proposition symbol. <text:s text:c="6"/>|</text:p>
      <text:p text:style-name="P2"><text:s text:c="7"/>| <text:s text:c="61"/>|</text:p>
      <text:p text:style-name="P2"><text:s text:c="7"/>| <text:s text:c="3"/>1. <text:s/>Every atomic formula is a wff; <text:s text:c="23"/>|</text:p>
      <text:p text:style-name="P2"><text:s text:c="7"/>| <text:s text:c="3"/>2. <text:s/>if Φ is a wff, then -Φ is a wff; <text:s text:c="21"/>|</text:p>
      <text:p text:style-name="P2"><text:s text:c="7"/>| <text:s text:c="3"/>3. <text:s/>if Φ ,Ψ is wffs, then so is (Φ → Ψ); <text:s text:c="17"/>|</text:p>
      <text:p text:style-name="P2"><text:s text:c="7"/>| <text:s text:c="3"/>4. <text:s/>nothing else is a wff. <text:s text:c="31"/>|</text:p>
      <text:p text:style-name="P2"><text:s text:c="7"/>| <text:s text:c="61"/>|</text:p>
      <text:p text:style-name="P2"><text:s text:c="7"/>| Definitions <text:s text:c="49"/>|</text:p>
      <text:p text:style-name="P2"><text:s text:c="7"/>| <text:s text:c="61"/>|</text:p>
      <text:p text:style-name="P2"><text:s text:c="7"/>| <text:s text:c="3"/>(P ∧ Q) <text:s text:c="4"/>=df <text:s/>-(P → -Q) <text:s text:c="31"/>|</text:p>
      <text:p text:style-name="P2"><text:s text:c="7"/>| <text:s text:c="3"/>(P ∨ Q) <text:s text:c="4"/>=df <text:s/>-P → Q <text:s text:c="34"/>|</text:p>
      <text:p text:style-name="P2"><text:s text:c="7"/>| <text:s text:c="3"/>(P ↔ Q) <text:s text:c="2"/>=df <text:s/>((P → Q) ∧ (Q → P)) <text:s text:c="23"/>|</text:p>
      <text:p text:style-name="P2"><text:s text:c="7"/>| <text:s text:c="61"/>|</text:p>
      <text:p text:style-name="P2"><text:s text:c="7"/>| Inference Rule <text:s text:c="46"/>|</text:p>
      <text:p text:style-name="P2"><text:s text:c="7"/>| <text:s text:c="61"/>|</text:p>
      <text:p text:style-name="P2"><text:s text:c="7"/>| <text:s text:c="3"/>Given Φ → Ψ, and Φ infer Ψ. <text:s text:c="30"/>|</text:p>
      <text:p text:style-name="P2"><text:s text:c="7"/>| <text:s text:c="61"/>|</text:p>
      <text:p text:style-name="P2"><text:s text:c="7"/>| Axiom Schemata <text:s text:c="46"/>|</text:p>
      <text:p text:style-name="P2"><text:s text:c="7"/>| <text:s text:c="61"/>|</text:p>
      <text:p text:style-name="P2"><text:s text:c="7"/>| <text:s text:c="3"/>AxS1. <text:s/>P → (Q → P) <text:s text:c="39"/>|</text:p>
      <text:p text:style-name="P2"><text:soft-page-break/><text:s text:c="7"/>| <text:s text:c="3"/>AxS2. <text:s/>(P → (Q → R)) → ((P → Q) → (P → R)) <text:s text:c="15"/>|</text:p>
      <text:p text:style-name="P2"><text:s text:c="7"/>| <text:s text:c="3"/>AxS3. <text:s/>(-P → -Q) → ((-P → Q) → P) <text:s text:c="24"/>|</text:p>
      <text:p text:style-name="P2"><text:s text:c="7"/>| <text:s text:c="61"/>|</text:p>
      <text:p text:style-name="P2"><text:s text:c="7"/>| <text:s text:c="3"/>Every instance of these schemata is an axiom <text:s text:c="13"/>|</text:p>
      <text:p text:style-name="P2"><text:s text:c="7"/>| <text:s text:c="3"/>of the calculus. <text:s text:c="41"/>|</text:p>
      <text:p text:style-name="P2"><text:s text:c="7"/>| <text:s text:c="61"/>|</text:p>
      <text:p text:style-name="P2"><text:s text:c="7"/>+--------------------------------------------------------------+</text:p>
      <text:p text:style-name="P2"/>
      <text:p text:style-name="P2"/>
      <text:p text:style-name="P2">===============</text:p>
      <text:p text:style-name="P2">Formal Theories</text:p>
      <text:p text:style-name="P2">===============</text:p>
      <text:p text:style-name="P2"/>
      <text:p text:style-name="P2"><text:s text:c="3"/>A SYSTEM is a set of objects, properties, and relationships, while A MODEL</text:p>
      <text:p text:style-name="P2"><text:s text:c="3"/>is a limited representation of a system. <text:s/>A THEORY is all the true</text:p>
      <text:p text:style-name="P2"><text:s text:c="3"/>propositions that can be said about a model.</text:p>
      <text:p text:style-name="P2"/>
      <text:p text:style-name="P2"><text:s text:c="3"/>Since any interesting theory has a large number (usually infinite number)</text:p>
      <text:p text:style-name="P2"><text:s text:c="3"/>of propositions, it would be impractical to uncover all those truths.</text:p>
      <text:p text:style-name="P2"><text:s text:c="3"/>We attempt to tackle this problem with a set of first principles we</text:p>
      <text:p text:style-name="P2"><text:s text:c="3"/>can reason about to uncover the rest of the theory. <text:s/>In this way the</text:p>
      <text:p text:style-name="P2"><text:s text:c="3"/>first principles combined with logical reasoning we say GENERATES theorems.</text:p>
      <text:p text:style-name="P2"><text:s text:c="3"/>It is easy to construct a theory that OVER GENERATES, proves too many</text:p>
      <text:p text:style-name="P2"><text:s text:c="3"/>things, i.e. theorems that are not true of the model; or UNDER GENERATES,</text:p>
      <text:p text:style-name="P2"><text:s text:c="3"/>does not prove all of the true things that there are to say</text:p>
      <text:p text:style-name="P2"><text:s text:c="3"/>about the model.</text:p>
      <text:p text:style-name="P2"/>
      <text:p text:style-name="P2"><text:s text:c="3"/>The FIRST PRINCIPLES of a theory are those things from which the rest</text:p>
      <text:p text:style-name="P2"><text:s text:c="3"/>of the theory may be derived; they include but may not be limited to</text:p>
      <text:p text:style-name="P2"><text:s text:c="3"/>inference rules, axioms, and definitions.</text:p>
      <text:p text:style-name="P2"/>
      <text:p text:style-name="P2"><text:s text:c="3"/>An AXIOM is a proposition within a theory that describes the logical</text:p>
      <text:p text:style-name="P2"><text:s text:c="3"/>relationships between the theory's various concepts (usually predicates</text:p>
      <text:p text:style-name="P2"><text:s text:c="3"/>and objects). <text:s/>Many axioms follow some of the schema listed under</text:p>
      <text:p text:style-name="P2"><text:s text:c="3"/>Properties of Relations in the chapter on Identity Logic.</text:p>
      <text:p text:style-name="P2"/>
      <text:p text:style-name="P2"><text:s text:c="3"/>POSTULATE is a synonym for axiom; another synonym is LAW. <text:s/>Some theorists</text:p>
      <text:p text:style-name="P2"><text:s text:c="3"/>uses these terms as categories in which to group different kinds of axioms,</text:p>
      <text:p text:style-name="P2"><text:s text:c="3"/>others pick just one of the terms to use. <text:s/>However, from the perspective</text:p>
      <text:p text:style-name="P2"><text:s text:c="3"/>of logic they are all the same thing. <text:s/>Postulate, law, and axiom all mean</text:p>
      <text:p text:style-name="P2"><text:s text:c="3"/>the same thing.</text:p>
      <text:p text:style-name="P2"/>
      <text:p text:style-name="P2"><text:s text:c="3"/>A SCHEMA (plural is SCHEMATA) is a general statement about definitions</text:p>
      <text:p text:style-name="P2"><text:s text:c="3"/>or axioms which contain placeholders and whose substitution instances</text:p>
      <text:p text:style-name="P2"><text:s text:c="3"/>are actual definitions or axioms.</text:p>
      <text:p text:style-name="P2"/>
      <text:p text:style-name="P2"><text:s text:c="3"/>A THEOREM is any proposition derived only from a theory's first principles</text:p>
      <text:p text:style-name="P2"><text:s text:c="3"/>or other theorems via reasoning. <text:s/>Theorems are propositions that are true</text:p>
      <text:p text:style-name="P2"><text:s text:c="3"/>in all cases. <text:s/>So an argument with premises is not a theorem in logic since</text:p>
      <text:p text:style-name="P2"><text:s text:c="3"/>it depends upon things other than the first principles for its validity.</text:p>
      <text:p text:style-name="P2"/>
      <text:p text:style-name="P2"><text:s text:c="3"/>A THEORY is the plural of theorem; a theory consists of the combined</text:p>
      <text:p text:style-name="P2"><text:s text:c="3"/>set of first principles plus all the theorems (whether proved or not).</text:p>
      <text:p text:style-name="P2"/>
      <text:p text:style-name="P2"><text:s text:c="3"/>A LEMMA is a theorem that serves as an intermediate step in the proof</text:p>
      <text:p text:style-name="P2"><text:s text:c="3"/>of another theorem. <text:s/>The purpose of the lemma is to make the proof of</text:p>
      <text:p text:style-name="P2"><text:s text:c="3"/>a theorem shorter. <text:s/>Proving lemmas before proving a theorem is a divide</text:p>
      <text:p text:style-name="P2"><text:s text:c="3"/>and conquer approach to theorem proving.</text:p>
      <text:p text:style-name="P2"/>
      <text:p text:style-name="P2"><text:soft-page-break/><text:s text:c="3"/>A COROLLARY is a theorem that "follows easily" from a first principle</text:p>
      <text:p text:style-name="P2"><text:s text:c="3"/>or another theorem; i.e., the corollary is only a few reasoning steps away</text:p>
      <text:p text:style-name="P2"><text:s text:c="3"/>from what it is claimed to follow from.</text:p>
      <text:p text:style-name="P2"/>
      <text:p text:style-name="P2"><text:s text:c="3"/>A CONJECTURE is any proposition that cannot be proved as a theorem in any</text:p>
      <text:p text:style-name="P2"><text:s text:c="3"/>known theory but is still taken as a true principle due to its usefulness or</text:p>
      <text:p text:style-name="P2"><text:s text:c="3"/>apparent wisdom. <text:s/>The well known Occam's razor is sometimes called</text:p>
      <text:p text:style-name="P2"><text:s text:c="3"/>a conjecture. <text:s/>Einstein took Galileo's equivalence principle, a conjecture,</text:p>
      <text:p text:style-name="P2"><text:s text:c="3"/>and promoted it to an axiom of his theory of relativity.</text:p>
      <text:p text:style-name="P2"/>
      <text:p text:style-name="P2"/>
      <text:p text:style-name="P2">================</text:p>
      <text:p text:style-name="P2">Example Theories</text:p>
      <text:p text:style-name="P2">================</text:p>
      <text:p text:style-name="P2"/>
      <text:p text:style-name="P2"/>
      <text:p text:style-name="P2">---------------------</text:p>
      <text:p text:style-name="P2">Theory of Taller-Than</text:p>
      <text:p text:style-name="P2">---------------------</text:p>
      <text:p text:style-name="P2"/>
      <text:p text:style-name="P2"><text:s text:c="3"/>Predicates</text:p>
      <text:p text:style-name="P2"/>
      <text:p text:style-name="P2"><text:s text:c="9"/>Txy, <text:s/>x is taller than y.</text:p>
      <text:p text:style-name="P2"/>
      <text:p text:style-name="P2"><text:s text:c="3"/>Axioms</text:p>
      <text:p text:style-name="P2"/>
      <text:p text:style-name="P2"><text:s text:c="9"/>Ax1. <text:s/>∀x∀y(Txy → -Tyx) <text:s text:c="17"/>T is Asymmetric</text:p>
      <text:p text:style-name="P2"><text:s text:c="9"/>Ax2. <text:s/>∀x∀y∀z((Txy ∧ Tyz) → Txz) <text:s text:c="8"/>T is Transitive</text:p>
      <text:p text:style-name="P2"><text:s text:c="9"/>Ax3. <text:s/>∀x∀y(Txy → ∃z(Txz ∧ Tzy)) <text:s text:c="8"/>T is Dense</text:p>
      <text:p text:style-name="P2"/>
      <text:p text:style-name="P2"/>
      <text:p text:style-name="P2">=================</text:p>
      <text:p text:style-name="P2">Formal Arithmetic</text:p>
      <text:p text:style-name="P2">=================</text:p>
      <text:p text:style-name="P2"/>
      <text:p text:style-name="P2">Formal arithmetic is a theory about arithmetic of whole numbers (non neg</text:p>
      <text:p text:style-name="P2">integers).</text:p>
      <text:p text:style-name="P2"/>
      <text:p text:style-name="P2"><text:s text:c="3"/>Dictionary</text:p>
      <text:p text:style-name="P2"><text:s text:c="9"/>0, <text:s text:c="3"/>constant object symbol zero.</text:p>
      <text:p text:style-name="P2"><text:s text:c="9"/>sx, <text:s text:c="2"/>function, the successor of x.</text:p>
      <text:p text:style-name="P2"><text:s text:c="9"/>+ <text:s text:c="4"/>to signify addition</text:p>
      <text:p text:style-name="P2"><text:s text:c="9"/>* <text:s text:c="4"/>to signify multiplication.</text:p>
      <text:p text:style-name="P2"/>
      <text:p text:style-name="P2"><text:s text:c="3"/>Axioms</text:p>
      <text:p text:style-name="P2"><text:s text:c="9"/>A1. <text:s text:c="2"/>∀x-0=sx</text:p>
      <text:p text:style-name="P2"><text:s text:c="9"/>A2. <text:s text:c="2"/>∀x∀y(sx=sy → x=y)</text:p>
      <text:p text:style-name="P2"><text:s text:c="9"/>A3. <text:s text:c="2"/>∀x(x+0)=x</text:p>
      <text:p text:style-name="P2"><text:s text:c="9"/>A4. <text:s text:c="2"/>Ax∀y(x+sy)=s(x+y)</text:p>
      <text:p text:style-name="P2"><text:s text:c="9"/>A5. <text:s text:c="2"/>∀x(x*0)=0</text:p>
      <text:p text:style-name="P2"><text:s text:c="9"/>A6. <text:s text:c="2"/>∀x∀y(x*sy)=((x*y)+x)</text:p>
      <text:p text:style-name="P2"/>
      <text:p text:style-name="P2"><text:s text:c="3"/>Mathematical Induction Axiom</text:p>
      <text:p text:style-name="P2"><text:s text:c="6"/>MI. <text:s text:c="2"/>∀P((P0 ∧ ∀x(Px → Psx)) → ∀xPx)</text:p>
      <text:p text:style-name="P2"/>
      <text:p text:style-name="P2"/>
      <text:p text:style-name="P2">================================================</text:p>
      <text:p text:style-name="P2">Appendix A: Combined Truth-Tree Rules &amp; Analysis</text:p>
      <text:p text:style-name="P2">================================================</text:p>
      <text:p text:style-name="P2"><text:soft-page-break/></text:p>
      <text:p text:style-name="P2"><text:s text:c="3"/>==== <text:s/>=====================================================================</text:p>
      <text:p text:style-name="P2"><text:s text:c="3"/>Name <text:s/>Rule</text:p>
      <text:p text:style-name="P2"><text:s text:c="3"/>==== <text:s/>=====================================================================</text:p>
      <text:p text:style-name="P2"><text:s text:c="3"/>- <text:s text:c="4"/>If an open path contains both a formula and its negation, close it</text:p>
      <text:p text:style-name="P2"><text:s text:c="9"/>by placing '⊥' at the bottom of the path.</text:p>
      <text:p text:style-name="P2"/>
      <text:p text:style-name="P2"><text:s text:c="3"/>-- <text:s text:c="3"/>If an open path contains an unstarred instance of --Φ, star it</text:p>
      <text:p text:style-name="P2"><text:s text:c="9"/>and write Φ at the bottom of every open path below it.</text:p>
      <text:p text:style-name="P2"/>
      <text:p text:style-name="P2"><text:s text:c="3"/>∧ <text:s text:c="4"/>If an open path contains an unstarred instance of Φ ∧ Ψ, star it</text:p>
      <text:p text:style-name="P2"><text:s text:c="9"/>and write both Φ and Ψ at the bottom of every open path that contains</text:p>
      <text:p text:style-name="P2"><text:s text:c="9"/>this newly starred wff.</text:p>
      <text:p text:style-name="P2"><text:s/></text:p>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branch write</text:p>
      <text:p text:style-name="P2"><text:s text:c="9"/>-Φ and at the end of the second branch write -Ψ.</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 at</text:p>
      <text:p text:style-name="P2"><text:s text:c="9"/>the end of the second branch write Ψ.</text:p>
      <text:p text:style-name="P2"/>
      <text:p text:style-name="P2"><text:s text:c="3"/>-∨ <text:s text:c="3"/>If an open path contains an unstarred instance of -(Φ ∨ Ψ), star</text:p>
      <text:p text:style-name="P2"><text:s text:c="9"/>it and write both -Φ and -Ψ at the bottom of every open path that</text:p>
      <text:p text:style-name="P2"><text:s text:c="9"/>contains this newly starred wff.</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text:p>
      <text:p text:style-name="P2"><text:s text:c="9"/>at the end of the second branch write Ψ.</text:p>
      <text:p text:style-name="P2"/>
      <text:p text:style-name="P2"><text:s text:c="3"/>-→ <text:s text:c="3"/>If an open path contains an unstarred instance of -(Φ → Ψ),</text:p>
      <text:p text:style-name="P2"><text:s text:c="9"/>star it and write both Φ and -Ψ at the bottom of every open path</text:p>
      <text:p text:style-name="P2"><text:s text:c="9"/>that contains this newly starred wff.</text:p>
      <text:p text:style-name="P2"/>
      <text:p text:style-name="P2"><text:s text:c="3"/>↔ <text:s text:c="4"/>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text:p>
      <text:p text:style-name="P2"/>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oft-page-break/><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text:p>
      <text:p text:style-name="P2"/>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check</text:p>
      <text:p text:style-name="P2"><text:s text:c="9"/>either α=β or Φ.</text:p>
      <text:p text:style-name="P2"/>
      <text:p text:style-name="P2"><text:s text:c="3"/>-= <text:s text:c="3"/>Close any path on which -α=β occurs.</text:p>
      <text:p text:style-name="P2"><text:s text:c="3"/>==== <text:s/>=====================================================================</text:p>
      <text:p text:style-name="P2"/>
      <text:p text:style-name="P2"/>
      <text:p text:style-name="P2"><text:s text:c="3"/>These rules can also be described in diagrams.</text:p>
      <text:p text:style-name="P2"/>
      <text:p text:style-name="P2"><text:s text:c="11"/>+---------------------------+---------------------------+ <text:s text:c="8"/></text:p>
      <text:p text:style-name="P2"><text:s text:c="11"/>| ========================= | ========================= |</text:p>
      <text:p text:style-name="P2"><text:s text:c="11"/>| <text:s text:c="10"/>-Rule <text:s text:c="10"/>| <text:s text:c="8"/>--Rule <text:s text:c="11"/>|</text:p>
      <text:p text:style-name="P2"><text:s text:c="11"/>| ========================= | ========================= |</text:p>
      <text:p text:style-name="P2"><text:s text:c="11"/>| <text:s text:c="12"/>Φ <text:s text:c="12"/>| <text:s text:c="9"/>* --Φ <text:s text:c="11"/>|</text:p>
      <text:p text:style-name="P2"><text:s text:c="11"/>| <text:s text:c="11"/>-Φ <text:s text:c="12"/>| <text:s text:c="9"/>-------- <text:s text:c="8"/>|</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0"/>∧Rule <text:s text:c="10"/>| <text:s text:c="9"/>-∧Rule <text:s text:c="10"/>|</text:p>
      <text:p text:style-name="P2"><text:s text:c="11"/>| ========================= | ========================= |</text:p>
      <text:p text:style-name="P2"><text:s text:c="11"/>| <text:s text:c="8"/>* Φ ∧ Ψ <text:s text:c="10"/>| <text:s text:c="6"/>* -(Φ ∧ Ψ) <text:s text:c="9"/>|</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4"/>-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0"/>→ Rule <text:s text:c="9"/>| <text:s text:c="9"/>-→ Rule <text:s text:c="9"/>|</text:p>
      <text:p text:style-name="P2"><text:s text:c="11"/>| ========================= | ========================= |</text:p>
      <text:p text:style-name="P2"><text:s text:c="11"/>| <text:s text:c="8"/>* Φ → Ψ <text:s text:c="10"/>| <text:s text:c="6"/>* -(Φ → Ψ) <text:s text:c="9"/>|</text:p>
      <text:p text:style-name="P2"><text:s text:c="11"/>| <text:s text:c="9"/>-------- <text:s text:c="8"/>| <text:s text:c="7"/>---------- <text:s text:c="8"/>|</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9"/>↔ Rule <text:s text:c="10"/>| <text:s text:c="8"/>-↔ Rule <text:s text:c="10"/>|</text:p>
      <text:p text:style-name="P2"><text:s text:c="11"/>| ========================= | ========================= |</text:p>
      <text:p text:style-name="P2"><text:s text:c="11"/>| <text:s text:c="7"/>* Φ ↔ Ψ <text:s text:c="11"/>| <text:s text:c="6"/>* -(Φ ↔ Ψ) <text:s text:c="9"/>|</text:p>
      <text:p text:style-name="P2"><text:soft-page-break/><text:s text:c="11"/>| <text:s text:c="8"/>--------- <text:s text:c="8"/>| <text:s text:c="7"/>------------ <text:s text:c="6"/>|</text:p>
      <text:p text:style-name="P2"><text:s text:c="11"/>| <text:s text:c="9"/>/ <text:s text:c="4"/>\ <text:s text:c="9"/>| <text:s text:c="10"/>/ <text:s text:c="4"/>\ <text:s text:c="8"/>|</text:p>
      <text:p text:style-name="P2"><text:s text:c="11"/>| <text:s text:c="8"/>Φ <text:s text:c="5"/>-Φ <text:s text:c="8"/>| <text:s text:c="8"/>Φ <text:s text:c="5"/>-Φ <text:s text:c="8"/>|</text:p>
      <text:p text:style-name="P2"><text:s text:c="11"/>| <text:s text:c="8"/>Ψ <text:s text:c="5"/>-Ψ <text:s text:c="8"/>| <text:s text:c="7"/>-Ψ <text:s text:c="6"/>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10"/>∀xΦ(x) <text:s text:c="9"/>| <text:s text:c="7"/>* -∀xΦ(x) <text:s text:c="9"/>|</text:p>
      <text:p text:style-name="P2"><text:s text:c="11"/>| <text:s text:c="9"/>-------- <text:s text:c="8"/>| <text:s text:c="8"/>---------- <text:s text:c="7"/>|</text:p>
      <text:p text:style-name="P2"><text:s text:c="11"/>| <text:s text:c="10"/>Φ(c/x) <text:s text:c="9"/>| <text:s text:c="9"/>∃x-Φ(x) <text:s text:c="9"/>|</text:p>
      <text:p text:style-name="P2"><text:s text:c="11"/>| <text:s text:c="26"/>| <text:s text:c="26"/>|</text:p>
      <text:p text:style-name="P2"><text:s text:c="11"/>| if possible c is not new <text:s/>| <text:s text:c="26"/>|</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7"/>* ∃xΦ(x) <text:s text:c="10"/>| <text:s text:c="7"/>* -∃xΦ(x) <text:s text:c="9"/>|</text:p>
      <text:p text:style-name="P2"><text:s text:c="11"/>| <text:s text:c="8"/>--------- <text:s text:c="8"/>| <text:s text:c="8"/>----------- <text:s text:c="6"/>|</text:p>
      <text:p text:style-name="P2"><text:s text:c="11"/>| <text:s text:c="9"/>Φ(c//x) <text:s text:c="9"/>| <text:s text:c="9"/>∀x:-Φ(x) <text:s text:c="8"/>|</text:p>
      <text:p text:style-name="P2"><text:s text:c="11"/>| <text:s text:c="26"/>| <text:s text:c="26"/>|</text:p>
      <text:p text:style-name="P2"><text:s text:c="11"/>| <text:s text:c="9"/>c is new <text:s text:c="8"/>| <text:s text:c="26"/>|</text:p>
      <text:p text:style-name="P2"><text:s text:c="11"/>| <text:s text:c="26"/>| <text:s text:c="26"/>|</text:p>
      <text:p text:style-name="P2"><text:s text:c="11"/>| ========================= | ========================= |</text:p>
      <text:p text:style-name="P2"><text:s text:c="11"/>| <text:s text:c="10"/>=Rule <text:s text:c="10"/>| <text:s text:c="8"/>-=Rule <text:s text:c="11"/>|</text:p>
      <text:p text:style-name="P2"><text:s text:c="11"/>| ========================= | ========================= |</text:p>
      <text:p text:style-name="P2"><text:s text:c="11"/>| <text:s text:c="6"/>α=β <text:s text:c="6"/>α=β <text:s text:c="6"/>| <text:s text:c="9"/>-α=α <text:s text:c="12"/>|</text:p>
      <text:p text:style-name="P2"><text:s text:c="11"/>| <text:s text:c="6"/>Φ(α) <text:s text:c="5"/>Φ(β) <text:s text:c="5"/>| <text:s text:c="8"/>-------- <text:s text:c="9"/>|</text:p>
      <text:p text:style-name="P2"><text:s text:c="11"/>| <text:s text:c="5"/>-------- <text:s/>-------- <text:s text:c="2"/>| <text:s text:c="9"/>⊥ <text:s text:c="15"/>|</text:p>
      <text:p text:style-name="P2"><text:s text:c="11"/>| <text:s text:c="6"/>Φ(β/α) <text:s text:c="3"/>Φ(α/β) <text:s text:c="3"/>| <text:s text:c="26"/>|</text:p>
      <text:p text:style-name="P2"><text:s text:c="11"/>| <text:s text:c="26"/>| <text:s text:c="26"/>|</text:p>
      <text:p text:style-name="P2"><text:s text:c="11"/>+---------------------------+---------------------------+</text:p>
      <text:p text:style-name="P2"/>
      <text:p text:style-name="P2">Truth-Tree Analysis</text:p>
      <text:p text:style-name="P2">===================</text:p>
      <text:p text:style-name="P2"/>
      <text:p text:style-name="P2"><text:s text:c="3"/>Truth-Tree Assessment of a Single WFF</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ext:s text:c="3"/>Truth-Tree Assessment of a set of WFFs</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ext:s text:c="3"/>Truth-Tree Assessment of a Sequent</text:p>
      <text:p text:style-name="P2"/>
      <text:p text:style-name="P2"><text:s text:c="9"/>============= <text:s text:c="2"/>============================</text:p>
      <text:p text:style-name="P2"><text:s text:c="9"/>Condition <text:s text:c="6"/>Premises &amp; -Conclusion</text:p>
      <text:p text:style-name="P2"><text:soft-page-break/><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
      <text:p text:style-name="P2">=====================================</text:p>
      <text:p text:style-name="P2">Appendix B: Combined Logic &amp; Calculus</text:p>
      <text:p text:style-name="P2">=====================================</text:p>
      <text:p text:style-name="P2"/>
      <text:p text:style-name="P2"/>
      <text:p text:style-name="P2">------------------</text:p>
      <text:p text:style-name="P2">Regarding Notation</text:p>
      <text:p text:style-name="P2">------------------</text:p>
      <text:p text:style-name="P2"/>
      <text:p text:style-name="P2"><text:s text:c="3"/>The following notations are used in the formal descriptions that follow.</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text:soft-page-break/></text:p>
      <text:p text:style-name="P2">Formation Rules</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Definitions</text:p>
      <text:p text:style-name="P2">-----------</text:p>
      <text:p text:style-name="P2"/>
      <text:p text:style-name="P2"><text:s text:c="3"/>Definition Schema</text:p>
      <text:p text:style-name="P2"/>
      <text:p text:style-name="P2"><text:s text:c="9"/>⊥ <text:s/>=df <text:s/>(P ∧ -P)</text:p>
      <text:p text:style-name="P2"/>
      <text:p text:style-name="P2">Primitive Inference Rules</text:p>
      <text:p text:style-name="P2">=========================</text:p>
      <text:p text:style-name="P2"/>
      <text:p text:style-name="P2"><text:s text:c="3"/>================================ <text:s/>=========================================</text:p>
      <text:p text:style-name="P2"><text:s text:c="3"/>Name (Abbreviation) <text:s text:c="14"/>Rule</text:p>
      <text:p text:style-name="P2"><text:s text:c="3"/>================================ <text:s/>=========================================</text:p>
      <text:p text:style-name="P2"><text:s text:c="3"/>Assumption (A) <text:s text:c="19"/>Introduce a premise at any step.</text:p>
      <text:p text:style-name="P2"/>
      <text:p text:style-name="P2"><text:s text:c="3"/>Hypothesis (H) <text:s text:c="19"/>Introduce a hypothesis at any step</text:p>
      <text:p text:style-name="P2"><text:s text:c="37"/>provided it begins a new subproof.</text:p>
      <text:p text:style-name="P2"/>
      <text:p text:style-name="P2"><text:s text:c="3"/>Axiom (Ax) <text:s text:c="23"/>Introduce an axiom at any step.</text:p>
      <text:p text:style-name="P2"/>
      <text:p text:style-name="P2"><text:s text:c="3"/>Negation Elimination (-E) <text:s text:c="8"/>From --Φ, infer Φ.</text:p>
      <text:p text:style-name="P2"/>
      <text:p text:style-name="P2"><text:s text:c="3"/>Negation Introduction (-I) <text:s text:c="7"/>From a subproof with hypothesis Φ</text:p>
      <text:p text:style-name="P2"><text:s text:c="6"/>Reductio ad absurdum (RAA) <text:s text:c="4"/>ending in (Ψ ∧ -Ψ), close the subproof,</text:p>
      <text:p text:style-name="P2"><text:s text:c="6"/>Proof by Contradiction (PBC) <text:s text:c="2"/>and infer -Φ.</text:p>
      <text:p text:style-name="P2"><text:s text:c="6"/>Indirect Proof (IP)</text:p>
      <text:p text:style-name="P2"/>
      <text:p text:style-name="P2"><text:s text:c="3"/>Conjunction Elimination (∧E) <text:s text:c="5"/>From Φ ∧ Ψ, infer Φ, or infer Ψ.</text:p>
      <text:p text:style-name="P2"><text:s text:c="6"/>Simplification (Simp)</text:p>
      <text:p text:style-name="P2"/>
      <text:p text:style-name="P2"><text:s text:c="3"/>Conjunction (∧I) <text:s text:c="17"/>From Φ and Ψ, infer Φ ∧ Ψ,</text:p>
      <text:p text:style-name="P2"><text:s text:c="37"/>or infer Ψ ∧ Φ.</text:p>
      <text:p text:style-name="P2"/>
      <text:p text:style-name="P2"><text:s text:c="3"/>Disjunction Elimination (∨E) <text:s text:c="5"/>From Φ ∨ Ψ, Φ → Θ and Ψ → Θ, infer Θ.</text:p>
      <text:p text:style-name="P2"><text:s text:c="6"/>Proof by Cases (PBC)</text:p>
      <text:p text:style-name="P2"/>
      <text:p text:style-name="P2"><text:s text:c="3"/>Disjunction Introduction (∨I) <text:s text:c="4"/>From Φ, infer Φ ∨ Ψ, or infer Ψ ∨ Φ.</text:p>
      <text:p text:style-name="P2"><text:s text:c="6"/>Addition (Add)</text:p>
      <text:p text:style-name="P2"><text:soft-page-break/></text:p>
      <text:p text:style-name="P2"><text:s text:c="3"/>Conditional Elimination (→ E) <text:s text:c="4"/>From Φ → Ψ and Φ, infer Ψ.</text:p>
      <text:p text:style-name="P2"><text:s text:c="6"/>Modus Ponens (MP)</text:p>
      <text:p text:style-name="P2"/>
      <text:p text:style-name="P2"><text:s text:c="3"/>Conditional Introduction (→ I) <text:s text:c="3"/>From a subproof with hypothesis Φ</text:p>
      <text:p text:style-name="P2"><text:s text:c="6"/>Conditional Proof (CP) <text:s text:c="8"/>and ending Ψ, close the subproof,</text:p>
      <text:p text:style-name="P2"><text:s text:c="37"/>and infer Ψ → Φ.</text:p>
      <text:p text:style-name="P2"/>
      <text:p text:style-name="P2"><text:s text:c="3"/>Biconditional Elimination (↔ E) <text:s text:c="2"/>From Φ ↔ Ψ, infer Φ → Ψ,</text:p>
      <text:p text:style-name="P2"><text:s text:c="37"/>or infer Ψ → Φ.</text:p>
      <text:p text:style-name="P2"/>
      <text:p text:style-name="P2"><text:s text:c="3"/>Biconditional Introduction (↔ I) <text:s/>From Φ → Ψ and Ψ → Φ, infer Φ ↔ Ψ</text:p>
      <text:p text:style-name="P2"/>
      <text:p text:style-name="P2"><text:s text:c="3"/>Equivalence Substitution (EQ) <text:s text:c="4"/>From [ Φ ↔ Ψ ], and Θ(Φ), infer Θ(Ψ/Φ);</text:p>
      <text:p text:style-name="P2"><text:s text:c="37"/>or from [ Φ ↔ Ψ ] and Θ(Ψ),</text:p>
      <text:p text:style-name="P2"><text:s text:c="37"/>infer Θ(Φ/Ψ).</text:p>
      <text:p text:style-name="P2"/>
      <text:p text:style-name="P2"><text:s text:c="3"/>-------------------------------- <text:s/>-----------------------------------------</text:p>
      <text:p text:style-name="P2"/>
      <text:p text:style-name="P2"><text:s text:c="3"/>Definition Substitution (DEF) <text:s text:c="4"/>From [ Φ =df Ψ ], Θ(Φ), infer Θ(Ψ/Φ);</text:p>
      <text:p text:style-name="P2"><text:s text:c="37"/>and [ Φ =df Ψ ], Θ(Ψ), infer Θ(Φ/Ψ).</text:p>
      <text:p text:style-name="P2"/>
      <text:p text:style-name="P2"><text:s text:c="3"/>-------------------------------- <text:s/>-----------------------------------------</text:p>
      <text:p text:style-name="P2"/>
      <text:p text:style-name="P2"><text:s text:c="3"/>Universal Elimination (∀E) <text:s text:c="7"/>From ∀xP infer P(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
      <text:p text:style-name="P2"><text:s text:c="3"/>-------------------------------- <text:s/>-----------------------------------------</text:p>
      <text:p text:style-name="P2"/>
      <text:p text:style-name="P2"><text:s text:c="3"/>Identity Elimination (=E) <text:s text:c="8"/>From α=β, and Φ(α) infer Φ(β/α).</text:p>
      <text:p text:style-name="P2"/>
      <text:p text:style-name="P2"><text:s text:c="3"/>Identity Introduction (=I) <text:s text:c="7"/>Introduce α=α (for any constant α)</text:p>
      <text:p text:style-name="Preformatted_20_Text"><text:span text:style-name="T7"><text:s text:c="37"/></text:span><text:span text:style-name="T13">at any step</text:span><text:span text:style-name="T7">.</text:span></text:p>
      <text:p text:style-name="P2"/>
      <text:p text:style-name="P2"><text:s text:c="3"/>-------------------------------- <text:s/>-----------------------------------------</text:p>
      <text:p text:style-name="P2"/>
      <text:p text:style-name="P2"><text:s text:c="3"/>Mathematical Induction (MInd) <text:s text:c="4"/>from P0 and ∀x(Px → Psx), infer ∀xPx</text:p>
      <text:p text:style-name="P2"><text:s text:c="3"/>================================ <text:s/>=========================================</text:p>
      <text:p text:style-name="P2"/>
      <text:p text:style-name="P2"><text:s text:c="6"/>+-------------------------------+-------------------------------+</text:p>
      <text:p text:style-name="P2"><text:s text:c="6"/>| ============================= | ============================= |</text:p>
      <text:p text:style-name="P2"><text:s text:c="6"/>| <text:s/>Assumption (A) <text:s text:c="14"/>| <text:s/>Hypothesis (H) <text:s text:c="14"/>|</text:p>
      <text:p text:style-name="P2"><text:s text:c="6"/>| ============================= | ============================= |</text:p>
      <text:p text:style-name="P2"><text:s text:c="6"/>| <text:s text:c="30"/>| <text:s text:c="30"/>|</text:p>
      <text:p text:style-name="P2"><text:s text:c="6"/>| <text:s/>--- <text:s text:c="25"/>| <text:s/>------- <text:s text:c="21"/>|</text:p>
      <text:p text:style-name="P2"><text:s text:c="6"/>| <text:s text:c="2"/>Φ <text:s text:c="2"/>(Φ is a premise) <text:s text:c="7"/>| <text:s text:c="2"/>| <text:s text:c="2"/>Φ <text:s text:c="2"/>(Φ is a hypothesis) |</text:p>
      <text:p text:style-name="P2"><text:s text:c="6"/>| <text:s text:c="30"/>| <text:s text:c="30"/>|</text:p>
      <text:p text:style-name="P2"><text:s text:c="6"/>| ============================= | ============================= |</text:p>
      <text:p text:style-name="P2"><text:soft-page-break/><text:s text:c="6"/>| <text:s/>Negation Elim (-E) <text:s text:c="10"/>| <text:s/>Negation Intro (-I) <text:s text:c="9"/>|</text:p>
      <text:p text:style-name="P2"><text:s text:c="6"/>| ============================= | ============================= |</text:p>
      <text:p text:style-name="P2"><text:s text:c="6"/>| <text:s text:c="2"/>--Φ <text:s text:c="24"/>| <text:s text:c="2"/>| <text:s text:c="2"/>Φ <text:s text:c="22"/>|</text:p>
      <text:p text:style-name="P2"><text:s text:c="6"/>| <text:s/>------- <text:s text:c="21"/>| <text:s text:c="2"/>| <text:s text:c="2"/>... <text:s text:c="20"/>|</text:p>
      <text:p text:style-name="P2"><text:s text:c="6"/>| <text:s text:c="2"/>Φ <text:s text:c="26"/>| <text:s text:c="2"/>| <text:s text:c="2"/>Ψ ∧ -Ψ <text:s text:c="17"/>|</text:p>
      <text:p text:style-name="P2"><text:s text:c="6"/>| <text:s text:c="30"/>| <text:s/>-------------- <text:s text:c="14"/>|</text:p>
      <text:p text:style-name="P2"><text:s text:c="6"/>| <text:s text:c="30"/>| <text:s text:c="2"/>-Φ <text:s text:c="25"/>|</text:p>
      <text:p text:style-name="P2"><text:s text:c="6"/>| <text:s text:c="30"/>| <text:s text:c="30"/>|</text:p>
      <text:p text:style-name="P2"><text:s text:c="6"/>| ============================= | ============================= |</text:p>
      <text:p text:style-name="P2"><text:s text:c="6"/>| <text:s/>Conjunction Elim (∧E) <text:s text:c="7"/>| <text:s/>Conjunction Intro (∧I) <text:s text:c="6"/>|</text:p>
      <text:p text:style-name="P2"><text:s text:c="6"/>| ============================= | ============================= |</text:p>
      <text:p text:style-name="P2"><text:s text:c="6"/>| <text:s text:c="2"/>Φ ∧ Ψ <text:s text:c="3"/>Φ ∧ Ψ <text:s text:c="13"/>| <text:s text:c="2"/>Φ <text:s text:c="7"/>Φ <text:s text:c="17"/>|</text:p>
      <text:p text:style-name="P2"><text:s text:c="6"/>| <text:s/>------- <text:s/>------- <text:s text:c="12"/>| <text:s text:c="2"/>Ψ <text:s text:c="7"/>Ψ <text:s text:c="17"/>|</text:p>
      <text:p text:style-name="P2"><text:s text:c="6"/>| <text:s text:c="2"/>Φ <text:s text:c="7"/>Ψ <text:s text:c="17"/>| <text:s/>------- <text:s/>------- <text:s text:c="12"/>|</text:p>
      <text:p text:style-name="P2"><text:s text:c="6"/>| <text:s text:c="30"/>| <text:s text:c="2"/>Φ ∧ Ψ <text:s text:c="3"/>Ψ ∧ Φ <text:s text:c="13"/>|</text:p>
      <text:p text:style-name="P2"><text:s text:c="6"/>| <text:s text:c="30"/>| <text:s text:c="30"/>|</text:p>
      <text:p text:style-name="P2"><text:s text:c="6"/>| ============================= | ============================= |</text:p>
      <text:p text:style-name="P2"><text:s text:c="6"/>| <text:s/>Disjunction Elim (∨E) <text:s text:c="7"/>| <text:s/>Disjunction Intro (∨I) <text:s text:c="6"/>|</text:p>
      <text:p text:style-name="P2"><text:s text:c="6"/>| ============================= | ============================= |</text:p>
      <text:p text:style-name="P2"><text:s text:c="6"/>| <text:s text:c="2"/>Φ ∨ Ψ <text:s text:c="22"/>| <text:s text:c="2"/>Φ <text:s text:c="7"/>Φ <text:s text:c="17"/>|</text:p>
      <text:p text:style-name="P2"><text:s text:c="6"/>| <text:s text:c="2"/>Φ → Θ <text:s text:c="22"/>| <text:s/>------- <text:s/>------- <text:s text:c="12"/>|</text:p>
      <text:p text:style-name="P2"><text:s text:c="6"/>| <text:s text:c="2"/>Ψ → Θ <text:s text:c="22"/>| <text:s text:c="2"/>Φ ∨ Ψ <text:s text:c="3"/>Ψ ∨ Φ <text:s text:c="13"/>|</text:p>
      <text:p text:style-name="P2"><text:s text:c="6"/>| <text:s/>-------- <text:s text:c="20"/>| <text:s text:c="30"/>|</text:p>
      <text:p text:style-name="P2"><text:s text:c="6"/>| <text:s text:c="2"/>Θ <text:s text:c="26"/>| <text:s text:c="3"/>(Ψ is any wff whatever) <text:s text:c="3"/>|</text:p>
      <text:p text:style-name="P2"><text:s text:c="6"/>| <text:s text:c="30"/>| <text:s text:c="30"/>|</text:p>
      <text:p text:style-name="P2"><text:s text:c="6"/>| ============================= | ============================= |</text:p>
      <text:p text:style-name="P2"><text:s text:c="6"/>| <text:s/>Conditional Elim (→ E) <text:s text:c="6"/>| <text:s/>Conditional Intro (→ I) <text:s text:c="5"/>|</text:p>
      <text:p text:style-name="P2"><text:s text:c="6"/>| ============================= | ============================= |</text:p>
      <text:p text:style-name="P2"><text:s text:c="6"/>| <text:s text:c="2"/>Φ → Ψ <text:s text:c="22"/>| <text:s text:c="2"/>| <text:s text:c="2"/>Φ <text:s text:c="22"/>|</text:p>
      <text:p text:style-name="P2"><text:s text:c="6"/>| <text:s text:c="2"/>Φ <text:s text:c="26"/>| <text:s text:c="2"/>| <text:s text:c="2"/>... <text:s text:c="20"/>|</text:p>
      <text:p text:style-name="P2"><text:s text:c="6"/>| <text:s/>--------- <text:s text:c="19"/>| <text:s text:c="2"/>| <text:s text:c="2"/>Ψ <text:s text:c="22"/>|</text:p>
      <text:p text:style-name="P2"><text:s text:c="6"/>| <text:s text:c="2"/>Ψ <text:s text:c="26"/>| <text:s/>--------- <text:s text:c="19"/>|</text:p>
      <text:p text:style-name="P2"><text:s text:c="6"/>| <text:s text:c="30"/>| <text:s text:c="2"/>Φ → Ψ <text:s text:c="22"/>|</text:p>
      <text:p text:style-name="P2"><text:s text:c="6"/>| <text:s text:c="30"/>| <text:s text:c="30"/>|</text:p>
      <text:p text:style-name="P2"><text:s text:c="6"/>| ============================= | ============================= |</text:p>
      <text:p text:style-name="P2"><text:s text:c="6"/>| <text:s/>Biconditional Elim (↔ E) <text:s text:c="4"/>| <text:s/>Biconditional Intro (↔ I) <text:s text:c="3"/>|</text:p>
      <text:p text:style-name="P2"><text:s text:c="6"/>| ============================= | ============================= |</text:p>
      <text:p text:style-name="P2"><text:s text:c="6"/>| <text:s text:c="2"/>Φ ↔ Ψ <text:s text:c="5"/>Φ ↔ Ψ <text:s text:c="11"/>| <text:s text:c="2"/>Φ → Ψ <text:s text:c="5"/>Φ → Ψ <text:s text:c="11"/>|</text:p>
      <text:p text:style-name="P2"><text:s text:c="6"/>| <text:s/>------- <text:s text:c="3"/>--------- <text:s text:c="8"/>| <text:s text:c="2"/>Ψ → Φ <text:s text:c="5"/>Ψ → Φ <text:s text:c="11"/>|</text:p>
      <text:p text:style-name="P2"><text:s text:c="6"/>| <text:s text:c="2"/>Φ → Ψ <text:s text:c="5"/>Ψ → Φ <text:s text:c="11"/>| <text:s/>--------- <text:s/>--------- <text:s text:c="8"/>|</text:p>
      <text:p text:style-name="P2"><text:s text:c="6"/>| <text:s text:c="30"/>| <text:s text:c="2"/>Φ ↔ Ψ <text:s text:c="5"/>Ψ ↔ Φ <text:s text:c="11"/>|</text:p>
      <text:p text:style-name="P2"><text:s text:c="6"/>| <text:s text:c="30"/>| <text:s text:c="30"/>|</text:p>
      <text:p text:style-name="P2"><text:s text:c="6"/>| ============================= | ============================= |</text:p>
      <text:p text:style-name="P2"><text:s text:c="6"/>| <text:s/>Equivalence Subst (EQ) <text:s text:c="6"/>| <text:s/>Definition (DEF) <text:s text:c="12"/>|</text:p>
      <text:p text:style-name="P2"><text:s text:c="6"/>| ============================= | ============================= |</text:p>
      <text:p text:style-name="P2"><text:s text:c="6"/>| <text:s text:c="2"/>[ Φ ↔ Ψ ] <text:s text:c="5"/>[ Φ ↔ Ψ ] <text:s text:c="3"/>| <text:s/>[ Φ =df Ψ ] <text:s text:c="3"/>[ Φ =df Ψ ] <text:s text:c="2"/>|</text:p>
      <text:p text:style-name="P2"><text:s text:c="6"/>| <text:s text:c="2"/>Θ(Φ) <text:s text:c="10"/>Θ(Ψ) <text:s text:c="8"/>| <text:s/>Θ(Φ) <text:s text:c="10"/>Θ(Ψ) <text:s text:c="9"/>|</text:p>
      <text:p text:style-name="P2"><text:s text:c="6"/>| <text:s/>------------- <text:s/>------------- | ------------- <text:s/>------------- <text:s/>|</text:p>
      <text:p text:style-name="P2"><text:s text:c="6"/>| <text:s text:c="2"/>Θ(Ψ/Φ) <text:s text:c="8"/>Θ(Φ/Ψ) <text:s text:c="6"/>| <text:s/>Θ(Ψ/Φ) <text:s text:c="8"/>Θ(Φ/Ψ) <text:s text:c="7"/>|</text:p>
      <text:p text:style-name="P2"><text:s text:c="6"/>| <text:s text:c="30"/>| <text:s text:c="30"/>|</text:p>
      <text:p text:style-name="P2"><text:s text:c="6"/>| <text:s text:c="30"/>| <text:s text:c="30"/>|</text:p>
      <text:p text:style-name="P2"><text:s text:c="6"/>| ============================= | ============================= |</text:p>
      <text:p text:style-name="P2"><text:s text:c="6"/>| <text:s/>Universal Elim (∀E) <text:s text:c="9"/>| <text:s/>Universal Intro (∀I) <text:s text:c="8"/>|</text:p>
      <text:p text:style-name="P2"><text:s text:c="6"/>| ============================= | ============================= |</text:p>
      <text:p text:style-name="P2"><text:s text:c="6"/>| <text:s text:c="2"/>∀x:Φ <text:s text:c="23"/>| <text:s text:c="2"/>|[α] <text:s text:c="4"/>(new α) <text:s text:c="11"/>|</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6"/>|</text:p>
      <text:p text:style-name="P2"><text:s text:c="6"/>| <text:s text:c="30"/>| <text:s text:c="2"/>∀x:Ψ(x//α) <text:s text:c="17"/>|</text:p>
      <text:p text:style-name="P2"><text:soft-page-break/><text:s text:c="6"/>| <text:s text:c="30"/>| <text:s text:c="30"/>|</text:p>
      <text:p text:style-name="P2"><text:s text:c="6"/>| ============================= | ============================= |</text:p>
      <text:p text:style-name="P2"><text:s text:c="6"/>| <text:s/>Existential Elim (∃E) <text:s text:c="7"/>| <text:s/>Existential Intro (∃I) <text:s text:c="6"/>|</text:p>
      <text:p text:style-name="P2"><text:s text:c="6"/>| ============================= | ============================= |</text:p>
      <text:p text:style-name="P2"><text:s text:c="6"/>| <text:s text:c="2"/>∃xΦ(x) <text:s text:c="21"/>| <text:s text:c="2"/>Φ(α) <text:s text:c="23"/>|</text:p>
      <text:p text:style-name="P2"><text:s text:c="6"/>| <text:s text:c="2"/>|[α] Φ(α//x) <text:s/>(new α) <text:s text:c="6"/>| <text:s/>----------- <text:s text:c="17"/>|</text:p>
      <text:p text:style-name="P2"><text:s text:c="6"/>| <text:s text:c="2"/>| <text:s text:c="2"/>... <text:s text:c="20"/>| <text:s text:c="2"/>∃xΦ(x/α) <text:s text:c="19"/>|</text:p>
      <text:p text:style-name="P2"><text:s text:c="6"/>| <text:s text:c="2"/>| <text:s text:c="2"/>Ψ <text:s text:c="22"/>| <text:s text:c="30"/>|</text:p>
      <text:p text:style-name="P2"><text:s text:c="6"/>| <text:s/>--------------- <text:s text:c="13"/>| <text:s text:c="30"/>|</text:p>
      <text:p text:style-name="P2"><text:s text:c="6"/>| <text:s text:c="2"/>Ψ <text:s text:c="26"/>| <text:s text:c="30"/>|</text:p>
      <text:p text:style-name="P2"><text:s text:c="6"/>| <text:s text:c="30"/>| <text:s text:c="30"/>|</text:p>
      <text:p text:style-name="P2"><text:s text:c="6"/>| ============================= | ============================= |</text:p>
      <text:p text:style-name="P2"><text:s text:c="6"/>| <text:s/>Identity Elim (=E) <text:s text:c="10"/>| <text:s/>Identity Intro (=I) <text:s text:c="9"/>|</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 ============================= | ============================= |</text:p>
      <text:p text:style-name="P2"><text:s text:c="6"/>| <text:s/>Mathematical Induct (MInd) <text:s text:c="2"/>| <text:s/>Axiom (Ax) <text:s text:c="18"/>|</text:p>
      <text:p text:style-name="P2"><text:s text:c="6"/>| ============================= | ============================= |</text:p>
      <text:p text:style-name="P2"><text:s text:c="6"/>| <text:s text:c="2"/>P0 <text:s text:c="25"/>| <text:s text:c="30"/>|</text:p>
      <text:p text:style-name="P2"><text:s text:c="6"/>| <text:s text:c="2"/>∀x(Px → Psx) <text:s text:c="15"/>| <text:s/>--- <text:s text:c="25"/>|</text:p>
      <text:p text:style-name="P2"><text:s text:c="6"/>| <text:s/>--------------- <text:s text:c="13"/>| <text:s text:c="2"/>Φ <text:s text:c="6"/>(Φ is an axiom) <text:s text:c="4"/>|</text:p>
      <text:p text:style-name="P2"><text:s text:c="6"/>| <text:s text:c="2"/>∀xPx <text:s text:c="23"/>|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 <text:s/>=========================================</text:p>
      <text:p text:style-name="P2"><text:s text:c="3"/>Name/Alternate Names <text:s text:c="13"/>Sequent</text:p>
      <text:p text:style-name="P2"><text:s text:c="3"/>================================ <text:s/>=========================================</text:p>
      <text:p text:style-name="P2"><text:s text:c="3"/>Reiterate (RE) <text:s text:c="19"/>P <text:s/>⊢ <text:s/>P</text:p>
      <text:p text:style-name="P2"><text:s text:c="3"/>Falso Quodlibet (EFQ) <text:s text:c="12"/>P, -P <text:s/>⊢ <text:s/>Q <text:s text:c="3"/>(Q is any wff whatever)</text:p>
      <text:p text:style-name="P2"><text:s text:c="3"/>Modus Tollens (MT) <text:s text:c="15"/>P → Q, -Q <text:s/>⊢ <text:s/>-P</text:p>
      <text:p text:style-name="P2"><text:s text:c="3"/>Hypothetical Syllogism (HS) <text:s text:c="6"/>P → Q, Q → R <text:s/>⊢ <text:s/>P → R</text:p>
      <text:p text:style-name="P2"><text:s text:c="3"/>Absorption (Abs) <text:s text:c="17"/>P → Q <text:s/>⊢ <text:s/>P → (P ∧ Q)</text:p>
      <text:p text:style-name="P2"><text:s text:c="3"/>Constructive Dilemma (CD) <text:s text:c="8"/>P ∨ Q, P → R, Q → S <text:s/>⊢ <text:s/>R ∨ S</text:p>
      <text:p text:style-name="P2"><text:s text:c="3"/>Destructive Dilemma (DD) <text:s text:c="9"/>P → Q, R → S, -Q ∨ -S ⊢ -P ∨ -Q</text:p>
      <text:p text:style-name="P2"><text:s text:c="3"/>Disjunctive Syllogism (DS) <text:s text:c="7"/>P ∨ Q, -P <text:s/>⊢ <text:s/>Q</text:p>
      <text:p text:style-name="P2"><text:s text:c="3"/>Disjunctive Syllogism (DS) <text:s text:c="7"/>P ∨ Q, -Q <text:s/>⊢ <text:s/>P</text:p>
      <text:p text:style-name="P2"><text:s text:c="3"/>Theorem (THM) <text:s text:c="20"/>[ ⊢ P ] <text:s/>⊢ <text:s/>P</text:p>
      <text:p text:style-name="P2"><text:s text:c="3"/>-------------------------------- <text:s/>-----------------------------------------</text:p>
      <text:p text:style-name="P2"><text:s text:c="3"/>⊥ Introduction (⊥ I) <text:s text:c="13"/>P, -P <text:s/>⊢ <text:s/>⊥</text:p>
      <text:p text:style-name="P2"><text:s text:c="3"/>⊥ Elimination (⊥ E) <text:s text:c="14"/>(P ⊢ ⊥) <text:s/>⊢ <text:s/>-P</text:p>
      <text:p text:style-name="P2"><text:s text:c="3"/>================================ <text:s/>=========================================</text:p>
      <text:p text:style-name="P2"/>
      <text:p text:style-name="P2">Derived Equivalences</text:p>
      <text:p text:style-name="P2">====================</text:p>
      <text:p text:style-name="P2"/>
      <text:p text:style-name="P2"><text:s text:c="3"/>================================ <text:s/>=========================================</text:p>
      <text:p text:style-name="P2"><text:s text:c="3"/>Name/Alternate Names <text:s text:c="13"/>Sequent</text:p>
      <text:p text:style-name="P2"><text:s text:c="3"/>================================ <text:s/>=========================================</text:p>
      <text:p text:style-name="P2"><text:s text:c="3"/>Double Negation (DN) <text:s text:c="13"/>⊢ <text:s/>P ↔ --P</text:p>
      <text:p text:style-name="P2"><text:s text:c="3"/><text:span text:style-name="T54">Idempotence</text:span> (<text:span text:style-name="T54">IDEM</text:span>) <text:s text:c="17"/>⊢ <text:s/>P ↔ (P ∧ P)</text:p>
      <text:p text:style-name="P2"><text:s text:c="3"/><text:span text:style-name="T54">Idempotence</text:span> (<text:span text:style-name="T54">IDEM</text:span>) <text:s text:c="17"/>⊢ <text:s/>P ↔ (P ∨ P)</text:p>
      <text:p text:style-name="P2"><text:soft-page-break/><text:s text:c="3"/>Transposition (TRANS) <text:s text:c="12"/>⊢ <text:s/>(P → Q) ↔ (-Q → -P)</text:p>
      <text:p text:style-name="P2"><text:s text:c="3"/>Material Implication (MI) <text:s text:c="8"/>⊢ <text:s/>(P → Q) ↔ (-P ∨ Q)</text:p>
      <text:p text:style-name="P2"><text:s text:c="3"/>Association (ASSOC) <text:s text:c="14"/>⊢ <text:s/>(P ∧ (Q ∧ R)) ↔ ((P ∧ Q) ∧ R)</text:p>
      <text:p text:style-name="P2"><text:s text:c="3"/>Association (ASSOC) <text:s text:c="14"/>⊢ <text:s/>(P ∨ (Q ∨ R)) ↔ ((P ∨ Q) ∨ R)</text:p>
      <text:p text:style-name="P2"><text:s text:c="3"/>Commutation (COM) <text:s text:c="16"/>⊢ <text:s/>(P ∧ Q) ↔ (Q ∧ P)</text:p>
      <text:p text:style-name="P2"><text:s text:c="3"/>Commutation (COM) <text:s text:c="16"/>⊢ <text:s/>(P ∨ Q) ↔ (Q ∨ P)</text:p>
      <text:p text:style-name="P15"><text:s text:c="3"/><text:span text:style-name="T54">Commutation (COM) <text:s text:c="16"/>⊢ <text:s/>(P ↔ Q) ↔ (Q ↔ P)</text:span></text:p>
      <text:p text:style-name="P2"><text:s text:c="3"/>Exportation (EXP) <text:s text:c="16"/>⊢ <text:s/>((P ∧ Q) → R) ↔ (P → (Q → R))</text:p>
      <text:p text:style-name="P2"><text:s text:c="3"/>Distribution (DIST) <text:s text:c="14"/>⊢ <text:s/>(P ∧ (Q ∨ R)) ↔ ((P ∧ Q) ∨ (P ∧ R))</text:p>
      <text:p text:style-name="P2"><text:s text:c="3"/>Distribution (DIST) <text:s text:c="14"/>⊢ <text:s/>(P ∨ (Q ∧ R)) ↔ ((P ∨ Q) ∧ (P ∨ R))</text:p>
      <text:p text:style-name="P2"><text:s text:c="3"/>DeMorgan's law (DM) <text:s text:c="14"/>⊢ <text:s/>-(P ∧ Q) ↔ (-P ∨ -Q)</text:p>
      <text:p text:style-name="P2"><text:s text:c="3"/>DeMorgan's law (DM) <text:s text:c="14"/>⊢ <text:s/>-(P ∨ Q) ↔ (-P ∧ -Q)</text:p>
      <text:p text:style-name="P2"><text:s text:c="3"/>Material Equivalence (ME) <text:s text:c="8"/>⊢ <text:s/>(P ↔ Q) ↔ ((P → Q) ∧ (Q → P))</text:p>
      <text:p text:style-name="P2"><text:s text:c="3"/>Material Equivalence (ME) <text:s text:c="8"/>⊢ <text:s/>(P ↔ Q) ↔ ((P ∧ Q) ∨ (-P ∧ -Q))</text:p>
      <text:p text:style-name="P2"><text:s text:c="3"/><text:span text:style-name="T55">Quantifier Exchange (QX)</text:span> <text:s text:c="8"/>⊢ <text:s/>-∀x-Φ ↔ ∃xΦ</text:p>
      <text:p text:style-name="P18"><text:s text:c="3"/><text:span text:style-name="T55">Quantifier Exchange (QX)</text:span> <text:s text:c="8"/>⊢ <text:s/>-∀xΦ ↔ ∃x-Φ</text:p>
      <text:p text:style-name="P18"><text:s text:c="3"/><text:span text:style-name="T55">Quantifier Exchange (QX)</text:span> <text:s text:c="8"/>⊢ <text:s/>∀x-Φ ↔ -∃xΦ</text:p>
      <text:p text:style-name="P18"><text:s text:c="3"/><text:span text:style-name="T55">Quantifier Exchange (QX)</text:span> <text:s text:c="8"/>⊢ <text:s/>∀xΦ ↔ -∃x-Φ</text:p>
      <text:p text:style-name="P2"><text:s text:c="3"/>================================ <text:s/>=========================================</text:p>
      <text:p text:style-name="P2"/>
      <text:p text:style-name="P2"/>
      <text:p text:style-name="P2">==================================</text:p>
      <text:p text:style-name="P2">Appendix C: Proof of Derived Forms</text:p>
      <text:p text:style-name="P2">==================================</text:p>
      <text:p text:style-name="P2"/>
      <text:p text:style-name="P2">Important Derived Rules</text:p>
      <text:p text:style-name="P2">=======================</text:p>
      <text:p text:style-name="P2"/>
      <text:p text:style-name="P2">⊥ Inference Rules</text:p>
      <text:p text:style-name="P2">-----------------</text:p>
      <text:p text:style-name="P2"/>
      <text:p text:style-name="P2"><text:s text:c="3"/>⊥ Introduction (⊥ I): <text:s text:c="2"/>P, -P <text:s/>⊢ <text:s/>⊥</text:p>
      <text:p text:style-name="P2"><text:s text:c="3"/>Proof</text:p>
      <text:p text:style-name="P2"><text:s text:c="3"/>01. <text:s text:c="2"/>P <text:s text:c="23"/>A</text:p>
      <text:p text:style-name="P2"><text:s text:c="3"/>02. <text:s text:c="2"/>-P <text:s text:c="22"/>A</text:p>
      <text:p text:style-name="P2"><text:s text:c="3"/>03. <text:s text:c="2"/>P ∧ -P <text:s text:c="18"/>1,2 ∧I</text:p>
      <text:p text:style-name="P2"><text:s text:c="3"/>04. <text:s text:c="2"/>⊥ <text:s text:c="23"/>3 DEF ⊥</text:p>
      <text:p text:style-name="P2"><text:s text:c="3"/>QED</text:p>
      <text:p text:style-name="P2"/>
      <text:p text:style-name="P2"><text:s text:c="3"/>⊥ Elimination (⊥ E): <text:s text:c="2"/>(P ⊢ ⊥) <text:s/>⊢ <text:s/>-P</text:p>
      <text:p text:style-name="P2"><text:s text:c="3"/>Schematic Proof</text:p>
      <text:p text:style-name="P2"><text:s text:c="4"/>i. <text:s text:c="2"/>| <text:s text:c="2"/>P <text:s text:c="19"/>H (for →I)</text:p>
      <text:p text:style-name="P2"><text:s text:c="4"/>... <text:s/>| <text:s text:c="2"/>... <text:s text:c="17"/>...</text:p>
      <text:p text:style-name="P2"><text:s text:c="4"/>j. <text:s text:c="2"/>| <text:s text:c="2"/>⊥</text:p>
      <text:p text:style-name="P2"><text:s text:c="4"/>k. <text:s text:c="2"/>P → ⊥ <text:s text:c="19"/>i - j →I</text:p>
      <text:p text:style-name="P2"><text:s text:c="4"/>k+1. | <text:s text:c="2"/>P <text:s text:c="19"/>H (for -I)</text:p>
      <text:p text:style-name="P2"><text:s text:c="4"/>k+2. | <text:s text:c="2"/>⊥ <text:s text:c="19"/>k,k+1 →E</text:p>
      <text:p text:style-name="P2"><text:s text:c="4"/>k+3. | <text:s text:c="2"/>P ∧ -P <text:s text:c="14"/>k+2 DEF ⊥</text:p>
      <text:p text:style-name="P2"><text:s text:c="4"/>k+4. -P <text:s text:c="22"/>k+1 - k+3 -I</text:p>
      <text:p text:style-name="P2"><text:s text:c="4"/>QED</text:p>
      <text:p text:style-name="P2"/>
      <text:p text:style-name="P2">The Remaining Basic Derived Rules</text:p>
      <text:p text:style-name="P2">---------------------------------</text:p>
      <text:p text:style-name="P2"/>
      <text:p text:style-name="P2"><text:s text:c="3"/>Reiterate (RE): <text:s text:c="2"/>P <text:s text:c="2"/>⊢ <text:s text:c="2"/>P</text:p>
      <text:p text:style-name="P2"><text:s text:c="3"/>Proof</text:p>
      <text:p text:style-name="P2"><text:s text:c="3"/>01. <text:s text:c="2"/>P <text:s text:c="23"/>A</text:p>
      <text:p text:style-name="P2"><text:s text:c="3"/>02. <text:s text:c="2"/>P ∧ P <text:s text:c="19"/>1,1 ∧I</text:p>
      <text:p text:style-name="P2"><text:s text:c="3"/>03. <text:s text:c="2"/>P <text:s text:c="23"/>2 ∧E</text:p>
      <text:p text:style-name="P2"><text:soft-page-break/><text:s text:c="3"/>QED</text:p>
      <text:p text:style-name="P2"/>
      <text:p text:style-name="P2"><text:s text:c="3"/>Ex Falso Quodlibet (EFQ): <text:s text:c="2"/>P, -P <text:s/>⊢ <text:s/>Q</text:p>
      <text:p text:style-name="P2"><text:s text:c="3"/>Proof</text:p>
      <text:p text:style-name="P2"><text:s text:c="3"/>01. <text:s text:c="2"/>P <text:s text:c="23"/>A</text:p>
      <text:p text:style-name="P2"><text:s text:c="3"/>02. <text:s text:c="2"/>-P <text:s text:c="22"/>A</text:p>
      <text:p text:style-name="P2"><text:s text:c="3"/>03. <text:s text:c="2"/>| <text:s text:c="2"/>-Q <text:s text:c="18"/>H (for -I)</text:p>
      <text:p text:style-name="P2"><text:s text:c="3"/>04. <text:s text:c="2"/>| <text:s text:c="2"/>P ∧ -P <text:s text:c="14"/>1,2 ∧I</text:p>
      <text:p text:style-name="P2"><text:s text:c="3"/>05. <text:s text:c="2"/>--Q <text:s text:c="21"/>3-4 -I</text:p>
      <text:p text:style-name="P2"><text:s text:c="3"/>06. <text:s text:c="2"/>Q <text:s text:c="23"/>5 -E</text:p>
      <text:p text:style-name="P2"><text:s text:c="3"/>QED</text:p>
      <text:p text:style-name="P2"/>
      <text:p text:style-name="P2"><text:s text:c="3"/>Modus Tollens (MT):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Q <text:s text:c="19"/>1,3 →E</text:p>
      <text:p text:style-name="P2"><text:s text:c="3"/>05. <text:s text:c="2"/>| <text:s text:c="2"/>⊥ <text:s text:c="19"/>2,4 ⊥ I</text:p>
      <text:p text:style-name="P2"><text:s text:c="3"/>06. <text:s text:c="2"/>-P <text:s text:c="22"/>3-5 ⊥ E</text:p>
      <text:p text:style-name="P2"><text:s text:c="3"/>QED</text:p>
      <text:p text:style-name="P2"/>
      <text:p text:style-name="P2"><text:s text:c="3"/>Hypothetical Syllogism (HS): <text:s text:c="2"/>P → Q, Q → R <text:s/>⊢ <text:s/>P → R</text:p>
      <text:p text:style-name="P2"><text:s text:c="3"/>Proof</text:p>
      <text:p text:style-name="P2"><text:s text:c="3"/>01. <text:s text:c="2"/>P → Q <text:s text:c="19"/>A</text:p>
      <text:p text:style-name="P2"><text:s text:c="3"/>02. <text:s text:c="2"/>Q → R <text:s text:c="19"/>A</text:p>
      <text:p text:style-name="P2"><text:s text:c="3"/>03. <text:s text:c="2"/>| <text:s text:c="2"/>P <text:s text:c="19"/>H (for R)</text:p>
      <text:p text:style-name="P2"><text:s text:c="3"/>04. <text:s text:c="2"/>| <text:s text:c="2"/>Q <text:s text:c="19"/>1,3 →E</text:p>
      <text:p text:style-name="P2"><text:s text:c="3"/>05. <text:s text:c="2"/>| <text:s text:c="2"/>R <text:s text:c="19"/>2,4 →E</text:p>
      <text:p text:style-name="P2"><text:s text:c="3"/>06. <text:s text:c="2"/>P → R <text:s text:c="19"/>3-5 →I</text:p>
      <text:p text:style-name="P2"><text:s text:c="3"/>QED</text:p>
      <text:p text:style-name="P2"/>
      <text:p text:style-name="P2"><text:s text:c="3"/>Absorption (ABS): <text:s/>P → Q <text:s/>⊢ <text:s/>P → (P ∧ Q)</text:p>
      <text:p text:style-name="P2"><text:s text:c="3"/>Proof</text:p>
      <text:p text:style-name="P2"><text:s text:c="3"/>01. <text:s text:c="2"/>P → Q <text:s text:c="19"/>A</text:p>
      <text:p text:style-name="P2"><text:s text:c="3"/>02. <text:s text:c="2"/>| <text:s text:c="2"/>P <text:s text:c="19"/>H (for P ∧ Q)</text:p>
      <text:p text:style-name="P2"><text:s text:c="3"/>03. <text:s text:c="2"/>| <text:s text:c="2"/>Q <text:s text:c="19"/>1,2 →E</text:p>
      <text:p text:style-name="P2"><text:s text:c="3"/>04. <text:s text:c="2"/>| <text:s text:c="2"/>P ∧ Q <text:s text:c="15"/>2,3 ∧I</text:p>
      <text:p text:style-name="P2"><text:s text:c="3"/>05. <text:s text:c="2"/>P → (P ∧ Q) <text:s text:c="13"/>2-4 →I</text:p>
      <text:p text:style-name="P2"><text:s text:c="3"/>QED</text:p>
      <text:p text:style-name="P2"/>
      <text:p text:style-name="P2"><text:s text:c="3"/>Constructive Dilemma (CD): <text:s text:c="2"/>P ∨ Q, P → R, Q → S <text:s/>⊢ <text:s/>R ∨ S</text:p>
      <text:p text:style-name="P2"><text:s text:c="3"/>Proof</text:p>
      <text:p text:style-name="P2"><text:s text:c="3"/>01. <text:s text:c="2"/>P ∨ Q <text:s text:c="19"/>A</text:p>
      <text:p text:style-name="P2"><text:s text:c="3"/>02. <text:s text:c="2"/>P → R <text:s text:c="19"/>A</text:p>
      <text:p text:style-name="P2"><text:s text:c="3"/>03. <text:s text:c="2"/>Q → S <text:s text:c="19"/>A</text:p>
      <text:p text:style-name="P2"><text:s text:c="3"/>04. <text:s text:c="2"/>| <text:s text:c="2"/>P <text:s text:c="19"/>H (for →I)</text:p>
      <text:p text:style-name="P2"><text:s text:c="3"/>05. <text:s text:c="2"/>| <text:s text:c="2"/>R <text:s text:c="19"/>2,4 →E</text:p>
      <text:p text:style-name="P2"><text:s text:c="3"/>06. <text:s text:c="2"/>| <text:s text:c="2"/>R ∨ S <text:s text:c="15"/>5 ∨I</text:p>
      <text:p text:style-name="P2"><text:s text:c="3"/>07. <text:s text:c="2"/>P → (R ∨ S) <text:s text:c="13"/>4-6 →I</text:p>
      <text:p text:style-name="P2"><text:s text:c="3"/>08. <text:s text:c="2"/>| <text:s text:c="2"/>Q <text:s text:c="19"/>H (for →I)</text:p>
      <text:p text:style-name="P2"><text:s text:c="3"/>09. <text:s text:c="2"/>| <text:s text:c="2"/>S <text:s text:c="19"/>3,8 →E</text:p>
      <text:p text:style-name="P2"><text:s text:c="3"/>10. <text:s text:c="2"/>| <text:s text:c="2"/>R ∨ S <text:s text:c="15"/>9 ∨I</text:p>
      <text:p text:style-name="P2"><text:s text:c="3"/>11. <text:s text:c="2"/>Q → (R ∨ S) <text:s text:c="13"/>9-12 →I</text:p>
      <text:p text:style-name="P2"><text:s text:c="3"/>12. <text:s text:c="2"/>R ∨ S <text:s text:c="19"/>1,7,11 ∨E</text:p>
      <text:p text:style-name="P2"><text:s text:c="3"/>QED</text:p>
      <text:p text:style-name="P2"/>
      <text:p text:style-name="P2"><text:s text:c="3"/>Destructive Dilemma (DD): <text:s text:c="3"/>P → Q, R → S, -Q ∨ -S <text:s/>⊢ <text:s/>-P ∨ -R</text:p>
      <text:p text:style-name="P2"><text:s text:c="3"/>Proof</text:p>
      <text:p text:style-name="P2"><text:soft-page-break/><text:s text:c="3"/>01. <text:s text:c="2"/>P → Q <text:s text:c="19"/>A</text:p>
      <text:p text:style-name="P2"><text:s text:c="3"/>02. <text:s text:c="2"/>R → S <text:s text:c="19"/>A</text:p>
      <text:p text:style-name="P2"><text:s text:c="3"/>03. <text:s text:c="2"/>-Q ∨ -S <text:s text:c="17"/>A</text:p>
      <text:p text:style-name="P2"><text:s text:c="3"/>04. <text:s text:c="2"/>| <text:s text:c="2"/>-Q <text:s text:c="18"/>H (for →I)</text:p>
      <text:p text:style-name="P2"><text:s text:c="3"/>05. <text:s text:c="2"/>| <text:s text:c="2"/>-P <text:s text:c="18"/>1,4 MT</text:p>
      <text:p text:style-name="P2"><text:s text:c="3"/>06. <text:s text:c="2"/>| <text:s text:c="2"/>-P ∨ -R <text:s text:c="13"/>5 ∨I</text:p>
      <text:p text:style-name="P2"><text:s text:c="3"/>07. <text:s text:c="2"/>-Q → (-P ∨ -R) <text:s text:c="10"/>4-6 →I</text:p>
      <text:p text:style-name="P2"><text:s text:c="3"/>08. <text:s text:c="2"/>| <text:s text:c="2"/>-S <text:s text:c="18"/>H (for →I)</text:p>
      <text:p text:style-name="P2"><text:s text:c="3"/>09. <text:s text:c="2"/>| <text:s text:c="2"/>-R <text:s text:c="18"/>2,8 MT</text:p>
      <text:p text:style-name="P2"><text:s text:c="3"/>10. <text:s text:c="2"/>| <text:s text:c="2"/>-P ∨ -R <text:s text:c="13"/>9 ∨I</text:p>
      <text:p text:style-name="P2"><text:s text:c="3"/>11. <text:s text:c="2"/>-S → (-P ∨ -R) <text:s text:c="10"/>8-10 →I</text:p>
      <text:p text:style-name="P2"><text:s text:c="3"/>12. <text:s text:c="2"/>-P ∨ -R <text:s text:c="17"/>3,7,11 ∨E</text:p>
      <text:p text:style-name="P2"><text:s text:c="3"/>QED</text:p>
      <text:p text:style-name="P2"/>
      <text:p text:style-name="P17"><text:s text:c="3"/>Bidirectional Dilemma (BD) <text:s text:c="7"/>P → Q, R → S, P ∨ -S <text:s/>⊢ <text:s/>Q ∨ -R</text:p>
      <text:p text:style-name="P17"><text:s text:c="3"/>Proof</text:p>
      <text:p text:style-name="P17"><text:s text:c="3"/>01. <text:s text:c="2"/>P → Q <text:s text:c="19"/>A</text:p>
      <text:p text:style-name="P17"><text:s text:c="3"/>02. <text:s text:c="2"/>R → S <text:s text:c="19"/>A</text:p>
      <text:p text:style-name="P17"><text:s text:c="3"/>03. <text:s text:c="2"/>P ∨ -S <text:s text:c="18"/>A</text:p>
      <text:p text:style-name="P17"><text:s text:c="3"/>04. <text:s text:c="2"/>| <text:s text:c="2"/>P <text:s text:c="19"/>H (for → I)</text:p>
      <text:p text:style-name="P17"><text:s text:c="3"/>05. <text:s text:c="2"/>| <text:s text:c="2"/>Q <text:s text:c="19"/>1,4 → E</text:p>
      <text:p text:style-name="P17"><text:s text:c="3"/>06. <text:s text:c="2"/>| <text:s text:c="2"/>Q ∨ -R <text:s text:c="14"/>5 ∨ I</text:p>
      <text:p text:style-name="P17"><text:s text:c="3"/>07. <text:s text:c="2"/>P → (Q ∨ -R) <text:s text:c="12"/>4-6 → I</text:p>
      <text:p text:style-name="P17"><text:s text:c="3"/>08. <text:s text:c="2"/>| <text:s text:c="2"/>-S <text:s text:c="18"/>H (for → I)</text:p>
      <text:p text:style-name="P17"><text:s text:c="3"/>09. <text:s text:c="2"/>| <text:s text:c="2"/>-R <text:s text:c="18"/>2,8 MT</text:p>
      <text:p text:style-name="P17"><text:s text:c="3"/>10. <text:s text:c="2"/>| <text:s text:c="2"/>Q ∨ -R <text:s text:c="14"/>9 ∨I</text:p>
      <text:p text:style-name="P17"><text:s text:c="3"/>11. <text:s text:c="2"/>-S → (Q ∨ -R) <text:s text:c="11"/>8-10 → I</text:p>
      <text:p text:style-name="P17"><text:s text:c="3"/>12. <text:s text:c="2"/>Q ∨ -R <text:s text:c="18"/>3,7,11 ∨E</text:p>
      <text:p text:style-name="P17"><text:s text:c="3"/>QED</text:p>
      <text:p text:style-name="P17"/>
      <text:p text:style-name="P17">Disjunctive Syllogism (DS): <text:s/>P ∨ Q, -P <text:s/>⊢ <text:s/>Q</text:p>
      <text:p text:style-name="P2"><text:s text:c="3"/>Proof</text:p>
      <text:p text:style-name="P2"><text:s text:c="3"/>01. <text:s text:c="2"/>P ∨ Q <text:s text:c="19"/>A</text:p>
      <text:p text:style-name="P2"><text:s text:c="3"/>02. <text:s text:c="2"/>-P <text:s text:c="22"/>A</text:p>
      <text:p text:style-name="P2"><text:s text:c="3"/>03. <text:s text:c="2"/>| <text:s text:c="2"/>P <text:s text:c="19"/>H (for →I)</text:p>
      <text:p text:style-name="P2"><text:s text:c="3"/>04. <text:s text:c="2"/>| <text:s text:c="2"/>Q <text:s text:c="19"/>2,3 EFQ</text:p>
      <text:p text:style-name="P2"><text:s text:c="3"/>05. <text:s text:c="2"/>P → Q <text:s text:c="19"/>3-4 →I</text:p>
      <text:p text:style-name="P2"><text:s text:c="3"/>06. <text:s text:c="2"/>| <text:s text:c="2"/>Q <text:s text:c="19"/>H (for →I)</text:p>
      <text:p text:style-name="P2"><text:s text:c="3"/>07. <text:s text:c="2"/>| <text:s text:c="2"/>Q <text:s text:c="19"/>6 RE</text:p>
      <text:p text:style-name="P2"><text:s text:c="3"/>08. <text:s text:c="2"/>Q → Q <text:s text:c="19"/>6-7 →I</text:p>
      <text:p text:style-name="P2"><text:s text:c="3"/>09. <text:s text:c="2"/>Q <text:s text:c="23"/>1,5,8 ∨E</text:p>
      <text:p text:style-name="P2"><text:s text:c="3"/>QED</text:p>
      <text:p text:style-name="P2"/>
      <text:p text:style-name="P2"><text:s text:c="3"/>Disjunctive Syllogism (DS):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P <text:s text:c="19"/>3 RE</text:p>
      <text:p text:style-name="P2"><text:s text:c="3"/>05. <text:s text:c="2"/>P → P <text:s text:c="19"/>3-4 →I</text:p>
      <text:p text:style-name="P2"><text:s text:c="3"/>06. <text:s text:c="2"/>| <text:s text:c="2"/>Q <text:s text:c="19"/>H (for →I)</text:p>
      <text:p text:style-name="P2"><text:s text:c="3"/>07. <text:s text:c="2"/>| <text:s text:c="2"/>P <text:s text:c="19"/>2,6 EFQ</text:p>
      <text:p text:style-name="P2"><text:s text:c="3"/>08. <text:s text:c="2"/>Q → P <text:s text:c="19"/>6-7 →I</text:p>
      <text:p text:style-name="P2"><text:s text:c="3"/>09. <text:s text:c="2"/>P <text:s text:c="23"/>1,5,8 ∨E</text:p>
      <text:p text:style-name="P2"><text:s text:c="3"/>QED</text:p>
      <text:p text:style-name="P2"/>
      <text:p text:style-name="P2">Important Derived Equivalences</text:p>
      <text:p text:style-name="P2">------------------------------</text:p>
      <text:p text:style-name="P2"/>
      <text:p text:style-name="P2"><text:soft-page-break/><text:s text:c="3"/>Double Negation (DN): <text:s text:c="2"/>⊢ <text:s/>P ↔ --P</text:p>
      <text:p text:style-name="P2"><text:s text:c="3"/>Proof</text:p>
      <text:p text:style-name="P2"><text:s text:c="3"/>01. <text:s text:c="2"/>| <text:s text:c="2"/>P <text:s text:c="19"/>H (for →I)</text:p>
      <text:p text:style-name="P2"><text:s text:c="3"/>02. <text:s text:c="2"/>| <text:s text:c="2"/>| <text:s text:c="2"/>-P <text:s text:c="14"/>H (for -I)</text:p>
      <text:p text:style-name="P2"><text:s text:c="3"/>03. <text:s text:c="2"/>| <text:s text:c="2"/>| <text:s text:c="2"/>⊥ <text:s text:c="15"/>1,2 ⊥ I</text:p>
      <text:p text:style-name="P2"><text:s text:c="3"/>04. <text:s text:c="2"/>| <text:s text:c="2"/>--P <text:s text:c="17"/>2-3 -I</text:p>
      <text:p text:style-name="P2"><text:s text:c="3"/>05. <text:s text:c="2"/>P → --P <text:s text:c="17"/>1-4 →I</text:p>
      <text:p text:style-name="P2"><text:s text:c="3"/>06. <text:s text:c="2"/>| <text:s text:c="2"/>--P <text:s text:c="17"/>H (for →I)</text:p>
      <text:p text:style-name="P2"><text:s text:c="3"/>07. <text:s text:c="2"/>| <text:s text:c="2"/>P <text:s text:c="19"/>6 -E</text:p>
      <text:p text:style-name="P2"><text:s text:c="3"/>08. <text:s text:c="2"/>--P → P <text:s text:c="17"/>6,7 →I</text:p>
      <text:p text:style-name="P2"><text:s text:c="3"/>09. <text:s text:c="2"/>P ↔ --P <text:s text:c="17"/>5,8 ↔I</text:p>
      <text:p text:style-name="P2"><text:s text:c="3"/>QED</text:p>
      <text:p text:style-name="P2"/>
      <text:p text:style-name="P2"><text:s text:c="3"/><text:span text:style-name="T54">Idempotence</text:span> (<text:span text:style-name="T54">IDEM</text:span>): <text:s text:c="2"/>⊢ <text:s/>P ↔ (P ∧ P)</text:p>
      <text:p text:style-name="P2"><text:s text:c="3"/>Poof</text:p>
      <text:p text:style-name="P2"><text:s text:c="3"/>01. <text:s text:c="2"/>| <text:s text:c="2"/>P <text:s text:c="19"/>H (for →I)</text:p>
      <text:p text:style-name="P2"><text:s text:c="3"/>02. <text:s text:c="2"/>| <text:s text:c="2"/>P ∧ P <text:s text:c="15"/>1,1 ∧I</text:p>
      <text:p text:style-name="P2"><text:s text:c="3"/>03. <text:s text:c="2"/>P → (P ∧ P) <text:s text:c="13"/>2-3 →I</text:p>
      <text:p text:style-name="P2"><text:s text:c="3"/>04. <text:s text:c="2"/>| <text:s text:c="2"/>P ∧ P <text:s text:c="15"/>H (for →I)</text:p>
      <text:p text:style-name="P2"><text:s text:c="3"/>05. <text:s text:c="2"/>| <text:s text:c="2"/>P <text:s text:c="19"/>4 ∧E</text:p>
      <text:p text:style-name="P2"><text:s text:c="3"/>06. <text:s text:c="2"/>(P ∧ P) → P <text:s text:c="13"/>4-5 →I</text:p>
      <text:p text:style-name="P2"><text:s text:c="3"/>07. <text:s text:c="2"/>P ↔ (P ∧ P) <text:s text:c="13"/>3,6 ↔I</text:p>
      <text:p text:style-name="P2"><text:s text:c="3"/>QED</text:p>
      <text:p text:style-name="P2"/>
      <text:p text:style-name="P2"><text:s text:c="3"/><text:span text:style-name="T54">Idempotence</text:span> (<text:span text:style-name="T54">IDEM</text:span>): <text:s text:c="2"/>⊢ <text:s/>P ↔ (P ∨ P)</text:p>
      <text:p text:style-name="P2"><text:s text:c="3"/>Proof</text:p>
      <text:p text:style-name="P2"><text:s text:c="3"/>01. <text:s text:c="2"/>| <text:s text:c="2"/>P <text:s text:c="19"/>H (for →I)</text:p>
      <text:p text:style-name="P2"><text:s text:c="3"/>02. <text:s text:c="2"/>| <text:s text:c="2"/>P ∨ P <text:s text:c="15"/>1 ∨I</text:p>
      <text:p text:style-name="P2"><text:s text:c="3"/>03. <text:s text:c="2"/>P → (P ∨ P) <text:s text:c="13"/>1-2 →I</text:p>
      <text:p text:style-name="P2"><text:s text:c="3"/>04. <text:s text:c="2"/>| <text:s text:c="2"/>P ∨ P <text:s text:c="15"/>H (for →I)</text:p>
      <text:p text:style-name="P2"><text:s text:c="3"/>05. <text:s text:c="2"/>| <text:s text:c="2"/>| <text:s text:c="2"/>P <text:s text:c="15"/>H (for →I)</text:p>
      <text:p text:style-name="P2"><text:s text:c="3"/>06. <text:s text:c="2"/>| <text:s text:c="2"/>| <text:s text:c="2"/>P <text:s text:c="15"/>5 RE</text:p>
      <text:p text:style-name="P2"><text:s text:c="3"/>07. <text:s text:c="2"/>| <text:s text:c="2"/>P → P <text:s text:c="15"/>5-6 →I</text:p>
      <text:p text:style-name="P2"><text:s text:c="3"/>08. <text:s text:c="2"/>| <text:s text:c="2"/>P → P <text:s text:c="15"/>7 RE</text:p>
      <text:p text:style-name="P2"><text:s text:c="3"/>09. <text:s text:c="2"/>| <text:s text:c="2"/>P <text:s text:c="19"/>4,7,8 ∨E</text:p>
      <text:p text:style-name="P2"><text:s text:c="3"/>10. <text:s text:c="2"/>(P ∨ P) → P <text:s text:c="13"/>4-9 →I</text:p>
      <text:p text:style-name="P2"><text:s text:c="3"/>11. <text:s text:c="2"/>P ↔ (P ∨ P) <text:s text:c="13"/>3,10 ↔I</text:p>
      <text:p text:style-name="P2"><text:s text:c="3"/>QED</text:p>
      <text:p text:style-name="P2"/>
      <text:p text:style-name="P2"><text:s text:c="3"/>Transposition (TRANS): <text:s/>⊢ <text:s/>(P → Q) ↔ (-Q → -P)</text:p>
      <text:p text:style-name="P2"><text:s text:c="3"/>Proof</text:p>
      <text:p text:style-name="P2"><text:s text:c="3"/>01. <text:s text:c="2"/>| <text:s text:c="2"/>P → Q <text:s text:c="15"/>H (for →I)</text:p>
      <text:p text:style-name="P2"><text:s text:c="3"/>02. <text:s text:c="2"/>| <text:s text:c="2"/>| <text:s text:c="2"/>-Q <text:s text:c="14"/>H (for →I)</text:p>
      <text:p text:style-name="P2"><text:s text:c="3"/>03. <text:s text:c="2"/>| <text:s text:c="2"/>| <text:s text:c="2"/>-P <text:s text:c="14"/>1,2 MT</text:p>
      <text:p text:style-name="P2"><text:s text:c="3"/>04. <text:s text:c="2"/>| <text:s text:c="2"/>-Q → -P <text:s text:c="13"/>2-3 →I</text:p>
      <text:p text:style-name="P2"><text:s text:c="3"/>05. <text:s text:c="2"/>(P → Q) → (-Q → -P) 1-4 →I</text:p>
      <text:p text:style-name="P2"><text:s text:c="3"/>06. <text:s text:c="2"/>| <text:s text:c="2"/>-Q → -P <text:s text:c="13"/>H (for →I)</text:p>
      <text:p text:style-name="P2"><text:s text:c="3"/>07. <text:s text:c="2"/>| <text:s text:c="2"/>| <text:s text:c="2"/>P <text:s text:c="15"/>H (for →I)</text:p>
      <text:p text:style-name="P2"><text:s text:c="3"/>08. <text:s text:c="2"/>| <text:s text:c="2"/>| <text:s text:c="2"/>--P <text:s text:c="13"/>7 DN</text:p>
      <text:p text:style-name="P2"><text:s text:c="3"/>09. <text:s text:c="2"/>| <text:s text:c="2"/>| <text:s text:c="2"/>--Q <text:s text:c="13"/>6,8 MT</text:p>
      <text:p text:style-name="P2"><text:s text:c="3"/>10. <text:s text:c="2"/>| <text:s text:c="2"/>| <text:s text:c="2"/>Q <text:s text:c="15"/>9 -E</text:p>
      <text:p text:style-name="P2"><text:s text:c="3"/>11. <text:s text:c="2"/>| <text:s text:c="2"/>P → Q <text:s text:c="15"/>7-10 →I</text:p>
      <text:p text:style-name="P2"><text:s text:c="3"/>12. <text:s text:c="2"/>(-Q → -P) → (P → Q) <text:s text:c="5"/>6-11 →I</text:p>
      <text:p text:style-name="P2"><text:s text:c="3"/>13. <text:s text:c="2"/>(P → Q) ↔ (-Q → -P) <text:s text:c="5"/>5,12 ↔I</text:p>
      <text:p text:style-name="P2"><text:s text:c="3"/>QED</text:p>
      <text:p text:style-name="P2"/>
      <text:p text:style-name="P2"><text:s text:c="3"/>Material Implication (MI): <text:s text:c="2"/>⊢ <text:s/>(P → Q) ↔ (-P ∨ Q)</text:p>
      <text:p text:style-name="P2"><text:s text:c="3"/>Proof</text:p>
      <text:p text:style-name="P2"><text:s text:c="3"/>01. <text:s text:c="2"/>| <text:s text:c="2"/>P → Q <text:s text:c="15"/>H (for →I)</text:p>
      <text:p text:style-name="P2"><text:soft-page-break/><text:s text:c="3"/>02. <text:s text:c="2"/>| <text:s text:c="2"/>| <text:s text:c="2"/>-(-P ∨ Q) <text:s text:c="7"/>H (for -I)</text:p>
      <text:p text:style-name="P2"><text:s text:c="3"/>03. <text:s text:c="2"/>| <text:s text:c="2"/>| <text:s text:c="2"/>| <text:s text:c="2"/>P <text:s text:c="11"/>H (for -I)</text:p>
      <text:p text:style-name="P2"><text:s text:c="3"/>04. <text:s text:c="2"/>| <text:s text:c="2"/>| <text:s text:c="2"/>| <text:s text:c="2"/>Q <text:s text:c="11"/>1,3 →E</text:p>
      <text:p text:style-name="P2"><text:s text:c="3"/>05. <text:s text:c="2"/>| <text:s text:c="2"/>| <text:s text:c="2"/>| <text:s text:c="2"/>-P ∨ Q <text:s text:c="6"/>4 ∨I</text:p>
      <text:p text:style-name="P2"><text:s text:c="3"/>06. <text:s text:c="2"/>| <text:s text:c="2"/>| <text:s text:c="2"/>| <text:s text:c="2"/>⊥ <text:s text:c="11"/>2,5 ⊥ I</text:p>
      <text:p text:style-name="P2"><text:s text:c="3"/>07. <text:s text:c="2"/>| <text:s text:c="2"/>| <text:s text:c="2"/>-P <text:s text:c="14"/>3-6 ⊥ E</text:p>
      <text:p text:style-name="P2"><text:s text:c="3"/>08. <text:s text:c="2"/>| <text:s text:c="2"/>| <text:s text:c="2"/>-P ∨ Q <text:s text:c="10"/>7 ∨I</text:p>
      <text:p text:style-name="P2"><text:s text:c="3"/>09. <text:s text:c="2"/>| <text:s text:c="2"/>| <text:s text:c="2"/>⊥ <text:s text:c="15"/>2,8 ⊥ I</text:p>
      <text:p text:style-name="P2"><text:s text:c="3"/>10. <text:s text:c="2"/>| <text:s text:c="2"/>--(-P ∨ Q) <text:s text:c="10"/>2-9 ⊥ E</text:p>
      <text:p text:style-name="P2"><text:s text:c="3"/>11. <text:s text:c="2"/>| <text:s text:c="2"/>-P ∨ Q <text:s text:c="14"/>10 -E</text:p>
      <text:p text:style-name="P2"><text:s text:c="3"/>12. <text:s text:c="2"/>(P → Q) → (-P ∨ Q) <text:s text:c="6"/>1-11 →I</text:p>
      <text:p text:style-name="P2"><text:s text:c="3"/>13. <text:s text:c="2"/>| <text:s text:c="2"/>-P ∨ Q <text:s text:c="14"/>H (for →I)</text:p>
      <text:p text:style-name="P2"><text:s text:c="3"/>14. <text:s text:c="2"/>| <text:s text:c="2"/>| <text:s text:c="2"/>P <text:s text:c="15"/>H (for -I)</text:p>
      <text:p text:style-name="P2"><text:s text:c="3"/>15. <text:s text:c="2"/>| <text:s text:c="2"/>| <text:s text:c="2"/>--P <text:s text:c="13"/>14 DN</text:p>
      <text:p text:style-name="P2"><text:s text:c="3"/>16. <text:s text:c="2"/>| <text:s text:c="2"/>| <text:s text:c="2"/>Q <text:s text:c="15"/>13,15 DS</text:p>
      <text:p text:style-name="P2"><text:s text:c="3"/>17. <text:s text:c="2"/>| <text:s text:c="2"/>P → Q <text:s text:c="15"/>14-16 →I</text:p>
      <text:p text:style-name="P2"><text:s text:c="3"/>18. <text:s text:c="2"/>(-P ∨ Q) → (P → Q) <text:s text:c="6"/>13-17 →I</text:p>
      <text:p text:style-name="P2"><text:s text:c="3"/>19. <text:s text:c="2"/>(P → Q) ↔ (-P ∨ Q) <text:s text:c="6"/>12,18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Q <text:s text:c="34"/>3 ∧E</text:p>
      <text:p text:style-name="P2"><text:s text:c="3"/>05. <text:s text:c="2"/>| <text:s text:c="2"/>R <text:s text:c="34"/>3 ∧E</text:p>
      <text:p text:style-name="P2"><text:s text:c="3"/>06. <text:s text:c="2"/>| <text:s text:c="2"/>P ∧ Q <text:s text:c="30"/>2,4 ∧I</text:p>
      <text:p text:style-name="P2"><text:s text:c="3"/>07. <text:s text:c="2"/>| <text:s text:c="2"/>(P ∧ Q) ∧ R <text:s text:c="24"/>5,6 ∧I</text:p>
      <text:p text:style-name="P2"><text:s text:c="3"/>08. <text:s text:c="2"/>(P ∧ (Q ∧ R)) → ((P ∧ Q) ∧ R) <text:s text:c="10"/>1-7 →I</text:p>
      <text:p text:style-name="P2"><text:s text:c="3"/>09. <text:s text:c="2"/>| <text:s text:c="2"/>(P ∧ Q) ∧ R <text:s text:c="24"/>H (for →I)</text:p>
      <text:p text:style-name="P2"><text:s text:c="3"/>10. <text:s text:c="2"/>| <text:s text:c="2"/>P ∧ Q <text:s text:c="30"/>9 ∧E</text:p>
      <text:p text:style-name="P2"><text:s text:c="3"/>11. <text:s text:c="2"/>| <text:s text:c="2"/>R <text:s text:c="34"/>9 ∧E</text:p>
      <text:p text:style-name="P2"><text:s text:c="3"/>12. <text:s text:c="2"/>| <text:s text:c="2"/>P <text:s text:c="34"/>10 ∧E</text:p>
      <text:p text:style-name="P2"><text:s text:c="3"/>13. <text:s text:c="2"/>| <text:s text:c="2"/>Q <text:s text:c="34"/>10 ∧E</text:p>
      <text:p text:style-name="P2"><text:s text:c="3"/>14. <text:s text:c="2"/>| <text:s text:c="2"/>Q ∧ R <text:s text:c="30"/>11,13 ∧I</text:p>
      <text:p text:style-name="P2"><text:s text:c="3"/>15. <text:s text:c="2"/>| <text:s text:c="2"/>P ∧ (Q ∧ R) <text:s text:c="24"/>12,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Q) ∨ R <text:s text:c="20"/>3 ∨I</text:p>
      <text:p text:style-name="P2"><text:s text:c="3"/>05. <text:s text:c="2"/>| <text:s text:c="2"/>P → ((P ∨ Q) ∨ R) <text:s text:c="18"/>2-4 →I</text:p>
      <text:p text:style-name="P2"><text:s text:c="3"/>06. <text:s text:c="2"/>| <text:s text:c="2"/>| <text:s text:c="2"/>Q ∨ R <text:s text:c="26"/>H (for →I)</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P ∨ Q) ∨ R <text:s text:c="16"/>8 ∨I</text:p>
      <text:p text:style-name="P2"><text:s text:c="3"/>10. <text:s text:c="2"/>| <text:s text:c="2"/>| <text:s text:c="2"/>Q → ((P ∨ Q) ∨ R) <text:s text:c="14"/>7-9 →I</text:p>
      <text:p text:style-name="P2"><text:s text:c="3"/>11. <text:s text:c="2"/>| <text:s text:c="2"/>| <text:s text:c="2"/>| <text:s text:c="2"/>R <text:s text:c="26"/>H (for →I)</text:p>
      <text:p text:style-name="P2"><text:s text:c="3"/>12. <text:s text:c="2"/>| <text:s text:c="2"/>| <text:s text:c="2"/>| <text:s text:c="2"/>(P ∨ Q) ∨ R <text:s text:c="16"/>11 ∨I</text:p>
      <text:p text:style-name="P2"><text:s text:c="3"/>13. <text:s text:c="2"/>| <text:s text:c="2"/>| <text:s text:c="2"/>R → ((P ∨ Q) ∨ R) <text:s text:c="14"/>11-12 →I</text:p>
      <text:p text:style-name="P2"><text:s text:c="3"/>14. <text:s text:c="2"/>| <text:s text:c="2"/>| <text:s text:c="2"/>(P ∨ Q) ∨ R <text:s text:c="20"/>6,10,13 ∨E</text:p>
      <text:p text:style-name="P2"><text:s text:c="3"/>15. <text:s text:c="2"/>| <text:s text:c="2"/>(Q ∨ R) → ((P ∨ Q) ∨ R) <text:s text:c="12"/>6-14 →I</text:p>
      <text:p text:style-name="P2"><text:s text:c="3"/>16. <text:s text:c="2"/>| <text:s text:c="2"/>(P ∨ Q) ∨ R <text:s text:c="24"/>1,5,15 ∨E</text:p>
      <text:p text:style-name="P2"><text:soft-page-break/><text:s text:c="3"/>17. <text:s text:c="2"/>(P ∨ (Q ∨ R)) → ((P ∨ Q) ∨ R) <text:s text:c="10"/>1-16 →I</text:p>
      <text:p text:style-name="P2"><text:s text:c="3"/>18. <text:s text:c="2"/>| <text:s text:c="2"/>(P ∨ Q) ∨ R <text:s text:c="24"/>H (for →I)</text:p>
      <text:p text:style-name="P2"><text:s text:c="3"/>19. <text:s text:c="2"/>| <text:s text:c="2"/>| <text:s text:c="2"/>P ∨ Q <text:s text:c="26"/>H (for →I)</text:p>
      <text:p text:style-name="P2"><text:s text:c="3"/>20. <text:s text:c="2"/>| <text:s text:c="2"/>| <text:s text:c="2"/>| <text:s text:c="2"/>P <text:s text:c="26"/>H (for →I)</text:p>
      <text:p text:style-name="P2"><text:s text:c="3"/>21. <text:s text:c="2"/>| <text:s text:c="2"/>| <text:s text:c="2"/>| <text:s text:c="2"/>P ∨ (Q ∨ R) <text:s text:c="16"/>20 ∨I</text:p>
      <text:p text:style-name="P2"><text:s text:c="3"/>22. <text:s text:c="2"/>| <text:s text:c="2"/>| <text:s text:c="2"/>P → (P ∨ (Q ∨ R)) <text:s text:c="14"/>20-21 →I</text:p>
      <text:p text:style-name="P2"><text:s text:c="3"/>23. <text:s text:c="2"/>| <text:s text:c="2"/>| <text:s text:c="2"/>| <text:s text:c="2"/>Q <text:s text:c="26"/>H (for →I)</text:p>
      <text:p text:style-name="P2"><text:s text:c="3"/>24. <text:s text:c="2"/>| <text:s text:c="2"/>| <text:s text:c="2"/>| <text:s text:c="2"/>Q ∨ R <text:s text:c="22"/>23 ∨I</text:p>
      <text:p text:style-name="P2"><text:s text:c="3"/>25. <text:s text:c="2"/>| <text:s text:c="2"/>| <text:s text:c="2"/>| <text:s text:c="2"/>P ∨ (Q ∨ R) <text:s text:c="16"/>14 ∨I</text:p>
      <text:p text:style-name="P2"><text:s text:c="3"/>26. <text:s text:c="2"/>| <text:s text:c="2"/>| <text:s text:c="2"/>Q → (P ∨ (Q ∨ R)) <text:s text:c="14"/>23-25 →I</text:p>
      <text:p text:style-name="P2"><text:s text:c="3"/>27. <text:s text:c="2"/>| <text:s text:c="2"/>| <text:s text:c="2"/>P ∨ (Q ∨ R) <text:s text:c="20"/>19,22,26 ∨E</text:p>
      <text:p text:style-name="P2"><text:s text:c="3"/>28. <text:s text:c="2"/>| <text:s text:c="2"/>(P ∨ Q) → (P ∨ (Q ∨ R)) <text:s text:c="12"/>19-27 →I</text:p>
      <text:p text:style-name="P2"><text:s text:c="3"/>29. <text:s text:c="2"/>| <text:s text:c="2"/>| <text:s text:c="2"/>R <text:s text:c="30"/>H (for →I)</text:p>
      <text:p text:style-name="P2"><text:s text:c="3"/>30. <text:s text:c="2"/>| <text:s text:c="2"/>| <text:s text:c="2"/>Q ∨ R <text:s text:c="26"/>29 ∨I</text:p>
      <text:p text:style-name="P2"><text:s text:c="3"/>31. <text:s text:c="2"/>| <text:s text:c="2"/>| <text:s text:c="2"/>P ∨ (Q ∨ R) <text:s text:c="20"/>30 ∨I</text:p>
      <text:p text:style-name="P2"><text:s text:c="3"/>32. <text:s text:c="2"/>| <text:s text:c="2"/>R → (P ∨ (Q ∨ R)) <text:s text:c="18"/>29-31</text:p>
      <text:p text:style-name="P2"><text:s text:c="3"/>33. <text:s text:c="2"/>| <text:s text:c="2"/>P ∨ (Q ∨ R) <text:s text:c="24"/>13,28,32 ∨E</text:p>
      <text:p text:style-name="P2"><text:s text:c="3"/>34. <text:s text:c="2"/>((P ∨ Q) ∨ R) → (P ∨ (Q ∨ R)) <text:s text:c="10"/>18-33 →I</text:p>
      <text:p text:style-name="P2"><text:s text:c="3"/>35. <text:s text:c="2"/>(P ∨ (Q ∨ R)) ↔ ((P ∨ Q) ∨ R) <text:s text:c="10"/>17,34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P <text:s text:c="34"/>1 ∧E</text:p>
      <text:p text:style-name="P2"><text:s text:c="3"/>03. <text:s text:c="2"/>| <text:s text:c="2"/>Q <text:s text:c="34"/>1 ∧E</text:p>
      <text:p text:style-name="P2"><text:s text:c="3"/>04. <text:s text:c="2"/>| <text:s text:c="2"/>Q ∧ P <text:s text:c="30"/>2,3 ∧I</text:p>
      <text:p text:style-name="P2"><text:s text:c="3"/>05. <text:s text:c="2"/>(P ∧ Q) → (Q ∧ P) <text:s text:c="22"/>1-4 →I</text:p>
      <text:p text:style-name="P2"><text:s text:c="3"/>06. <text:s text:c="2"/>| <text:s text:c="2"/>Q ∧ P <text:s text:c="30"/>H (for →I)</text:p>
      <text:p text:style-name="P2"><text:s text:c="3"/>07. <text:s text:c="2"/>| <text:s text:c="2"/>Q <text:s text:c="34"/>∧E</text:p>
      <text:p text:style-name="P2"><text:s text:c="3"/>08. <text:s text:c="2"/>| <text:s text:c="2"/>P <text:s text:c="34"/>∧E</text:p>
      <text:p text:style-name="P2"><text:s text:c="3"/>09. <text:s text:c="2"/>| <text:s text:c="2"/>P ∧ Q <text:s text:c="30"/>∧I</text:p>
      <text:p text:style-name="P2"><text:s text:c="3"/>10. <text:s text:c="2"/>(Q ∧ P) → (P ∧ Q) <text:s text:c="22"/>6-9 →I</text:p>
      <text:p text:style-name="P2"><text:s text:c="3"/>11. <text:s text:c="2"/>(P ∧ Q) ↔ (Q ∧ P) <text:s text:c="22"/>5,10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 <text:s text:c="2"/>P <text:s text:c="30"/>H (for →I)</text:p>
      <text:p text:style-name="P2"><text:s text:c="3"/>03. <text:s text:c="2"/>| <text:s text:c="2"/>| <text:s text:c="2"/>Q ∨ P <text:s text:c="26"/>2 ∨I</text:p>
      <text:p text:style-name="P2"><text:s text:c="3"/>04. <text:s text:c="2"/>| <text:s text:c="2"/>P → (Q ∨ P) <text:s text:c="24"/>2-4 →I</text:p>
      <text:p text:style-name="P2"><text:s text:c="3"/>05. <text:s text:c="2"/>| <text:s text:c="2"/>| <text:s text:c="2"/>Q <text:s text:c="30"/>H (for →I)</text:p>
      <text:p text:style-name="P2"><text:s text:c="3"/>06. <text:s text:c="2"/>| <text:s text:c="2"/>| <text:s text:c="2"/>Q ∨ P <text:s text:c="26"/>5 ∨I</text:p>
      <text:p text:style-name="P2"><text:s text:c="3"/>07. <text:s text:c="2"/>| <text:s text:c="2"/>Q → (Q ∨ P) <text:s text:c="24"/>5-6 →I</text:p>
      <text:p text:style-name="P2"><text:s text:c="3"/>08. <text:s text:c="2"/>| <text:s text:c="2"/>Q ∨ P <text:s text:c="30"/>1,4,7 ∨E</text:p>
      <text:p text:style-name="P2"><text:s text:c="3"/>09. <text:s text:c="2"/>(P ∨ Q) → (Q ∨ P) <text:s text:c="22"/>1-8 →I</text:p>
      <text:p text:style-name="P2"><text:s text:c="3"/>10. <text:s text:c="2"/>| <text:s text:c="2"/>Q ∨ P <text:s text:c="30"/>H (for →I)</text:p>
      <text:p text:style-name="P2"><text:s text:c="3"/>11. <text:s text:c="2"/>| <text:s text:c="2"/>| <text:s text:c="2"/>Q <text:s text:c="30"/>H (for →I)</text:p>
      <text:p text:style-name="P2"><text:s text:c="3"/>12. <text:s text:c="2"/>| <text:s text:c="2"/>| <text:s text:c="2"/>P ∨ Q <text:s text:c="26"/>11 ∨I</text:p>
      <text:p text:style-name="P2"><text:s text:c="3"/>13. <text:s text:c="2"/>| <text:s text:c="2"/>Q → (P ∨ Q) <text:s text:c="24"/>11-12 →I</text:p>
      <text:p text:style-name="P2"><text:s text:c="3"/>14. <text:s text:c="2"/>| <text:s text:c="2"/>| <text:s text:c="2"/>P <text:s text:c="30"/>H (for →I)</text:p>
      <text:p text:style-name="P2"><text:s text:c="3"/>15. <text:s text:c="2"/>| <text:s text:c="2"/>| <text:s text:c="2"/>P ∨ Q <text:s text:c="26"/>14 ∨I</text:p>
      <text:p text:style-name="P2"><text:s text:c="3"/>16. <text:s text:c="2"/>| <text:s text:c="2"/>P → (P ∨ Q) <text:s text:c="24"/>14-15 →I</text:p>
      <text:p text:style-name="P2"><text:s text:c="3"/>17. <text:s text:c="2"/>| <text:s text:c="2"/>P ∨ Q <text:s text:c="30"/>10,13,16 ∨E</text:p>
      <text:p text:style-name="P2"><text:s text:c="3"/>18. <text:s text:c="2"/>(Q ∨ P) → (P ∨ Q) <text:s text:c="22"/>10-17 →I</text:p>
      <text:p text:style-name="P2"><text:s text:c="3"/>19. <text:s text:c="2"/>(P ∨ Q) ↔ (Q ∨ P) <text:s text:c="22"/>9,18 ↔I</text:p>
      <text:p text:style-name="P2"><text:s text:c="3"/>QED</text:p>
      <text:p text:style-name="P2"/>
      <text:p text:style-name="P16"><text:soft-page-break/><text:s text:c="3"/>Commutation (COM): <text:s text:c="2"/>⊢ <text:s/>(P ↔ Q) ↔ (Q ↔ P)</text:p>
      <text:p text:style-name="P16"><text:s text:c="3"/>Proof</text:p>
      <text:p text:style-name="P16"><text:s text:c="3"/>01. <text:s text:c="2"/>| <text:s text:c="2"/>P ↔ Q <text:s text:c="30"/>H (for → I)</text:p>
      <text:p text:style-name="P16"><text:s text:c="3"/>02. <text:s text:c="2"/>| <text:s text:c="2"/>P → Q <text:s text:c="30"/>1 ↔ E</text:p>
      <text:p text:style-name="P16"><text:s text:c="3"/>03. <text:s text:c="2"/>| <text:s text:c="2"/>Q → P <text:s text:c="30"/>1 ↔ E</text:p>
      <text:p text:style-name="P16"><text:s text:c="3"/>04. <text:s text:c="2"/>| <text:s text:c="2"/>Q ↔ P <text:s text:c="30"/>2,3 ↔ I</text:p>
      <text:p text:style-name="P16"><text:s text:c="3"/>05. <text:s text:c="2"/>(P ↔ Q) → (Q ↔ P) <text:s text:c="22"/>1-10 → I</text:p>
      <text:p text:style-name="P16"><text:s text:c="3"/>06. <text:s text:c="2"/>| <text:s text:c="2"/>Q ↔ P <text:s text:c="30"/>H (for → I)</text:p>
      <text:p text:style-name="P16"><text:s text:c="3"/>07. <text:s text:c="2"/>| <text:s text:c="2"/>Q → P <text:s text:c="30"/>6 ↔ E</text:p>
      <text:p text:style-name="P16"><text:s text:c="3"/>08. <text:s text:c="2"/>| <text:s text:c="2"/>P → Q <text:s text:c="30"/>6 ↔ E</text:p>
      <text:p text:style-name="P16"><text:s text:c="3"/>09. <text:s text:c="2"/>| <text:s text:c="2"/>P ↔ Q <text:s text:c="30"/>7,8 ↔ I</text:p>
      <text:p text:style-name="P16"><text:s text:c="3"/>10. <text:s text:c="2"/>(Q ↔ P) → (P ↔ Q) <text:s text:c="22"/>6-9 → I</text:p>
      <text:p text:style-name="P16"><text:s text:c="3"/>11. <text:s text:c="2"/>(P ↔ Q) ↔ (Q ↔ P) <text:s text:c="22"/>5,10 ↔ I</text:p>
      <text:p text:style-name="P16"><text:s text:c="3"/>QED</text:p>
      <text:p text:style-name="P16"/>
      <text:p text:style-name="P16"><text:s text:c="3"/>Exportation (EXP):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 <text:s text:c="2"/>Q <text:s text:c="26"/>H (for →I)</text:p>
      <text:p text:style-name="P2"><text:s text:c="3"/>04. <text:s text:c="2"/>| <text:s text:c="2"/>| <text:s text:c="2"/>| <text:s text:c="2"/>P ∧ Q <text:s text:c="22"/>2,3 ∧I</text:p>
      <text:p text:style-name="P2"><text:s text:c="3"/>05. <text:s text:c="2"/>| <text:s text:c="2"/>| <text:s text:c="2"/>| <text:s text:c="2"/>R <text:s text:c="26"/>1,4 →E</text:p>
      <text:p text:style-name="P2"><text:s text:c="3"/>06. <text:s text:c="2"/>| <text:s text:c="2"/>| <text:s text:c="2"/>Q → R <text:s text:c="26"/>3-5 →I</text:p>
      <text:p text:style-name="P2"><text:s text:c="3"/>07. <text:s text:c="2"/>| <text:s text:c="2"/>P → (Q → R) <text:s text:c="24"/>2-6 →I</text:p>
      <text:p text:style-name="P2"><text:s text:c="3"/>08. <text:s text:c="2"/>((P ∧ Q) → R) → (P → (Q → R)) <text:s text:c="10"/>1-7 →I</text:p>
      <text:p text:style-name="P2"><text:s text:c="3"/>09. <text:s text:c="2"/>| <text:s text:c="2"/>P → (Q → R) <text:s text:c="24"/>H (for →I)</text:p>
      <text:p text:style-name="P2"><text:s text:c="3"/>10. <text:s text:c="2"/>| <text:s text:c="2"/>| <text:s text:c="2"/>P ∧ Q <text:s text:c="26"/>H (for →I)</text:p>
      <text:p text:style-name="P2"><text:s text:c="3"/>11. <text:s text:c="2"/>| <text:s text:c="2"/>| <text:s text:c="2"/>P <text:s text:c="30"/>13 ∧E</text:p>
      <text:p text:style-name="P2"><text:s text:c="3"/>12. <text:s text:c="2"/>| <text:s text:c="2"/>| <text:s text:c="2"/>Q → R <text:s text:c="26"/>9,11 →E</text:p>
      <text:p text:style-name="P2"><text:s text:c="3"/>13. <text:s text:c="2"/>| <text:s text:c="2"/>| <text:s text:c="2"/>Q <text:s text:c="30"/>10 ∧E</text:p>
      <text:p text:style-name="P2"><text:s text:c="3"/>14. <text:s text:c="2"/>| <text:s text:c="2"/>| <text:s text:c="2"/>R <text:s text:c="30"/>12,13 →E</text:p>
      <text:p text:style-name="P2"><text:s text:c="3"/>15. <text:s text:c="2"/>| <text:s text:c="2"/>(P ∧ Q) → R <text:s text:c="24"/>10-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 <text:s text:c="2"/>Q <text:s text:c="30"/>H (for →I)</text:p>
      <text:p text:style-name="P2"><text:s text:c="3"/>05. <text:s text:c="2"/>| <text:s text:c="2"/>| <text:s text:c="2"/>P ∧ Q <text:s text:c="26"/>2,4 ∧I</text:p>
      <text:p text:style-name="P2"><text:s text:c="3"/>06. <text:s text:c="2"/>| <text:s text:c="2"/>| <text:s text:c="2"/>(P ∧ Q) ∨ (P ∧ R) <text:s text:c="14"/>5 ∨I</text:p>
      <text:p text:style-name="P2"><text:s text:c="3"/>07. <text:s text:c="2"/>| <text:s text:c="2"/>Q → ((P ∧ Q) ∨ (P ∧ R)) <text:s text:c="12"/>4-6 →I</text:p>
      <text:p text:style-name="P2"><text:s text:c="3"/>08. <text:s text:c="2"/>| <text:s text:c="2"/>| <text:s text:c="2"/>R <text:s text:c="30"/>H (for →I)</text:p>
      <text:p text:style-name="P2"><text:s text:c="3"/>09. <text:s text:c="2"/>| <text:s text:c="2"/>| <text:s text:c="2"/>P ∧ R <text:s text:c="26"/>2,8 ∧I</text:p>
      <text:p text:style-name="P2"><text:s text:c="3"/>10. <text:s text:c="2"/>| <text:s text:c="2"/>| <text:s text:c="2"/>(P ∧ Q) ∨ (P ∧ R) <text:s text:c="14"/>9 ∨I</text:p>
      <text:p text:style-name="P2"><text:s text:c="3"/>11. <text:s text:c="2"/>| <text:s text:c="2"/>R → ((P ∧ Q) ∨ (P ∧ R)) <text:s text:c="12"/>8-10 →I</text:p>
      <text:p text:style-name="P2"><text:s text:c="3"/>12. <text:s text:c="2"/>| <text:s text:c="2"/>(P ∧ Q) ∨ (P ∧ R) <text:s text:c="18"/>3,7,11 ∨E</text:p>
      <text:p text:style-name="P2"><text:s text:c="3"/>13. <text:s text:c="2"/>(P ∧ (Q ∨ R)) → ((P ∧ Q) ∨ (P ∧ R)) <text:s text:c="4"/>1-12 →I</text:p>
      <text:p text:style-name="P2"><text:s text:c="3"/>14. <text:s text:c="2"/>| <text:s text:c="2"/>(P ∧ Q) ∨ (P ∧ R) <text:s text:c="18"/>H (for →I)</text:p>
      <text:p text:style-name="P2"><text:s text:c="3"/>15. <text:s text:c="2"/>| <text:s text:c="2"/>| <text:s text:c="2"/>P ∧ Q <text:s text:c="26"/>H (for →I)</text:p>
      <text:p text:style-name="P2"><text:s text:c="3"/>16. <text:s text:c="2"/>| <text:s text:c="2"/>| <text:s text:c="2"/>P <text:s text:c="30"/>15 ∧E</text:p>
      <text:p text:style-name="P2"><text:s text:c="3"/>17. <text:s text:c="2"/>| <text:s text:c="2"/>| <text:s text:c="2"/>Q <text:s text:c="30"/>15 ∧E</text:p>
      <text:p text:style-name="P2"><text:s text:c="3"/>18. <text:s text:c="2"/>| <text:s text:c="2"/>| <text:s text:c="2"/>Q ∨ R <text:s text:c="26"/>17 ∨I</text:p>
      <text:p text:style-name="P2"><text:s text:c="3"/>19. <text:s text:c="2"/>| <text:s text:c="2"/>| <text:s text:c="2"/>P ∧ (Q ∨ R) <text:s text:c="20"/>17,18 ∧I</text:p>
      <text:p text:style-name="P2"><text:s text:c="3"/>20. <text:s text:c="2"/>| <text:s text:c="2"/>(P ∧ Q) → (P ∧ (Q ∨ R)) <text:s text:c="12"/>15-18 →I</text:p>
      <text:p text:style-name="P2"><text:s text:c="3"/>21. <text:s text:c="2"/>| <text:s text:c="2"/>| <text:s text:c="2"/>P ∧ R <text:s text:c="26"/>H (for →I)</text:p>
      <text:p text:style-name="P2"><text:soft-page-break/><text:s text:c="3"/>22. <text:s text:c="2"/>| <text:s text:c="2"/>| <text:s text:c="2"/>P <text:s text:c="30"/>21 ∧E</text:p>
      <text:p text:style-name="P2"><text:s text:c="3"/>23. <text:s text:c="2"/>| <text:s text:c="2"/>| <text:s text:c="2"/>R <text:s text:c="30"/>21 ∧E</text:p>
      <text:p text:style-name="P2"><text:s text:c="3"/>24. <text:s text:c="2"/>| <text:s text:c="2"/>| <text:s text:c="2"/>Q ∨ R <text:s text:c="26"/>23 ∨I</text:p>
      <text:p text:style-name="P2"><text:s text:c="3"/>25. <text:s text:c="2"/>| <text:s text:c="2"/>| <text:s text:c="2"/>P ∧ (Q ∨ R) <text:s text:c="20"/>24 ∧I</text:p>
      <text:p text:style-name="P2"><text:s text:c="3"/>26. <text:s text:c="2"/>| <text:s text:c="2"/>(P ∧ R) → (P ∧ (Q ∨ R)) <text:s text:c="12"/>21-25 →I</text:p>
      <text:p text:style-name="P2"><text:s text:c="3"/>27. <text:s text:c="2"/>| <text:s text:c="2"/>P ∧ (Q ∨ R) <text:s text:c="24"/>14,20,26 ∨E</text:p>
      <text:p text:style-name="P2"><text:s text:c="3"/>28. <text:s text:c="2"/>((P ∧ Q) ∨ (P ∧ R)) → (P ∧ (Q ∨ R)) <text:s text:c="4"/>14-27 →I</text:p>
      <text:p text:style-name="P2"><text:s text:c="3"/>29. <text:s text:c="2"/>(P ∧ (Q ∨ R)) ↔ ((P ∧ Q) ∨ (P ∧ R)) <text:s text:c="4"/>13,28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R <text:s text:c="26"/>2 ∨I</text:p>
      <text:p text:style-name="P2"><text:s text:c="3"/>05. <text:s text:c="2"/>| <text:s text:c="2"/>| <text:s text:c="2"/>(P ∨ Q) ∧ (P ∨ R) <text:s text:c="14"/>3,4 ∧I</text:p>
      <text:p text:style-name="P2"><text:s text:c="3"/>06. <text:s text:c="2"/>| <text:s text:c="2"/>P → ((P ∨ Q) ∧ (P ∨ R)) <text:s text:c="12"/>2-5 →I</text:p>
      <text:p text:style-name="P2"><text:s text:c="3"/>07. <text:s text:c="2"/>| <text:s text:c="2"/>| <text:s text:c="2"/>Q ∧ R <text:s text:c="26"/>H (for →I)</text:p>
      <text:p text:style-name="P2"><text:s text:c="3"/>08. <text:s text:c="2"/>| <text:s text:c="2"/>| <text:s text:c="2"/>Q <text:s text:c="30"/>7 ∧E</text:p>
      <text:p text:style-name="P2"><text:s text:c="3"/>09. <text:s text:c="2"/>| <text:s text:c="2"/>| <text:s text:c="2"/>R <text:s text:c="30"/>7 ∧E</text:p>
      <text:p text:style-name="P2"><text:s text:c="3"/>10. <text:s text:c="2"/>| <text:s text:c="2"/>| <text:s text:c="2"/>P ∨ Q <text:s text:c="26"/>8 ∨I</text:p>
      <text:p text:style-name="P2"><text:s text:c="3"/>11. <text:s text:c="2"/>| <text:s text:c="2"/>| <text:s text:c="2"/>P ∨ R <text:s text:c="26"/>9 ∨I</text:p>
      <text:p text:style-name="P2"><text:s text:c="3"/>12. <text:s text:c="2"/>| <text:s text:c="2"/>| <text:s text:c="2"/>(P ∨ Q) ∧ (P ∨ R) <text:s text:c="14"/>10,11 ∧I</text:p>
      <text:p text:style-name="P2"><text:s text:c="3"/>13. <text:s text:c="2"/>| <text:s text:c="2"/>(Q ∧ R) → ((P ∨ Q) ∧ (P ∨ R)) <text:s text:c="6"/>7-12 →I</text:p>
      <text:p text:style-name="P2"><text:s text:c="3"/>14. <text:s text:c="2"/>| <text:s text:c="2"/>(P ∨ Q) ∧ (P ∨ R) <text:s text:c="18"/>1,6,13 ∨E</text:p>
      <text:p text:style-name="P2"><text:s text:c="3"/>15. <text:s text:c="2"/>(P ∨ (Q ∧ R)) → ((P ∨ Q) ∧ (P ∨ R)) <text:s text:c="4"/>1-14 →I</text:p>
      <text:p text:style-name="P2"><text:s text:c="3"/>16. <text:s text:c="2"/>| <text:s text:c="2"/>(P ∨ Q) ∧ (P ∨ R) <text:s text:c="18"/>H (for →I)</text:p>
      <text:p text:style-name="P2"><text:s text:c="3"/>17. <text:s text:c="2"/>| <text:s text:c="2"/>P ∨ Q <text:s text:c="30"/>18 ∧E</text:p>
      <text:p text:style-name="P2"><text:s text:c="3"/>18. <text:s text:c="2"/>| <text:s text:c="2"/>P ∨ R <text:s text:c="30"/>16 ∧E</text:p>
      <text:p text:style-name="P2"><text:s text:c="3"/>19. <text:s text:c="2"/>| <text:s text:c="2"/>| <text:s text:c="2"/>P <text:s text:c="30"/>H (for →I)</text:p>
      <text:p text:style-name="P2"><text:s text:c="3"/>20. <text:s text:c="2"/>| <text:s text:c="2"/>| <text:s text:c="2"/>P ∨ (Q ∧ R) <text:s text:c="20"/>19 ∨I</text:p>
      <text:p text:style-name="P2"><text:s text:c="3"/>21. <text:s text:c="2"/>| <text:s text:c="2"/>P → (P ∨ (Q ∧ R)) <text:s text:c="18"/>19-20 →I</text:p>
      <text:p text:style-name="P2"><text:s text:c="3"/>22. <text:s text:c="2"/>| <text:s text:c="2"/>| <text:s text:c="2"/>Q <text:s text:c="30"/>H (for →I)</text:p>
      <text:p text:style-name="P2"><text:s text:c="3"/>23. <text:s text:c="2"/>| <text:s text:c="2"/>| <text:s text:c="2"/>| <text:s text:c="2"/>R <text:s text:c="26"/>H (for →I)</text:p>
      <text:p text:style-name="P2"><text:s text:c="3"/>24. <text:s text:c="2"/>| <text:s text:c="2"/>| <text:s text:c="2"/>| <text:s text:c="2"/>Q ∧ R <text:s text:c="22"/>22,23 ∧I</text:p>
      <text:p text:style-name="P2"><text:s text:c="3"/>25. <text:s text:c="2"/>| <text:s text:c="2"/>| <text:s text:c="2"/>| <text:s text:c="2"/>P ∨ (Q ∧ R) <text:s text:c="16"/>24 ∨I</text:p>
      <text:p text:style-name="P2"><text:s text:c="3"/>26. <text:s text:c="2"/>| <text:s text:c="2"/>| <text:s text:c="2"/>R → (P ∨ (Q ∧ R)) <text:s text:c="14"/>23-25 →I</text:p>
      <text:p text:style-name="P2"><text:s text:c="3"/>27. <text:s text:c="2"/>| <text:s text:c="2"/>| <text:s text:c="2"/>P ∨ (Q ∧ R) <text:s text:c="20"/>28,21,26 ∨E</text:p>
      <text:p text:style-name="P2"><text:s text:c="3"/>28. <text:s text:c="2"/>| <text:s text:c="2"/>Q → (P ∨ (Q ∧ R)) <text:s text:c="18"/>22-26 →I</text:p>
      <text:p text:style-name="P2"><text:s text:c="3"/>29. <text:s text:c="2"/>| <text:s text:c="2"/>P ∨ (Q ∧ R) <text:s text:c="24"/>17,21,28 ∨E</text:p>
      <text:p text:style-name="P2"><text:s text:c="3"/>30. <text:s text:c="2"/>((P ∨ Q) ∧ (P ∨ R)) → (P ∨ (Q ∧ R)) <text:s text:c="4"/>16-29 →I</text:p>
      <text:p text:style-name="P2"><text:s text:c="3"/>31. <text:s text:c="2"/>(P ∨ (Q ∧ R)) ↔ ((P ∨ Q) ∧ (P ∨ R)) <text:s text:c="4"/>15,30 ↔I</text:p>
      <text:p text:style-name="P2"><text:s text:c="3"/>QED</text:p>
      <text:p text:style-name="P2"/>
      <text:p text:style-name="P2"><text:s text:c="3"/>DeMorgan's law (DM): ⊢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5"/>H (for -I)</text:p>
      <text:p text:style-name="P2"><text:s text:c="3"/>04. <text:s text:c="2"/>| <text:s text:c="2"/>| <text:s text:c="2"/>| <text:s text:c="2"/>-P ∨ -Q <text:s text:c="20"/>3 ∨I</text:p>
      <text:p text:style-name="P2"><text:s text:c="3"/>05. <text:s text:c="2"/>| <text:s text:c="2"/>| <text:s text:c="2"/>| <text:s text:c="2"/>⊥ <text:s text:c="26"/>2,4 ⊥ I</text:p>
      <text:p text:style-name="P2"><text:s text:c="3"/>06. <text:s text:c="2"/>| <text:s text:c="2"/>| <text:s text:c="2"/>--P <text:s text:c="28"/>3-5 ⊥ E</text:p>
      <text:p text:style-name="P2"><text:s text:c="3"/>07. <text:s text:c="2"/>| <text:s text:c="2"/>| <text:s text:c="2"/>P <text:s text:c="30"/>6 -E</text:p>
      <text:p text:style-name="P2"><text:s text:c="3"/>08. <text:s text:c="2"/>| <text:s text:c="2"/>| <text:s text:c="2"/>| <text:s text:c="2"/>-Q <text:s text:c="25"/>H (for -I)</text:p>
      <text:p text:style-name="P2"><text:s text:c="3"/>09. <text:s text:c="2"/>| <text:s text:c="2"/>| <text:s text:c="2"/>| <text:s text:c="2"/>-P ∨ -Q <text:s text:c="20"/>8 ∨I</text:p>
      <text:p text:style-name="P2"><text:s text:c="3"/>10. <text:s text:c="2"/>| <text:s text:c="2"/>| <text:s text:c="2"/>| <text:s text:c="2"/>⊥ <text:s text:c="26"/>2,9 ⊥ I</text:p>
      <text:p text:style-name="P2"><text:s text:c="3"/>11. <text:s text:c="2"/>| <text:s text:c="2"/>| <text:s text:c="2"/>--Q <text:s text:c="28"/>9-10 ⊥ E</text:p>
      <text:p text:style-name="P2"><text:s text:c="3"/>12. <text:s text:c="2"/>| <text:s text:c="2"/>| <text:s text:c="2"/>Q <text:s text:c="30"/>11 -E</text:p>
      <text:p text:style-name="P2"><text:soft-page-break/><text:s text:c="3"/>13. <text:s text:c="2"/>| <text:s text:c="2"/>| <text:s text:c="2"/>P ∧ Q <text:s text:c="26"/>7,12 ∧I</text:p>
      <text:p text:style-name="P2"><text:s text:c="3"/>14. <text:s text:c="2"/>| <text:s text:c="2"/>| <text:s text:c="2"/>⊥ <text:s text:c="30"/>1,13 ⊥ I</text:p>
      <text:p text:style-name="P2"><text:s text:c="3"/>15. <text:s text:c="2"/>| <text:s text:c="2"/>--(-P ∨ -Q) <text:s text:c="24"/>2-14 ⊥ E</text:p>
      <text:p text:style-name="P2"><text:s text:c="3"/>16. <text:s text:c="2"/>| <text:s text:c="2"/>-P ∨ -Q <text:s text:c="28"/>15 -E</text:p>
      <text:p text:style-name="P2"><text:s text:c="3"/>17. <text:s text:c="2"/>-(P ∧ Q) → (-P ∨ -Q) <text:s text:c="19"/>1-16 →I</text:p>
      <text:p text:style-name="P2"><text:s text:c="3"/>18. <text:s text:c="2"/>| <text:s text:c="2"/>-P ∨ -Q <text:s text:c="28"/>H (for →I)</text:p>
      <text:p text:style-name="P2"><text:s text:c="3"/>19. <text:s text:c="2"/>| <text:s text:c="2"/>| <text:s text:c="2"/>P ∧ Q <text:s text:c="26"/>H (for -I)</text:p>
      <text:p text:style-name="P2"><text:s text:c="3"/>20. <text:s text:c="2"/>| <text:s text:c="2"/>| <text:s text:c="2"/>P <text:s text:c="30"/>19 ∧E</text:p>
      <text:p text:style-name="P2"><text:s text:c="3"/>21. <text:s text:c="2"/>| <text:s text:c="2"/>| <text:s text:c="2"/>Q <text:s text:c="30"/>19 ∧E</text:p>
      <text:p text:style-name="P2"><text:s text:c="3"/>22. <text:s text:c="2"/>| <text:s text:c="2"/>| <text:s text:c="2"/>--P <text:s text:c="28"/>20 DN</text:p>
      <text:p text:style-name="P2"><text:s text:c="3"/>23. <text:s text:c="2"/>| <text:s text:c="2"/>| <text:s text:c="2"/>-Q <text:s text:c="29"/>18,22 DS</text:p>
      <text:p text:style-name="P2"><text:s text:c="3"/>24. <text:s text:c="2"/>| <text:s text:c="2"/>| <text:s text:c="2"/>⊥ <text:s text:c="30"/>21,23 ⊥ I</text:p>
      <text:p text:style-name="P2"><text:s text:c="3"/>25. <text:s text:c="2"/>| <text:s text:c="2"/>-(P ∧ Q) <text:s text:c="27"/>19-24 ⊥ E</text:p>
      <text:p text:style-name="P2"><text:s text:c="3"/>26. <text:s text:c="2"/>(-P ∨ -Q) → -(P ∧ Q) <text:s text:c="19"/>18-25 →I</text:p>
      <text:p text:style-name="P2"><text:s text:c="3"/>27. <text:s text:c="2"/>-(P ∧ Q) ↔ (-P ∨ -Q) <text:s text:c="19"/>17,26 ↔I</text:p>
      <text:p text:style-name="P2"><text:s text:c="3"/>QED</text:p>
      <text:p text:style-name="P2"/>
      <text:p text:style-name="P2"><text:s text:c="3"/>DeMorgan's law (DM) <text:s/>⊢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6"/>H (for -I)</text:p>
      <text:p text:style-name="P2"><text:s text:c="3"/>04. <text:s text:c="2"/>| <text:s text:c="2"/>| <text:s text:c="2"/>| <text:s text:c="2"/>P ∨ Q <text:s text:c="22"/>3 ∨I</text:p>
      <text:p text:style-name="P2"><text:s text:c="3"/>05. <text:s text:c="2"/>| <text:s text:c="2"/>| <text:s text:c="2"/>| <text:s text:c="2"/>⊥ <text:s text:c="26"/>1,4 ⊥ I</text:p>
      <text:p text:style-name="P2"><text:s text:c="3"/>06. <text:s text:c="2"/>| <text:s text:c="2"/>| <text:s text:c="2"/>-P <text:s text:c="29"/>3-5 ⊥ E</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 <text:s text:c="26"/>1,8 ⊥ I</text:p>
      <text:p text:style-name="P2"><text:s text:c="3"/>10. <text:s text:c="2"/>| <text:s text:c="2"/>| <text:s text:c="2"/>-Q <text:s text:c="29"/>7-9 ⊥ E</text:p>
      <text:p text:style-name="P2"><text:s text:c="3"/>11. <text:s text:c="2"/>| <text:s text:c="2"/>| <text:s text:c="2"/>-P ∧ -Q <text:s text:c="24"/>6,10 ∧I</text:p>
      <text:p text:style-name="P2"><text:s text:c="3"/>12. <text:s text:c="2"/>| <text:s text:c="2"/>| <text:s text:c="2"/>⊥ <text:s text:c="30"/>2,11 ⊥ I</text:p>
      <text:p text:style-name="P2"><text:s text:c="3"/>13. <text:s text:c="2"/>| <text:s text:c="2"/>-P ∧ -Q <text:s text:c="28"/>2-12 ⊥ E</text:p>
      <text:p text:style-name="P2"><text:s text:c="3"/>14. <text:s text:c="2"/>-(P ∨ Q) → (-P ∧ -Q) <text:s text:c="19"/>1-13 →I</text:p>
      <text:p text:style-name="P2"><text:s text:c="3"/>15. <text:s text:c="2"/>| <text:s text:c="2"/>-P ∧ -Q <text:s text:c="28"/>H (for →I)</text:p>
      <text:p text:style-name="P2"><text:s text:c="3"/>16. <text:s text:c="2"/>| <text:s text:c="2"/>| <text:s text:c="2"/>P ∨ Q <text:s text:c="26"/>H (for -I)</text:p>
      <text:p text:style-name="P2"><text:s text:c="3"/>17. <text:s text:c="2"/>| <text:s text:c="2"/>| <text:s text:c="2"/>-P <text:s text:c="29"/>15 ∧E</text:p>
      <text:p text:style-name="P2"><text:s text:c="3"/>18. <text:s text:c="2"/>| <text:s text:c="2"/>| <text:s text:c="2"/>-Q <text:s text:c="29"/>15 ∧E</text:p>
      <text:p text:style-name="P2"><text:s text:c="3"/>19. <text:s text:c="2"/>| <text:s text:c="2"/>| <text:s text:c="2"/>Q <text:s text:c="30"/>16,18 DS</text:p>
      <text:p text:style-name="P2"><text:s text:c="3"/>20. <text:s text:c="2"/>| <text:s text:c="2"/>| <text:s text:c="2"/>⊥ <text:s text:c="30"/>18,19 ⊥ I</text:p>
      <text:p text:style-name="P2"><text:s text:c="3"/>21. <text:s text:c="2"/>| <text:s text:c="2"/>-(P ∨ Q) <text:s text:c="27"/>16-20 ⊥ E</text:p>
      <text:p text:style-name="P2"><text:s text:c="3"/>22. <text:s text:c="2"/>(-P ∧ -Q) → -(P ∨ Q) <text:s text:c="19"/>15-21 →I</text:p>
      <text:p text:style-name="P2"><text:s text:c="3"/>23. <text:s text:c="2"/>-(P ∨ Q) ↔ (-P ∧ -Q) <text:s text:c="19"/>14,22 ↔I</text:p>
      <text:p text:style-name="P2"><text:s text:c="3"/>QED</text:p>
      <text:p text:style-name="P2"/>
      <text:p text:style-name="P2"><text:s text:c="3"/>Material Equivalence (ME): <text:s/>⊢ <text:s/>(P ↔ Q) ↔ ((P → Q) ∧ (Q → P))</text:p>
      <text:p text:style-name="P2"><text:s text:c="3"/>Proof</text:p>
      <text:p text:style-name="P2"><text:s text:c="3"/>01. <text:s text:c="2"/>| <text:s text:c="2"/>P ↔ Q <text:s text:c="29"/>H (for →I)</text:p>
      <text:p text:style-name="P2"><text:s text:c="3"/>02. <text:s text:c="2"/>| <text:s text:c="2"/>P → Q <text:s text:c="29"/>1 ↔E</text:p>
      <text:p text:style-name="P2"><text:s text:c="3"/>03. <text:s text:c="2"/>| <text:s text:c="2"/>Q → P <text:s text:c="29"/>1 ↔E</text:p>
      <text:p text:style-name="P2"><text:s text:c="3"/>04. <text:s text:c="2"/>| <text:s text:c="2"/>(P → Q) ∧ (Q → P) <text:s text:c="17"/>2,3 ∧I</text:p>
      <text:p text:style-name="P2"><text:s text:c="3"/>05. <text:s text:c="2"/>(P ↔ Q) → ((P → Q) ∧ (Q → P)) <text:s text:c="9"/>1-4 →I</text:p>
      <text:p text:style-name="P2"><text:s text:c="3"/>06. <text:s text:c="2"/>| <text:s text:c="2"/>(P → Q) ∧ (Q → P) <text:s text:c="17"/>H (for →I)</text:p>
      <text:p text:style-name="P2"><text:s text:c="3"/>07. <text:s text:c="2"/>| <text:s text:c="2"/>P → Q <text:s text:c="29"/>6 ∧E</text:p>
      <text:p text:style-name="P2"><text:s text:c="3"/>08. <text:s text:c="2"/>| <text:s text:c="2"/>Q → P <text:s text:c="29"/>6 ∧E</text:p>
      <text:p text:style-name="P2"><text:s text:c="3"/>09. <text:s text:c="2"/>| <text:s text:c="2"/>P ↔ Q <text:s text:c="29"/>7,8 ↔I</text:p>
      <text:p text:style-name="P2"><text:s text:c="3"/>10. <text:s text:c="2"/>((P → Q) ∧ (Q → P)) → (P ↔ Q) <text:s text:c="9"/>6-9 →I</text:p>
      <text:p text:style-name="P2"><text:s text:c="3"/>11. <text:s text:c="2"/>(P ↔ Q) ↔ ((P → Q) ∧ (Q → P)) <text:s text:c="9"/>5,10 ↔I</text:p>
      <text:p text:style-name="P2"><text:s text:c="3"/>QED</text:p>
      <text:p text:style-name="P2"/>
      <text:p text:style-name="P2"><text:soft-page-break/><text:s text:c="3"/>Material Equivalence (ME): <text:s/>⊢ <text:s/>(P ↔ Q) ↔ ((P ∧ Q) ∨ (-P ∧ -Q))</text:p>
      <text:p text:style-name="P2"><text:s text:c="3"/>Proof</text:p>
      <text:p text:style-name="P2"><text:s text:c="3"/>01. <text:s text:c="2"/>| <text:s text:c="2"/>P ↔ Q <text:s text:c="30"/>H (for →I)</text:p>
      <text:p text:style-name="P2"><text:s text:c="3"/>02. <text:s text:c="2"/>| <text:s text:c="2"/>P → Q <text:s text:c="30"/>1 ↔E</text:p>
      <text:p text:style-name="P2"><text:s text:c="3"/>03. <text:s text:c="2"/>| <text:s text:c="2"/>Q → P <text:s text:c="30"/>1 ↔E</text:p>
      <text:p text:style-name="P2"><text:s text:c="3"/>04. <text:s text:c="2"/>| <text:s text:c="2"/>| <text:s text:c="2"/>-((P ∧ Q) ∨ (-P ∧ -Q)) <text:s text:c="9"/>H (for -I)</text:p>
      <text:p text:style-name="P2"><text:s text:c="3"/>05. <text:s text:c="2"/>| <text:s text:c="2"/>| <text:s text:c="2"/>-(P ∧ Q) ∧ -(-P ∧ -Q) <text:s text:c="10"/>4 DM</text:p>
      <text:p text:style-name="P2"><text:s text:c="3"/>06. <text:s text:c="2"/>| <text:s text:c="2"/>| <text:s text:c="2"/>-(P ∧ Q) <text:s text:c="23"/>5 ∧E</text:p>
      <text:p text:style-name="P2"><text:s text:c="3"/>07. <text:s text:c="2"/>| <text:s text:c="2"/>| <text:s text:c="2"/>-(-P ∧ -Q) <text:s text:c="21"/>5 ∧E</text:p>
      <text:p text:style-name="P2"><text:s text:c="3"/>08. <text:s text:c="2"/>| <text:s text:c="2"/>| <text:s text:c="2"/>-P ∨ -Q <text:s text:c="24"/>6 DM</text:p>
      <text:p text:style-name="P2"><text:s text:c="3"/>09. <text:s text:c="2"/>| <text:s text:c="2"/>| <text:s text:c="2"/>P ∨ Q <text:s text:c="26"/>7 DM</text:p>
      <text:p text:style-name="P2"><text:s text:c="3"/>10. <text:s text:c="2"/>| <text:s text:c="2"/>| <text:s text:c="2"/>| <text:s text:c="2"/>-P <text:s text:c="25"/>H (for →I)</text:p>
      <text:p text:style-name="P2"><text:s text:c="3"/>11. <text:s text:c="2"/>| <text:s text:c="2"/>| <text:s text:c="2"/>| <text:s text:c="2"/>-Q <text:s text:c="25"/>2,10 MT</text:p>
      <text:p text:style-name="P2"><text:s text:c="3"/>12. <text:s text:c="2"/>| <text:s text:c="2"/>| <text:s text:c="2"/>| <text:s text:c="2"/>P <text:s text:c="26"/>9,10 DS</text:p>
      <text:p text:style-name="P2"><text:s text:c="3"/>13. <text:s text:c="2"/>| <text:s text:c="2"/>| <text:s text:c="2"/>| <text:s text:c="2"/>⊥ <text:s text:c="26"/>10,11 ⊥ I</text:p>
      <text:p text:style-name="P2"><text:s text:c="3"/>14. <text:s text:c="2"/>| <text:s text:c="2"/>| <text:s text:c="2"/>-P → ⊥ <text:s text:c="25"/>10-13 →I</text:p>
      <text:p text:style-name="P2"><text:s text:c="3"/>15. <text:s text:c="2"/>| <text:s text:c="2"/>| <text:s text:c="2"/>| <text:s text:c="2"/>-Q <text:s text:c="25"/>H (for →I)</text:p>
      <text:p text:style-name="P2"><text:s text:c="3"/>16. <text:s text:c="2"/>| <text:s text:c="2"/>| <text:s text:c="2"/>| <text:s text:c="2"/>-P <text:s text:c="25"/>2,15 MT</text:p>
      <text:p text:style-name="P2"><text:s text:c="3"/>17. <text:s text:c="2"/>| <text:s text:c="2"/>| <text:s text:c="2"/>| <text:s text:c="2"/>P <text:s text:c="26"/>9,15 DS</text:p>
      <text:p text:style-name="P2"><text:s text:c="3"/>18. <text:s text:c="2"/>| <text:s text:c="2"/>| <text:s text:c="2"/>| <text:s text:c="2"/>⊥ <text:s text:c="26"/>16,17 ⊥ I</text:p>
      <text:p text:style-name="P2"><text:s text:c="3"/>19. <text:s text:c="2"/>| <text:s text:c="2"/>| <text:s text:c="2"/>-Q → ⊥ <text:s text:c="25"/>15-18 →I</text:p>
      <text:p text:style-name="P2"><text:s text:c="3"/>20. <text:s text:c="2"/>| <text:s text:c="2"/>| <text:s text:c="2"/>⊥ <text:s text:c="30"/>8,14,19 ∨E</text:p>
      <text:p text:style-name="P2"><text:s text:c="3"/>21. <text:s text:c="2"/>| <text:s text:c="2"/>(P ∧ Q) ∨ (-P ∧ -Q) <text:s text:c="16"/>4-20 ⊥ E</text:p>
      <text:p text:style-name="P2"><text:s text:c="3"/>22. <text:s text:c="2"/>(P ↔ Q) → ((P ∧ Q) ∨ (-P ∧ -Q)) <text:s text:c="8"/>1-21 →I</text:p>
      <text:p text:style-name="P2"><text:s text:c="3"/>23. <text:s text:c="2"/>| <text:s text:c="2"/>(P ∧ Q) ∨ (-P ∧ -Q) <text:s text:c="16"/>H (for →I)</text:p>
      <text:p text:style-name="P2"><text:s text:c="3"/>24. <text:s text:c="2"/>| <text:s text:c="2"/>| <text:s text:c="2"/>P ∧ Q <text:s text:c="26"/>H (for →I)</text:p>
      <text:p text:style-name="P2"><text:s text:c="3"/>25. <text:s text:c="2"/>| <text:s text:c="2"/>| <text:s text:c="2"/>| <text:s text:c="2"/>P <text:s text:c="26"/>H (for →I)</text:p>
      <text:p text:style-name="P2"><text:s text:c="3"/>26. <text:s text:c="2"/>| <text:s text:c="2"/>| <text:s text:c="2"/>| <text:s text:c="2"/>Q <text:s text:c="26"/>24 ∧E</text:p>
      <text:p text:style-name="P2"><text:s text:c="3"/>27. <text:s text:c="2"/>| <text:s text:c="2"/>| <text:s text:c="2"/>P → Q <text:s text:c="26"/>25-26 →I</text:p>
      <text:p text:style-name="P2"><text:s text:c="3"/>28. <text:s text:c="2"/>| <text:s text:c="2"/>| <text:s text:c="2"/>| <text:s text:c="2"/>Q <text:s text:c="26"/>H (for →I)</text:p>
      <text:p text:style-name="P2"><text:s text:c="3"/>29. <text:s text:c="2"/>| <text:s text:c="2"/>| <text:s text:c="2"/>| <text:s text:c="2"/>P <text:s text:c="26"/>24 ∧E</text:p>
      <text:p text:style-name="P2"><text:s text:c="3"/>30. <text:s text:c="2"/>| <text:s text:c="2"/>| <text:s text:c="2"/>Q → P <text:s text:c="26"/>28-29 →I</text:p>
      <text:p text:style-name="P2"><text:s text:c="3"/>31. <text:s text:c="2"/>| <text:s text:c="2"/>| <text:s text:c="2"/>P ↔ Q <text:s text:c="26"/>27,30 ↔I</text:p>
      <text:p text:style-name="P2"><text:s text:c="3"/>32. <text:s text:c="2"/>| <text:s text:c="2"/>(P ∧ Q) → (P ↔ Q) <text:s text:c="18"/>24-31 →I</text:p>
      <text:p text:style-name="P2"><text:s text:c="3"/>33. <text:s text:c="2"/>| <text:s text:c="2"/>| <text:s text:c="2"/>-P ∧ -Q <text:s text:c="24"/>H (for →I)</text:p>
      <text:p text:style-name="P2"><text:s text:c="3"/>34. <text:s text:c="2"/>| <text:s text:c="2"/>| <text:s text:c="2"/>| <text:s text:c="2"/>-P <text:s text:c="25"/>H (for →I)</text:p>
      <text:p text:style-name="P2"><text:s text:c="3"/>35. <text:s text:c="2"/>| <text:s text:c="2"/>| <text:s text:c="2"/>| <text:s text:c="2"/>-Q <text:s text:c="25"/>33 ∧E</text:p>
      <text:p text:style-name="P2"><text:s text:c="3"/>36. <text:s text:c="2"/>| <text:s text:c="2"/>| <text:s text:c="2"/>-P → -Q <text:s text:c="24"/>34-35 →I</text:p>
      <text:p text:style-name="P2"><text:s text:c="3"/>37. <text:s text:c="2"/>| <text:s text:c="2"/>| <text:s text:c="2"/>Q → P <text:s text:c="26"/>36 TRANS</text:p>
      <text:p text:style-name="P2"><text:s text:c="3"/>38. <text:s text:c="2"/>| <text:s text:c="2"/>| <text:s text:c="2"/>| <text:s text:c="2"/>-Q <text:s text:c="25"/>H (for →I)</text:p>
      <text:p text:style-name="P2"><text:s text:c="3"/>39. <text:s text:c="2"/>| <text:s text:c="2"/>| <text:s text:c="2"/>| <text:s text:c="2"/>-P <text:s text:c="25"/>33 ∧E</text:p>
      <text:p text:style-name="P2"><text:s text:c="3"/>40. <text:s text:c="2"/>| <text:s text:c="2"/>| <text:s text:c="2"/>-Q → -P <text:s text:c="24"/>37-38 →I</text:p>
      <text:p text:style-name="P2"><text:s text:c="3"/>41. <text:s text:c="2"/>| <text:s text:c="2"/>| <text:s text:c="2"/>P → Q <text:s text:c="26"/>40 TRANS</text:p>
      <text:p text:style-name="P2"><text:s text:c="3"/>42. <text:s text:c="2"/>| <text:s text:c="2"/>| <text:s text:c="2"/>P ↔ Q <text:s text:c="26"/>37,41 ↔I</text:p>
      <text:p text:style-name="P2"><text:s text:c="3"/>43. <text:s text:c="2"/>| <text:s text:c="2"/>(-P ∧ -Q) → (P ↔ Q) <text:s text:c="16"/>33-42 →I</text:p>
      <text:p text:style-name="P2"><text:s text:c="3"/>44. <text:s text:c="2"/>((P ∧ Q) ∨ (-P ∧ -Q)) → (P ↔ Q) <text:s text:c="8"/>23-44 →I</text:p>
      <text:p text:style-name="P2"><text:s text:c="3"/>45. <text:s text:c="2"/>(P ↔ Q) ↔ ((P ∧ Q) ∨ (-P ∧ -Q)) <text:s text:c="8"/>22,44 ↔I</text:p>
      <text:p text:style-name="P2"><text:s text:c="3"/>QED</text:p>
      <text:p text:style-name="P2"/>
      <text:p text:style-name="P2"/>
      <text:p text:style-name="P2">=================================</text:p>
      <text:p text:style-name="P2">Appendix D: UTF-8 Character Codes</text:p>
      <text:p text:style-name="P2">=================================</text:p>
      <text:p text:style-name="P2"/>
      <text:p text:style-name="P2"><text:s text:c="3"/>Symbol <text:s text:c="45"/>hex code</text:p>
      <text:p text:style-name="P2"><text:s text:c="3"/>================================================== <text:s/>========</text:p>
      <text:p text:style-name="P2"><text:s text:c="3"/>Logical Symbols</text:p>
      <text:p text:style-name="P2"/>
      <text:p text:style-name="P2"><text:s text:c="3"/>∴ <text:s text:c="11"/>therefore <text:s text:c="29"/>2234</text:p>
      <text:p text:style-name="P2"><text:soft-page-break/><text:s text:c="3"/>∵ <text:s text:c="11"/>because <text:s text:c="31"/>2235</text:p>
      <text:p text:style-name="P2"><text:s text:c="3"/>￢ <text:s text:c="10"/>negation <text:s text:c="30"/>FFE2</text:p>
      <text:p text:style-name="P2"><text:s text:c="3"/>∧ <text:s text:c="11"/>conjunction <text:s text:c="27"/>2227</text:p>
      <text:p text:style-name="P2"><text:s text:c="3"/>∨ <text:s text:c="11"/>disjunction <text:s text:c="27"/>2228</text:p>
      <text:p text:style-name="P2"><text:s text:c="3"/>→ <text:s text:c="11"/>conditional <text:s text:c="27"/>2192</text:p>
      <text:p text:style-name="P2"><text:s text:c="3"/>↔ <text:s text:c="11"/>biconditional <text:s text:c="25"/>2194</text:p>
      <text:p text:style-name="P2"><text:s text:c="3"/>← <text:s text:c="11"/>reverse conditional, only if <text:s text:c="10"/>2190</text:p>
      <text:p text:style-name="P2"><text:s text:c="3"/>∀ <text:s text:c="11"/>universal quantifier <text:s text:c="18"/>2200</text:p>
      <text:p text:style-name="P2"><text:s text:c="3"/>∃ <text:s text:c="11"/>existential quantifier <text:s text:c="16"/>2203</text:p>
      <text:p text:style-name="P2"><text:s text:c="3"/>℩ <text:s text:c="11"/>definite descriptor (inverted iota) <text:s text:c="3"/>2129</text:p>
      <text:p text:style-name="P2"><text:s text:c="3"/>▫ <text:s text:c="11"/>box <text:s text:c="35"/>25AB</text:p>
      <text:p text:style-name="P2"><text:s text:c="3"/>⋄ <text:s text:c="11"/>diamond <text:s text:c="31"/>22C4</text:p>
      <text:p text:style-name="P2"><text:s text:c="3"/>▪ <text:s text:c="11"/>solid box <text:s text:c="29"/>25AA</text:p>
      <text:p text:style-name="P2"><text:s text:c="3"/>♦ <text:s text:c="11"/>solid diamond <text:s text:c="25"/>2666</text:p>
      <text:p text:style-name="P2"><text:s text:c="3"/>T <text:s text:c="11"/>tautology, valid wff <text:s text:c="18"/>22A4</text:p>
      <text:p text:style-name="P2"><text:s text:c="3"/>⊥ <text:s text:c="11"/>contradiction (inverted T) <text:s text:c="12"/>22A5</text:p>
      <text:p text:style-name="P2"><text:s text:c="3"/>⊢ <text:s text:c="11"/>entails (turnstile) <text:s text:c="19"/>22A2</text:p>
      <text:p text:style-name="P2"><text:s text:c="3"/>⊬ <text:s text:c="11"/>doesn't entail <text:s text:c="24"/>22AC</text:p>
      <text:p text:style-name="P2"><text:s text:c="3"/>⊨ <text:s text:c="11"/>satisfies <text:s text:c="29"/>22A8</text:p>
      <text:p text:style-name="P2"><text:s text:c="3"/>⊭ <text:s text:c="11"/>doesn't satisfy <text:s text:c="23"/>22AD</text:p>
      <text:p text:style-name="P2"><text:s text:c="3"/>𝕸 <text:s text:c="11"/>model function <text:s text:c="24"/>0001D578</text:p>
      <text:p text:style-name="P2"/>
      <text:p text:style-name="P2"><text:s text:c="3"/>Set Theory Symbols</text:p>
      <text:p text:style-name="P2"/>
      <text:p text:style-name="P2"><text:s text:c="3"/>∅ <text:s/>or <text:s/>null <text:s/>empty set <text:s text:c="29"/>2205</text:p>
      <text:p text:style-name="P2"><text:s text:c="3"/>∊ <text:s text:c="11"/>membership <text:s text:c="28"/>220A</text:p>
      <text:p text:style-name="P2"><text:s text:c="3"/>⊂ <text:s text:c="11"/>proper subset <text:s text:c="25"/>2282</text:p>
      <text:p text:style-name="P2"><text:s text:c="3"/>⊆ <text:s text:c="11"/>subset <text:s text:c="32"/>2286</text:p>
      <text:p text:style-name="P2"><text:s text:c="3"/>⊃ <text:s text:c="11"/>proper superset <text:s text:c="23"/>2283</text:p>
      <text:p text:style-name="P2"><text:s text:c="3"/>⊇ <text:s text:c="11"/>superset <text:s text:c="30"/>2287</text:p>
      <text:p text:style-name="P2"><text:s text:c="3"/>∪ <text:s text:c="11"/>union <text:s text:c="33"/>222A</text:p>
      <text:p text:style-name="P2"><text:s text:c="3"/>∩ <text:s text:c="11"/>intersection <text:s text:c="26"/>2229</text:p>
      <text:p text:style-name="P2"><text:s text:c="3"/></text:p>
      <text:p text:style-name="P2"><text:s text:c="3"/>Mathematical Symbols</text:p>
      <text:p text:style-name="P2"/>
      <text:p text:style-name="P2"><text:s text:c="3"/>≠ <text:s text:c="11"/>is not equal to <text:s text:c="23"/>2260</text:p>
      <text:p text:style-name="P2"><text:s text:c="3"/>≤ <text:s text:c="11"/>is less than or equal to <text:s text:c="14"/>2264</text:p>
      <text:p text:style-name="P2"><text:s text:c="3"/>≥ <text:s text:c="11"/>is greater than or equal to <text:s text:c="11"/>2265</text:p>
      <text:p text:style-name="P2"/>
      <text:p text:style-name="P2"><text:s text:c="3"/>Box Drawing Symbols</text:p>
      <text:p text:style-name="P2"/>
      <text:p text:style-name="P2"><text:s text:c="3"/>┌ <text:s text:c="11"/>top left <text:s text:c="30"/>250C</text:p>
      <text:p text:style-name="P2"><text:s text:c="3"/>┐ <text:s text:c="11"/>top right <text:s text:c="29"/>2510</text:p>
      <text:p text:style-name="P2"><text:s text:c="3"/>─ <text:s text:c="11"/>horizontal <text:s text:c="28"/>2500</text:p>
      <text:p text:style-name="P2"><text:s text:c="3"/>│ <text:s text:c="11"/>vertical <text:s text:c="30"/>2502</text:p>
      <text:p text:style-name="P2"><text:s text:c="3"/>┬ <text:s text:c="11"/>horizontal down <text:s text:c="23"/>252C</text:p>
      <text:p text:style-name="P2"><text:s text:c="3"/>┴ <text:s text:c="11"/>horizontal up <text:s text:c="25"/>2534</text:p>
      <text:p text:style-name="P2"><text:s text:c="3"/>┼ <text:s text:c="11"/>plus <text:s text:c="34"/>253C</text:p>
      <text:p text:style-name="P2"><text:s text:c="3"/>├ <text:s text:c="11"/>vertical right <text:s text:c="24"/>251C</text:p>
      <text:p text:style-name="P2"><text:s text:c="3"/>┤ <text:s text:c="11"/>vertical left <text:s text:c="25"/>2524</text:p>
      <text:p text:style-name="P2"><text:s text:c="3"/>└ <text:s text:c="11"/>bottom left <text:s text:c="27"/>2514</text:p>
      <text:p text:style-name="P2"><text:s text:c="3"/>┘ <text:s text:c="11"/>bottom right <text:s text:c="26"/>2518</text:p>
      <text:p text:style-name="P2"/>
      <text:p text:style-name="P2"><text:s text:c="3"/>═ <text:s text:c="11"/>double horizontal <text:s text:c="21"/>2550</text:p>
      <text:p text:style-name="P2"><text:s text:c="3"/>║ <text:s text:c="11"/>double vertical <text:s text:c="23"/>2551</text:p>
      <text:p text:style-name="P2"/>
      <text:p text:style-name="P2"/>
      <text:p text:style-name="P2">==============================</text:p>
      <text:p text:style-name="P2">Appendix E: The Greek Alphabet</text:p>
      <text:p text:style-name="P2"><text:soft-page-break/>==============================</text:p>
      <text:p text:style-name="P2"/>
      <text:p text:style-name="P2"><text:s text:c="3"/>The Greek Alphabet</text:p>
      <text:p text:style-name="P2"/>
      <text:p text:style-name="P2"><text:s text:c="6"/>Upper <text:s text:c="13"/>Lower</text:p>
      <text:p text:style-name="P2"/>
      <text:p text:style-name="P2"><text:s text:c="3"/>Sym <text:s text:c="2"/>Name <text:s text:c="8"/>Sym <text:s text:c="2"/>Name</text:p>
      <text:p text:style-name="P2"><text:s text:c="3"/>------------- <text:s text:c="4"/>------------------</text:p>
      <text:p text:style-name="P2"><text:s text:c="3"/>Α <text:s text:c="4"/>ALPHA <text:s text:c="7"/>α <text:s text:c="4"/>alpha</text:p>
      <text:p text:style-name="P2"><text:s text:c="3"/>Β <text:s text:c="4"/>BETA <text:s text:c="8"/>β <text:s text:c="4"/>beta</text:p>
      <text:p text:style-name="P2"><text:s text:c="3"/>Γ <text:s text:c="4"/>GAMMA <text:s text:c="7"/>γ <text:s text:c="4"/>gamma</text:p>
      <text:p text:style-name="P2"><text:s text:c="3"/>Δ <text:s text:c="4"/>DELTA <text:s text:c="7"/>δ <text:s text:c="4"/>delta</text:p>
      <text:p text:style-name="P2"><text:s text:c="3"/>Ε <text:s text:c="4"/>EPSILON <text:s text:c="5"/>ε <text:s text:c="4"/>epsilon</text:p>
      <text:p text:style-name="P2"><text:s text:c="3"/>Ζ <text:s text:c="4"/>ZETA <text:s text:c="8"/>ζ <text:s text:c="4"/>zeta</text:p>
      <text:p text:style-name="P2"><text:s text:c="3"/>Η <text:s text:c="4"/>ETA <text:s text:c="9"/>η <text:s text:c="4"/>eta</text:p>
      <text:p text:style-name="P2"><text:s text:c="3"/>Θ <text:s text:c="4"/>THETA <text:s text:c="7"/>θ <text:s text:c="4"/>theta</text:p>
      <text:p text:style-name="P2"><text:s text:c="3"/>Ι <text:s text:c="4"/>IOTA <text:s text:c="8"/>ι <text:s text:c="4"/>iota</text:p>
      <text:p text:style-name="P2"><text:s text:c="3"/>Κ <text:s text:c="4"/>KAPPA <text:s text:c="7"/>κ <text:s text:c="4"/>kappa</text:p>
      <text:p text:style-name="P2"><text:s text:c="3"/>Λ <text:s text:c="4"/>LAMBDA <text:s text:c="6"/>λ <text:s text:c="4"/>lambda</text:p>
      <text:p text:style-name="P2"><text:s text:c="3"/>Μ <text:s text:c="4"/>MU <text:s text:c="10"/>μ <text:s text:c="4"/>mu</text:p>
      <text:p text:style-name="P2"><text:s text:c="3"/>Ν <text:s text:c="4"/>NU <text:s text:c="10"/>ν <text:s text:c="4"/>nu</text:p>
      <text:p text:style-name="P2"><text:s text:c="3"/>Ξ <text:s text:c="4"/>XI <text:s text:c="10"/>χ <text:s text:c="4"/>xi</text:p>
      <text:p text:style-name="P2"><text:s text:c="3"/>Ο <text:s text:c="4"/>OMICRON <text:s text:c="5"/>ο <text:s text:c="4"/>omicron</text:p>
      <text:p text:style-name="P2"><text:s text:c="3"/>Π <text:s text:c="4"/>PI <text:s text:c="10"/>π <text:s text:c="4"/>pi</text:p>
      <text:p text:style-name="P2"><text:s text:c="3"/>Ρ <text:s text:c="4"/>RHO <text:s text:c="9"/>ρ <text:s text:c="4"/>rho</text:p>
      <text:p text:style-name="P2"><text:s text:c="3"/>Σ <text:s text:c="4"/>SIGMA <text:s text:c="7"/>σ <text:s text:c="4"/>sigma</text:p>
      <text:p text:style-name="P2"><text:s text:c="3"/>Τ <text:s text:c="4"/>TAU <text:s text:c="9"/>τ <text:s text:c="4"/>tau</text:p>
      <text:p text:style-name="P2"><text:s text:c="3"/>Υ <text:s text:c="4"/>UPSILON <text:s text:c="5"/>υ <text:s text:c="4"/>upsilon</text:p>
      <text:p text:style-name="P2"><text:s text:c="3"/>Φ <text:s text:c="4"/>PHI <text:s text:c="9"/>φ <text:s text:c="4"/>phi</text:p>
      <text:p text:style-name="P2"><text:s text:c="3"/>Χ <text:s text:c="4"/>CHI <text:s text:c="9"/>χ <text:s text:c="4"/>chi</text:p>
      <text:p text:style-name="P2"><text:s text:c="3"/>Ψ <text:s text:c="4"/>PSI <text:s text:c="9"/>ψ <text:s text:c="4"/>psi</text:p>
      <text:p text:style-name="P2"><text:s text:c="3"/>Ω <text:s text:c="4"/>OMEGA <text:s text:c="7"/>ω <text:s text:c="4"/>omeg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2-24T21:32:20.449642636</dc:date>
    <meta:editing-duration>PT17H43M55S</meta:editing-duration>
    <meta:editing-cycles>17</meta:editing-cycles>
    <meta:generator>LibreOffice/7.0.3.1$Linux_X86_64 LibreOffice_project/00$Build-1</meta:generator>
    <meta:document-statistic meta:table-count="40" meta:image-count="0" meta:object-count="0" meta:page-count="73" meta:paragraph-count="3238" meta:word-count="25007" meta:character-count="171742" meta:non-whitespace-character-count="104882"/>
  </office:meta>
</office:document-meta>
</file>